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ll Sans" svg:font-family="'Gill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1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4.637cm"/>
    </style:style>
    <style:style style:name="co7" style:family="table-column">
      <style:table-column-properties fo:break-before="auto" style:column-width="4.366cm"/>
    </style:style>
    <style:style style:name="co8" style:family="table-column">
      <style:table-column-properties fo:break-before="auto" style:column-width="6.108cm"/>
    </style:style>
    <style:style style:name="co9" style:family="table-column">
      <style:table-column-properties fo:break-before="auto" style:column-width="5.863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5.835cm"/>
    </style:style>
    <style:style style:name="co12" style:family="table-column">
      <style:table-column-properties fo:break-before="auto" style:column-width="6.844cm"/>
    </style:style>
    <style:style style:name="co13" style:family="table-column">
      <style:table-column-properties fo:break-before="auto" style:column-width="4.828cm"/>
    </style:style>
    <style:style style:name="co14" style:family="table-column">
      <style:table-column-properties fo:break-before="auto" style:column-width="5.182cm"/>
    </style:style>
    <style:style style:name="co15" style:family="table-column">
      <style:table-column-properties fo:break-before="auto" style:column-width="3.602cm"/>
    </style:style>
    <style:style style:name="co16" style:family="table-column">
      <style:table-column-properties fo:break-before="auto" style:column-width="5.292cm"/>
    </style:style>
    <style:style style:name="co17" style:family="table-column">
      <style:table-column-properties fo:break-before="auto" style:column-width="5.427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3.059cm"/>
    </style:style>
    <style:style style:name="co20" style:family="table-column">
      <style:table-column-properties fo:break-before="auto" style:column-width="5.454cm"/>
    </style:style>
    <style:style style:name="co21" style:family="table-column">
      <style:table-column-properties fo:break-before="auto" style:column-width="5.373cm"/>
    </style:style>
    <style:style style:name="co22" style:family="table-column">
      <style:table-column-properties fo:break-before="auto" style:column-width="3.249cm"/>
    </style:style>
    <style:style style:name="co23" style:family="table-column">
      <style:table-column-properties fo:break-before="auto" style:column-width="4.801cm"/>
    </style:style>
    <style:style style:name="co24" style:family="table-column">
      <style:table-column-properties fo:break-before="auto" style:column-width="2.704cm"/>
    </style:style>
    <style:style style:name="co25" style:family="table-column">
      <style:table-column-properties fo:break-before="auto" style:column-width="4.092cm"/>
    </style:style>
    <style:style style:name="co26" style:family="table-column">
      <style:table-column-properties fo:break-before="auto" style:column-width="6.299cm"/>
    </style:style>
    <style:style style:name="co27" style:family="table-column">
      <style:table-column-properties fo:break-before="auto" style:column-width="4.692cm"/>
    </style:style>
    <style:style style:name="co28" style:family="table-column">
      <style:table-column-properties fo:break-before="auto" style:column-width="3.792cm"/>
    </style:style>
    <style:style style:name="co29" style:family="table-column">
      <style:table-column-properties fo:break-before="auto" style:column-width="3.03cm"/>
    </style:style>
    <style:style style:name="co30" style:family="table-column">
      <style:table-column-properties fo:break-before="auto" style:column-width="4.011cm"/>
    </style:style>
    <style:style style:name="co31" style:family="table-column">
      <style:table-column-properties fo:break-before="auto" style:column-width="3.166cm"/>
    </style:style>
    <style:style style:name="co32" style:family="table-column">
      <style:table-column-properties fo:break-before="auto" style:column-width="7.497cm"/>
    </style:style>
    <style:style style:name="co33" style:family="table-column">
      <style:table-column-properties fo:break-before="auto" style:column-width="6.98cm"/>
    </style:style>
    <style:style style:name="co34" style:family="table-column">
      <style:table-column-properties fo:break-before="auto" style:column-width="3.766cm"/>
    </style:style>
    <style:style style:name="co35" style:family="table-column">
      <style:table-column-properties fo:break-before="auto" style:column-width="3.821cm"/>
    </style:style>
    <style:style style:name="co36" style:family="table-column">
      <style:table-column-properties fo:break-before="auto" style:column-width="3.521cm"/>
    </style:style>
    <style:style style:name="co37" style:family="table-column">
      <style:table-column-properties fo:break-before="auto" style:column-width="5.046cm"/>
    </style:style>
    <style:style style:name="co38" style:family="table-column">
      <style:table-column-properties fo:break-before="auto" style:column-width="4.228cm"/>
    </style:style>
    <style:style style:name="co39" style:family="table-column">
      <style:table-column-properties fo:break-before="auto" style:column-width="5.018cm"/>
    </style:style>
    <style:style style:name="co40" style:family="table-column">
      <style:table-column-properties fo:break-before="auto" style:column-width="3.575cm"/>
    </style:style>
    <style:style style:name="co41" style:family="table-column">
      <style:table-column-properties fo:break-before="auto" style:column-width="3.739cm"/>
    </style:style>
    <style:style style:name="co42" style:family="table-column">
      <style:table-column-properties fo:break-before="auto" style:column-width="2.785cm"/>
    </style:style>
    <style:style style:name="co43" style:family="table-column">
      <style:table-column-properties fo:break-before="auto" style:column-width="8.123cm"/>
    </style:style>
    <style:style style:name="co44" style:family="table-column">
      <style:table-column-properties fo:break-before="auto" style:column-width="5.782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2.649cm"/>
    </style:style>
    <style:style style:name="co47" style:family="table-column">
      <style:table-column-properties fo:break-before="auto" style:column-width="2.514cm"/>
    </style:style>
    <style:style style:name="co48" style:family="table-column">
      <style:table-column-properties fo:break-before="auto" style:column-width="3.357cm"/>
    </style:style>
    <style:style style:name="co49" style:family="table-column">
      <style:table-column-properties fo:break-before="auto" style:column-width="7.361cm"/>
    </style:style>
    <style:style style:name="co50" style:family="table-column">
      <style:table-column-properties fo:break-before="auto" style:column-width="4.038cm"/>
    </style:style>
    <style:style style:name="co51" style:family="table-column">
      <style:table-column-properties fo:break-before="auto" style:column-width="4.747cm"/>
    </style:style>
    <style:style style:name="co52" style:family="table-column">
      <style:table-column-properties fo:break-before="auto" style:column-width="8.396cm"/>
    </style:style>
    <style:style style:name="co53" style:family="table-column">
      <style:table-column-properties fo:break-before="auto" style:column-width="7.878cm"/>
    </style:style>
    <style:style style:name="co54" style:family="table-column">
      <style:table-column-properties fo:break-before="auto" style:column-width="7.225cm"/>
    </style:style>
    <style:style style:name="co55" style:family="table-column">
      <style:table-column-properties fo:break-before="auto" style:column-width="9.132cm"/>
    </style:style>
    <style:style style:name="co56" style:family="table-column">
      <style:table-column-properties fo:break-before="auto" style:column-width="8.613cm"/>
    </style:style>
    <style:style style:name="co57" style:family="table-column">
      <style:table-column-properties fo:break-before="auto" style:column-width="2.485cm"/>
    </style:style>
    <style:style style:name="co58" style:family="table-column">
      <style:table-column-properties fo:break-before="auto" style:column-width="3.494cm"/>
    </style:style>
    <style:style style:name="co59" style:family="table-column">
      <style:table-column-properties fo:break-before="auto" style:column-width="4.256cm"/>
    </style:style>
    <style:style style:name="co60" style:family="table-column">
      <style:table-column-properties fo:break-before="auto" style:column-width="2.921cm"/>
    </style:style>
    <style:style style:name="co61" style:family="table-column">
      <style:table-column-properties fo:break-before="auto" style:column-width="3.385cm"/>
    </style:style>
    <style:style style:name="co6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Heading_20_2" style:data-style-name="N3"/>
    <style:style style:name="ce2" style:family="table-cell" style:parent-style-name="Heading_20_2" style:data-style-name="N3">
      <style:table-cell-properties fo:background-color="#ffcc99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fo:background-color="#ffcc99"/>
    </style:style>
  </office:automatic-styles>
  <office:body>
    <office:spreadsheet>
      <table:calculation-settings table:automatic-find-labels="false" table:use-regular-expressions="false" table:use-wildcards="true"/>
      <table:table table:name="income_summary_u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6" table:default-cell-style-name="ce3"/>
        <table:table-column table:style-name="co2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4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" table:number-columns-repeated="2" table:default-cell-style-name="ce3"/>
        <table:table-column table:style-name="co18" table:number-columns-repeated="2" table:default-cell-style-name="ce3"/>
        <table:table-column table:style-name="co20" table:default-cell-style-name="ce3"/>
        <table:table-column table:style-name="co21" table:default-cell-style-name="ce3"/>
        <table:table-column table:style-name="co2" table:default-cell-style-name="ce3"/>
        <table:table-column table:style-name="co22" table:default-cell-style-name="ce3"/>
        <table:table-column table:style-name="co2" table:default-cell-style-name="ce3"/>
        <table:table-column table:style-name="co23" table:default-cell-style-name="ce3"/>
        <table:table-column table:style-name="co7" table:default-cell-style-name="ce3"/>
        <table:table-column table:style-name="co24" table:default-cell-style-name="ce3"/>
        <table:table-column table:style-name="co2" table:number-columns-repeated="2" table:default-cell-style-name="ce3"/>
        <table:table-column table:style-name="co25" table:default-cell-style-name="ce3"/>
        <table:table-column table:style-name="co26" table:default-cell-style-name="ce3"/>
        <table:table-column table:style-name="co15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2" table:number-columns-repeated="2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2" table:number-columns-repeated="2" table:default-cell-style-name="ce3"/>
        <table:table-column table:style-name="co37" table:default-cell-style-name="ce3"/>
        <table:table-column table:style-name="co38" table:default-cell-style-name="ce3"/>
        <table:table-column table:style-name="co17" table:default-cell-style-name="ce3"/>
        <table:table-column table:style-name="co39" table:default-cell-style-name="ce3"/>
        <table:table-column table:style-name="co40" table:default-cell-style-name="ce3"/>
        <table:table-column table:style-name="co2" table:default-cell-style-name="ce3"/>
        <table:table-column table:style-name="co41" table:default-cell-style-name="ce3"/>
        <table:table-column table:style-name="co22" table:default-cell-style-name="ce3"/>
        <table:table-column table:style-name="co42" table:default-cell-style-name="ce3"/>
        <table:table-column table:style-name="co43" table:default-cell-style-name="ce3"/>
        <table:table-column table:style-name="co2" table:number-columns-repeated="3" table:default-cell-style-name="ce3"/>
        <table:table-column table:style-name="co44" table:default-cell-style-name="ce3"/>
        <table:table-column table:style-name="co2" table:number-columns-repeated="2" table:default-cell-style-name="ce3"/>
        <table:table-column table:style-name="co4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21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2" table:default-cell-style-name="ce3"/>
        <table:table-column table:style-name="co40" table:default-cell-style-name="ce3"/>
        <table:table-column table:style-name="co2" table:number-columns-repeated="2" table:default-cell-style-name="ce3"/>
        <table:table-column table:style-name="co58" table:default-cell-style-name="ce3"/>
        <table:table-column table:style-name="co59" table:default-cell-style-name="ce3"/>
        <table:table-column table:style-name="co60" table:default-cell-style-name="ce3"/>
        <table:table-column table:style-name="co18" table:default-cell-style-name="ce3"/>
        <table:table-column table:style-name="co38" table:default-cell-style-name="ce3"/>
        <table:table-column table:style-name="co61" table:default-cell-style-name="ce3"/>
        <table:table-column table:style-name="co1" table:default-cell-style-name="ce3"/>
        <table:table-column table:style-name="co62" table:number-columns-repeated="912" table:default-cell-style-name="ce3"/>
        <table:table-column table:style-name="co62" table:number-columns-repeated="12" table:default-cell-style-name="Default"/>
        <table:table-row table:style-name="ro1">
          <table:table-cell/>
          <table:table-cell table:style-name="ce1" office:value-type="string" calcext:value-type="string">
            <text:p>10 July 2023 – initial full GB costings</text:p>
          </table:table-cell>
          <table:table-cell table:style-name="ce1" table:number-columns-repeated="1010"/>
          <table:table-cell table:style-name="Heading_20_2" table:number-columns-repeated="12"/>
        </table:table-row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self_employment_income</text:p>
          </table:table-cell>
          <table:table-cell table:style-name="ce1" office:value-type="string" calcext:value-type="string">
            <text:p>odd_jobs</text:p>
          </table:table-cell>
          <table:table-cell table:style-name="ce1" office:value-type="string" calcext:value-type="string">
            <text:p>private_pensions</text:p>
          </table:table-cell>
          <table:table-cell table:style-name="ce1" office:value-type="string" calcext:value-type="string">
            <text:p>national_savings</text:p>
          </table:table-cell>
          <table:table-cell table:style-name="ce1" office:value-type="string" calcext:value-type="string">
            <text:p>bank_interest</text:p>
          </table:table-cell>
          <table:table-cell table:style-name="ce1" office:value-type="string" calcext:value-type="string">
            <text:p>stocks_shares</text:p>
          </table:table-cell>
          <table:table-cell table:style-name="ce1" office:value-type="string" calcext:value-type="string">
            <text:p>individual_savings_account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royalties</text:p>
          </table:table-cell>
          <table:table-cell table:style-name="ce1" office:value-type="string" calcext:value-type="string">
            <text:p>bonds_and_gilts</text:p>
          </table:table-cell>
          <table:table-cell table:style-name="ce1" office:value-type="string" calcext:value-type="string">
            <text:p>other_investment_income</text:p>
          </table:table-cell>
          <table:table-cell table:style-name="ce1" office:value-type="string" calcext:value-type="string">
            <text:p>other_income</text:p>
          </table:table-cell>
          <table:table-cell table:style-name="ce1" office:value-type="string" calcext:value-type="string">
            <text:p>alimony_and_child_support_received</text:p>
          </table:table-cell>
          <table:table-cell table:style-name="ce1" office:value-type="string" calcext:value-type="string">
            <text:p>private_sickness_scheme_benefits</text:p>
          </table:table-cell>
          <table:table-cell table:style-name="ce1" office:value-type="string" calcext:value-type="string">
            <text:p>accident_insurance_scheme_benefits</text:p>
          </table:table-cell>
          <table:table-cell table:style-name="ce1" office:value-type="string" calcext:value-type="string">
            <text:p>hospital_savings_scheme_benefits</text:p>
          </table:table-cell>
          <table:table-cell table:style-name="ce1" office:value-type="string" calcext:value-type="string">
            <text:p>unemployment_or_redundancy_insurance</text:p>
          </table:table-cell>
          <table:table-cell table:style-name="ce1" office:value-type="string" calcext:value-type="string">
            <text:p>permanent_health_insurance</text:p>
          </table:table-cell>
          <table:table-cell table:style-name="ce1" office:value-type="string" calcext:value-type="string">
            <text:p>any_other_sickness_insurance</text:p>
          </table:table-cell>
          <table:table-cell table:style-name="ce1" office:value-type="string" calcext:value-type="string">
            <text:p>critical_illness_cover</text:p>
          </table:table-cell>
          <table:table-cell table:style-name="ce1" office:value-type="string" calcext:value-type="string">
            <text:p>trade_union_sick_or_strike_pay</text:p>
          </table:table-cell>
          <table:table-cell table:style-name="ce1" office:value-type="string" calcext:value-type="string">
            <text:p>health_insurance</text:p>
          </table:table-cell>
          <table:table-cell table:style-name="ce1" office:value-type="string" calcext:value-type="string">
            <text:p>alimony_and_child_support_paid</text:p>
          </table:table-cell>
          <table:table-cell table:style-name="ce1" office:value-type="string" calcext:value-type="string">
            <text:p>trade_unions_etc</text:p>
          </table:table-cell>
          <table:table-cell table:style-name="ce1" office:value-type="string" calcext:value-type="string">
            <text:p>friendly_societies</text:p>
          </table:table-cell>
          <table:table-cell table:style-name="ce1" office:value-type="string" calcext:value-type="string">
            <text:p>work_expenses</text:p>
          </table:table-cell>
          <table:table-cell table:style-name="ce1" office:value-type="string" calcext:value-type="string">
            <text:p>avcs</text:p>
          </table:table-cell>
          <table:table-cell table:style-name="ce1" office:value-type="string" calcext:value-type="string">
            <text:p>other_deductions</text:p>
          </table:table-cell>
          <table:table-cell table:style-name="ce1" office:value-type="string" calcext:value-type="string">
            <text:p>loan_repayments</text:p>
          </table:table-cell>
          <table:table-cell table:style-name="ce1" office:value-type="string" calcext:value-type="string">
            <text:p>pension_contributions_employee</text:p>
          </table:table-cell>
          <table:table-cell table:style-name="ce1" office:value-type="string" calcext:value-type="string">
            <text:p>pension_contributions_employer</text:p>
          </table:table-cell>
          <table:table-cell table:style-name="ce1" office:value-type="string" calcext:value-type="string">
            <text:p>income_tax</text:p>
          </table:table-cell>
          <table:table-cell table:style-name="ce1" office:value-type="string" calcext:value-type="string">
            <text:p>national_insurance</text:p>
          </table:table-cell>
          <table:table-cell table:style-name="ce1" office:value-type="string" calcext:value-type="string">
            <text:p>local_taxes</text:p>
          </table:table-cell>
          <table:table-cell table:style-name="ce1" office:value-type="string" calcext:value-type="string">
            <text:p>social_fund_loan_repayment</text:p>
          </table:table-cell>
          <table:table-cell table:style-name="ce1" office:value-type="string" calcext:value-type="string">
            <text:p>student_loan_repayments</text:p>
          </table:table-cell>
          <table:table-cell table:style-name="ce1" office:value-type="string" calcext:value-type="string">
            <text:p>care_insurance</text:p>
          </table:table-cell>
          <table:table-cell table:style-name="ce1" office:value-type="string" calcext:value-type="string">
            <text:p>child_benefit</text:p>
          </table:table-cell>
          <table:table-cell table:style-name="ce1" office:value-type="string" calcext:value-type="string">
            <text:p>state_pension</text:p>
          </table:table-cell>
          <table:table-cell table:style-name="ce1" office:value-type="string" calcext:value-type="string">
            <text:p>bereavement_allowance</text:p>
          </table:table-cell>
          <table:table-cell table:style-name="ce1" office:value-type="string" calcext:value-type="string">
            <text:p>armed_forces_compensation_scheme</text:p>
          </table:table-cell>
          <table:table-cell table:style-name="ce1" office:value-type="string" calcext:value-type="string">
            <text:p>war_widows_pension</text:p>
          </table:table-cell>
          <table:table-cell table:style-name="ce1" office:value-type="string" calcext:value-type="string">
            <text:p>severe_disability_allowance</text:p>
          </table:table-cell>
          <table:table-cell table:style-name="ce1" office:value-type="string" calcext:value-type="string">
            <text:p>attendance_allowance</text:p>
          </table:table-cell>
          <table:table-cell table:style-name="ce1" office:value-type="string" calcext:value-type="string">
            <text:p>carers_allowance</text:p>
          </table:table-cell>
          <table:table-cell table:style-name="ce1" office:value-type="string" calcext:value-type="string">
            <text:p>industrial_injury_benefit</text:p>
          </table:table-cell>
          <table:table-cell table:style-name="ce1" office:value-type="string" calcext:value-type="string">
            <text:p>incapacity_benefit</text:p>
          </table:table-cell>
          <table:table-cell table:style-name="ce1" office:value-type="string" calcext:value-type="string">
            <text:p>personal_independence_payment_daily_living</text:p>
          </table:table-cell>
          <table:table-cell table:style-name="ce1" office:value-type="string" calcext:value-type="string">
            <text:p>personal_independence_payment_mobility</text:p>
          </table:table-cell>
          <table:table-cell table:style-name="ce1" office:value-type="string" calcext:value-type="string">
            <text:p>dla_self_care</text:p>
          </table:table-cell>
          <table:table-cell table:style-name="ce1" office:value-type="string" calcext:value-type="string">
            <text:p>dla_mobility</text:p>
          </table:table-cell>
          <table:table-cell table:style-name="ce1" office:value-type="string" calcext:value-type="string">
            <text:p>education_allowances</text:p>
          </table:table-cell>
          <table:table-cell table:style-name="ce1" office:value-type="string" calcext:value-type="string">
            <text:p>foster_care_payments</text:p>
          </table:table-cell>
          <table:table-cell table:style-name="ce1" office:value-type="string" calcext:value-type="string">
            <text:p>maternity_allowance</text:p>
          </table:table-cell>
          <table:table-cell table:style-name="ce1" office:value-type="string" calcext:value-type="string">
            <text:p>maternity_grant</text:p>
          </table:table-cell>
          <table:table-cell table:style-name="ce1" office:value-type="string" calcext:value-type="string">
            <text:p>funeral_grant</text:p>
          </table:table-cell>
          <table:table-cell table:style-name="ce1" office:value-type="string" calcext:value-type="string">
            <text:p>any_other_ni_or_state_benefit</text:p>
          </table:table-cell>
          <table:table-cell table:style-name="ce1" office:value-type="string" calcext:value-type="string">
            <text:p>friendly_society_benefits</text:p>
          </table:table-cell>
          <table:table-cell table:style-name="ce1" office:value-type="string" calcext:value-type="string">
            <text:p>government_training_allowances</text:p>
          </table:table-cell>
          <table:table-cell table:style-name="ce1" office:value-type="string" calcext:value-type="string">
            <text:p>contrib_jobseekers_allowance</text:p>
          </table:table-cell>
          <table:table-cell table:style-name="ce1" office:value-type="string" calcext:value-type="string">
            <text:p>guardians_allowance</text:p>
          </table:table-cell>
          <table:table-cell table:style-name="ce1" office:value-type="string" calcext:value-type="string">
            <text:p>widows_payment</text:p>
          </table:table-cell>
          <table:table-cell table:style-name="ce1" office:value-type="string" calcext:value-type="string">
            <text:p>winter_fuel_payments</text:p>
          </table:table-cell>
          <table:table-cell table:style-name="ce1" office:value-type="string" calcext:value-type="string">
            <text:p>working_tax_credit</text:p>
          </table:table-cell>
          <table:table-cell table:style-name="ce1" office:value-type="string" calcext:value-type="string">
            <text:p>child_tax_credit</text:p>
          </table:table-cell>
          <table:table-cell table:style-name="ce1" office:value-type="string" calcext:value-type="string">
            <text:p>non_contrib_employment_and_support_allowance</text:p>
          </table:table-cell>
          <table:table-cell table:style-name="ce1" office:value-type="string" calcext:value-type="string">
            <text:p>income_support</text:p>
          </table:table-cell>
          <table:table-cell table:style-name="ce1" office:value-type="string" calcext:value-type="string">
            <text:p>pension_credit</text:p>
          </table:table-cell>
          <table:table-cell table:style-name="ce1" office:value-type="string" calcext:value-type="string">
            <text:p>savings_credit</text:p>
          </table:table-cell>
          <table:table-cell table:style-name="ce1" office:value-type="string" calcext:value-type="string">
            <text:p>non_contrib_jobseekers_allowance</text:p>
          </table:table-cell>
          <table:table-cell table:style-name="ce1" office:value-type="string" calcext:value-type="string">
            <text:p>housing_benefit</text:p>
          </table:table-cell>
          <table:table-cell table:style-name="ce1" office:value-type="string" calcext:value-type="string">
            <text:p>free_school_meals</text:p>
          </table:table-cell>
          <table:table-cell table:style-name="ce1" office:value-type="string" calcext:value-type="string">
            <text:p>universal_credit</text:p>
          </table:table-cell>
          <table:table-cell table:style-name="ce1" office:value-type="string" calcext:value-type="string">
            <text:p>other_benefits</text:p>
          </table:table-cell>
          <table:table-cell table:style-name="ce1" office:value-type="string" calcext:value-type="string">
            <text:p>student_grants</text:p>
          </table:table-cell>
          <table:table-cell table:style-name="ce1" office:value-type="string" calcext:value-type="string">
            <text:p>student_loans</text:p>
          </table:table-cell>
          <table:table-cell table:style-name="ce1" office:value-type="string" calcext:value-type="string">
            <text:p>council_tax_benefit</text:p>
          </table:table-cell>
          <table:table-cell table:style-name="ce1" office:value-type="string" calcext:value-type="string">
            <text:p>contrib_employment_and_support_allowance</text:p>
          </table:table-cell>
          <table:table-cell table:style-name="ce1" office:value-type="string" calcext:value-type="string">
            <text:p>scottish_child_payment</text:p>
          </table:table-cell>
          <table:table-cell table:style-name="ce1" office:value-type="string" calcext:value-type="string">
            <text:p>scottish_carers_supplement</text:p>
          </table:table-cell>
          <table:table-cell table:style-name="ce1" office:value-type="string" calcext:value-type="string">
            <text:p>discresionary_housing_payment</text:p>
          </table:table-cell>
          <table:table-cell table:style-name="ce1" office:value-type="string" calcext:value-type="string">
            <text:p>scottish_disability_assistance_children_daily_living</text:p>
          </table:table-cell>
          <table:table-cell table:style-name="ce1" office:value-type="string" calcext:value-type="string">
            <text:p>scottish_disability_assistance_children_mobility</text:p>
          </table:table-cell>
          <table:table-cell table:style-name="ce1" office:value-type="string" calcext:value-type="string">
            <text:p>scottish_disability_assistance_older_people</text:p>
          </table:table-cell>
          <table:table-cell table:style-name="ce1" office:value-type="string" calcext:value-type="string">
            <text:p>scottish_disability_assistance_working_age_daily_living</text:p>
          </table:table-cell>
          <table:table-cell table:style-name="ce1" office:value-type="string" calcext:value-type="string">
            <text:p>scottish_disability_assistance_working_age_mobility</text:p>
          </table:table-cell>
          <table:table-cell table:style-name="ce1" office:value-type="string" calcext:value-type="string">
            <text:p>basic_income</text:p>
          </table:table-cell>
          <table:table-cell table:style-name="ce1" office:value-type="string" calcext:value-type="string">
            <text:p>employers_ni</text:p>
          </table:table-cell>
          <table:table-cell table:style-name="ce1" office:value-type="string" calcext:value-type="string">
            <text:p>scottish_income_tax</text:p>
          </table:table-cell>
          <table:table-cell table:style-name="ce1" office:value-type="string" calcext:value-type="string">
            <text:p>total_benefits</text:p>
          </table:table-cell>
          <table:table-cell table:style-name="ce1" office:value-type="string" calcext:value-type="string">
            <text:p>legacy_mtbs</text:p>
          </table:table-cell>
          <table:table-cell table:style-name="ce1" office:value-type="string" calcext:value-type="string">
            <text:p>means_tested_bens</text:p>
          </table:table-cell>
          <table:table-cell table:style-name="ce1" office:value-type="string" calcext:value-type="string">
            <text:p>non_means_tested_bens</text:p>
          </table:table-cell>
          <table:table-cell table:style-name="ce1" office:value-type="string" calcext:value-type="string">
            <text:p>sickness_illness</text:p>
          </table:table-cell>
          <table:table-cell table:style-name="ce1" office:value-type="string" calcext:value-type="string">
            <text:p>scottish_benefits</text:p>
          </table:table-cell>
          <table:table-cell table:style-name="ce1" office:value-type="string" calcext:value-type="string">
            <text:p>pension_relief_at_source</text:p>
          </table:table-cell>
          <table:table-cell table:style-name="ce1" office:value-type="string" calcext:value-type="string">
            <text:p>net_cost</text:p>
          </table:table-cell>
          <table:table-cell table:style-name="ce1" office:value-type="string" calcext:value-type="string">
            <text:p>label</text:p>
          </table:table-cell>
          <table:table-cell table:style-name="ce1" table:number-columns-repeated="912"/>
          <table:table-cell table:style-name="Heading_20_2" table:number-columns-repeated="12"/>
        </table:table-row>
        <table:table-row table:style-name="ro1">
          <table:table-cell office:value-type="string" calcext:value-type="string">
            <text:p>Grant Total £p.a</text:p>
          </table:table-cell>
          <table:table-cell office:value-type="float" office:value="919474649761.109" calcext:value-type="float">
            <text:p>919,474,649,761</text:p>
          </table:table-cell>
          <table:table-cell office:value-type="float" office:value="102155730690.495" calcext:value-type="float">
            <text:p>102,155,730,690</text:p>
          </table:table-cell>
          <table:table-cell office:value-type="float" office:value="290999480.360133" calcext:value-type="float">
            <text:p>290,999,480</text:p>
          </table:table-cell>
          <table:table-cell office:value-type="float" office:value="112948298432.001" calcext:value-type="float">
            <text:p>112,948,298,432</text:p>
          </table:table-cell>
          <table:table-cell office:value-type="float" office:value="724727047.219888" calcext:value-type="float">
            <text:p>724,727,047</text:p>
          </table:table-cell>
          <table:table-cell office:value-type="float" office:value="488786940.869593" calcext:value-type="float">
            <text:p>488,786,941</text:p>
          </table:table-cell>
          <table:table-cell office:value-type="float" office:value="7108916107.40175" calcext:value-type="float">
            <text:p>7,108,916,107</text:p>
          </table:table-cell>
          <table:table-cell office:value-type="float" office:value="2932739901.53277" calcext:value-type="float">
            <text:p>2,932,739,902</text:p>
          </table:table-cell>
          <table:table-cell office:value-type="float" office:value="12392438531.541" calcext:value-type="float">
            <text:p>12,392,438,532</text:p>
          </table:table-cell>
          <table:table-cell office:value-type="float" office:value="131394632.942945" calcext:value-type="float">
            <text:p>131,394,633</text:p>
          </table:table-cell>
          <table:table-cell office:value-type="float" office:value="50773393.9292543" calcext:value-type="float">
            <text:p>50,773,394</text:p>
          </table:table-cell>
          <table:table-cell office:value-type="float" office:value="4289432384.83469" calcext:value-type="float">
            <text:p>4,289,432,385</text:p>
          </table:table-cell>
          <table:table-cell office:value-type="float" office:value="1982809714.2901" calcext:value-type="float">
            <text:p>1,982,809,714</text:p>
          </table:table-cell>
          <table:table-cell office:value-type="float" office:value="3183067239.25053" calcext:value-type="float">
            <text:p>3,183,067,239</text:p>
          </table:table-cell>
          <table:table-cell office:value-type="float" office:value="20503483.8698639" calcext:value-type="float">
            <text:p>20,503,484</text:p>
          </table:table-cell>
          <table:table-cell office:value-type="float" office:value="116375240.225046" calcext:value-type="float">
            <text:p>116,375,240</text:p>
          </table:table-cell>
          <table:table-cell office:value-type="float" office:value="12787402.5" calcext:value-type="float">
            <text:p>12,787,403</text:p>
          </table:table-cell>
          <table:table-cell office:value-type="float" office:value="2038877.67857143" calcext:value-type="float">
            <text:p>2,038,878</text:p>
          </table:table-cell>
          <table:table-cell office:value-type="float" office:value="141561149.273714" calcext:value-type="float">
            <text:p>141,561,149</text:p>
          </table:table-cell>
          <table:table-cell office:value-type="float" office:value="60292238.0757722" calcext:value-type="float">
            <text:p>60,292,238</text:p>
          </table:table-cell>
          <table:table-cell office:value-type="float" office:value="34598081.0958885" calcext:value-type="float">
            <text:p>34,598,081</text:p>
          </table:table-cell>
          <table:table-cell office:value-type="float" office:value="4459702.5" calcext:value-type="float">
            <text:p>4,459,703</text:p>
          </table:table-cell>
          <table:table-cell office:value-type="float" office:value="2241076.96306839" calcext:value-type="float">
            <text:p>2,241,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15818.761866" calcext:value-type="float">
            <text:p>16,215,819</text:p>
          </table:table-cell>
          <table:table-cell office:value-type="float" office:value="70616835.4905669" calcext:value-type="float">
            <text:p>70,616,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9183546.05283" calcext:value-type="float">
            <text:p>4,159,183,546</text:p>
          </table:table-cell>
          <table:table-cell office:value-type="float" office:value="397605729.732332" calcext:value-type="float">
            <text:p>397,605,730</text:p>
          </table:table-cell>
          <table:table-cell office:value-type="float" office:value="197375627726.728" calcext:value-type="float">
            <text:p>197,375,627,727</text:p>
          </table:table-cell>
          <table:table-cell office:value-type="float" office:value="61415815955.6606" calcext:value-type="float">
            <text:p>61,415,815,956</text:p>
          </table:table-cell>
          <table:table-cell office:value-type="float" office:value="48178478044.6542" calcext:value-type="float">
            <text:p>48,178,478,045</text:p>
          </table:table-cell>
          <table:table-cell office:value-type="float" office:value="136910475.406071" calcext:value-type="float">
            <text:p>136,910,475</text:p>
          </table:table-cell>
          <table:table-cell office:value-type="float" office:value="16500571.7754712" calcext:value-type="float">
            <text:p>16,500,572</text:p>
          </table:table-cell>
          <table:table-cell office:value-type="float" office:value="0" calcext:value-type="float">
            <text:p>0</text:p>
          </table:table-cell>
          <table:table-cell office:value-type="float" office:value="11071999227.1285" calcext:value-type="float">
            <text:p>11,071,999,227</text:p>
          </table:table-cell>
          <table:table-cell office:value-type="float" office:value="100003102303.446" calcext:value-type="float">
            <text:p>100,003,102,303</text:p>
          </table:table-cell>
          <table:table-cell office:value-type="float" office:value="0" calcext:value-type="float">
            <text:p>0</text:p>
          </table:table-cell>
          <table:table-cell office:value-type="float" office:value="181687955.677573" calcext:value-type="float">
            <text:p>181,687,956</text:p>
          </table:table-cell>
          <table:table-cell office:value-type="float" office:value="572989847.143158" calcext:value-type="float">
            <text:p>572,989,847</text:p>
          </table:table-cell>
          <table:table-cell office:value-type="float" office:value="35378777.6678571" calcext:value-type="float">
            <text:p>35,378,778</text:p>
          </table:table-cell>
          <table:table-cell office:value-type="float" office:value="3629904077.46964" calcext:value-type="float">
            <text:p>3,629,904,077</text:p>
          </table:table-cell>
          <table:table-cell office:value-type="float" office:value="5386440837.10714" calcext:value-type="float">
            <text:p>5,386,440,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9734338.59286" calcext:value-type="float">
            <text:p>9,979,734,339</text:p>
          </table:table-cell>
          <table:table-cell office:value-type="float" office:value="5176711537.29643" calcext:value-type="float">
            <text:p>5,176,711,537</text:p>
          </table:table-cell>
          <table:table-cell office:value-type="float" office:value="2539533617.74286" calcext:value-type="float">
            <text:p>2,539,533,618</text:p>
          </table:table-cell>
          <table:table-cell office:value-type="float" office:value="1448070202.17857" calcext:value-type="float">
            <text:p>1,448,070,202</text:p>
          </table:table-cell>
          <table:table-cell office:value-type="float" office:value="0" calcext:value-type="float">
            <text:p>0</text:p>
          </table:table-cell>
          <table:table-cell office:value-type="float" office:value="4322883.32257946" calcext:value-type="float">
            <text:p>4,322,883</text:p>
          </table:table-cell>
          <table:table-cell office:value-type="float" office:value="120677781.84" calcext:value-type="float">
            <text:p>120,677,782</text:p>
          </table:table-cell>
          <table:table-cell office:value-type="float" office:value="630717561.214286" calcext:value-type="float">
            <text:p>630,717,561</text:p>
          </table:table-cell>
          <table:table-cell office:value-type="float" office:value="349937624.25" calcext:value-type="float">
            <text:p>349,937,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8230.7464286" calcext:value-type="float">
            <text:p>12,188,231</text:p>
          </table:table-cell>
          <table:table-cell office:value-type="float" office:value="115395624" calcext:value-type="float">
            <text:p>115,395,624</text:p>
          </table:table-cell>
          <table:table-cell office:value-type="float" office:value="5534038.41428571" calcext:value-type="float">
            <text:p>5,534,038</text:p>
          </table:table-cell>
          <table:table-cell office:value-type="float" office:value="246334139.379146" calcext:value-type="float">
            <text:p>246,334,139</text:p>
          </table:table-cell>
          <table:table-cell office:value-type="float" office:value="0" calcext:value-type="float">
            <text:p>0</text:p>
          </table:table-cell>
          <table:table-cell office:value-type="float" office:value="3401999760.70648" calcext:value-type="float">
            <text:p>3,401,999,761</text:p>
          </table:table-cell>
          <table:table-cell office:value-type="float" office:value="10137507949.7627" calcext:value-type="float">
            <text:p>10,137,507,950</text:p>
          </table:table-cell>
          <table:table-cell office:value-type="float" office:value="7517228937.41425" calcext:value-type="float">
            <text:p>7,517,228,937</text:p>
          </table:table-cell>
          <table:table-cell office:value-type="float" office:value="1168254002.08903" calcext:value-type="float">
            <text:p>1,168,254,002</text:p>
          </table:table-cell>
          <table:table-cell office:value-type="float" office:value="3412115890.78183" calcext:value-type="float">
            <text:p>3,412,115,891</text:p>
          </table:table-cell>
          <table:table-cell office:value-type="float" office:value="332958355.7686" calcext:value-type="float">
            <text:p>332,958,356</text:p>
          </table:table-cell>
          <table:table-cell office:value-type="float" office:value="482384959.508416" calcext:value-type="float">
            <text:p>482,384,960</text:p>
          </table:table-cell>
          <table:table-cell office:value-type="float" office:value="10977809474.213" calcext:value-type="float">
            <text:p>10,977,809,474</text:p>
          </table:table-cell>
          <table:table-cell office:value-type="float" office:value="1278526374.51745" calcext:value-type="float">
            <text:p>1,278,526,375</text:p>
          </table:table-cell>
          <table:table-cell office:value-type="float" office:value="41279568792.5751" calcext:value-type="float">
            <text:p>41,279,568,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44663156.41913" calcext:value-type="float">
            <text:p>6,744,663,156</text:p>
          </table:table-cell>
          <table:table-cell office:value-type="float" office:value="2405133629.25" calcext:value-type="float">
            <text:p>2,405,133,629</text:p>
          </table:table-cell>
          <table:table-cell office:value-type="float" office:value="453435699.107143" calcext:value-type="float">
            <text:p>453,435,699</text:p>
          </table:table-cell>
          <table:table-cell office:value-type="float" office:value="45369672.4" calcext:value-type="float">
            <text:p>45,369,672</text:p>
          </table:table-cell>
          <table:table-cell office:value-type="float" office:value="79637655.7563785" calcext:value-type="float">
            <text:p>79,637,6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8875989664.185" calcext:value-type="float">
            <text:p>108,875,989,664</text:p>
          </table:table-cell>
          <table:table-cell office:value-type="float" office:value="195602813802.118" calcext:value-type="float">
            <text:p>195,602,813,802</text:p>
          </table:table-cell>
          <table:table-cell office:value-type="float" office:value="231227254914.887" calcext:value-type="float">
            <text:p>231,227,254,915</text:p>
          </table:table-cell>
          <table:table-cell office:value-type="float" office:value="37430259330.2444" calcext:value-type="float">
            <text:p>37,430,259,330</text:p>
          </table:table-cell>
          <table:table-cell office:value-type="float" office:value="87186453352.8632" calcext:value-type="float">
            <text:p>87,186,453,353</text:p>
          </table:table-cell>
          <table:table-cell office:value-type="float" office:value="144040801562.024" calcext:value-type="float">
            <text:p>144,040,801,562</text:p>
          </table:table-cell>
          <table:table-cell office:value-type="float" office:value="28241143060.4554" calcext:value-type="float">
            <text:p>28,241,143,060</text:p>
          </table:table-cell>
          <table:table-cell office:value-type="float" office:value="498805371.507143" calcext:value-type="float">
            <text:p>498,805,372</text:p>
          </table:table-cell>
          <table:table-cell office:value-type="float" office:value="2703413970.02564" calcext:value-type="float">
            <text:p>2,703,413,970</text:p>
          </table:table-cell>
          <table:table-cell office:value-type="float" office:value="-75742666812.1559" calcext:value-type="float">
            <text:p>-75,742,666,812</text:p>
          </table:table-cell>
          <table:table-cell office:value-type="string" calcext:value-type="string">
            <text:p>Grant Total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Counts</text:p>
          </table:table-cell>
          <table:table-cell office:value-type="float" office:value="25658309" calcext:value-type="float">
            <text:p>25,658,309</text:p>
          </table:table-cell>
          <table:table-cell office:value-type="float" office:value="3776827" calcext:value-type="float">
            <text:p>3,776,827</text:p>
          </table:table-cell>
          <table:table-cell office:value-type="float" office:value="241562" calcext:value-type="float">
            <text:p>241,562</text:p>
          </table:table-cell>
          <table:table-cell office:value-type="float" office:value="9332790" calcext:value-type="float">
            <text:p>9,332,790</text:p>
          </table:table-cell>
          <table:table-cell office:value-type="float" office:value="3535416" calcext:value-type="float">
            <text:p>3,535,416</text:p>
          </table:table-cell>
          <table:table-cell office:value-type="float" office:value="9773722" calcext:value-type="float">
            <text:p>9,773,722</text:p>
          </table:table-cell>
          <table:table-cell office:value-type="float" office:value="2456765" calcext:value-type="float">
            <text:p>2,456,765</text:p>
          </table:table-cell>
          <table:table-cell office:value-type="float" office:value="6995287" calcext:value-type="float">
            <text:p>6,995,287</text:p>
          </table:table-cell>
          <table:table-cell office:value-type="float" office:value="1466854" calcext:value-type="float">
            <text:p>1,466,854</text:p>
          </table:table-cell>
          <table:table-cell office:value-type="float" office:value="78209" calcext:value-type="float">
            <text:p>78,209</text:p>
          </table:table-cell>
          <table:table-cell office:value-type="float" office:value="43866" calcext:value-type="float">
            <text:p>43,866</text:p>
          </table:table-cell>
          <table:table-cell office:value-type="float" office:value="26203062" calcext:value-type="float">
            <text:p>26,203,062</text:p>
          </table:table-cell>
          <table:table-cell office:value-type="float" office:value="318321" calcext:value-type="float">
            <text:p>318,321</text:p>
          </table:table-cell>
          <table:table-cell office:value-type="float" office:value="714246" calcext:value-type="float">
            <text:p>714,246</text:p>
          </table:table-cell>
          <table:table-cell office:value-type="float" office:value="3627" calcext:value-type="float">
            <text:p>3,627</text:p>
          </table:table-cell>
          <table:table-cell office:value-type="float" office:value="9840" calcext:value-type="float">
            <text:p>9,840</text:p>
          </table:table-cell>
          <table:table-cell office:value-type="float" office:value="1167" calcext:value-type="float">
            <text:p>1,167</text:p>
          </table:table-cell>
          <table:table-cell office:value-type="float" office:value="521" calcext:value-type="float">
            <text:p>521</text:p>
          </table:table-cell>
          <table:table-cell office:value-type="float" office:value="7314" calcext:value-type="float">
            <text:p>7,314</text:p>
          </table:table-cell>
          <table:table-cell office:value-type="float" office:value="14281" calcext:value-type="float">
            <text:p>14,281</text:p>
          </table:table-cell>
          <table:table-cell office:value-type="float" office:value="2058" calcext:value-type="float">
            <text:p>2,058</text:p>
          </table:table-cell>
          <table:table-cell office:value-type="float" office:value="1155" calcext:value-type="float">
            <text:p>1,155</text:p>
          </table:table-cell>
          <table:table-cell office:value-type="float" office:value="3115" calcext:value-type="float">
            <text:p>3,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29" calcext:value-type="float">
            <text:p>4,629</text:p>
          </table:table-cell>
          <table:table-cell office:value-type="float" office:value="3115" calcext:value-type="float">
            <text:p>3,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3795" calcext:value-type="float">
            <text:p>1,303,795</text:p>
          </table:table-cell>
          <table:table-cell office:value-type="float" office:value="219789" calcext:value-type="float">
            <text:p>219,789</text:p>
          </table:table-cell>
          <table:table-cell office:value-type="float" office:value="30305303" calcext:value-type="float">
            <text:p>30,305,303</text:p>
          </table:table-cell>
          <table:table-cell office:value-type="float" office:value="24579491" calcext:value-type="float">
            <text:p>24,579,491</text:p>
          </table:table-cell>
          <table:table-cell office:value-type="float" office:value="27251607" calcext:value-type="float">
            <text:p>27,251,607</text:p>
          </table:table-cell>
          <table:table-cell office:value-type="float" office:value="150173" calcext:value-type="float">
            <text:p>150,173</text:p>
          </table:table-cell>
          <table:table-cell office:value-type="float" office:value="9677" calcext:value-type="float">
            <text:p>9,677</text:p>
          </table:table-cell>
          <table:table-cell office:value-type="float" office:value="0" calcext:value-type="float">
            <text:p>0</text:p>
          </table:table-cell>
          <table:table-cell office:value-type="float" office:value="5725911" calcext:value-type="float">
            <text:p>5,725,911</text:p>
          </table:table-cell>
          <table:table-cell office:value-type="float" office:value="11290339" calcext:value-type="float">
            <text:p>11,290,339</text:p>
          </table:table-cell>
          <table:table-cell office:value-type="float" office:value="0" calcext:value-type="float">
            <text:p>0</text:p>
          </table:table-cell>
          <table:table-cell office:value-type="float" office:value="27044" calcext:value-type="float">
            <text:p>27,044</text:p>
          </table:table-cell>
          <table:table-cell office:value-type="float" office:value="102047" calcext:value-type="float">
            <text:p>102,047</text:p>
          </table:table-cell>
          <table:table-cell office:value-type="float" office:value="7610" calcext:value-type="float">
            <text:p>7,610</text:p>
          </table:table-cell>
          <table:table-cell office:value-type="float" office:value="791896" calcext:value-type="float">
            <text:p>791,896</text:p>
          </table:table-cell>
          <table:table-cell office:value-type="float" office:value="1345028" calcext:value-type="float">
            <text:p>1,345,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4844" calcext:value-type="float">
            <text:p>2,274,844</text:p>
          </table:table-cell>
          <table:table-cell office:value-type="float" office:value="1817367" calcext:value-type="float">
            <text:p>1,817,367</text:p>
          </table:table-cell>
          <table:table-cell office:value-type="float" office:value="694414" calcext:value-type="float">
            <text:p>694,414</text:p>
          </table:table-cell>
          <table:table-cell office:value-type="float" office:value="523909" calcext:value-type="float">
            <text:p>523,909</text:p>
          </table:table-cell>
          <table:table-cell office:value-type="float" office:value="0" calcext:value-type="float">
            <text:p>0</text:p>
          </table:table-cell>
          <table:table-cell office:value-type="float" office:value="44818" calcext:value-type="float">
            <text:p>44,818</text:p>
          </table:table-cell>
          <table:table-cell office:value-type="float" office:value="13409" calcext:value-type="float">
            <text:p>13,409</text:p>
          </table:table-cell>
          <table:table-cell office:value-type="float" office:value="26295" calcext:value-type="float">
            <text:p>26,295</text:p>
          </table:table-cell>
          <table:table-cell office:value-type="float" office:value="11651" calcext:value-type="float">
            <text:p>11,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" calcext:value-type="float">
            <text:p>3,127</text:p>
          </table:table-cell>
          <table:table-cell office:value-type="float" office:value="27311" calcext:value-type="float">
            <text:p>27,311</text:p>
          </table:table-cell>
          <table:table-cell office:value-type="float" office:value="5199" calcext:value-type="float">
            <text:p>5,199</text:p>
          </table:table-cell>
          <table:table-cell office:value-type="float" office:value="52719" calcext:value-type="float">
            <text:p>52,719</text:p>
          </table:table-cell>
          <table:table-cell office:value-type="float" office:value="0" calcext:value-type="float">
            <text:p>0</text:p>
          </table:table-cell>
          <table:table-cell office:value-type="float" office:value="996952" calcext:value-type="float">
            <text:p>996,952</text:p>
          </table:table-cell>
          <table:table-cell office:value-type="float" office:value="1236676" calcext:value-type="float">
            <text:p>1,236,676</text:p>
          </table:table-cell>
          <table:table-cell office:value-type="float" office:value="1064368" calcext:value-type="float">
            <text:p>1,064,368</text:p>
          </table:table-cell>
          <table:table-cell office:value-type="float" office:value="252865" calcext:value-type="float">
            <text:p>252,865</text:p>
          </table:table-cell>
          <table:table-cell office:value-type="float" office:value="1031566" calcext:value-type="float">
            <text:p>1,031,566</text:p>
          </table:table-cell>
          <table:table-cell office:value-type="float" office:value="584341" calcext:value-type="float">
            <text:p>584,341</text:p>
          </table:table-cell>
          <table:table-cell office:value-type="float" office:value="128624" calcext:value-type="float">
            <text:p>128,624</text:p>
          </table:table-cell>
          <table:table-cell office:value-type="float" office:value="2393220" calcext:value-type="float">
            <text:p>2,393,220</text:p>
          </table:table-cell>
          <table:table-cell office:value-type="float" office:value="2097148" calcext:value-type="float">
            <text:p>2,097,148</text:p>
          </table:table-cell>
          <table:table-cell office:value-type="float" office:value="4528038" calcext:value-type="float">
            <text:p>4,528,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74886" calcext:value-type="float">
            <text:p>6,074,886</text:p>
          </table:table-cell>
          <table:table-cell office:value-type="float" office:value="360212" calcext:value-type="float">
            <text:p>360,212</text:p>
          </table:table-cell>
          <table:table-cell office:value-type="float" office:value="190803" calcext:value-type="float">
            <text:p>190,803</text:p>
          </table:table-cell>
          <table:table-cell office:value-type="float" office:value="98033" calcext:value-type="float">
            <text:p>98,033</text:p>
          </table:table-cell>
          <table:table-cell office:value-type="float" office:value="98946" calcext:value-type="float">
            <text:p>98,9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958536" calcext:value-type="float">
            <text:p>22,958,536</text:p>
          </table:table-cell>
          <table:table-cell office:value-type="float" office:value="30220712" calcext:value-type="float">
            <text:p>30,220,712</text:p>
          </table:table-cell>
          <table:table-cell office:value-type="float" office:value="25760803" calcext:value-type="float">
            <text:p>25,760,803</text:p>
          </table:table-cell>
          <table:table-cell office:value-type="float" office:value="5280417" calcext:value-type="float">
            <text:p>5,280,417</text:p>
          </table:table-cell>
          <table:table-cell office:value-type="float" office:value="13090413" calcext:value-type="float">
            <text:p>13,090,413</text:p>
          </table:table-cell>
          <table:table-cell office:value-type="float" office:value="19742372" calcext:value-type="float">
            <text:p>19,742,372</text:p>
          </table:table-cell>
          <table:table-cell office:value-type="float" office:value="4990910" calcext:value-type="float">
            <text:p>4,990,910</text:p>
          </table:table-cell>
          <table:table-cell office:value-type="float" office:value="282034" calcext:value-type="float">
            <text:p>282,034</text:p>
          </table:table-cell>
          <table:table-cell office:value-type="float" office:value="1307914" calcext:value-type="float">
            <text:p>1,307,914</text:p>
          </table:table-cell>
          <table:table-cell office:value-type="float" office:value="22671354" calcext:value-type="float">
            <text:p>22,671,354</text:p>
          </table:table-cell>
          <table:table-cell office:value-type="string" calcext:value-type="string">
            <text:p>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issing_ILO_Employment - £p.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95608230.47636" calcext:value-type="float">
            <text:p>1,195,608,230</text:p>
          </table:table-cell>
          <table:table-cell office:value-type="float" office:value="241082309.826453" calcext:value-type="float">
            <text:p>241,082,3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895214.898072166" calcext:value-type="float">
            <text:p>895,215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278526374.51745" calcext:value-type="float">
            <text:p>1,278,526,37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95214.898072166" calcext:value-type="float">
            <text:p>895,215</text:p>
          </table:table-cell>
          <table:table-cell office:value-type="float" office:value="1278526374.51745" calcext:value-type="float">
            <text:p>1,278,526,375</text:p>
          </table:table-cell>
          <table:table-cell office:value-type="float" office:value="0" calcext:value-type="float">
            <text:p>0</text:p>
          </table:table-cell>
          <table:table-cell office:value-type="float" office:value="1278526374.51745" calcext:value-type="float">
            <text:p>1,278,526,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7631159.61938" calcext:value-type="float">
            <text:p>1,277,631,160</text:p>
          </table:table-cell>
          <table:table-cell office:value-type="string" calcext:value-type="string">
            <text:p>Missing_ILO_Employment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issing_ILO_Employment - cou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923642" calcext:value-type="float">
            <text:p>13,923,642</text:p>
          </table:table-cell>
          <table:table-cell office:value-type="float" office:value="220219" calcext:value-type="float">
            <text:p>220,21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097148" calcext:value-type="float">
            <text:p>2,097,14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097148" calcext:value-type="float">
            <text:p>2,097,148</text:p>
          </table:table-cell>
          <table:table-cell office:value-type="float" office:value="0" calcext:value-type="float">
            <text:p>0</text:p>
          </table:table-cell>
          <table:table-cell office:value-type="float" office:value="2097148" calcext:value-type="float">
            <text:p>2,097,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7148" calcext:value-type="float">
            <text:p>2,097,148</text:p>
          </table:table-cell>
          <table:table-cell office:value-type="string" calcext:value-type="string">
            <text:p>Missing_ILO_Employment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ull_time_Employee - £p.a</text:p>
          </table:table-cell>
          <table:table-cell office:value-type="float" office:value="837734966957.119" calcext:value-type="float">
            <text:p>837,734,966,957</text:p>
          </table:table-cell>
          <table:table-cell office:value-type="float" office:value="6207078125.18202" calcext:value-type="float">
            <text:p>6,207,078,125</text:p>
          </table:table-cell>
          <table:table-cell office:value-type="float" office:value="117936477.586571" calcext:value-type="float">
            <text:p>117,936,478</text:p>
          </table:table-cell>
          <table:table-cell office:value-type="float" office:value="4773554595.32132" calcext:value-type="float">
            <text:p>4,773,554,595</text:p>
          </table:table-cell>
          <table:table-cell office:value-type="float" office:value="145512496.327128" calcext:value-type="float">
            <text:p>145,512,496</text:p>
          </table:table-cell>
          <table:table-cell office:value-type="float" office:value="173677770.92236" calcext:value-type="float">
            <text:p>173,677,771</text:p>
          </table:table-cell>
          <table:table-cell office:value-type="float" office:value="2941613847.00525" calcext:value-type="float">
            <text:p>2,941,613,847</text:p>
          </table:table-cell>
          <table:table-cell office:value-type="float" office:value="943664150.654315" calcext:value-type="float">
            <text:p>943,664,151</text:p>
          </table:table-cell>
          <table:table-cell office:value-type="float" office:value="3765008145.31424" calcext:value-type="float">
            <text:p>3,765,008,145</text:p>
          </table:table-cell>
          <table:table-cell office:value-type="float" office:value="14396329.7856205" calcext:value-type="float">
            <text:p>14,396,330</text:p>
          </table:table-cell>
          <table:table-cell office:value-type="float" office:value="2701043.93088858" calcext:value-type="float">
            <text:p>2,701,044</text:p>
          </table:table-cell>
          <table:table-cell office:value-type="float" office:value="930683758.506071" calcext:value-type="float">
            <text:p>930,683,759</text:p>
          </table:table-cell>
          <table:table-cell office:value-type="float" office:value="198716691.437999" calcext:value-type="float">
            <text:p>198,716,691</text:p>
          </table:table-cell>
          <table:table-cell office:value-type="float" office:value="2347785595.70423" calcext:value-type="float">
            <text:p>2,347,785,596</text:p>
          </table:table-cell>
          <table:table-cell office:value-type="float" office:value="6868701.36986391" calcext:value-type="float">
            <text:p>6,868,701</text:p>
          </table:table-cell>
          <table:table-cell office:value-type="float" office:value="45256562.1428571" calcext:value-type="float">
            <text:p>45,256,562</text:p>
          </table:table-cell>
          <table:table-cell office:value-type="float" office:value="0" calcext:value-type="float">
            <text:p>0</text:p>
          </table:table-cell>
          <table:table-cell office:value-type="float" office:value="2038877.67857143" calcext:value-type="float">
            <text:p>2,038,878</text:p>
          </table:table-cell>
          <table:table-cell office:value-type="float" office:value="25708161.0772622" calcext:value-type="float">
            <text:p>25,708,161</text:p>
          </table:table-cell>
          <table:table-cell office:value-type="float" office:value="33359743.0921154" calcext:value-type="float">
            <text:p>33,359,743</text:p>
          </table:table-cell>
          <table:table-cell office:value-type="float" office:value="0" calcext:value-type="float">
            <text:p>0</text:p>
          </table:table-cell>
          <table:table-cell office:value-type="float" office:value="4459702.5" calcext:value-type="float">
            <text:p>4,459,703</text:p>
          </table:table-cell>
          <table:table-cell office:value-type="float" office:value="2241076.96306839" calcext:value-type="float">
            <text:p>2,241,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3043.782028255" calcext:value-type="float">
            <text:p>753,044</text:p>
          </table:table-cell>
          <table:table-cell office:value-type="float" office:value="70616835.4905669" calcext:value-type="float">
            <text:p>70,616,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8141081.63576" calcext:value-type="float">
            <text:p>3,628,141,082</text:p>
          </table:table-cell>
          <table:table-cell office:value-type="float" office:value="366414801.307654" calcext:value-type="float">
            <text:p>366,414,801</text:p>
          </table:table-cell>
          <table:table-cell office:value-type="float" office:value="153852658569.005" calcext:value-type="float">
            <text:p>153,852,658,569</text:p>
          </table:table-cell>
          <table:table-cell office:value-type="float" office:value="54384497781.6236" calcext:value-type="float">
            <text:p>54,384,497,782</text:p>
          </table:table-cell>
          <table:table-cell office:value-type="float" office:value="21865643872.6757" calcext:value-type="float">
            <text:p>21,865,643,873</text:p>
          </table:table-cell>
          <table:table-cell office:value-type="float" office:value="0" calcext:value-type="float">
            <text:p>0</text:p>
          </table:table-cell>
          <table:table-cell office:value-type="float" office:value="16500571.7754712" calcext:value-type="float">
            <text:p>16,500,572</text:p>
          </table:table-cell>
          <table:table-cell office:value-type="float" office:value="0" calcext:value-type="float">
            <text:p>0</text:p>
          </table:table-cell>
          <table:table-cell office:value-type="float" office:value="3297580033.51045" calcext:value-type="float">
            <text:p>3,297,580,034</text:p>
          </table:table-cell>
          <table:table-cell office:value-type="float" office:value="2242490671.4625" calcext:value-type="float">
            <text:p>2,242,490,671</text:p>
          </table:table-cell>
          <table:table-cell office:value-type="float" office:value="0" calcext:value-type="float">
            <text:p>0</text:p>
          </table:table-cell>
          <table:table-cell office:value-type="float" office:value="15644678.5603067" calcext:value-type="float">
            <text:p>15,644,679</text:p>
          </table:table-cell>
          <table:table-cell office:value-type="float" office:value="2057730.35967396" calcext:value-type="float">
            <text:p>2,057,730</text:p>
          </table:table-cell>
          <table:table-cell office:value-type="float" office:value="0" calcext:value-type="float">
            <text:p>0</text:p>
          </table:table-cell>
          <table:table-cell office:value-type="float" office:value="7907015.48571429" calcext:value-type="float">
            <text:p>7,907,015</text:p>
          </table:table-cell>
          <table:table-cell office:value-type="float" office:value="36506894.0357143" calcext:value-type="float">
            <text:p>36,506,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473797.025" calcext:value-type="float">
            <text:p>463,473,797</text:p>
          </table:table-cell>
          <table:table-cell office:value-type="float" office:value="224382514.103571" calcext:value-type="float">
            <text:p>224,382,514</text:p>
          </table:table-cell>
          <table:table-cell office:value-type="float" office:value="135481793.769643" calcext:value-type="float">
            <text:p>135,481,794</text:p>
          </table:table-cell>
          <table:table-cell office:value-type="float" office:value="47356984.4464286" calcext:value-type="float">
            <text:p>47,356,984</text:p>
          </table:table-cell>
          <table:table-cell office:value-type="float" office:value="0" calcext:value-type="float">
            <text:p>0</text:p>
          </table:table-cell>
          <table:table-cell office:value-type="float" office:value="934755.04936053" calcext:value-type="float">
            <text:p>934,755</text:p>
          </table:table-cell>
          <table:table-cell office:value-type="float" office:value="36404029.2" calcext:value-type="float">
            <text:p>36,404,029</text:p>
          </table:table-cell>
          <table:table-cell office:value-type="float" office:value="40480135.7142857" calcext:value-type="float">
            <text:p>40,480,136</text:p>
          </table:table-cell>
          <table:table-cell office:value-type="float" office:value="7607635.71428571" calcext:value-type="float">
            <text:p>7,607,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8230.7464286" calcext:value-type="float">
            <text:p>12,188,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83387.391913" calcext:value-type="float">
            <text:p>65,883,387</text:p>
          </table:table-cell>
          <table:table-cell office:value-type="float" office:value="0" calcext:value-type="float">
            <text:p>0</text:p>
          </table:table-cell>
          <table:table-cell office:value-type="float" office:value="1098856768.94561" calcext:value-type="float">
            <text:p>1,098,856,769</text:p>
          </table:table-cell>
          <table:table-cell office:value-type="float" office:value="1487691261.9326" calcext:value-type="float">
            <text:p>1,487,691,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1358.2494946" calcext:value-type="float">
            <text:p>11,141,358</text:p>
          </table:table-cell>
          <table:table-cell office:value-type="float" office:value="0" calcext:value-type="float">
            <text:p>0</text:p>
          </table:table-cell>
          <table:table-cell office:value-type="float" office:value="67679428.1796429" calcext:value-type="float">
            <text:p>67,679,428</text:p>
          </table:table-cell>
          <table:table-cell office:value-type="float" office:value="285362848.442844" calcext:value-type="float">
            <text:p>285,362,848</text:p>
          </table:table-cell>
          <table:table-cell office:value-type="float" office:value="0" calcext:value-type="float">
            <text:p>0</text:p>
          </table:table-cell>
          <table:table-cell office:value-type="float" office:value="6205570491.1866" calcext:value-type="float">
            <text:p>6,205,570,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877466.876319" calcext:value-type="float">
            <text:p>135,877,467</text:p>
          </table:table-cell>
          <table:table-cell office:value-type="float" office:value="52795123.8642857" calcext:value-type="float">
            <text:p>52,795,124</text:p>
          </table:table-cell>
          <table:table-cell office:value-type="float" office:value="70116259.8214286" calcext:value-type="float">
            <text:p>70,116,260</text:p>
          </table:table-cell>
          <table:table-cell office:value-type="float" office:value="0" calcext:value-type="float">
            <text:p>0</text:p>
          </table:table-cell>
          <table:table-cell office:value-type="float" office:value="4012441.66705108" calcext:value-type="float">
            <text:p>4,012,4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2742024059.46" calcext:value-type="float">
            <text:p>102,742,024,059</text:p>
          </table:table-cell>
          <table:table-cell office:value-type="float" office:value="152987336350.62" calcext:value-type="float">
            <text:p>152,987,336,351</text:p>
          </table:table-cell>
          <table:table-cell office:value-type="float" office:value="16055483735.7412" calcext:value-type="float">
            <text:p>16,055,483,736</text:p>
          </table:table-cell>
          <table:table-cell office:value-type="float" office:value="2950731665.7502" calcext:value-type="float">
            <text:p>2,950,731,666</text:p>
          </table:table-cell>
          <table:table-cell office:value-type="float" office:value="9362295883.63455" calcext:value-type="float">
            <text:p>9,362,295,884</text:p>
          </table:table-cell>
          <table:table-cell office:value-type="float" office:value="6693187852.10661" calcext:value-type="float">
            <text:p>6,693,187,852</text:p>
          </table:table-cell>
          <table:table-cell office:value-type="float" office:value="915108998.866072" calcext:value-type="float">
            <text:p>915,108,999</text:p>
          </table:table-cell>
          <table:table-cell office:value-type="float" office:value="70116259.8214286" calcext:value-type="float">
            <text:p>70,116,260</text:p>
          </table:table-cell>
          <table:table-cell office:value-type="float" office:value="2328591708.13114" calcext:value-type="float">
            <text:p>2,328,591,708</text:p>
          </table:table-cell>
          <table:table-cell office:value-type="float" office:value="-214047316487.563" calcext:value-type="float">
            <text:p>-214,047,316,488</text:p>
          </table:table-cell>
          <table:table-cell office:value-type="string" calcext:value-type="string">
            <text:p>Full_time_Employe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ull_time_Employee - counts</text:p>
          </table:table-cell>
          <table:table-cell office:value-type="float" office:value="20535106" calcext:value-type="float">
            <text:p>20,535,106</text:p>
          </table:table-cell>
          <table:table-cell office:value-type="float" office:value="291014" calcext:value-type="float">
            <text:p>291,014</text:p>
          </table:table-cell>
          <table:table-cell office:value-type="float" office:value="62638" calcext:value-type="float">
            <text:p>62,638</text:p>
          </table:table-cell>
          <table:table-cell office:value-type="float" office:value="462253" calcext:value-type="float">
            <text:p>462,253</text:p>
          </table:table-cell>
          <table:table-cell office:value-type="float" office:value="874556" calcext:value-type="float">
            <text:p>874,556</text:p>
          </table:table-cell>
          <table:table-cell office:value-type="float" office:value="4366756" calcext:value-type="float">
            <text:p>4,366,756</text:p>
          </table:table-cell>
          <table:table-cell office:value-type="float" office:value="879461" calcext:value-type="float">
            <text:p>879,461</text:p>
          </table:table-cell>
          <table:table-cell office:value-type="float" office:value="2904014" calcext:value-type="float">
            <text:p>2,904,014</text:p>
          </table:table-cell>
          <table:table-cell office:value-type="float" office:value="494811" calcext:value-type="float">
            <text:p>494,811</text:p>
          </table:table-cell>
          <table:table-cell office:value-type="float" office:value="13906" calcext:value-type="float">
            <text:p>13,906</text:p>
          </table:table-cell>
          <table:table-cell office:value-type="float" office:value="7275" calcext:value-type="float">
            <text:p>7,275</text:p>
          </table:table-cell>
          <table:table-cell office:value-type="float" office:value="5649118" calcext:value-type="float">
            <text:p>5,649,118</text:p>
          </table:table-cell>
          <table:table-cell office:value-type="float" office:value="9194" calcext:value-type="float">
            <text:p>9,194</text:p>
          </table:table-cell>
          <table:table-cell office:value-type="float" office:value="511839" calcext:value-type="float">
            <text:p>511,839</text:p>
          </table:table-cell>
          <table:table-cell office:value-type="float" office:value="1144" calcext:value-type="float">
            <text:p>1,144</text:p>
          </table:table-cell>
          <table:table-cell office:value-type="float" office:value="5102" calcext:value-type="float">
            <text:p>5,102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20" calcext:value-type="float">
            <text:p>1,220</text:p>
          </table:table-cell>
          <table:table-cell office:value-type="float" office:value="7035" calcext:value-type="float">
            <text:p>7,035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,155</text:p>
          </table:table-cell>
          <table:table-cell office:value-type="float" office:value="3115" calcext:value-type="float">
            <text:p>3,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1" calcext:value-type="float">
            <text:p>1,171</text:p>
          </table:table-cell>
          <table:table-cell office:value-type="float" office:value="3115" calcext:value-type="float">
            <text:p>3,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6015" calcext:value-type="float">
            <text:p>1,086,015</text:p>
          </table:table-cell>
          <table:table-cell office:value-type="float" office:value="199273" calcext:value-type="float">
            <text:p>199,273</text:p>
          </table:table-cell>
          <table:table-cell office:value-type="float" office:value="19835754" calcext:value-type="float">
            <text:p>19,835,754</text:p>
          </table:table-cell>
          <table:table-cell office:value-type="float" office:value="19587368" calcext:value-type="float">
            <text:p>19,587,368</text:p>
          </table:table-cell>
          <table:table-cell office:value-type="float" office:value="11916299" calcext:value-type="float">
            <text:p>11,916,299</text:p>
          </table:table-cell>
          <table:table-cell office:value-type="float" office:value="0" calcext:value-type="float">
            <text:p>0</text:p>
          </table:table-cell>
          <table:table-cell office:value-type="float" office:value="9677" calcext:value-type="float">
            <text:p>9,677</text:p>
          </table:table-cell>
          <table:table-cell office:value-type="float" office:value="0" calcext:value-type="float">
            <text:p>0</text:p>
          </table:table-cell>
          <table:table-cell office:value-type="float" office:value="1903313" calcext:value-type="float">
            <text:p>1,903,313</text:p>
          </table:table-cell>
          <table:table-cell office:value-type="float" office:value="220674" calcext:value-type="float">
            <text:p>220,674</text:p>
          </table:table-cell>
          <table:table-cell office:value-type="float" office:value="0" calcext:value-type="float">
            <text:p>0</text:p>
          </table:table-cell>
          <table:table-cell office:value-type="float" office:value="2387" calcext:value-type="float">
            <text:p>2,387</text:p>
          </table:table-cell>
          <table:table-cell office:value-type="float" office:value="3284" calcext:value-type="float">
            <text:p>3,284</text:p>
          </table:table-cell>
          <table:table-cell office:value-type="float" office:value="0" calcext:value-type="float">
            <text:p>0</text:p>
          </table:table-cell>
          <table:table-cell office:value-type="float" office:value="1841" calcext:value-type="float">
            <text:p>1,841</text:p>
          </table:table-cell>
          <table:table-cell office:value-type="float" office:value="9116" calcext:value-type="float">
            <text:p>9,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99" calcext:value-type="float">
            <text:p>113,399</text:p>
          </table:table-cell>
          <table:table-cell office:value-type="float" office:value="91351" calcext:value-type="float">
            <text:p>91,351</text:p>
          </table:table-cell>
          <table:table-cell office:value-type="float" office:value="44459" calcext:value-type="float">
            <text:p>44,459</text:p>
          </table:table-cell>
          <table:table-cell office:value-type="float" office:value="27159" calcext:value-type="float">
            <text:p>27,159</text:p>
          </table:table-cell>
          <table:table-cell office:value-type="float" office:value="0" calcext:value-type="float">
            <text:p>0</text:p>
          </table:table-cell>
          <table:table-cell office:value-type="float" office:value="6944" calcext:value-type="float">
            <text:p>6,944</text:p>
          </table:table-cell>
          <table:table-cell office:value-type="float" office:value="4045" calcext:value-type="float">
            <text:p>4,045</text:p>
          </table:table-cell>
          <table:table-cell office:value-type="float" office:value="1293" calcext:value-type="float">
            <text:p>1,293</text:p>
          </table:table-cell>
          <table:table-cell office:value-type="float" office:value="1458" calcext:value-type="float">
            <text:p>1,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" calcext:value-type="float">
            <text:p>3,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0" calcext:value-type="float">
            <text:p>13,500</text:p>
          </table:table-cell>
          <table:table-cell office:value-type="float" office:value="0" calcext:value-type="float">
            <text:p>0</text:p>
          </table:table-cell>
          <table:table-cell office:value-type="float" office:value="378737" calcext:value-type="float">
            <text:p>378,737</text:p>
          </table:table-cell>
          <table:table-cell office:value-type="float" office:value="231191" calcext:value-type="float">
            <text:p>231,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5" calcext:value-type="float">
            <text:p>3,735</text:p>
          </table:table-cell>
          <table:table-cell office:value-type="float" office:value="0" calcext:value-type="float">
            <text:p>0</text:p>
          </table:table-cell>
          <table:table-cell office:value-type="float" office:value="15356" calcext:value-type="float">
            <text:p>15,356</text:p>
          </table:table-cell>
          <table:table-cell office:value-type="float" office:value="91038" calcext:value-type="float">
            <text:p>91,038</text:p>
          </table:table-cell>
          <table:table-cell office:value-type="float" office:value="0" calcext:value-type="float">
            <text:p>0</text:p>
          </table:table-cell>
          <table:table-cell office:value-type="float" office:value="928805" calcext:value-type="float">
            <text:p>928,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612" calcext:value-type="float">
            <text:p>208,612</text:p>
          </table:table-cell>
          <table:table-cell office:value-type="float" office:value="8146" calcext:value-type="float">
            <text:p>8,146</text:p>
          </table:table-cell>
          <table:table-cell office:value-type="float" office:value="35666" calcext:value-type="float">
            <text:p>35,666</text:p>
          </table:table-cell>
          <table:table-cell office:value-type="float" office:value="0" calcext:value-type="float">
            <text:p>0</text:p>
          </table:table-cell>
          <table:table-cell office:value-type="float" office:value="5442" calcext:value-type="float">
            <text:p>5,4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451863" calcext:value-type="float">
            <text:p>19,451,863</text:p>
          </table:table-cell>
          <table:table-cell office:value-type="float" office:value="19826464" calcext:value-type="float">
            <text:p>19,826,464</text:p>
          </table:table-cell>
          <table:table-cell office:value-type="float" office:value="3315711" calcext:value-type="float">
            <text:p>3,315,711</text:p>
          </table:table-cell>
          <table:table-cell office:value-type="float" office:value="582207" calcext:value-type="float">
            <text:p>582,207</text:p>
          </table:table-cell>
          <table:table-cell office:value-type="float" office:value="1543527" calcext:value-type="float">
            <text:p>1,543,527</text:p>
          </table:table-cell>
          <table:table-cell office:value-type="float" office:value="2308530" calcext:value-type="float">
            <text:p>2,308,530</text:p>
          </table:table-cell>
          <table:table-cell office:value-type="float" office:value="185538" calcext:value-type="float">
            <text:p>185,538</text:p>
          </table:table-cell>
          <table:table-cell office:value-type="float" office:value="35666" calcext:value-type="float">
            <text:p>35,666</text:p>
          </table:table-cell>
          <table:table-cell office:value-type="float" office:value="1090134" calcext:value-type="float">
            <text:p>1,090,134</text:p>
          </table:table-cell>
          <table:table-cell office:value-type="float" office:value="1421389" calcext:value-type="float">
            <text:p>1,421,389</text:p>
          </table:table-cell>
          <table:table-cell office:value-type="string" calcext:value-type="string">
            <text:p>Full_time_Employe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art_time_Employee - £p.a</text:p>
          </table:table-cell>
          <table:table-cell office:value-type="float" office:value="80629775482.8883" calcext:value-type="float">
            <text:p>80,629,775,483</text:p>
          </table:table-cell>
          <table:table-cell office:value-type="float" office:value="1118283753.95432" calcext:value-type="float">
            <text:p>1,118,283,754</text:p>
          </table:table-cell>
          <table:table-cell office:value-type="float" office:value="57718655.0292926" calcext:value-type="float">
            <text:p>57,718,655</text:p>
          </table:table-cell>
          <table:table-cell office:value-type="float" office:value="6019954396.36444" calcext:value-type="float">
            <text:p>6,019,954,396</text:p>
          </table:table-cell>
          <table:table-cell office:value-type="float" office:value="69991192.8235418" calcext:value-type="float">
            <text:p>69,991,193</text:p>
          </table:table-cell>
          <table:table-cell office:value-type="float" office:value="39738194.8659084" calcext:value-type="float">
            <text:p>39,738,195</text:p>
          </table:table-cell>
          <table:table-cell office:value-type="float" office:value="318049794.212704" calcext:value-type="float">
            <text:p>318,049,794</text:p>
          </table:table-cell>
          <table:table-cell office:value-type="float" office:value="256580905.145369" calcext:value-type="float">
            <text:p>256,580,905</text:p>
          </table:table-cell>
          <table:table-cell office:value-type="float" office:value="1662951293.73774" calcext:value-type="float">
            <text:p>1,662,951,294</text:p>
          </table:table-cell>
          <table:table-cell office:value-type="float" office:value="1119414.40612144" calcext:value-type="float">
            <text:p>1,119,414</text:p>
          </table:table-cell>
          <table:table-cell office:value-type="float" office:value="2946894.97883575" calcext:value-type="float">
            <text:p>2,946,895</text:p>
          </table:table-cell>
          <table:table-cell office:value-type="float" office:value="189186788.88966" calcext:value-type="float">
            <text:p>189,186,789</text:p>
          </table:table-cell>
          <table:table-cell office:value-type="float" office:value="404535321.140518" calcext:value-type="float">
            <text:p>404,535,321</text:p>
          </table:table-cell>
          <table:table-cell office:value-type="float" office:value="113847819.100654" calcext:value-type="float">
            <text:p>113,847,81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75405024.687215" calcext:value-type="float">
            <text:p>475,405,025</text:p>
          </table:table-cell>
          <table:table-cell office:value-type="float" office:value="31190928.4246778" calcext:value-type="float">
            <text:p>31,190,928</text:p>
          </table:table-cell>
          <table:table-cell office:value-type="float" office:value="8806546644.99914" calcext:value-type="float">
            <text:p>8,806,546,645</text:p>
          </table:table-cell>
          <table:table-cell office:value-type="float" office:value="2818653403.47612" calcext:value-type="float">
            <text:p>2,818,653,403</text:p>
          </table:table-cell>
          <table:table-cell office:value-type="float" office:value="3606912124.41181" calcext:value-type="float">
            <text:p>3,606,912,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6585683.0471" calcext:value-type="float">
            <text:p>2,926,585,683</text:p>
          </table:table-cell>
          <table:table-cell office:value-type="float" office:value="2977566956.54464" calcext:value-type="float">
            <text:p>2,977,566,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66566.0511816" calcext:value-type="float">
            <text:p>49,566,566</text:p>
          </table:table-cell>
          <table:table-cell office:value-type="float" office:value="0" calcext:value-type="float">
            <text:p>0</text:p>
          </table:table-cell>
          <table:table-cell office:value-type="float" office:value="8501222.44821429" calcext:value-type="float">
            <text:p>8,501,222</text:p>
          </table:table-cell>
          <table:table-cell office:value-type="float" office:value="289359985.580357" calcext:value-type="float">
            <text:p>289,359,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769335.771429" calcext:value-type="float">
            <text:p>420,769,336</text:p>
          </table:table-cell>
          <table:table-cell office:value-type="float" office:value="178792483.928571" calcext:value-type="float">
            <text:p>178,792,484</text:p>
          </table:table-cell>
          <table:table-cell office:value-type="float" office:value="274446629.801786" calcext:value-type="float">
            <text:p>274,446,630</text:p>
          </table:table-cell>
          <table:table-cell office:value-type="float" office:value="110032449.535714" calcext:value-type="float">
            <text:p>110,032,450</text:p>
          </table:table-cell>
          <table:table-cell office:value-type="float" office:value="0" calcext:value-type="float">
            <text:p>0</text:p>
          </table:table-cell>
          <table:table-cell office:value-type="float" office:value="306306.718785771" calcext:value-type="float">
            <text:p>306,307</text:p>
          </table:table-cell>
          <table:table-cell office:value-type="float" office:value="0" calcext:value-type="float">
            <text:p>0</text:p>
          </table:table-cell>
          <table:table-cell office:value-type="float" office:value="108705705" calcext:value-type="float">
            <text:p>108,705,7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1219489.3215517" calcext:value-type="float">
            <text:p>91,219,489</text:p>
          </table:table-cell>
          <table:table-cell office:value-type="float" office:value="0" calcext:value-type="float">
            <text:p>0</text:p>
          </table:table-cell>
          <table:table-cell office:value-type="float" office:value="1043452448.65951" calcext:value-type="float">
            <text:p>1,043,452,449</text:p>
          </table:table-cell>
          <table:table-cell office:value-type="float" office:value="1833468712.824" calcext:value-type="float">
            <text:p>1,833,468,713</text:p>
          </table:table-cell>
          <table:table-cell office:value-type="float" office:value="73017630.2892339" calcext:value-type="float">
            <text:p>73,017,630</text:p>
          </table:table-cell>
          <table:table-cell office:value-type="float" office:value="0" calcext:value-type="float">
            <text:p>0</text:p>
          </table:table-cell>
          <table:table-cell office:value-type="float" office:value="3851863.88571429" calcext:value-type="float">
            <text:p>3,851,864</text:p>
          </table:table-cell>
          <table:table-cell office:value-type="float" office:value="0" calcext:value-type="float">
            <text:p>0</text:p>
          </table:table-cell>
          <table:table-cell office:value-type="float" office:value="38077336.1527287" calcext:value-type="float">
            <text:p>38,077,336</text:p>
          </table:table-cell>
          <table:table-cell office:value-type="float" office:value="699217313.725498" calcext:value-type="float">
            <text:p>699,217,314</text:p>
          </table:table-cell>
          <table:table-cell office:value-type="float" office:value="0" calcext:value-type="float">
            <text:p>0</text:p>
          </table:table-cell>
          <table:table-cell office:value-type="float" office:value="6184296759.12928" calcext:value-type="float">
            <text:p>6,184,296,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966548.806433" calcext:value-type="float">
            <text:p>255,966,549</text:p>
          </table:table-cell>
          <table:table-cell office:value-type="float" office:value="68321290.875" calcext:value-type="float">
            <text:p>68,321,291</text:p>
          </table:table-cell>
          <table:table-cell office:value-type="float" office:value="115810339.285714" calcext:value-type="float">
            <text:p>115,810,339</text:p>
          </table:table-cell>
          <table:table-cell office:value-type="float" office:value="1176437.6" calcext:value-type="float">
            <text:p>1,176,438</text:p>
          </table:table-cell>
          <table:table-cell office:value-type="float" office:value="6809917.16123876" calcext:value-type="float">
            <text:p>6,809,9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79172724.72907" calcext:value-type="float">
            <text:p>6,079,172,725</text:p>
          </table:table-cell>
          <table:table-cell office:value-type="float" office:value="8689680017.99076" calcext:value-type="float">
            <text:p>8,689,680,018</text:p>
          </table:table-cell>
          <table:table-cell office:value-type="float" office:value="17759319412.1437" calcext:value-type="float">
            <text:p>17,759,319,412</text:p>
          </table:table-cell>
          <table:table-cell office:value-type="float" office:value="3691085305.53668" calcext:value-type="float">
            <text:p>3,691,085,306</text:p>
          </table:table-cell>
          <table:table-cell office:value-type="float" office:value="10247158952.7581" calcext:value-type="float">
            <text:p>10,247,158,953</text:p>
          </table:table-cell>
          <table:table-cell office:value-type="float" office:value="7512160459.38557" calcext:value-type="float">
            <text:p>7,512,160,459</text:p>
          </table:table-cell>
          <table:table-cell office:value-type="float" office:value="1283078544.66607" calcext:value-type="float">
            <text:p>1,283,078,545</text:p>
          </table:table-cell>
          <table:table-cell office:value-type="float" office:value="116986776.885714" calcext:value-type="float">
            <text:p>116,986,777</text:p>
          </table:table-cell>
          <table:table-cell office:value-type="float" office:value="337730635.407929" calcext:value-type="float">
            <text:p>337,730,635</text:p>
          </table:table-cell>
          <table:table-cell office:value-type="float" office:value="2527207239.25661" calcext:value-type="float">
            <text:p>2,527,207,239</text:p>
          </table:table-cell>
          <table:table-cell office:value-type="string" calcext:value-type="string">
            <text:p>Part_time_Employe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art_time_Employee - counts</text:p>
          </table:table-cell>
          <table:table-cell office:value-type="float" office:value="5020904" calcext:value-type="float">
            <text:p>5,020,904</text:p>
          </table:table-cell>
          <table:table-cell office:value-type="float" office:value="126318" calcext:value-type="float">
            <text:p>126,318</text:p>
          </table:table-cell>
          <table:table-cell office:value-type="float" office:value="54580" calcext:value-type="float">
            <text:p>54,580</text:p>
          </table:table-cell>
          <table:table-cell office:value-type="float" office:value="542822" calcext:value-type="float">
            <text:p>542,822</text:p>
          </table:table-cell>
          <table:table-cell office:value-type="float" office:value="326903" calcext:value-type="float">
            <text:p>326,903</text:p>
          </table:table-cell>
          <table:table-cell office:value-type="float" office:value="920150" calcext:value-type="float">
            <text:p>920,150</text:p>
          </table:table-cell>
          <table:table-cell office:value-type="float" office:value="159471" calcext:value-type="float">
            <text:p>159,471</text:p>
          </table:table-cell>
          <table:table-cell office:value-type="float" office:value="661393" calcext:value-type="float">
            <text:p>661,393</text:p>
          </table:table-cell>
          <table:table-cell office:value-type="float" office:value="196382" calcext:value-type="float">
            <text:p>196,382</text:p>
          </table:table-cell>
          <table:table-cell office:value-type="float" office:value="5269" calcext:value-type="float">
            <text:p>5,269</text:p>
          </table:table-cell>
          <table:table-cell office:value-type="float" office:value="2751" calcext:value-type="float">
            <text:p>2,751</text:p>
          </table:table-cell>
          <table:table-cell office:value-type="float" office:value="1240028" calcext:value-type="float">
            <text:p>1,240,028</text:p>
          </table:table-cell>
          <table:table-cell office:value-type="float" office:value="12067" calcext:value-type="float">
            <text:p>12,067</text:p>
          </table:table-cell>
          <table:table-cell office:value-type="float" office:value="30988" calcext:value-type="float">
            <text:p>30,98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10755" calcext:value-type="float">
            <text:p>210,755</text:p>
          </table:table-cell>
          <table:table-cell office:value-type="float" office:value="20516" calcext:value-type="float">
            <text:p>20,516</text:p>
          </table:table-cell>
          <table:table-cell office:value-type="float" office:value="2749389" calcext:value-type="float">
            <text:p>2,749,389</text:p>
          </table:table-cell>
          <table:table-cell office:value-type="float" office:value="2375062" calcext:value-type="float">
            <text:p>2,375,062</text:p>
          </table:table-cell>
          <table:table-cell office:value-type="float" office:value="2156737" calcext:value-type="float">
            <text:p>2,156,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5772" calcext:value-type="float">
            <text:p>1,505,772</text:p>
          </table:table-cell>
          <table:table-cell office:value-type="float" office:value="304943" calcext:value-type="float">
            <text:p>304,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1" calcext:value-type="float">
            <text:p>9,251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,166</text:p>
          </table:table-cell>
          <table:table-cell office:value-type="float" office:value="72255" calcext:value-type="float">
            <text:p>72,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15" calcext:value-type="float">
            <text:p>100,115</text:p>
          </table:table-cell>
          <table:table-cell office:value-type="float" office:value="70274" calcext:value-type="float">
            <text:p>70,274</text:p>
          </table:table-cell>
          <table:table-cell office:value-type="float" office:value="72477" calcext:value-type="float">
            <text:p>72,477</text:p>
          </table:table-cell>
          <table:table-cell office:value-type="float" office:value="46931" calcext:value-type="float">
            <text:p>46,931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,801</text:p>
          </table:table-cell>
          <table:table-cell office:value-type="float" office:value="0" calcext:value-type="float">
            <text:p>0</text:p>
          </table:table-cell>
          <table:table-cell office:value-type="float" office:value="4644" calcext:value-type="float">
            <text:p>4,6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40" calcext:value-type="float">
            <text:p>13,540</text:p>
          </table:table-cell>
          <table:table-cell office:value-type="float" office:value="0" calcext:value-type="float">
            <text:p>0</text:p>
          </table:table-cell>
          <table:table-cell office:value-type="float" office:value="278228" calcext:value-type="float">
            <text:p>278,228</text:p>
          </table:table-cell>
          <table:table-cell office:value-type="float" office:value="287660" calcext:value-type="float">
            <text:p>287,660</text:p>
          </table:table-cell>
          <table:table-cell office:value-type="float" office:value="13894" calcext:value-type="float">
            <text:p>13,894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,003</text:p>
          </table:table-cell>
          <table:table-cell office:value-type="float" office:value="0" calcext:value-type="float">
            <text:p>0</text:p>
          </table:table-cell>
          <table:table-cell office:value-type="float" office:value="21602" calcext:value-type="float">
            <text:p>21,602</text:p>
          </table:table-cell>
          <table:table-cell office:value-type="float" office:value="165067" calcext:value-type="float">
            <text:p>165,067</text:p>
          </table:table-cell>
          <table:table-cell office:value-type="float" office:value="0" calcext:value-type="float">
            <text:p>0</text:p>
          </table:table-cell>
          <table:table-cell office:value-type="float" office:value="715987" calcext:value-type="float">
            <text:p>715,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2029" calcext:value-type="float">
            <text:p>412,029</text:p>
          </table:table-cell>
          <table:table-cell office:value-type="float" office:value="10111" calcext:value-type="float">
            <text:p>10,111</text:p>
          </table:table-cell>
          <table:table-cell office:value-type="float" office:value="46285" calcext:value-type="float">
            <text:p>46,285</text:p>
          </table:table-cell>
          <table:table-cell office:value-type="float" office:value="2542" calcext:value-type="float">
            <text:p>2,542</text:p>
          </table:table-cell>
          <table:table-cell office:value-type="float" office:value="5847" calcext:value-type="float">
            <text:p>5,8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44763" calcext:value-type="float">
            <text:p>3,444,763</text:p>
          </table:table-cell>
          <table:table-cell office:value-type="float" office:value="2741858" calcext:value-type="float">
            <text:p>2,741,858</text:p>
          </table:table-cell>
          <table:table-cell office:value-type="float" office:value="2465720" calcext:value-type="float">
            <text:p>2,465,720</text:p>
          </table:table-cell>
          <table:table-cell office:value-type="float" office:value="502889" calcext:value-type="float">
            <text:p>502,889</text:p>
          </table:table-cell>
          <table:table-cell office:value-type="float" office:value="1253625" calcext:value-type="float">
            <text:p>1,253,625</text:p>
          </table:table-cell>
          <table:table-cell office:value-type="float" office:value="1960980" calcext:value-type="float">
            <text:p>1,960,980</text:p>
          </table:table-cell>
          <table:table-cell office:value-type="float" office:value="237893" calcext:value-type="float">
            <text:p>237,893</text:p>
          </table:table-cell>
          <table:table-cell office:value-type="float" office:value="48827" calcext:value-type="float">
            <text:p>48,827</text:p>
          </table:table-cell>
          <table:table-cell office:value-type="float" office:value="210755" calcext:value-type="float">
            <text:p>210,755</text:p>
          </table:table-cell>
          <table:table-cell office:value-type="float" office:value="2021655" calcext:value-type="float">
            <text:p>2,021,655</text:p>
          </table:table-cell>
          <table:table-cell office:value-type="string" calcext:value-type="string">
            <text:p>Part_time_Employe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ull_time_Self_Employed - £p.a</text:p>
          </table:table-cell>
          <table:table-cell office:value-type="float" office:value="751047414.372538" calcext:value-type="float">
            <text:p>751,047,414</text:p>
          </table:table-cell>
          <table:table-cell office:value-type="float" office:value="77411668349.3234" calcext:value-type="float">
            <text:p>77,411,668,349</text:p>
          </table:table-cell>
          <table:table-cell office:value-type="float" office:value="10150056.111258" calcext:value-type="float">
            <text:p>10,150,056</text:p>
          </table:table-cell>
          <table:table-cell office:value-type="float" office:value="1723993359.38628" calcext:value-type="float">
            <text:p>1,723,993,359</text:p>
          </table:table-cell>
          <table:table-cell office:value-type="float" office:value="55034711.2879688" calcext:value-type="float">
            <text:p>55,034,711</text:p>
          </table:table-cell>
          <table:table-cell office:value-type="float" office:value="19984956.8378588" calcext:value-type="float">
            <text:p>19,984,957</text:p>
          </table:table-cell>
          <table:table-cell office:value-type="float" office:value="504113350.826317" calcext:value-type="float">
            <text:p>504,113,351</text:p>
          </table:table-cell>
          <table:table-cell office:value-type="float" office:value="131785824.604334" calcext:value-type="float">
            <text:p>131,785,825</text:p>
          </table:table-cell>
          <table:table-cell office:value-type="float" office:value="1373920683.56321" calcext:value-type="float">
            <text:p>1,373,920,684</text:p>
          </table:table-cell>
          <table:table-cell office:value-type="float" office:value="76647217.5873703" calcext:value-type="float">
            <text:p>76,647,218</text:p>
          </table:table-cell>
          <table:table-cell office:value-type="float" office:value="1111274.10690432" calcext:value-type="float">
            <text:p>1,111,274</text:p>
          </table:table-cell>
          <table:table-cell office:value-type="float" office:value="65580270.6905778" calcext:value-type="float">
            <text:p>65,580,271</text:p>
          </table:table-cell>
          <table:table-cell office:value-type="float" office:value="145389856.579918" calcext:value-type="float">
            <text:p>145,389,857</text:p>
          </table:table-cell>
          <table:table-cell office:value-type="float" office:value="393946369.132686" calcext:value-type="float">
            <text:p>393,946,369</text:p>
          </table:table-cell>
          <table:table-cell office:value-type="float" office:value="0" calcext:value-type="float">
            <text:p>0</text:p>
          </table:table-cell>
          <table:table-cell office:value-type="float" office:value="71118678.0821887" calcext:value-type="float">
            <text:p>71,118,6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1762445.8130512" calcext:value-type="float">
            <text:p>51,762,446</text:p>
          </table:table-cell>
          <table:table-cell office:value-type="float" office:value="0" calcext:value-type="float">
            <text:p>0</text:p>
          </table:table-cell>
          <table:table-cell office:value-type="float" office:value="15356270672.4716" calcext:value-type="float">
            <text:p>15,356,270,672</text:p>
          </table:table-cell>
          <table:table-cell office:value-type="float" office:value="3696849008.25805" calcext:value-type="float">
            <text:p>3,696,849,008</text:p>
          </table:table-cell>
          <table:table-cell office:value-type="float" office:value="3347665371.57917" calcext:value-type="float">
            <text:p>3,347,665,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1194748.318789" calcext:value-type="float">
            <text:p>321,194,748</text:p>
          </table:table-cell>
          <table:table-cell office:value-type="float" office:value="1692540088.76786" calcext:value-type="float">
            <text:p>1,692,540,089</text:p>
          </table:table-cell>
          <table:table-cell office:value-type="float" office:value="0" calcext:value-type="float">
            <text:p>0</text:p>
          </table:table-cell>
          <table:table-cell office:value-type="float" office:value="6784643.83561143" calcext:value-type="float">
            <text:p>6,784,644</text:p>
          </table:table-cell>
          <table:table-cell office:value-type="float" office:value="9708677.3775" calcext:value-type="float">
            <text:p>9,708,677</text:p>
          </table:table-cell>
          <table:table-cell office:value-type="float" office:value="0" calcext:value-type="float">
            <text:p>0</text:p>
          </table:table-cell>
          <table:table-cell office:value-type="float" office:value="5994076.00714286" calcext:value-type="float">
            <text:p>5,994,076</text:p>
          </table:table-cell>
          <table:table-cell office:value-type="float" office:value="94054510.0178572" calcext:value-type="float">
            <text:p>94,054,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73222.5392857" calcext:value-type="float">
            <text:p>49,673,223</text:p>
          </table:table-cell>
          <table:table-cell office:value-type="float" office:value="35019950.85" calcext:value-type="float">
            <text:p>35,019,951</text:p>
          </table:table-cell>
          <table:table-cell office:value-type="float" office:value="14554048.9178571" calcext:value-type="float">
            <text:p>14,554,049</text:p>
          </table:table-cell>
          <table:table-cell office:value-type="float" office:value="2378403.64285714" calcext:value-type="float">
            <text:p>2,378,404</text:p>
          </table:table-cell>
          <table:table-cell office:value-type="float" office:value="0" calcext:value-type="float">
            <text:p>0</text:p>
          </table:table-cell>
          <table:table-cell office:value-type="float" office:value="692959.53594709" calcext:value-type="float">
            <text:p>692,960</text:p>
          </table:table-cell>
          <table:table-cell office:value-type="float" office:value="32372136.72" calcext:value-type="float">
            <text:p>32,372,137</text:p>
          </table:table-cell>
          <table:table-cell office:value-type="float" office:value="153639803.571429" calcext:value-type="float">
            <text:p>153,639,8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49274.6305419" calcext:value-type="float">
            <text:p>15,349,275</text:p>
          </table:table-cell>
          <table:table-cell office:value-type="float" office:value="0" calcext:value-type="float">
            <text:p>0</text:p>
          </table:table-cell>
          <table:table-cell office:value-type="float" office:value="710327720.085626" calcext:value-type="float">
            <text:p>710,327,720</text:p>
          </table:table-cell>
          <table:table-cell office:value-type="float" office:value="208074880.525959" calcext:value-type="float">
            <text:p>208,074,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7710.51501214" calcext:value-type="float">
            <text:p>8,577,711</text:p>
          </table:table-cell>
          <table:table-cell office:value-type="float" office:value="2314360.88895228" calcext:value-type="float">
            <text:p>2,314,361</text:p>
          </table:table-cell>
          <table:table-cell office:value-type="float" office:value="0" calcext:value-type="float">
            <text:p>0</text:p>
          </table:table-cell>
          <table:table-cell office:value-type="float" office:value="312799742.688144" calcext:value-type="float">
            <text:p>312,799,743</text:p>
          </table:table-cell>
          <table:table-cell office:value-type="float" office:value="0" calcext:value-type="float">
            <text:p>0</text:p>
          </table:table-cell>
          <table:table-cell office:value-type="float" office:value="1431721693.68649" calcext:value-type="float">
            <text:p>1,431,721,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917890.3736345" calcext:value-type="float">
            <text:p>58,917,890</text:p>
          </table:table-cell>
          <table:table-cell office:value-type="float" office:value="16061686.125" calcext:value-type="float">
            <text:p>16,061,686</text:p>
          </table:table-cell>
          <table:table-cell office:value-type="float" office:value="27144597.3214286" calcext:value-type="float">
            <text:p>27,144,597</text:p>
          </table:table-cell>
          <table:table-cell office:value-type="float" office:value="1409226" calcext:value-type="float">
            <text:p>1,409,2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126849.58862" calcext:value-type="float">
            <text:p>43,126,850</text:p>
          </table:table-cell>
          <table:table-cell office:value-type="float" office:value="15243192498.1514" calcext:value-type="float">
            <text:p>15,243,192,498</text:p>
          </table:table-cell>
          <table:table-cell office:value-type="float" office:value="5211306052.94292" calcext:value-type="float">
            <text:p>5,211,306,053</text:p>
          </table:table-cell>
          <table:table-cell office:value-type="float" office:value="1242094414.70369" calcext:value-type="float">
            <text:p>1,242,094,415</text:p>
          </table:table-cell>
          <table:table-cell office:value-type="float" office:value="2759878596.08524" calcext:value-type="float">
            <text:p>2,759,878,596</text:p>
          </table:table-cell>
          <table:table-cell office:value-type="float" office:value="2451427456.85767" calcext:value-type="float">
            <text:p>2,451,427,457</text:p>
          </table:table-cell>
          <table:table-cell office:value-type="float" office:value="203083437.975" calcext:value-type="float">
            <text:p>203,083,438</text:p>
          </table:table-cell>
          <table:table-cell office:value-type="float" office:value="28553823.3214286" calcext:value-type="float">
            <text:p>28,553,823</text:p>
          </table:table-cell>
          <table:table-cell office:value-type="float" office:value="34508297.2087008" calcext:value-type="float">
            <text:p>34,508,297</text:p>
          </table:table-cell>
          <table:table-cell office:value-type="float" office:value="-17189478999.3659" calcext:value-type="float">
            <text:p>-17,189,478,999</text:p>
          </table:table-cell>
          <table:table-cell office:value-type="string" calcext:value-type="string">
            <text:p>Full_time_Self_Employ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ull_time_Self_Employed - counts</text:p>
          </table:table-cell>
          <table:table-cell office:value-type="float" office:value="60597" calcext:value-type="float">
            <text:p>60,597</text:p>
          </table:table-cell>
          <table:table-cell office:value-type="float" office:value="2427649" calcext:value-type="float">
            <text:p>2,427,649</text:p>
          </table:table-cell>
          <table:table-cell office:value-type="float" office:value="6682" calcext:value-type="float">
            <text:p>6,682</text:p>
          </table:table-cell>
          <table:table-cell office:value-type="float" office:value="158848" calcext:value-type="float">
            <text:p>158,848</text:p>
          </table:table-cell>
          <table:table-cell office:value-type="float" office:value="205872" calcext:value-type="float">
            <text:p>205,872</text:p>
          </table:table-cell>
          <table:table-cell office:value-type="float" office:value="509807" calcext:value-type="float">
            <text:p>509,807</text:p>
          </table:table-cell>
          <table:table-cell office:value-type="float" office:value="110186" calcext:value-type="float">
            <text:p>110,186</text:p>
          </table:table-cell>
          <table:table-cell office:value-type="float" office:value="330888" calcext:value-type="float">
            <text:p>330,888</text:p>
          </table:table-cell>
          <table:table-cell office:value-type="float" office:value="173470" calcext:value-type="float">
            <text:p>173,470</text:p>
          </table:table-cell>
          <table:table-cell office:value-type="float" office:value="20386" calcext:value-type="float">
            <text:p>20,386</text:p>
          </table:table-cell>
          <table:table-cell office:value-type="float" office:value="1228" calcext:value-type="float">
            <text:p>1,228</text:p>
          </table:table-cell>
          <table:table-cell office:value-type="float" office:value="603210" calcext:value-type="float">
            <text:p>603,210</text:p>
          </table:table-cell>
          <table:table-cell office:value-type="float" office:value="6549" calcext:value-type="float">
            <text:p>6,549</text:p>
          </table:table-cell>
          <table:table-cell office:value-type="float" office:value="71427" calcext:value-type="float">
            <text:p>71,427</text:p>
          </table:table-cell>
          <table:table-cell office:value-type="float" office:value="0" calcext:value-type="float">
            <text:p>0</text:p>
          </table:table-cell>
          <table:table-cell office:value-type="float" office:value="4738" calcext:value-type="float">
            <text:p>4,7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728" calcext:value-type="float">
            <text:p>5,728</text:p>
          </table:table-cell>
          <table:table-cell office:value-type="float" office:value="0" calcext:value-type="float">
            <text:p>0</text:p>
          </table:table-cell>
          <table:table-cell office:value-type="float" office:value="1922388" calcext:value-type="float">
            <text:p>1,922,388</text:p>
          </table:table-cell>
          <table:table-cell office:value-type="float" office:value="2063843" calcext:value-type="float">
            <text:p>2,063,843</text:p>
          </table:table-cell>
          <table:table-cell office:value-type="float" office:value="1692013" calcext:value-type="float">
            <text:p>1,692,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540" calcext:value-type="float">
            <text:p>175,540</text:p>
          </table:table-cell>
          <table:table-cell office:value-type="float" office:value="176967" calcext:value-type="float">
            <text:p>176,967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,260</text:p>
          </table:table-cell>
          <table:table-cell office:value-type="float" office:value="2845" calcext:value-type="float">
            <text:p>2,845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,424</text:p>
          </table:table-cell>
          <table:table-cell office:value-type="float" office:value="23486" calcext:value-type="float">
            <text:p>23,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5" calcext:value-type="float">
            <text:p>13,325</text:p>
          </table:table-cell>
          <table:table-cell office:value-type="float" office:value="11361" calcext:value-type="float">
            <text:p>11,361</text:p>
          </table:table-cell>
          <table:table-cell office:value-type="float" office:value="6125" calcext:value-type="float">
            <text:p>6,125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7884" calcext:value-type="float">
            <text:p>7,884</text:p>
          </table:table-cell>
          <table:table-cell office:value-type="float" office:value="3597" calcext:value-type="float">
            <text:p>3,597</text:p>
          </table:table-cell>
          <table:table-cell office:value-type="float" office:value="5889" calcext:value-type="float">
            <text:p>5,8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69" calcext:value-type="float">
            <text:p>3,469</text:p>
          </table:table-cell>
          <table:table-cell office:value-type="float" office:value="0" calcext:value-type="float">
            <text:p>0</text:p>
          </table:table-cell>
          <table:table-cell office:value-type="float" office:value="189458" calcext:value-type="float">
            <text:p>189,458</text:p>
          </table:table-cell>
          <table:table-cell office:value-type="float" office:value="29435" calcext:value-type="float">
            <text:p>29,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8" calcext:value-type="float">
            <text:p>3,858</text:p>
          </table:table-cell>
          <table:table-cell office:value-type="float" office:value="6407" calcext:value-type="float">
            <text:p>6,407</text:p>
          </table:table-cell>
          <table:table-cell office:value-type="float" office:value="0" calcext:value-type="float">
            <text:p>0</text:p>
          </table:table-cell>
          <table:table-cell office:value-type="float" office:value="57372" calcext:value-type="float">
            <text:p>57,372</text:p>
          </table:table-cell>
          <table:table-cell office:value-type="float" office:value="0" calcext:value-type="float">
            <text:p>0</text:p>
          </table:table-cell>
          <table:table-cell office:value-type="float" office:value="165309" calcext:value-type="float">
            <text:p>165,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11" calcext:value-type="float">
            <text:p>70,111</text:p>
          </table:table-cell>
          <table:table-cell office:value-type="float" office:value="2377" calcext:value-type="float">
            <text:p>2,377</text:p>
          </table:table-cell>
          <table:table-cell office:value-type="float" office:value="14356" calcext:value-type="float">
            <text:p>14,356</text:p>
          </table:table-cell>
          <table:table-cell office:value-type="float" office:value="3045" calcext:value-type="float">
            <text:p>3,0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192" calcext:value-type="float">
            <text:p>45,192</text:p>
          </table:table-cell>
          <table:table-cell office:value-type="float" office:value="1922388" calcext:value-type="float">
            <text:p>1,922,388</text:p>
          </table:table-cell>
          <table:table-cell office:value-type="float" office:value="697960" calcext:value-type="float">
            <text:p>697,960</text:p>
          </table:table-cell>
          <table:table-cell office:value-type="float" office:value="222999" calcext:value-type="float">
            <text:p>222,999</text:p>
          </table:table-cell>
          <table:table-cell office:value-type="float" office:value="406809" calcext:value-type="float">
            <text:p>406,809</text:p>
          </table:table-cell>
          <table:table-cell office:value-type="float" office:value="390188" calcext:value-type="float">
            <text:p>390,188</text:p>
          </table:table-cell>
          <table:table-cell office:value-type="float" office:value="43414" calcext:value-type="float">
            <text:p>43,414</text:p>
          </table:table-cell>
          <table:table-cell office:value-type="float" office:value="17401" calcext:value-type="float">
            <text:p>17,401</text:p>
          </table:table-cell>
          <table:table-cell office:value-type="float" office:value="5728" calcext:value-type="float">
            <text:p>5,728</text:p>
          </table:table-cell>
          <table:table-cell office:value-type="float" office:value="496716" calcext:value-type="float">
            <text:p>496,716</text:p>
          </table:table-cell>
          <table:table-cell office:value-type="string" calcext:value-type="string">
            <text:p>Full_time_Self_Employ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art_time_Self_Employed - £p.a</text:p>
          </table:table-cell>
          <table:table-cell office:value-type="float" office:value="358859906.729192" calcext:value-type="float">
            <text:p>358,859,907</text:p>
          </table:table-cell>
          <table:table-cell office:value-type="float" office:value="17418700462.0355" calcext:value-type="float">
            <text:p>17,418,700,462</text:p>
          </table:table-cell>
          <table:table-cell office:value-type="float" office:value="28525319.8881438" calcext:value-type="float">
            <text:p>28,525,320</text:p>
          </table:table-cell>
          <table:table-cell office:value-type="float" office:value="2395544749.46308" calcext:value-type="float">
            <text:p>2,395,544,749</text:p>
          </table:table-cell>
          <table:table-cell office:value-type="float" office:value="28411608.7665531" calcext:value-type="float">
            <text:p>28,411,609</text:p>
          </table:table-cell>
          <table:table-cell office:value-type="float" office:value="33819227.5697364" calcext:value-type="float">
            <text:p>33,819,228</text:p>
          </table:table-cell>
          <table:table-cell office:value-type="float" office:value="267289233.917407" calcext:value-type="float">
            <text:p>267,289,234</text:p>
          </table:table-cell>
          <table:table-cell office:value-type="float" office:value="62461541.9371257" calcext:value-type="float">
            <text:p>62,461,542</text:p>
          </table:table-cell>
          <table:table-cell office:value-type="float" office:value="754057169.070192" calcext:value-type="float">
            <text:p>754,057,169</text:p>
          </table:table-cell>
          <table:table-cell office:value-type="float" office:value="9016357.67368296" calcext:value-type="float">
            <text:p>9,016,358</text:p>
          </table:table-cell>
          <table:table-cell office:value-type="float" office:value="752846.958714155" calcext:value-type="float">
            <text:p>752,847</text:p>
          </table:table-cell>
          <table:table-cell office:value-type="float" office:value="210315576.001271" calcext:value-type="float">
            <text:p>210,315,576</text:p>
          </table:table-cell>
          <table:table-cell office:value-type="float" office:value="200010039.498218" calcext:value-type="float">
            <text:p>200,010,039</text:p>
          </table:table-cell>
          <table:table-cell office:value-type="float" office:value="8573377.24782036" calcext:value-type="float">
            <text:p>8,573,37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874993.916806" calcext:value-type="float">
            <text:p>3,874,994</text:p>
          </table:table-cell>
          <table:table-cell office:value-type="float" office:value="0" calcext:value-type="float">
            <text:p>0</text:p>
          </table:table-cell>
          <table:table-cell office:value-type="float" office:value="3905176670.7101" calcext:value-type="float">
            <text:p>3,905,176,671</text:p>
          </table:table-cell>
          <table:table-cell office:value-type="float" office:value="515815762.302869" calcext:value-type="float">
            <text:p>515,815,762</text:p>
          </table:table-cell>
          <table:table-cell office:value-type="float" office:value="1001100129.06528" calcext:value-type="float">
            <text:p>1,001,100,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6231476.048956" calcext:value-type="float">
            <text:p>406,231,476</text:p>
          </table:table-cell>
          <table:table-cell office:value-type="float" office:value="1597913816.4" calcext:value-type="float">
            <text:p>1,597,913,816</text:p>
          </table:table-cell>
          <table:table-cell office:value-type="float" office:value="0" calcext:value-type="float">
            <text:p>0</text:p>
          </table:table-cell>
          <table:table-cell office:value-type="float" office:value="2103840" calcext:value-type="float">
            <text:p>2,103,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522809.821429" calcext:value-type="float">
            <text:p>104,522,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45388.2214286" calcext:value-type="float">
            <text:p>71,145,388</text:p>
          </table:table-cell>
          <table:table-cell office:value-type="float" office:value="9681890.46428572" calcext:value-type="float">
            <text:p>9,681,890</text:p>
          </table:table-cell>
          <table:table-cell office:value-type="float" office:value="46823197.6607143" calcext:value-type="float">
            <text:p>46,823,198</text:p>
          </table:table-cell>
          <table:table-cell office:value-type="float" office:value="16031652.1392857" calcext:value-type="float">
            <text:p>16,031,652</text:p>
          </table:table-cell>
          <table:table-cell office:value-type="float" office:value="0" calcext:value-type="float">
            <text:p>0</text:p>
          </table:table-cell>
          <table:table-cell office:value-type="float" office:value="268042.507305195" calcext:value-type="float">
            <text:p>268,0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98274.5704434" calcext:value-type="float">
            <text:p>18,298,275</text:p>
          </table:table-cell>
          <table:table-cell office:value-type="float" office:value="0" calcext:value-type="float">
            <text:p>0</text:p>
          </table:table-cell>
          <table:table-cell office:value-type="float" office:value="210211947.855572" calcext:value-type="float">
            <text:p>210,211,948</text:p>
          </table:table-cell>
          <table:table-cell office:value-type="float" office:value="429553752.726376" calcext:value-type="float">
            <text:p>429,553,753</text:p>
          </table:table-cell>
          <table:table-cell office:value-type="float" office:value="114538290.690413" calcext:value-type="float">
            <text:p>114,538,291</text:p>
          </table:table-cell>
          <table:table-cell office:value-type="float" office:value="9141756.84837187" calcext:value-type="float">
            <text:p>9,141,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05627.6226039" calcext:value-type="float">
            <text:p>29,805,628</text:p>
          </table:table-cell>
          <table:table-cell office:value-type="float" office:value="124412495.196836" calcext:value-type="float">
            <text:p>124,412,495</text:p>
          </table:table-cell>
          <table:table-cell office:value-type="float" office:value="0" calcext:value-type="float">
            <text:p>0</text:p>
          </table:table-cell>
          <table:table-cell office:value-type="float" office:value="1155163417.34662" calcext:value-type="float">
            <text:p>1,155,163,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61662.7526602" calcext:value-type="float">
            <text:p>75,961,663</text:p>
          </table:table-cell>
          <table:table-cell office:value-type="float" office:value="9777559.875" calcext:value-type="float">
            <text:p>9,777,560</text:p>
          </table:table-cell>
          <table:table-cell office:value-type="float" office:value="8936884.82142857" calcext:value-type="float">
            <text:p>8,936,8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666030.40713" calcext:value-type="float">
            <text:p>11,666,030</text:p>
          </table:table-cell>
          <table:table-cell office:value-type="float" office:value="3813665635.35714" calcext:value-type="float">
            <text:p>3,813,665,635</text:p>
          </table:table-cell>
          <table:table-cell office:value-type="float" office:value="4440523783.56973" calcext:value-type="float">
            <text:p>4,440,523,784</text:p>
          </table:table-cell>
          <table:table-cell office:value-type="float" office:value="917663870.940174" calcext:value-type="float">
            <text:p>917,663,871</text:p>
          </table:table-cell>
          <table:table-cell office:value-type="float" office:value="2157725835.86089" calcext:value-type="float">
            <text:p>2,157,725,836</text:p>
          </table:table-cell>
          <table:table-cell office:value-type="float" office:value="2282797947.70885" calcext:value-type="float">
            <text:p>2,282,797,948</text:p>
          </table:table-cell>
          <table:table-cell office:value-type="float" office:value="248204938.307143" calcext:value-type="float">
            <text:p>248,204,938</text:p>
          </table:table-cell>
          <table:table-cell office:value-type="float" office:value="8936884.82142857" calcext:value-type="float">
            <text:p>8,936,885</text:p>
          </table:table-cell>
          <table:table-cell office:value-type="float" office:value="2583329.27787067" calcext:value-type="float">
            <text:p>2,583,329</text:p>
          </table:table-cell>
          <table:table-cell office:value-type="float" office:value="-981568778.508515" calcext:value-type="float">
            <text:p>-981,568,779</text:p>
          </table:table-cell>
          <table:table-cell office:value-type="string" calcext:value-type="string">
            <text:p>Part_time_Self_Employ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art_time_Self_Employed - counts</text:p>
          </table:table-cell>
          <table:table-cell office:value-type="float" office:value="41702" calcext:value-type="float">
            <text:p>41,702</text:p>
          </table:table-cell>
          <table:table-cell office:value-type="float" office:value="931846" calcext:value-type="float">
            <text:p>931,846</text:p>
          </table:table-cell>
          <table:table-cell office:value-type="float" office:value="63131" calcext:value-type="float">
            <text:p>63,131</text:p>
          </table:table-cell>
          <table:table-cell office:value-type="float" office:value="167404" calcext:value-type="float">
            <text:p>167,404</text:p>
          </table:table-cell>
          <table:table-cell office:value-type="float" office:value="143134" calcext:value-type="float">
            <text:p>143,134</text:p>
          </table:table-cell>
          <table:table-cell office:value-type="float" office:value="216136" calcext:value-type="float">
            <text:p>216,136</text:p>
          </table:table-cell>
          <table:table-cell office:value-type="float" office:value="86332" calcext:value-type="float">
            <text:p>86,332</text:p>
          </table:table-cell>
          <table:table-cell office:value-type="float" office:value="181049" calcext:value-type="float">
            <text:p>181,049</text:p>
          </table:table-cell>
          <table:table-cell office:value-type="float" office:value="71943" calcext:value-type="float">
            <text:p>71,943</text:p>
          </table:table-cell>
          <table:table-cell office:value-type="float" office:value="6462" calcext:value-type="float">
            <text:p>6,462</text:p>
          </table:table-cell>
          <table:table-cell office:value-type="float" office:value="1482" calcext:value-type="float">
            <text:p>1,482</text:p>
          </table:table-cell>
          <table:table-cell office:value-type="float" office:value="283745" calcext:value-type="float">
            <text:p>283,745</text:p>
          </table:table-cell>
          <table:table-cell office:value-type="float" office:value="8487" calcext:value-type="float">
            <text:p>8,487</text:p>
          </table:table-cell>
          <table:table-cell office:value-type="float" office:value="1455" calcext:value-type="float">
            <text:p>1,45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297" calcext:value-type="float">
            <text:p>1,297</text:p>
          </table:table-cell>
          <table:table-cell office:value-type="float" office:value="0" calcext:value-type="float">
            <text:p>0</text:p>
          </table:table-cell>
          <table:table-cell office:value-type="float" office:value="534468" calcext:value-type="float">
            <text:p>534,468</text:p>
          </table:table-cell>
          <table:table-cell office:value-type="float" office:value="553218" calcext:value-type="float">
            <text:p>553,218</text:p>
          </table:table-cell>
          <table:table-cell office:value-type="float" office:value="514154" calcext:value-type="float">
            <text:p>514,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550" calcext:value-type="float">
            <text:p>207,550</text:p>
          </table:table-cell>
          <table:table-cell office:value-type="float" office:value="169372" calcext:value-type="float">
            <text:p>169,37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00" calcext:value-type="float">
            <text:p>26,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22" calcext:value-type="float">
            <text:p>20,022</text:p>
          </table:table-cell>
          <table:table-cell office:value-type="float" office:value="4806" calcext:value-type="float">
            <text:p>4,806</text:p>
          </table:table-cell>
          <table:table-cell office:value-type="float" office:value="13082" calcext:value-type="float">
            <text:p>13,082</text:p>
          </table:table-cell>
          <table:table-cell office:value-type="float" office:value="5856" calcext:value-type="float">
            <text:p>5,856</text:p>
          </table:table-cell>
          <table:table-cell office:value-type="float" office:value="0" calcext:value-type="float">
            <text:p>0</text:p>
          </table:table-cell>
          <table:table-cell office:value-type="float" office:value="2301" calcext:value-type="float">
            <text:p>2,3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17" calcext:value-type="float">
            <text:p>2,817</text:p>
          </table:table-cell>
          <table:table-cell office:value-type="float" office:value="0" calcext:value-type="float">
            <text:p>0</text:p>
          </table:table-cell>
          <table:table-cell office:value-type="float" office:value="44786" calcext:value-type="float">
            <text:p>44,786</text:p>
          </table:table-cell>
          <table:table-cell office:value-type="float" office:value="41481" calcext:value-type="float">
            <text:p>41,481</text:p>
          </table:table-cell>
          <table:table-cell office:value-type="float" office:value="9626" calcext:value-type="float">
            <text:p>9,626</text:p>
          </table:table-cell>
          <table:table-cell office:value-type="float" office:value="1648" calcext:value-type="float">
            <text:p>1,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1" calcext:value-type="float">
            <text:p>6,051</text:p>
          </table:table-cell>
          <table:table-cell office:value-type="float" office:value="30682" calcext:value-type="float">
            <text:p>30,682</text:p>
          </table:table-cell>
          <table:table-cell office:value-type="float" office:value="0" calcext:value-type="float">
            <text:p>0</text:p>
          </table:table-cell>
          <table:table-cell office:value-type="float" office:value="112936" calcext:value-type="float">
            <text:p>112,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526" calcext:value-type="float">
            <text:p>83,526</text:p>
          </table:table-cell>
          <table:table-cell office:value-type="float" office:value="1447" calcext:value-type="float">
            <text:p>1,447</text:p>
          </table:table-cell>
          <table:table-cell office:value-type="float" office:value="6851" calcext:value-type="float">
            <text:p>6,8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718" calcext:value-type="float">
            <text:p>16,718</text:p>
          </table:table-cell>
          <table:table-cell office:value-type="float" office:value="526178" calcext:value-type="float">
            <text:p>526,178</text:p>
          </table:table-cell>
          <table:table-cell office:value-type="float" office:value="536405" calcext:value-type="float">
            <text:p>536,405</text:p>
          </table:table-cell>
          <table:table-cell office:value-type="float" office:value="96487" calcext:value-type="float">
            <text:p>96,487</text:p>
          </table:table-cell>
          <table:table-cell office:value-type="float" office:value="216278" calcext:value-type="float">
            <text:p>216,278</text:p>
          </table:table-cell>
          <table:table-cell office:value-type="float" office:value="419349" calcext:value-type="float">
            <text:p>419,349</text:p>
          </table:table-cell>
          <table:table-cell office:value-type="float" office:value="56643" calcext:value-type="float">
            <text:p>56,643</text:p>
          </table:table-cell>
          <table:table-cell office:value-type="float" office:value="6851" calcext:value-type="float">
            <text:p>6,851</text:p>
          </table:table-cell>
          <table:table-cell office:value-type="float" office:value="1297" calcext:value-type="float">
            <text:p>1,297</text:p>
          </table:table-cell>
          <table:table-cell office:value-type="float" office:value="465985" calcext:value-type="float">
            <text:p>465,985</text:p>
          </table:table-cell>
          <table:table-cell office:value-type="string" calcext:value-type="string">
            <text:p>Part_time_Self_Employ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Unemployed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2062.10385376" calcext:value-type="float">
            <text:p>3,052,062</text:p>
          </table:table-cell>
          <table:table-cell office:value-type="float" office:value="187468741.433516" calcext:value-type="float">
            <text:p>187,468,741</text:p>
          </table:table-cell>
          <table:table-cell office:value-type="float" office:value="4706754.18226568" calcext:value-type="float">
            <text:p>4,706,754</text:p>
          </table:table-cell>
          <table:table-cell office:value-type="float" office:value="807976.720797418" calcext:value-type="float">
            <text:p>807,977</text:p>
          </table:table-cell>
          <table:table-cell office:value-type="float" office:value="18782110.7716277" calcext:value-type="float">
            <text:p>18,782,111</text:p>
          </table:table-cell>
          <table:table-cell office:value-type="float" office:value="2286217.69200582" calcext:value-type="float">
            <text:p>2,286,218</text:p>
          </table:table-cell>
          <table:table-cell office:value-type="float" office:value="66496285.186793" calcext:value-type="float">
            <text:p>66,496,285</text:p>
          </table:table-cell>
          <table:table-cell office:value-type="float" office:value="3172219.74435594" calcext:value-type="float">
            <text:p>3,172,220</text:p>
          </table:table-cell>
          <table:table-cell office:value-type="float" office:value="0" calcext:value-type="float">
            <text:p>0</text:p>
          </table:table-cell>
          <table:table-cell office:value-type="float" office:value="13005325.0716775" calcext:value-type="float">
            <text:p>13,005,325</text:p>
          </table:table-cell>
          <table:table-cell office:value-type="float" office:value="0" calcext:value-type="float">
            <text:p>0</text:p>
          </table:table-cell>
          <table:table-cell office:value-type="float" office:value="36117024.1101522" calcext:value-type="float">
            <text:p>36,117,0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462774.9798377" calcext:value-type="float">
            <text:p>15,462,7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380959.8832104" calcext:value-type="float">
            <text:p>22,380,960</text:p>
          </table:table-cell>
          <table:table-cell office:value-type="float" office:value="0" calcext:value-type="float">
            <text:p>0</text:p>
          </table:table-cell>
          <table:table-cell office:value-type="float" office:value="528363912.586111" calcext:value-type="float">
            <text:p>528,363,913</text:p>
          </table:table-cell>
          <table:table-cell office:value-type="float" office:value="5811120.71678572" calcext:value-type="float">
            <text:p>5,811,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937657.642857" calcext:value-type="float">
            <text:p>251,937,658</text:p>
          </table:table-cell>
          <table:table-cell office:value-type="float" office:value="40388504.925" calcext:value-type="float">
            <text:p>40,388,5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350780.9375" calcext:value-type="float">
            <text:p>145,350,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109985.094643" calcext:value-type="float">
            <text:p>207,109,985</text:p>
          </table:table-cell>
          <table:table-cell office:value-type="float" office:value="98165283.975" calcext:value-type="float">
            <text:p>98,165,284</text:p>
          </table:table-cell>
          <table:table-cell office:value-type="float" office:value="12093260.5285714" calcext:value-type="float">
            <text:p>12,093,261</text:p>
          </table:table-cell>
          <table:table-cell office:value-type="float" office:value="8314665.79285714" calcext:value-type="float">
            <text:p>8,314,6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19609.9642857" calcext:value-type="float">
            <text:p>41,019,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435803.7142857" calcext:value-type="float">
            <text:p>71,435,804</text:p>
          </table:table-cell>
          <table:table-cell office:value-type="float" office:value="0" calcext:value-type="float">
            <text:p>0</text:p>
          </table:table-cell>
          <table:table-cell office:value-type="float" office:value="15640711.8226601" calcext:value-type="float">
            <text:p>15,640,712</text:p>
          </table:table-cell>
          <table:table-cell office:value-type="float" office:value="0" calcext:value-type="float">
            <text:p>0</text:p>
          </table:table-cell>
          <table:table-cell office:value-type="float" office:value="24047358.884453" calcext:value-type="float">
            <text:p>24,047,359</text:p>
          </table:table-cell>
          <table:table-cell office:value-type="float" office:value="314167220.611824" calcext:value-type="float">
            <text:p>314,167,221</text:p>
          </table:table-cell>
          <table:table-cell office:value-type="float" office:value="174330883.819778" calcext:value-type="float">
            <text:p>174,330,884</text:p>
          </table:table-cell>
          <table:table-cell office:value-type="float" office:value="34517419.0285714" calcext:value-type="float">
            <text:p>34,517,419</text:p>
          </table:table-cell>
          <table:table-cell office:value-type="float" office:value="1289365.67867556" calcext:value-type="float">
            <text:p>1,289,366</text:p>
          </table:table-cell>
          <table:table-cell office:value-type="float" office:value="0" calcext:value-type="float">
            <text:p>0</text:p>
          </table:table-cell>
          <table:table-cell office:value-type="float" office:value="305115940.429818" calcext:value-type="float">
            <text:p>305,115,940</text:p>
          </table:table-cell>
          <table:table-cell office:value-type="float" office:value="284539370.20206" calcext:value-type="float">
            <text:p>284,539,370</text:p>
          </table:table-cell>
          <table:table-cell office:value-type="float" office:value="0" calcext:value-type="float">
            <text:p>0</text:p>
          </table:table-cell>
          <table:table-cell office:value-type="float" office:value="3328098312.79637" calcext:value-type="float">
            <text:p>3,328,098,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1145701.268956" calcext:value-type="float">
            <text:p>321,145,701</text:p>
          </table:table-cell>
          <table:table-cell office:value-type="float" office:value="49239169.875" calcext:value-type="float">
            <text:p>49,239,170</text:p>
          </table:table-cell>
          <table:table-cell office:value-type="float" office:value="31712831.25" calcext:value-type="float">
            <text:p>31,712,831</text:p>
          </table:table-cell>
          <table:table-cell office:value-type="float" office:value="0" calcext:value-type="float">
            <text:p>0</text:p>
          </table:table-cell>
          <table:table-cell office:value-type="float" office:value="13954012.440636" calcext:value-type="float">
            <text:p>13,954,0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093166.1242336" calcext:value-type="float">
            <text:p>22,093,166</text:p>
          </table:table-cell>
          <table:table-cell office:value-type="float" office:value="5773613850.6838" calcext:value-type="float">
            <text:p>5,773,613,851</text:p>
          </table:table-cell>
          <table:table-cell office:value-type="float" office:value="1138007558.65518" calcext:value-type="float">
            <text:p>1,138,007,559</text:p>
          </table:table-cell>
          <table:table-cell office:value-type="float" office:value="4818964403.97051" calcext:value-type="float">
            <text:p>4,818,964,404</text:p>
          </table:table-cell>
          <table:table-cell office:value-type="float" office:value="954649446.713296" calcext:value-type="float">
            <text:p>954,649,447</text:p>
          </table:table-cell>
          <table:table-cell office:value-type="float" office:value="471033976.328571" calcext:value-type="float">
            <text:p>471,033,976</text:p>
          </table:table-cell>
          <table:table-cell office:value-type="float" office:value="31712831.25" calcext:value-type="float">
            <text:p>31,712,831</text:p>
          </table:table-cell>
          <table:table-cell office:value-type="float" office:value="0" calcext:value-type="float">
            <text:p>0</text:p>
          </table:table-cell>
          <table:table-cell office:value-type="float" office:value="5222868978.21448" calcext:value-type="float">
            <text:p>5,222,868,978</text:p>
          </table:table-cell>
          <table:table-cell office:value-type="string" calcext:value-type="string">
            <text:p>Unemploy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Unemployed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5" calcext:value-type="float">
            <text:p>8,075</text:p>
          </table:table-cell>
          <table:table-cell office:value-type="float" office:value="24106" calcext:value-type="float">
            <text:p>24,106</text:p>
          </table:table-cell>
          <table:table-cell office:value-type="float" office:value="20726" calcext:value-type="float">
            <text:p>20,726</text:p>
          </table:table-cell>
          <table:table-cell office:value-type="float" office:value="109678" calcext:value-type="float">
            <text:p>109,678</text:p>
          </table:table-cell>
          <table:table-cell office:value-type="float" office:value="7755" calcext:value-type="float">
            <text:p>7,755</text:p>
          </table:table-cell>
          <table:table-cell office:value-type="float" office:value="39264" calcext:value-type="float">
            <text:p>39,264</text:p>
          </table:table-cell>
          <table:table-cell office:value-type="float" office:value="9462" calcext:value-type="float">
            <text:p>9,462</text:p>
          </table:table-cell>
          <table:table-cell office:value-type="float" office:value="4965" calcext:value-type="float">
            <text:p>4,965</text:p>
          </table:table-cell>
          <table:table-cell office:value-type="float" office:value="0" calcext:value-type="float">
            <text:p>0</text:p>
          </table:table-cell>
          <table:table-cell office:value-type="float" office:value="91360" calcext:value-type="float">
            <text:p>91,360</text:p>
          </table:table-cell>
          <table:table-cell office:value-type="float" office:value="0" calcext:value-type="float">
            <text:p>0</text:p>
          </table:table-cell>
          <table:table-cell office:value-type="float" office:value="6797" calcext:value-type="float">
            <text:p>6,79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458" calcext:value-type="float">
            <text:p>3,4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22" calcext:value-type="float">
            <text:p>9,322</text:p>
          </table:table-cell>
          <table:table-cell office:value-type="float" office:value="0" calcext:value-type="float">
            <text:p>0</text:p>
          </table:table-cell>
          <table:table-cell office:value-type="float" office:value="361230" calcext:value-type="float">
            <text:p>361,230</text:p>
          </table:table-cell>
          <table:table-cell office:value-type="float" office:value="11721" calcext:value-type="float">
            <text:p>11,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961" calcext:value-type="float">
            <text:p>140,961</text:p>
          </table:table-cell>
          <table:table-cell office:value-type="float" office:value="3914" calcext:value-type="float">
            <text:p>3,9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295" calcext:value-type="float">
            <text:p>36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33" calcext:value-type="float">
            <text:p>45,933</text:p>
          </table:table-cell>
          <table:table-cell office:value-type="float" office:value="37968" calcext:value-type="float">
            <text:p>37,968</text:p>
          </table:table-cell>
          <table:table-cell office:value-type="float" office:value="4260" calcext:value-type="float">
            <text:p>4,260</text:p>
          </table:table-cell>
          <table:table-cell office:value-type="float" office:value="2945" calcext:value-type="float">
            <text:p>2,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3" calcext:value-type="float">
            <text:p>2,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76" calcext:value-type="float">
            <text:p>17,376</text:p>
          </table:table-cell>
          <table:table-cell office:value-type="float" office:value="0" calcext:value-type="float">
            <text:p>0</text:p>
          </table:table-cell>
          <table:table-cell office:value-type="float" office:value="5457" calcext:value-type="float">
            <text:p>5,457</text:p>
          </table:table-cell>
          <table:table-cell office:value-type="float" office:value="0" calcext:value-type="float">
            <text:p>0</text:p>
          </table:table-cell>
          <table:table-cell office:value-type="float" office:value="5379" calcext:value-type="float">
            <text:p>5,379</text:p>
          </table:table-cell>
          <table:table-cell office:value-type="float" office:value="51887" calcext:value-type="float">
            <text:p>51,887</text:p>
          </table:table-cell>
          <table:table-cell office:value-type="float" office:value="30595" calcext:value-type="float">
            <text:p>30,595</text:p>
          </table:table-cell>
          <table:table-cell office:value-type="float" office:value="7801" calcext:value-type="float">
            <text:p>7,801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75199" calcext:value-type="float">
            <text:p>75,199</text:p>
          </table:table-cell>
          <table:table-cell office:value-type="float" office:value="62930" calcext:value-type="float">
            <text:p>62,930</text:p>
          </table:table-cell>
          <table:table-cell office:value-type="float" office:value="0" calcext:value-type="float">
            <text:p>0</text:p>
          </table:table-cell>
          <table:table-cell office:value-type="float" office:value="525185" calcext:value-type="float">
            <text:p>525,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534" calcext:value-type="float">
            <text:p>259,534</text:p>
          </table:table-cell>
          <table:table-cell office:value-type="float" office:value="7287" calcext:value-type="float">
            <text:p>7,287</text:p>
          </table:table-cell>
          <table:table-cell office:value-type="float" office:value="11232" calcext:value-type="float">
            <text:p>11,232</text:p>
          </table:table-cell>
          <table:table-cell office:value-type="float" office:value="0" calcext:value-type="float">
            <text:p>0</text:p>
          </table:table-cell>
          <table:table-cell office:value-type="float" office:value="17029" calcext:value-type="float">
            <text:p>17,0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322" calcext:value-type="float">
            <text:p>9,322</text:p>
          </table:table-cell>
          <table:table-cell office:value-type="float" office:value="783384" calcext:value-type="float">
            <text:p>783,384</text:p>
          </table:table-cell>
          <table:table-cell office:value-type="float" office:value="155563" calcext:value-type="float">
            <text:p>155,563</text:p>
          </table:table-cell>
          <table:table-cell office:value-type="float" office:value="694224" calcext:value-type="float">
            <text:p>694,224</text:p>
          </table:table-cell>
          <table:table-cell office:value-type="float" office:value="261029" calcext:value-type="float">
            <text:p>261,029</text:p>
          </table:table-cell>
          <table:table-cell office:value-type="float" office:value="85931" calcext:value-type="float">
            <text:p>85,931</text:p>
          </table:table-cell>
          <table:table-cell office:value-type="float" office:value="11232" calcext:value-type="float">
            <text:p>11,232</text:p>
          </table:table-cell>
          <table:table-cell office:value-type="float" office:value="0" calcext:value-type="float">
            <text:p>0</text:p>
          </table:table-cell>
          <table:table-cell office:value-type="float" office:value="762332" calcext:value-type="float">
            <text:p>762,332</text:p>
          </table:table-cell>
          <table:table-cell office:value-type="string" calcext:value-type="string">
            <text:p>Unemploy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tired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93382.6253808" calcext:value-type="float">
            <text:p>60,193,383</text:p>
          </table:table-cell>
          <table:table-cell office:value-type="float" office:value="92661184963.9159" calcext:value-type="float">
            <text:p>92,661,184,964</text:p>
          </table:table-cell>
          <table:table-cell office:value-type="float" office:value="378318591.039253" calcext:value-type="float">
            <text:p>378,318,591</text:p>
          </table:table-cell>
          <table:table-cell office:value-type="float" office:value="195410089.938967" calcext:value-type="float">
            <text:p>195,410,090</text:p>
          </table:table-cell>
          <table:table-cell office:value-type="float" office:value="2642671974.29786" calcext:value-type="float">
            <text:p>2,642,671,974</text:p>
          </table:table-cell>
          <table:table-cell office:value-type="float" office:value="1409408092.52808" calcext:value-type="float">
            <text:p>1,409,408,093</text:p>
          </table:table-cell>
          <table:table-cell office:value-type="float" office:value="3735987126.31591" calcext:value-type="float">
            <text:p>3,735,987,126</text:p>
          </table:table-cell>
          <table:table-cell office:value-type="float" office:value="16118205.7675372" calcext:value-type="float">
            <text:p>16,118,206</text:p>
          </table:table-cell>
          <table:table-cell office:value-type="float" office:value="43261320.4809188" calcext:value-type="float">
            <text:p>43,261,320</text:p>
          </table:table-cell>
          <table:table-cell office:value-type="float" office:value="1324732363.02768" calcext:value-type="float">
            <text:p>1,324,732,363</text:p>
          </table:table-cell>
          <table:table-cell office:value-type="float" office:value="790206995.531682" calcext:value-type="float">
            <text:p>790,206,996</text:p>
          </table:table-cell>
          <table:table-cell office:value-type="float" office:value="132274236.760423" calcext:value-type="float">
            <text:p>132,274,237</text:p>
          </table:table-cell>
          <table:table-cell office:value-type="float" office:value="1501177.5" calcext:value-type="float">
            <text:p>1,501,178</text:p>
          </table:table-cell>
          <table:table-cell office:value-type="float" office:value="0" calcext:value-type="float">
            <text:p>0</text:p>
          </table:table-cell>
          <table:table-cell office:value-type="float" office:value="12787402.5" calcext:value-type="float">
            <text:p>12,787,403</text:p>
          </table:table-cell>
          <table:table-cell office:value-type="float" office:value="0" calcext:value-type="float">
            <text:p>0</text:p>
          </table:table-cell>
          <table:table-cell office:value-type="float" office:value="27176315.4418702" calcext:value-type="float">
            <text:p>27,176,315</text:p>
          </table:table-cell>
          <table:table-cell office:value-type="float" office:value="3742935.46378714" calcext:value-type="float">
            <text:p>3,742,9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845255722.0021" calcext:value-type="float">
            <text:p>14,845,255,722</text:p>
          </table:table-cell>
          <table:table-cell office:value-type="float" office:value="0" calcext:value-type="float">
            <text:p>0</text:p>
          </table:table-cell>
          <table:table-cell office:value-type="float" office:value="13372248002.6764" calcext:value-type="float">
            <text:p>13,372,248,003</text:p>
          </table:table-cell>
          <table:table-cell office:value-type="float" office:value="9558734.42571429" calcext:value-type="float">
            <text:p>9,558,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66669.2428571" calcext:value-type="float">
            <text:p>43,066,669</text:p>
          </table:table-cell>
          <table:table-cell office:value-type="float" office:value="88590488374.5107" calcext:value-type="float">
            <text:p>88,590,488,375</text:p>
          </table:table-cell>
          <table:table-cell office:value-type="float" office:value="0" calcext:value-type="float">
            <text:p>0</text:p>
          </table:table-cell>
          <table:table-cell office:value-type="float" office:value="80811102.4731593" calcext:value-type="float">
            <text:p>80,811,102</text:p>
          </table:table-cell>
          <table:table-cell office:value-type="float" office:value="495374967.04302" calcext:value-type="float">
            <text:p>495,374,967</text:p>
          </table:table-cell>
          <table:table-cell office:value-type="float" office:value="35378777.6678571" calcext:value-type="float">
            <text:p>35,378,778</text:p>
          </table:table-cell>
          <table:table-cell office:value-type="float" office:value="3525568236.51429" calcext:value-type="float">
            <text:p>3,525,568,237</text:p>
          </table:table-cell>
          <table:table-cell office:value-type="float" office:value="1445482379.83929" calcext:value-type="float">
            <text:p>1,445,482,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8564143.43393" calcext:value-type="float">
            <text:p>1,228,564,143</text:p>
          </table:table-cell>
          <table:table-cell office:value-type="float" office:value="665564112.235714" calcext:value-type="float">
            <text:p>665,564,112</text:p>
          </table:table-cell>
          <table:table-cell office:value-type="float" office:value="992988952.682143" calcext:value-type="float">
            <text:p>992,988,953</text:p>
          </table:table-cell>
          <table:table-cell office:value-type="float" office:value="879165307.285714" calcext:value-type="float">
            <text:p>879,165,307</text:p>
          </table:table-cell>
          <table:table-cell office:value-type="float" office:value="0" calcext:value-type="float">
            <text:p>0</text:p>
          </table:table-cell>
          <table:table-cell office:value-type="float" office:value="738777.506242665" calcext:value-type="float">
            <text:p>738,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81914.2857143" calcext:value-type="float">
            <text:p>31,181,9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0384.05714286" calcext:value-type="float">
            <text:p>4,730,384</text:p>
          </table:table-cell>
          <table:table-cell office:value-type="float" office:value="6047627.25779967" calcext:value-type="float">
            <text:p>6,047,627</text:p>
          </table:table-cell>
          <table:table-cell office:value-type="float" office:value="0" calcext:value-type="float">
            <text:p>0</text:p>
          </table:table-cell>
          <table:table-cell office:value-type="float" office:value="40146129.8348702" calcext:value-type="float">
            <text:p>40,146,130</text:p>
          </table:table-cell>
          <table:table-cell office:value-type="float" office:value="6887160" calcext:value-type="float">
            <text:p>6,887,160</text:p>
          </table:table-cell>
          <table:table-cell office:value-type="float" office:value="648342081.122941" calcext:value-type="float">
            <text:p>648,342,081</text:p>
          </table:table-cell>
          <table:table-cell office:value-type="float" office:value="107046979.912766" calcext:value-type="float">
            <text:p>107,046,980</text:p>
          </table:table-cell>
          <table:table-cell office:value-type="float" office:value="3269345638.32305" calcext:value-type="float">
            <text:p>3,269,345,638</text:p>
          </table:table-cell>
          <table:table-cell office:value-type="float" office:value="330643994.879648" calcext:value-type="float">
            <text:p>330,643,995</text:p>
          </table:table-cell>
          <table:table-cell office:value-type="float" office:value="26311977.9378797" calcext:value-type="float">
            <text:p>26,311,978</text:p>
          </table:table-cell>
          <table:table-cell office:value-type="float" office:value="4705278810.19071" calcext:value-type="float">
            <text:p>4,705,278,810</text:p>
          </table:table-cell>
          <table:table-cell office:value-type="float" office:value="0" calcext:value-type="float">
            <text:p>0</text:p>
          </table:table-cell>
          <table:table-cell office:value-type="float" office:value="171757954.272215" calcext:value-type="float">
            <text:p>171,757,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0200877.0748" calcext:value-type="float">
            <text:p>2,970,200,877</text:p>
          </table:table-cell>
          <table:table-cell office:value-type="float" office:value="18237480.375" calcext:value-type="float">
            <text:p>18,237,480</text:p>
          </table:table-cell>
          <table:table-cell office:value-type="float" office:value="1377514.28571429" calcext:value-type="float">
            <text:p>1,377,514</text:p>
          </table:table-cell>
          <table:table-cell office:value-type="float" office:value="16153571.2" calcext:value-type="float">
            <text:p>16,153,571</text:p>
          </table:table-cell>
          <table:table-cell office:value-type="float" office:value="4514392.60885832" calcext:value-type="float">
            <text:p>4,514,3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322423224.8249" calcext:value-type="float">
            <text:p>14,322,423,225</text:p>
          </table:table-cell>
          <table:table-cell office:value-type="float" office:value="110341396288.054" calcext:value-type="float">
            <text:p>110,341,396,288</text:p>
          </table:table-cell>
          <table:table-cell office:value-type="float" office:value="9134002772.20187" calcext:value-type="float">
            <text:p>9,134,002,772</text:p>
          </table:table-cell>
          <table:table-cell office:value-type="float" office:value="12277339117.8346" calcext:value-type="float">
            <text:p>12,277,339,118</text:p>
          </table:table-cell>
          <table:table-cell office:value-type="float" office:value="98064057170.2194" calcext:value-type="float">
            <text:p>98,064,057,170</text:p>
          </table:table-cell>
          <table:table-cell office:value-type="float" office:value="8788865480.85893" calcext:value-type="float">
            <text:p>8,788,865,481</text:p>
          </table:table-cell>
          <table:table-cell office:value-type="float" office:value="17531085.4857143" calcext:value-type="float">
            <text:p>17,531,085</text:p>
          </table:table-cell>
          <table:table-cell office:value-type="float" office:value="0" calcext:value-type="float">
            <text:p>0</text:p>
          </table:table-cell>
          <table:table-cell office:value-type="float" office:value="82123892563.3756" calcext:value-type="float">
            <text:p>82,123,892,563</text:p>
          </table:table-cell>
          <table:table-cell office:value-type="string" calcext:value-type="string">
            <text:p>Retir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tired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31" calcext:value-type="float">
            <text:p>18,731</text:p>
          </table:table-cell>
          <table:table-cell office:value-type="float" office:value="7428149" calcext:value-type="float">
            <text:p>7,428,149</text:p>
          </table:table-cell>
          <table:table-cell office:value-type="float" office:value="1788790" calcext:value-type="float">
            <text:p>1,788,790</text:p>
          </table:table-cell>
          <table:table-cell office:value-type="float" office:value="2754300" calcext:value-type="float">
            <text:p>2,754,300</text:p>
          </table:table-cell>
          <table:table-cell office:value-type="float" office:value="1056756" calcext:value-type="float">
            <text:p>1,056,756</text:p>
          </table:table-cell>
          <table:table-cell office:value-type="float" office:value="2460292" calcext:value-type="float">
            <text:p>2,460,292</text:p>
          </table:table-cell>
          <table:table-cell office:value-type="float" office:value="411366" calcext:value-type="float">
            <text:p>411,366</text:p>
          </table:table-cell>
          <table:table-cell office:value-type="float" office:value="22600" calcext:value-type="float">
            <text:p>22,600</text:p>
          </table:table-cell>
          <table:table-cell office:value-type="float" office:value="30091" calcext:value-type="float">
            <text:p>30,091</text:p>
          </table:table-cell>
          <table:table-cell office:value-type="float" office:value="3662674" calcext:value-type="float">
            <text:p>3,662,674</text:p>
          </table:table-cell>
          <table:table-cell office:value-type="float" office:value="58235" calcext:value-type="float">
            <text:p>58,235</text:p>
          </table:table-cell>
          <table:table-cell office:value-type="float" office:value="29233" calcext:value-type="float">
            <text:p>29,233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,167</text:p>
          </table:table-cell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,884</text:p>
          </table:table-cell>
          <table:table-cell office:value-type="float" office:value="1551" calcext:value-type="float">
            <text:p>1,55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16268" calcext:value-type="float">
            <text:p>5,016,268</text:p>
          </table:table-cell>
          <table:table-cell office:value-type="float" office:value="0" calcext:value-type="float">
            <text:p>0</text:p>
          </table:table-cell>
          <table:table-cell office:value-type="float" office:value="7461102" calcext:value-type="float">
            <text:p>7,461,102</text:p>
          </table:table-cell>
          <table:table-cell office:value-type="float" office:value="8089" calcext:value-type="float">
            <text:p>8,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10" calcext:value-type="float">
            <text:p>24,710</text:p>
          </table:table-cell>
          <table:table-cell office:value-type="float" office:value="10145425" calcext:value-type="float">
            <text:p>10,145,425</text:p>
          </table:table-cell>
          <table:table-cell office:value-type="float" office:value="0" calcext:value-type="float">
            <text:p>0</text:p>
          </table:table-cell>
          <table:table-cell office:value-type="float" office:value="12453" calcext:value-type="float">
            <text:p>12,453</text:p>
          </table:table-cell>
          <table:table-cell office:value-type="float" office:value="81308" calcext:value-type="float">
            <text:p>81,308</text:p>
          </table:table-cell>
          <table:table-cell office:value-type="float" office:value="7610" calcext:value-type="float">
            <text:p>7,610</text:p>
          </table:table-cell>
          <table:table-cell office:value-type="float" office:value="770302" calcext:value-type="float">
            <text:p>770,302</text:p>
          </table:table-cell>
          <table:table-cell office:value-type="float" office:value="360946" calcext:value-type="float">
            <text:p>360,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816" calcext:value-type="float">
            <text:p>285,816</text:p>
          </table:table-cell>
          <table:table-cell office:value-type="float" office:value="234503" calcext:value-type="float">
            <text:p>234,503</text:p>
          </table:table-cell>
          <table:table-cell office:value-type="float" office:value="276008" calcext:value-type="float">
            <text:p>276,008</text:p>
          </table:table-cell>
          <table:table-cell office:value-type="float" office:value="262797" calcext:value-type="float">
            <text:p>262,797</text:p>
          </table:table-cell>
          <table:table-cell office:value-type="float" office:value="0" calcext:value-type="float">
            <text:p>0</text:p>
          </table:table-cell>
          <table:table-cell office:value-type="float" office:value="5690" calcext:value-type="float">
            <text:p>5,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8" calcext:value-type="float">
            <text:p>2,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44" calcext:value-type="float">
            <text:p>4,444</text:p>
          </table:table-cell>
          <table:table-cell office:value-type="float" office:value="2110" calcext:value-type="float">
            <text:p>2,110</text:p>
          </table:table-cell>
          <table:table-cell office:value-type="float" office:value="0" calcext:value-type="float">
            <text:p>0</text:p>
          </table:table-cell>
          <table:table-cell office:value-type="float" office:value="24525" calcext:value-type="float">
            <text:p>24,525</text:p>
          </table:table-cell>
          <table:table-cell office:value-type="float" office:value="1822" calcext:value-type="float">
            <text:p>1,822</text:p>
          </table:table-cell>
          <table:table-cell office:value-type="float" office:value="52060" calcext:value-type="float">
            <text:p>52,060</text:p>
          </table:table-cell>
          <table:table-cell office:value-type="float" office:value="16419" calcext:value-type="float">
            <text:p>16,419</text:p>
          </table:table-cell>
          <table:table-cell office:value-type="float" office:value="986402" calcext:value-type="float">
            <text:p>986,402</text:p>
          </table:table-cell>
          <table:table-cell office:value-type="float" office:value="577934" calcext:value-type="float">
            <text:p>577,934</text:p>
          </table:table-cell>
          <table:table-cell office:value-type="float" office:value="3924" calcext:value-type="float">
            <text:p>3,924</text:p>
          </table:table-cell>
          <table:table-cell office:value-type="float" office:value="1052376" calcext:value-type="float">
            <text:p>1,052,376</text:p>
          </table:table-cell>
          <table:table-cell office:value-type="float" office:value="0" calcext:value-type="float">
            <text:p>0</text:p>
          </table:table-cell>
          <table:table-cell office:value-type="float" office:value="34861" calcext:value-type="float">
            <text:p>34,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0075" calcext:value-type="float">
            <text:p>2,720,075</text:p>
          </table:table-cell>
          <table:table-cell office:value-type="float" office:value="2699" calcext:value-type="float">
            <text:p>2,699</text:p>
          </table:table-cell>
          <table:table-cell office:value-type="float" office:value="1056" calcext:value-type="float">
            <text:p>1,056</text:p>
          </table:table-cell>
          <table:table-cell office:value-type="float" office:value="34904" calcext:value-type="float">
            <text:p>34,904</text:p>
          </table:table-cell>
          <table:table-cell office:value-type="float" office:value="7366" calcext:value-type="float">
            <text:p>7,3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68644" calcext:value-type="float">
            <text:p>4,968,644</text:p>
          </table:table-cell>
          <table:table-cell office:value-type="float" office:value="10275710" calcext:value-type="float">
            <text:p>10,275,710</text:p>
          </table:table-cell>
          <table:table-cell office:value-type="float" office:value="1894016" calcext:value-type="float">
            <text:p>1,894,016</text:p>
          </table:table-cell>
          <table:table-cell office:value-type="float" office:value="2954786" calcext:value-type="float">
            <text:p>2,954,786</text:p>
          </table:table-cell>
          <table:table-cell office:value-type="float" office:value="10217331" calcext:value-type="float">
            <text:p>10,217,331</text:p>
          </table:table-cell>
          <table:table-cell office:value-type="float" office:value="1724655" calcext:value-type="float">
            <text:p>1,724,655</text:p>
          </table:table-cell>
          <table:table-cell office:value-type="float" office:value="35960" calcext:value-type="float">
            <text:p>35,960</text:p>
          </table:table-cell>
          <table:table-cell office:value-type="float" office:value="0" calcext:value-type="float">
            <text:p>0</text:p>
          </table:table-cell>
          <table:table-cell office:value-type="float" office:value="9853429" calcext:value-type="float">
            <text:p>9,853,429</text:p>
          </table:table-cell>
          <table:table-cell office:value-type="string" calcext:value-type="string">
            <text:p>Retired - counts</text:p>
          </table:table-cell>
          <table:table-cell table:number-columns-repeated="924"/>
        </table:table-row>
        <table:table-row table:style-name="ro1">
          <table:table-cell table:style-name="ce2" office:value-type="string" calcext:value-type="string">
            <text:p>Student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2672.26464443" calcext:value-type="float">
            <text:p>2,002,672</text:p>
          </table:table-cell>
          <table:table-cell office:value-type="float" office:value="63358643.2850407" calcext:value-type="float">
            <text:p>63,358,643</text:p>
          </table:table-cell>
          <table:table-cell office:value-type="float" office:value="59713.3208353889" calcext:value-type="float">
            <text:p>59,713</text:p>
          </table:table-cell>
          <table:table-cell office:value-type="float" office:value="6909898.25225379" calcext:value-type="float">
            <text:p>6,909,898</text:p>
          </table:table-cell>
          <table:table-cell office:value-type="float" office:value="6752022.90197797" calcext:value-type="float">
            <text:p>6,752,023</text:p>
          </table:table-cell>
          <table:table-cell office:value-type="float" office:value="22701934.825129" calcext:value-type="float">
            <text:p>22,701,935</text:p>
          </table:table-cell>
          <table:table-cell office:value-type="float" office:value="33768848.3099218" calcext:value-type="float">
            <text:p>33,768,848</text:p>
          </table:table-cell>
          <table:table-cell office:value-type="float" office:value="0" calcext:value-type="float">
            <text:p>0</text:p>
          </table:table-cell>
          <table:table-cell office:value-type="float" office:value="13.4729926280054" calcext:value-type="float">
            <text:p>13</text:p>
          </table:table-cell>
          <table:table-cell office:value-type="float" office:value="5186031.4763391" calcext:value-type="float">
            <text:p>5,186,03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497228.02326129" calcext:value-type="float">
            <text:p>2,497,228</text:p>
          </table:table-cell>
          <table:table-cell office:value-type="float" office:value="0" calcext:value-type="float">
            <text:p>0</text:p>
          </table:table-cell>
          <table:table-cell office:value-type="float" office:value="250177204.90625" calcext:value-type="float">
            <text:p>250,177,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760459.510714" calcext:value-type="float">
            <text:p>132,760,460</text:p>
          </table:table-cell>
          <table:table-cell office:value-type="float" office:value="16167634.7142857" calcext:value-type="float">
            <text:p>16,167,6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738864.7053572" calcext:value-type="float">
            <text:p>80,738,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35943.7464286" calcext:value-type="float">
            <text:p>55,335,944</text:p>
          </table:table-cell>
          <table:table-cell office:value-type="float" office:value="28398855.3857143" calcext:value-type="float">
            <text:p>28,398,855</text:p>
          </table:table-cell>
          <table:table-cell office:value-type="float" office:value="13484810.85" calcext:value-type="float">
            <text:p>13,484,811</text:p>
          </table:table-cell>
          <table:table-cell office:value-type="float" office:value="4021324.23214286" calcext:value-type="float">
            <text:p>4,021,3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073353.1879715" calcext:value-type="float">
            <text:p>30,073,353</text:p>
          </table:table-cell>
          <table:table-cell office:value-type="float" office:value="341893010.518298" calcext:value-type="float">
            <text:p>341,893,011</text:p>
          </table:table-cell>
          <table:table-cell office:value-type="float" office:value="0" calcext:value-type="float">
            <text:p>0</text:p>
          </table:table-cell>
          <table:table-cell office:value-type="float" office:value="161785556.892857" calcext:value-type="float">
            <text:p>161,785,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3012.63245683" calcext:value-type="float">
            <text:p>2,143,013</text:p>
          </table:table-cell>
          <table:table-cell office:value-type="float" office:value="818585899.137587" calcext:value-type="float">
            <text:p>818,585,899</text:p>
          </table:table-cell>
          <table:table-cell office:value-type="float" office:value="0" calcext:value-type="float">
            <text:p>0</text:p>
          </table:table-cell>
          <table:table-cell office:value-type="float" office:value="402144339.113134" calcext:value-type="float">
            <text:p>402,144,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453288.516786" calcext:value-type="float">
            <text:p>149,453,289</text:p>
          </table:table-cell>
          <table:table-cell office:value-type="float" office:value="0" calcext:value-type="float">
            <text:p>0</text:p>
          </table:table-cell>
          <table:table-cell office:value-type="float" office:value="7529367.85714286" calcext:value-type="float">
            <text:p>7,529,368</text:p>
          </table:table-cell>
          <table:table-cell office:value-type="float" office:value="3456190.4" calcext:value-type="float">
            <text:p>3,456,190</text:p>
          </table:table-cell>
          <table:table-cell office:value-type="float" office:value="17425.362156403" calcext:value-type="float">
            <text:p>17,4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97228.02326129" calcext:value-type="float">
            <text:p>2,497,228</text:p>
          </table:table-cell>
          <table:table-cell office:value-type="float" office:value="2247989336.76303" calcext:value-type="float">
            <text:p>2,247,989,337</text:p>
          </table:table-cell>
          <table:table-cell office:value-type="float" office:value="1354480832.36917" calcext:value-type="float">
            <text:p>1,354,480,832</text:p>
          </table:table-cell>
          <table:table-cell office:value-type="float" office:value="1913607827.85623" calcext:value-type="float">
            <text:p>1,913,607,828</text:p>
          </table:table-cell>
          <table:table-cell office:value-type="float" office:value="334381508.906799" calcext:value-type="float">
            <text:p>334,381,509</text:p>
          </table:table-cell>
          <table:table-cell office:value-type="float" office:value="185435989.319643" calcext:value-type="float">
            <text:p>185,435,989</text:p>
          </table:table-cell>
          <table:table-cell office:value-type="float" office:value="10985558.2571429" calcext:value-type="float">
            <text:p>10,985,558</text:p>
          </table:table-cell>
          <table:table-cell office:value-type="float" office:value="0" calcext:value-type="float">
            <text:p>0</text:p>
          </table:table-cell>
          <table:table-cell office:value-type="float" office:value="1995314903.83352" calcext:value-type="float">
            <text:p>1,995,314,904</text:p>
          </table:table-cell>
          <table:table-cell table:style-name="ce4" office:value-type="string" calcext:value-type="string">
            <text:p>Student - £p.a</text:p>
          </table:table-cell>
          <table:table-cell table:style-name="ce4" table:number-columns-repeated="912"/>
          <table:table-cell table:number-columns-repeated="12"/>
        </table:table-row>
        <table:table-row table:style-name="ro1">
          <table:table-cell table:style-name="ce2" office:value-type="string" calcext:value-type="string">
            <text:p>Student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6" calcext:value-type="float">
            <text:p>9,056</text:p>
          </table:table-cell>
          <table:table-cell office:value-type="float" office:value="10000" calcext:value-type="float">
            <text:p>10,000</text:p>
          </table:table-cell>
          <table:table-cell office:value-type="float" office:value="2957" calcext:value-type="float">
            <text:p>2,957</text:p>
          </table:table-cell>
          <table:table-cell office:value-type="float" office:value="113386" calcext:value-type="float">
            <text:p>113,386</text:p>
          </table:table-cell>
          <table:table-cell office:value-type="float" office:value="21555" calcext:value-type="float">
            <text:p>21,555</text:p>
          </table:table-cell>
          <table:table-cell office:value-type="float" office:value="68093" calcext:value-type="float">
            <text:p>68,093</text:p>
          </table:table-cell>
          <table:table-cell office:value-type="float" office:value="6718" calcext:value-type="float">
            <text:p>6,718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,039</text:p>
          </table:table-cell>
          <table:table-cell office:value-type="float" office:value="83541" calcext:value-type="float">
            <text:p>83,54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43" calcext:value-type="float">
            <text:p>1,243</text:p>
          </table:table-cell>
          <table:table-cell office:value-type="float" office:value="0" calcext:value-type="float">
            <text:p>0</text:p>
          </table:table-cell>
          <table:table-cell office:value-type="float" office:value="171788" calcext:value-type="float">
            <text:p>171,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993" calcext:value-type="float">
            <text:p>60,993</text:p>
          </table:table-cell>
          <table:table-cell office:value-type="float" office:value="1520" calcext:value-type="float">
            <text:p>1,5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61" calcext:value-type="float">
            <text:p>20,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49" calcext:value-type="float">
            <text:p>10,849</text:p>
          </table:table-cell>
          <table:table-cell office:value-type="float" office:value="9257" calcext:value-type="float">
            <text:p>9,257</text:p>
          </table:table-cell>
          <table:table-cell table:number-columns-repeated="2" office:value-type="float" office:value="2865" calcext:value-type="float">
            <text:p>2,8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183" calcext:value-type="float">
            <text:p>5,183</text:p>
          </table:table-cell>
          <table:table-cell office:value-type="float" office:value="27361" calcext:value-type="float">
            <text:p>27,361</text:p>
          </table:table-cell>
          <table:table-cell office:value-type="float" office:value="0" calcext:value-type="float">
            <text:p>0</text:p>
          </table:table-cell>
          <table:table-cell office:value-type="float" office:value="31654" calcext:value-type="float">
            <text:p>31,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0" calcext:value-type="float">
            <text:p>2,250</text:p>
          </table:table-cell>
          <table:table-cell office:value-type="float" office:value="128431" calcext:value-type="float">
            <text:p>128,431</text:p>
          </table:table-cell>
          <table:table-cell office:value-type="float" office:value="0" calcext:value-type="float">
            <text:p>0</text:p>
          </table:table-cell>
          <table:table-cell office:value-type="float" office:value="40359" calcext:value-type="float">
            <text:p>40,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598" calcext:value-type="float">
            <text:p>114,598</text:p>
          </table:table-cell>
          <table:table-cell office:value-type="float" office:value="0" calcext:value-type="float">
            <text:p>0</text:p>
          </table:table-cell>
          <table:table-cell office:value-type="float" office:value="3821" calcext:value-type="float">
            <text:p>3,821</text:p>
          </table:table-cell>
          <table:table-cell office:value-type="float" office:value="7468" calcext:value-type="float">
            <text:p>7,468</text:p>
          </table:table-cell>
          <table:table-cell office:value-type="float" office:value="983" calcext:value-type="float">
            <text:p>9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43" calcext:value-type="float">
            <text:p>1,243</text:p>
          </table:table-cell>
          <table:table-cell office:value-type="float" office:value="249905" calcext:value-type="float">
            <text:p>249,905</text:p>
          </table:table-cell>
          <table:table-cell office:value-type="float" office:value="170400" calcext:value-type="float">
            <text:p>170,400</text:p>
          </table:table-cell>
          <table:table-cell office:value-type="float" office:value="211866" calcext:value-type="float">
            <text:p>211,866</text:p>
          </table:table-cell>
          <table:table-cell office:value-type="float" office:value="88261" calcext:value-type="float">
            <text:p>88,261</text:p>
          </table:table-cell>
          <table:table-cell office:value-type="float" office:value="33572" calcext:value-type="float">
            <text:p>33,572</text:p>
          </table:table-cell>
          <table:table-cell office:value-type="float" office:value="8355" calcext:value-type="float">
            <text:p>8,355</text:p>
          </table:table-cell>
          <table:table-cell office:value-type="float" office:value="0" calcext:value-type="float">
            <text:p>0</text:p>
          </table:table-cell>
          <table:table-cell office:value-type="float" office:value="247389" calcext:value-type="float">
            <text:p>247,389</text:p>
          </table:table-cell>
          <table:table-cell table:style-name="ce4" office:value-type="string" calcext:value-type="string">
            <text:p>Student - counts</text:p>
          </table:table-cell>
          <table:table-cell table:style-name="ce4" table:number-columns-repeated="912"/>
          <table:table-cell table:number-columns-repeated="12"/>
        </table:table-row>
        <table:table-row table:style-name="ro1">
          <table:table-cell office:value-type="string" calcext:value-type="string">
            <text:p>Looking_after_family_or_home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646.101994852" calcext:value-type="float">
            <text:p>607,646</text:p>
          </table:table-cell>
          <table:table-cell office:value-type="float" office:value="197933208.091382" calcext:value-type="float">
            <text:p>197,933,208</text:p>
          </table:table-cell>
          <table:table-cell office:value-type="float" office:value="9665861.24522148" calcext:value-type="float">
            <text:p>9,665,861</text:p>
          </table:table-cell>
          <table:table-cell office:value-type="float" office:value="3466455.7640115" calcext:value-type="float">
            <text:p>3,466,456</text:p>
          </table:table-cell>
          <table:table-cell office:value-type="float" office:value="101331323.444422" calcext:value-type="float">
            <text:p>101,331,323</text:p>
          </table:table-cell>
          <table:table-cell office:value-type="float" office:value="22345864.592937" calcext:value-type="float">
            <text:p>22,345,865</text:p>
          </table:table-cell>
          <table:table-cell office:value-type="float" office:value="48880621.1018012" calcext:value-type="float">
            <text:p>48,880,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54364.837876" calcext:value-type="float">
            <text:p>234,654,365</text:p>
          </table:table-cell>
          <table:table-cell office:value-type="float" office:value="2868500.27531185" calcext:value-type="float">
            <text:p>2,868,500</text:p>
          </table:table-cell>
          <table:table-cell office:value-type="float" office:value="58378066.733984" calcext:value-type="float">
            <text:p>58,378,06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5671493.5115777" calcext:value-type="float">
            <text:p>45,671,494</text:p>
          </table:table-cell>
          <table:table-cell office:value-type="float" office:value="0" calcext:value-type="float">
            <text:p>0</text:p>
          </table:table-cell>
          <table:table-cell office:value-type="float" office:value="487480642.66875" calcext:value-type="float">
            <text:p>487,480,643</text:p>
          </table:table-cell>
          <table:table-cell office:value-type="float" office:value="2817841.13571429" calcext:value-type="float">
            <text:p>2,817,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902682.63503" calcext:value-type="float">
            <text:p>1,800,902,683</text:p>
          </table:table-cell>
          <table:table-cell office:value-type="float" office:value="83178225.9642857" calcext:value-type="float">
            <text:p>83,178,2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800798.544643" calcext:value-type="float">
            <text:p>405,800,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50144.4" calcext:value-type="float">
            <text:p>40,850,144</text:p>
          </table:table-cell>
          <table:table-cell office:value-type="float" office:value="9726957.09642857" calcext:value-type="float">
            <text:p>9,726,957</text:p>
          </table:table-cell>
          <table:table-cell office:value-type="float" office:value="139556358.407143" calcext:value-type="float">
            <text:p>139,556,358</text:p>
          </table:table-cell>
          <table:table-cell office:value-type="float" office:value="29288995.725" calcext:value-type="float">
            <text:p>29,288,996</text:p>
          </table:table-cell>
          <table:table-cell office:value-type="float" office:value="0" calcext:value-type="float">
            <text:p>0</text:p>
          </table:table-cell>
          <table:table-cell office:value-type="float" office:value="488960.861505056" calcext:value-type="float">
            <text:p>488,961</text:p>
          </table:table-cell>
          <table:table-cell office:value-type="float" office:value="39193954.8" calcext:value-type="float">
            <text:p>39,193,955</text:p>
          </table:table-cell>
          <table:table-cell office:value-type="float" office:value="104568048.642857" calcext:value-type="float">
            <text:p>104,568,0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15832.5142857" calcext:value-type="float">
            <text:p>11,915,833</text:p>
          </table:table-cell>
          <table:table-cell office:value-type="float" office:value="0" calcext:value-type="float">
            <text:p>0</text:p>
          </table:table-cell>
          <table:table-cell office:value-type="float" office:value="3651505.74712644" calcext:value-type="float">
            <text:p>3,651,506</text:p>
          </table:table-cell>
          <table:table-cell office:value-type="float" office:value="0" calcext:value-type="float">
            <text:p>0</text:p>
          </table:table-cell>
          <table:table-cell office:value-type="float" office:value="1433006.06612709" calcext:value-type="float">
            <text:p>1,433,006</text:p>
          </table:table-cell>
          <table:table-cell office:value-type="float" office:value="1538239582.61339" calcext:value-type="float">
            <text:p>1,538,239,583</text:p>
          </table:table-cell>
          <table:table-cell office:value-type="float" office:value="9482553.71142858" calcext:value-type="float">
            <text:p>9,482,554</text:p>
          </table:table-cell>
          <table:table-cell office:value-type="float" office:value="310695622.377857" calcext:value-type="float">
            <text:p>310,695,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589881.714814" calcext:value-type="float">
            <text:p>310,589,882</text:p>
          </table:table-cell>
          <table:table-cell office:value-type="float" office:value="0" calcext:value-type="float">
            <text:p>0</text:p>
          </table:table-cell>
          <table:table-cell office:value-type="float" office:value="3177415064.09277" calcext:value-type="float">
            <text:p>3,177,415,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244546.721581" calcext:value-type="float">
            <text:p>286,244,547</text:p>
          </table:table-cell>
          <table:table-cell office:value-type="float" office:value="0" calcext:value-type="float">
            <text:p>0</text:p>
          </table:table-cell>
          <table:table-cell office:value-type="float" office:value="53990472.3214286" calcext:value-type="float">
            <text:p>53,990,472</text:p>
          </table:table-cell>
          <table:table-cell office:value-type="float" office:value="2903144.4" calcext:value-type="float">
            <text:p>2,903,144</text:p>
          </table:table-cell>
          <table:table-cell office:value-type="float" office:value="2808977.30800487" calcext:value-type="float">
            <text:p>2,808,9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370826.2273617" calcext:value-type="float">
            <text:p>14,370,826</text:p>
          </table:table-cell>
          <table:table-cell office:value-type="float" office:value="8362925316.66571" calcext:value-type="float">
            <text:p>8,362,925,317</text:p>
          </table:table-cell>
          <table:table-cell office:value-type="float" office:value="2170440646.48362" calcext:value-type="float">
            <text:p>2,170,440,646</text:p>
          </table:table-cell>
          <table:table-cell office:value-type="float" office:value="5688090729.6194" calcext:value-type="float">
            <text:p>5,688,090,730</text:p>
          </table:table-cell>
          <table:table-cell office:value-type="float" office:value="2674834587.04631" calcext:value-type="float">
            <text:p>2,674,834,587</text:p>
          </table:table-cell>
          <table:table-cell office:value-type="float" office:value="628126398.573214" calcext:value-type="float">
            <text:p>628,126,399</text:p>
          </table:table-cell>
          <table:table-cell office:value-type="float" office:value="56893616.7214286" calcext:value-type="float">
            <text:p>56,893,617</text:p>
          </table:table-cell>
          <table:table-cell office:value-type="float" office:value="0" calcext:value-type="float">
            <text:p>0</text:p>
          </table:table-cell>
          <table:table-cell office:value-type="float" office:value="7829773180.48538" calcext:value-type="float">
            <text:p>7,829,773,180</text:p>
          </table:table-cell>
          <table:table-cell office:value-type="string" calcext:value-type="string">
            <text:p>Looking_after_family_or_hom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Looking_after_family_or_home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2" calcext:value-type="float">
            <text:p>2,122</text:p>
          </table:table-cell>
          <table:table-cell office:value-type="float" office:value="31533" calcext:value-type="float">
            <text:p>31,533</text:p>
          </table:table-cell>
          <table:table-cell office:value-type="float" office:value="34431" calcext:value-type="float">
            <text:p>34,431</text:p>
          </table:table-cell>
          <table:table-cell office:value-type="float" office:value="167407" calcext:value-type="float">
            <text:p>167,407</text:p>
          </table:table-cell>
          <table:table-cell office:value-type="float" office:value="42783" calcext:value-type="float">
            <text:p>42,783</text:p>
          </table:table-cell>
          <table:table-cell office:value-type="float" office:value="74709" calcext:value-type="float">
            <text:p>74,709</text:p>
          </table:table-cell>
          <table:table-cell office:value-type="float" office:value="8588" calcext:value-type="float">
            <text:p>8,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16" calcext:value-type="float">
            <text:p>172,716</text:p>
          </table:table-cell>
          <table:table-cell office:value-type="float" office:value="3570" calcext:value-type="float">
            <text:p>3,570</text:p>
          </table:table-cell>
          <table:table-cell office:value-type="float" office:value="15003" calcext:value-type="float">
            <text:p>15,00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1614" calcext:value-type="float">
            <text:p>11,614</text:p>
          </table:table-cell>
          <table:table-cell office:value-type="float" office:value="0" calcext:value-type="float">
            <text:p>0</text:p>
          </table:table-cell>
          <table:table-cell office:value-type="float" office:value="335942" calcext:value-type="float">
            <text:p>335,942</text:p>
          </table:table-cell>
          <table:table-cell office:value-type="float" office:value="4448" calcext:value-type="float">
            <text:p>4,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60" calcext:value-type="float">
            <text:p>802,260</text:p>
          </table:table-cell>
          <table:table-cell office:value-type="float" office:value="7820" calcext:value-type="float">
            <text:p>7,8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331" calcext:value-type="float">
            <text:p>101,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4" calcext:value-type="float">
            <text:p>9,494</text:p>
          </table:table-cell>
          <table:table-cell office:value-type="float" office:value="5025" calcext:value-type="float">
            <text:p>5,025</text:p>
          </table:table-cell>
          <table:table-cell office:value-type="float" office:value="44028" calcext:value-type="float">
            <text:p>44,028</text:p>
          </table:table-cell>
          <table:table-cell office:value-type="float" office:value="20867" calcext:value-type="float">
            <text:p>20,867</text:p>
          </table:table-cell>
          <table:table-cell office:value-type="float" office:value="0" calcext:value-type="float">
            <text:p>0</text:p>
          </table:table-cell>
          <table:table-cell office:value-type="float" office:value="7188" calcext:value-type="float">
            <text:p>7,188</text:p>
          </table:table-cell>
          <table:table-cell office:value-type="float" office:value="4355" calcext:value-type="float">
            <text:p>4,355</text:p>
          </table:table-cell>
          <table:table-cell office:value-type="float" office:value="3307" calcext:value-type="float">
            <text:p>3,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3" calcext:value-type="float">
            <text:p>2,693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,274</text:p>
          </table:table-cell>
          <table:table-cell office:value-type="float" office:value="0" calcext:value-type="float">
            <text:p>0</text:p>
          </table:table-cell>
          <table:table-cell office:value-type="float" office:value="2848" calcext:value-type="float">
            <text:p>2,848</text:p>
          </table:table-cell>
          <table:table-cell office:value-type="float" office:value="200961" calcext:value-type="float">
            <text:p>200,961</text:p>
          </table:table-cell>
          <table:table-cell office:value-type="float" office:value="1976" calcext:value-type="float">
            <text:p>1,976</text:p>
          </table:table-cell>
          <table:table-cell office:value-type="float" office:value="59419" calcext:value-type="float">
            <text:p>59,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77" calcext:value-type="float">
            <text:p>69,777</text:p>
          </table:table-cell>
          <table:table-cell office:value-type="float" office:value="0" calcext:value-type="float">
            <text:p>0</text:p>
          </table:table-cell>
          <table:table-cell office:value-type="float" office:value="243680" calcext:value-type="float">
            <text:p>243,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265" calcext:value-type="float">
            <text:p>219,265</text:p>
          </table:table-cell>
          <table:table-cell office:value-type="float" office:value="0" calcext:value-type="float">
            <text:p>0</text:p>
          </table:table-cell>
          <table:table-cell office:value-type="float" office:value="18259" calcext:value-type="float">
            <text:p>18,259</text:p>
          </table:table-cell>
          <table:table-cell office:value-type="float" office:value="6273" calcext:value-type="float">
            <text:p>6,273</text:p>
          </table:table-cell>
          <table:table-cell office:value-type="float" office:value="6868" calcext:value-type="float">
            <text:p>6,8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86" calcext:value-type="float">
            <text:p>6,686</text:p>
          </table:table-cell>
          <table:table-cell office:value-type="float" office:value="885139" calcext:value-type="float">
            <text:p>885,139</text:p>
          </table:table-cell>
          <table:table-cell office:value-type="float" office:value="223599" calcext:value-type="float">
            <text:p>223,599</text:p>
          </table:table-cell>
          <table:table-cell office:value-type="float" office:value="470872" calcext:value-type="float">
            <text:p>470,872</text:p>
          </table:table-cell>
          <table:table-cell office:value-type="float" office:value="841672" calcext:value-type="float">
            <text:p>841,672</text:p>
          </table:table-cell>
          <table:table-cell office:value-type="float" office:value="129518" calcext:value-type="float">
            <text:p>129,518</text:p>
          </table:table-cell>
          <table:table-cell office:value-type="float" office:value="22933" calcext:value-type="float">
            <text:p>22,933</text:p>
          </table:table-cell>
          <table:table-cell office:value-type="float" office:value="0" calcext:value-type="float">
            <text:p>0</text:p>
          </table:table-cell>
          <table:table-cell office:value-type="float" office:value="876663" calcext:value-type="float">
            <text:p>876,663</text:p>
          </table:table-cell>
          <table:table-cell office:value-type="string" calcext:value-type="string">
            <text:p>Looking_after_family_or_hom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ermanently_sick_or_disabled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867.7027637" calcext:value-type="float">
            <text:p>118,868</text:p>
          </table:table-cell>
          <table:table-cell office:value-type="float" office:value="2156834381.35015" calcext:value-type="float">
            <text:p>2,156,834,381</text:p>
          </table:table-cell>
          <table:table-cell office:value-type="float" office:value="8107666.95769312" calcext:value-type="float">
            <text:p>8,107,667</text:p>
          </table:table-cell>
          <table:table-cell office:value-type="float" office:value="6637697.64526225" calcext:value-type="float">
            <text:p>6,637,698</text:p>
          </table:table-cell>
          <table:table-cell office:value-type="float" office:value="55088420.6511691" calcext:value-type="float">
            <text:p>55,088,421</text:p>
          </table:table-cell>
          <table:table-cell office:value-type="float" office:value="7303943.64668202" calcext:value-type="float">
            <text:p>7,303,944</text:p>
          </table:table-cell>
          <table:table-cell office:value-type="float" office:value="126187272.574107" calcext:value-type="float">
            <text:p>126,187,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79114.1245963" calcext:value-type="float">
            <text:p>52,479,114</text:p>
          </table:table-cell>
          <table:table-cell office:value-type="float" office:value="0" calcext:value-type="float">
            <text:p>0</text:p>
          </table:table-cell>
          <table:table-cell office:value-type="float" office:value="26017997.1770415" calcext:value-type="float">
            <text:p>26,017,997</text:p>
          </table:table-cell>
          <table:table-cell office:value-type="float" office:value="12133605" calcext:value-type="float">
            <text:p>12,133,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676672.7545814" calcext:value-type="float">
            <text:p>88,676,673</text:p>
          </table:table-cell>
          <table:table-cell office:value-type="float" office:value="23189559.5198697" calcext:value-type="float">
            <text:p>23,189,560</text:p>
          </table:table-cell>
          <table:table-cell office:value-type="float" office:value="34598081.0958885" calcext:value-type="float">
            <text:p>34,598,0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4926123.468543" calcext:value-type="float">
            <text:p>124,926,123</text:p>
          </table:table-cell>
          <table:table-cell office:value-type="float" office:value="0" calcext:value-type="float">
            <text:p>0</text:p>
          </table:table-cell>
          <table:table-cell office:value-type="float" office:value="2417395262.89653" calcext:value-type="float">
            <text:p>2,417,395,263</text:p>
          </table:table-cell>
          <table:table-cell office:value-type="float" office:value="110629084.367143" calcext:value-type="float">
            <text:p>110,629,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295590.364286" calcext:value-type="float">
            <text:p>939,295,590</text:p>
          </table:table-cell>
          <table:table-cell office:value-type="float" office:value="1357017655.82143" calcext:value-type="float">
            <text:p>1,357,017,656</text:p>
          </table:table-cell>
          <table:table-cell office:value-type="float" office:value="0" calcext:value-type="float">
            <text:p>0</text:p>
          </table:table-cell>
          <table:table-cell office:value-type="float" office:value="74965147.2468512" calcext:value-type="float">
            <text:p>74,965,147</text:p>
          </table:table-cell>
          <table:table-cell office:value-type="float" office:value="9600773.32548862" calcext:value-type="float">
            <text:p>9,600,773</text:p>
          </table:table-cell>
          <table:table-cell office:value-type="float" office:value="0" calcext:value-type="float">
            <text:p>0</text:p>
          </table:table-cell>
          <table:table-cell office:value-type="float" office:value="57673509.8303571" calcext:value-type="float">
            <text:p>57,673,510</text:p>
          </table:table-cell>
          <table:table-cell office:value-type="float" office:value="1066877535.375" calcext:value-type="float">
            <text:p>1,066,877,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1973845.17857" calcext:value-type="float">
            <text:p>7,051,973,845</text:p>
          </table:table-cell>
          <table:table-cell office:value-type="float" office:value="3743067807.42857" calcext:value-type="float">
            <text:p>3,743,067,807</text:p>
          </table:table-cell>
          <table:table-cell office:value-type="float" office:value="645317657.721429" calcext:value-type="float">
            <text:p>645,317,658</text:p>
          </table:table-cell>
          <table:table-cell office:value-type="float" office:value="270593871.053571" calcext:value-type="float">
            <text:p>270,593,871</text:p>
          </table:table-cell>
          <table:table-cell office:value-type="float" office:value="0" calcext:value-type="float">
            <text:p>0</text:p>
          </table:table-cell>
          <table:table-cell office:value-type="float" office:value="257881.126851515" calcext:value-type="float">
            <text:p>257,881</text:p>
          </table:table-cell>
          <table:table-cell office:value-type="float" office:value="0" calcext:value-type="float">
            <text:p>0</text:p>
          </table:table-cell>
          <table:table-cell office:value-type="float" office:value="223323868.285714" calcext:value-type="float">
            <text:p>223,323,868</text:p>
          </table:table-cell>
          <table:table-cell office:value-type="float" office:value="102087375" calcext:value-type="float">
            <text:p>102,087,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18833.3333333" calcext:value-type="float">
            <text:p>25,018,833</text:p>
          </table:table-cell>
          <table:table-cell office:value-type="float" office:value="0" calcext:value-type="float">
            <text:p>0</text:p>
          </table:table-cell>
          <table:table-cell office:value-type="float" office:value="70266825.6880564" calcext:value-type="float">
            <text:p>70,266,826</text:p>
          </table:table-cell>
          <table:table-cell office:value-type="float" office:value="2105381756.87442" calcext:value-type="float">
            <text:p>2,105,381,757</text:p>
          </table:table-cell>
          <table:table-cell office:value-type="float" office:value="5621786636.57146" calcext:value-type="float">
            <text:p>5,621,786,637</text:p>
          </table:table-cell>
          <table:table-cell office:value-type="float" office:value="0" calcext:value-type="float">
            <text:p>0</text:p>
          </table:table-cell>
          <table:table-cell office:value-type="float" office:value="105780899.192631" calcext:value-type="float">
            <text:p>105,780,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6144331.96667" calcext:value-type="float">
            <text:p>2,466,144,332</text:p>
          </table:table-cell>
          <table:table-cell office:value-type="float" office:value="0" calcext:value-type="float">
            <text:p>0</text:p>
          </table:table-cell>
          <table:table-cell office:value-type="float" office:value="13435864063.0777" calcext:value-type="float">
            <text:p>13,435,864,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9563697.7402" calcext:value-type="float">
            <text:p>1,819,563,698</text:p>
          </table:table-cell>
          <table:table-cell office:value-type="float" office:value="1982583428.4" calcext:value-type="float">
            <text:p>1,982,583,428</text:p>
          </table:table-cell>
          <table:table-cell office:value-type="float" office:value="98318777.6785714" calcext:value-type="float">
            <text:p>98,318,778</text:p>
          </table:table-cell>
          <table:table-cell office:value-type="float" office:value="6593974.4" calcext:value-type="float">
            <text:p>6,593,974</text:p>
          </table:table-cell>
          <table:table-cell office:value-type="float" office:value="44670951.587601" calcext:value-type="float">
            <text:p>44,670,9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7069018.864859" calcext:value-type="float">
            <text:p>117,069,019</text:p>
          </table:table-cell>
          <table:table-cell office:value-type="float" office:value="43324026694.2687" calcext:value-type="float">
            <text:p>43,324,026,694</text:p>
          </table:table-cell>
          <table:table-cell office:value-type="float" office:value="10369360450.2932" calcext:value-type="float">
            <text:p>10,369,360,450</text:p>
          </table:table-cell>
          <table:table-cell office:value-type="float" office:value="25723106988.7897" calcext:value-type="float">
            <text:p>25,723,106,989</text:p>
          </table:table-cell>
          <table:table-cell office:value-type="float" office:value="17600919705.4791" calcext:value-type="float">
            <text:p>17,600,919,705</text:p>
          </table:table-cell>
          <table:table-cell office:value-type="float" office:value="12842098200.9875" calcext:value-type="float">
            <text:p>12,842,098,201</text:p>
          </table:table-cell>
          <table:table-cell office:value-type="float" office:value="104912752.078571" calcext:value-type="float">
            <text:p>104,912,752</text:p>
          </table:table-cell>
          <table:table-cell office:value-type="float" office:value="0" calcext:value-type="float">
            <text:p>0</text:p>
          </table:table-cell>
          <table:table-cell office:value-type="float" office:value="40781705307.9036" calcext:value-type="float">
            <text:p>40,781,705,308</text:p>
          </table:table-cell>
          <table:table-cell office:value-type="string" calcext:value-type="string">
            <text:p>Permanently_sick_or_disabl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ermanently_sick_or_disabled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01395" calcext:value-type="float">
            <text:p>301,395</text:p>
          </table:table-cell>
          <table:table-cell office:value-type="float" office:value="49251" calcext:value-type="float">
            <text:p>49,251</text:p>
          </table:table-cell>
          <table:table-cell office:value-type="float" office:value="297419" calcext:value-type="float">
            <text:p>297,419</text:p>
          </table:table-cell>
          <table:table-cell office:value-type="float" office:value="26992" calcext:value-type="float">
            <text:p>26,992</text:p>
          </table:table-cell>
          <table:table-cell office:value-type="float" office:value="82409" calcext:value-type="float">
            <text:p>82,409</text:p>
          </table:table-cell>
          <table:table-cell office:value-type="float" office:value="14183" calcext:value-type="float">
            <text:p>14,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205" calcext:value-type="float">
            <text:p>183,205</text:p>
          </table:table-cell>
          <table:table-cell office:value-type="float" office:value="0" calcext:value-type="float">
            <text:p>0</text:p>
          </table:table-cell>
          <table:table-cell office:value-type="float" office:value="15847" calcext:value-type="float">
            <text:p>15,847</text:p>
          </table:table-cell>
          <table:table-cell office:value-type="float" office:value="1661" calcext:value-type="float">
            <text:p>1,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" calcext:value-type="float">
            <text:p>4,210</text:p>
          </table:table-cell>
          <table:table-cell office:value-type="float" office:value="5695" calcext:value-type="float">
            <text:p>5,695</text:p>
          </table:table-cell>
          <table:table-cell office:value-type="float" office:value="2058" calcext:value-type="float">
            <text:p>2,05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6151" calcext:value-type="float">
            <text:p>76,151</text:p>
          </table:table-cell>
          <table:table-cell office:value-type="float" office:value="0" calcext:value-type="float">
            <text:p>0</text:p>
          </table:table-cell>
          <table:table-cell office:value-type="float" office:value="1812401" calcext:value-type="float">
            <text:p>1,812,401</text:p>
          </table:table-cell>
          <table:table-cell office:value-type="float" office:value="112048" calcext:value-type="float">
            <text:p>112,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413" calcext:value-type="float">
            <text:p>438,413</text:p>
          </table:table-cell>
          <table:table-cell office:value-type="float" office:value="127580" calcext:value-type="float">
            <text:p>127,580</text:p>
          </table:table-cell>
          <table:table-cell office:value-type="float" office:value="0" calcext:value-type="float">
            <text:p>0</text:p>
          </table:table-cell>
          <table:table-cell office:value-type="float" office:value="8324" calcext:value-type="float">
            <text:p>8,324</text:p>
          </table:table-cell>
          <table:table-cell office:value-type="float" office:value="2268" calcext:value-type="float">
            <text:p>2,268</text:p>
          </table:table-cell>
          <table:table-cell office:value-type="float" office:value="0" calcext:value-type="float">
            <text:p>0</text:p>
          </table:table-cell>
          <table:table-cell office:value-type="float" office:value="10863" calcext:value-type="float">
            <text:p>10,863</text:p>
          </table:table-cell>
          <table:table-cell office:value-type="float" office:value="266406" calcext:value-type="float">
            <text:p>266,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7416" calcext:value-type="float">
            <text:p>1,587,416</text:p>
          </table:table-cell>
          <table:table-cell office:value-type="float" office:value="1280714" calcext:value-type="float">
            <text:p>1,280,714</text:p>
          </table:table-cell>
          <table:table-cell office:value-type="float" office:value="162124" calcext:value-type="float">
            <text:p>162,124</text:p>
          </table:table-cell>
          <table:table-cell office:value-type="float" office:value="113933" calcext:value-type="float">
            <text:p>113,933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,176</text:p>
          </table:table-cell>
          <table:table-cell office:value-type="float" office:value="0" calcext:value-type="float">
            <text:p>0</text:p>
          </table:table-cell>
          <table:table-cell office:value-type="float" office:value="11162" calcext:value-type="float">
            <text:p>11,162</text:p>
          </table:table-cell>
          <table:table-cell office:value-type="float" office:value="1505" calcext:value-type="float">
            <text:p>1,5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29" calcext:value-type="float">
            <text:p>8,729</text:p>
          </table:table-cell>
          <table:table-cell office:value-type="float" office:value="0" calcext:value-type="float">
            <text:p>0</text:p>
          </table:table-cell>
          <table:table-cell office:value-type="float" office:value="19560" calcext:value-type="float">
            <text:p>19,560</text:p>
          </table:table-cell>
          <table:table-cell office:value-type="float" office:value="182108" calcext:value-type="float">
            <text:p>182,108</text:p>
          </table:table-cell>
          <table:table-cell office:value-type="float" office:value="808501" calcext:value-type="float">
            <text:p>808,501</text:p>
          </table:table-cell>
          <table:table-cell office:value-type="float" office:value="0" calcext:value-type="float">
            <text:p>0</text:p>
          </table:table-cell>
          <table:table-cell office:value-type="float" office:value="29206" calcext:value-type="float">
            <text:p>29,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066" calcext:value-type="float">
            <text:p>549,066</text:p>
          </table:table-cell>
          <table:table-cell office:value-type="float" office:value="0" calcext:value-type="float">
            <text:p>0</text:p>
          </table:table-cell>
          <table:table-cell office:value-type="float" office:value="1131525" calcext:value-type="float">
            <text:p>1,131,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4687" calcext:value-type="float">
            <text:p>1,454,687</text:p>
          </table:table-cell>
          <table:table-cell office:value-type="float" office:value="294880" calcext:value-type="float">
            <text:p>294,880</text:p>
          </table:table-cell>
          <table:table-cell office:value-type="float" office:value="41124" calcext:value-type="float">
            <text:p>41,124</text:p>
          </table:table-cell>
          <table:table-cell office:value-type="float" office:value="14248" calcext:value-type="float">
            <text:p>14,248</text:p>
          </table:table-cell>
          <table:table-cell office:value-type="float" office:value="45955" calcext:value-type="float">
            <text:p>45,9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4265" calcext:value-type="float">
            <text:p>74,265</text:p>
          </table:table-cell>
          <table:table-cell office:value-type="float" office:value="2879468" calcext:value-type="float">
            <text:p>2,879,468</text:p>
          </table:table-cell>
          <table:table-cell office:value-type="float" office:value="968118" calcext:value-type="float">
            <text:p>968,118</text:p>
          </table:table-cell>
          <table:table-cell office:value-type="float" office:value="2137927" calcext:value-type="float">
            <text:p>2,137,927</text:p>
          </table:table-cell>
          <table:table-cell office:value-type="float" office:value="2285031" calcext:value-type="float">
            <text:p>2,285,031</text:p>
          </table:table-cell>
          <table:table-cell office:value-type="float" office:value="1962684" calcext:value-type="float">
            <text:p>1,962,684</text:p>
          </table:table-cell>
          <table:table-cell office:value-type="float" office:value="55372" calcext:value-type="float">
            <text:p>55,372</text:p>
          </table:table-cell>
          <table:table-cell office:value-type="float" office:value="0" calcext:value-type="float">
            <text:p>0</text:p>
          </table:table-cell>
          <table:table-cell office:value-type="float" office:value="2873795" calcext:value-type="float">
            <text:p>2,873,795</text:p>
          </table:table-cell>
          <table:table-cell office:value-type="string" calcext:value-type="string">
            <text:p>Permanently_sick_or_disabl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Temporarily_sick_or_injured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292.186114191" calcext:value-type="float">
            <text:p>256,292</text:p>
          </table:table-cell>
          <table:table-cell office:value-type="float" office:value="138725956.557585" calcext:value-type="float">
            <text:p>138,725,957</text:p>
          </table:table-cell>
          <table:table-cell office:value-type="float" office:value="475297.414512094" calcext:value-type="float">
            <text:p>475,297</text:p>
          </table:table-cell>
          <table:table-cell office:value-type="float" office:value="206157.532334818" calcext:value-type="float">
            <text:p>206,158</text:p>
          </table:table-cell>
          <table:table-cell office:value-type="float" office:value="6893600.20132063" calcext:value-type="float">
            <text:p>6,893,600</text:p>
          </table:table-cell>
          <table:table-cell office:value-type="float" office:value="349464.435015024" calcext:value-type="float">
            <text:p>349,464</text:p>
          </table:table-cell>
          <table:table-cell office:value-type="float" office:value="34166792.7243773" calcext:value-type="float">
            <text:p>34,166,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099.194002268" calcext:value-type="float">
            <text:p>254,099</text:p>
          </table:table-cell>
          <table:table-cell office:value-type="float" office:value="0" calcext:value-type="float">
            <text:p>0</text:p>
          </table:table-cell>
          <table:table-cell office:value-type="float" office:value="3196346.87392113" calcext:value-type="float">
            <text:p>3,196,34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388237.2196552" calcext:value-type="float">
            <text:p>4,388,237</text:p>
          </table:table-cell>
          <table:table-cell office:value-type="float" office:value="0" calcext:value-type="float">
            <text:p>0</text:p>
          </table:table-cell>
          <table:table-cell office:value-type="float" office:value="103854582.583333" calcext:value-type="float">
            <text:p>103,854,583</text:p>
          </table:table-cell>
          <table:table-cell office:value-type="float" office:value="2866221.10714286" calcext:value-type="float">
            <text:p>2,866,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98010.9857143" calcext:value-type="float">
            <text:p>62,498,011</text:p>
          </table:table-cell>
          <table:table-cell office:value-type="float" office:value="32877736.1196429" calcext:value-type="float">
            <text:p>32,877,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1132.98629386" calcext:value-type="float">
            <text:p>6,681,133</text:p>
          </table:table-cell>
          <table:table-cell office:value-type="float" office:value="0" calcext:value-type="float">
            <text:p>0</text:p>
          </table:table-cell>
          <table:table-cell office:value-type="float" office:value="16410643.3660714" calcext:value-type="float">
            <text:p>16,410,643</text:p>
          </table:table-cell>
          <table:table-cell office:value-type="float" office:value="39610540.6875" calcext:value-type="float">
            <text:p>39,610,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40834.5" calcext:value-type="float">
            <text:p>103,240,835</text:p>
          </table:table-cell>
          <table:table-cell office:value-type="float" office:value="47273571.7821429" calcext:value-type="float">
            <text:p>47,273,57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6186910.8608824" calcext:value-type="float">
            <text:p>56,186,911</text:p>
          </table:table-cell>
          <table:table-cell office:value-type="float" office:value="138227485" calcext:value-type="float">
            <text:p>138,227,485</text:p>
          </table:table-cell>
          <table:table-cell office:value-type="float" office:value="170471756.0484" calcext:value-type="float">
            <text:p>170,471,756</text:p>
          </table:table-cell>
          <table:table-cell office:value-type="float" office:value="0" calcext:value-type="float">
            <text:p>0</text:p>
          </table:table-cell>
          <table:table-cell office:value-type="float" office:value="391349.587403443" calcext:value-type="float">
            <text:p>391,350</text:p>
          </table:table-cell>
          <table:table-cell office:value-type="float" office:value="0" calcext:value-type="float">
            <text:p>0</text:p>
          </table:table-cell>
          <table:table-cell office:value-type="float" office:value="13251636.5532858" calcext:value-type="float">
            <text:p>13,251,637</text:p>
          </table:table-cell>
          <table:table-cell office:value-type="float" office:value="141174153.688252" calcext:value-type="float">
            <text:p>141,174,154</text:p>
          </table:table-cell>
          <table:table-cell office:value-type="float" office:value="0" calcext:value-type="float">
            <text:p>0</text:p>
          </table:table-cell>
          <table:table-cell office:value-type="float" office:value="665340350.434935" calcext:value-type="float">
            <text:p>665,340,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633262.9797858" calcext:value-type="float">
            <text:p>70,633,263</text:p>
          </table:table-cell>
          <table:table-cell office:value-type="float" office:value="56300365.5" calcext:value-type="float">
            <text:p>56,300,366</text:p>
          </table:table-cell>
          <table:table-cell office:value-type="float" office:value="5331345.53571429" calcext:value-type="float">
            <text:p>5,331,346</text:p>
          </table:table-cell>
          <table:table-cell office:value-type="float" office:value="0" calcext:value-type="float">
            <text:p>0</text:p>
          </table:table-cell>
          <table:table-cell office:value-type="float" office:value="1351930.10532057" calcext:value-type="float">
            <text:p>1,351,9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80117.20455616" calcext:value-type="float">
            <text:p>3,980,117</text:p>
          </table:table-cell>
          <table:table-cell office:value-type="float" office:value="1627253016.72135" calcext:value-type="float">
            <text:p>1,627,253,017</text:p>
          </table:table-cell>
          <table:table-cell office:value-type="float" office:value="519703291.738224" calcext:value-type="float">
            <text:p>519,703,292</text:p>
          </table:table-cell>
          <table:table-cell office:value-type="float" office:value="1261008250.68866" calcext:value-type="float">
            <text:p>1,261,008,251</text:p>
          </table:table-cell>
          <table:table-cell office:value-type="float" office:value="366244766.032686" calcext:value-type="float">
            <text:p>366,244,766</text:p>
          </table:table-cell>
          <table:table-cell office:value-type="float" office:value="206535590.335714" calcext:value-type="float">
            <text:p>206,535,590</text:p>
          </table:table-cell>
          <table:table-cell office:value-type="float" office:value="5331345.53571429" calcext:value-type="float">
            <text:p>5,331,346</text:p>
          </table:table-cell>
          <table:table-cell office:value-type="float" office:value="0" calcext:value-type="float">
            <text:p>0</text:p>
          </table:table-cell>
          <table:table-cell office:value-type="float" office:value="1519010196.91836" calcext:value-type="float">
            <text:p>1,519,010,197</text:p>
          </table:table-cell>
          <table:table-cell office:value-type="string" calcext:value-type="string">
            <text:p>Temporarily_sick_or_injur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Temporarily_sick_or_injured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" calcext:value-type="float">
            <text:p>1,039</text:p>
          </table:table-cell>
          <table:table-cell office:value-type="float" office:value="19282" calcext:value-type="float">
            <text:p>19,282</text:p>
          </table:table-cell>
          <table:table-cell office:value-type="float" office:value="1130" calcext:value-type="float">
            <text:p>1,130</text:p>
          </table:table-cell>
          <table:table-cell office:value-type="float" office:value="26249" calcext:value-type="float">
            <text:p>26,249</text:p>
          </table:table-cell>
          <table:table-cell office:value-type="float" office:value="726" calcext:value-type="float">
            <text:p>726</text:p>
          </table:table-cell>
          <table:table-cell office:value-type="float" office:value="8645" calcext:value-type="float">
            <text:p>8,645</text:p>
          </table:table-cell>
          <table:table-cell office:value-type="float" office:value="6502" calcext:value-type="float">
            <text:p>6,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4" calcext:value-type="float">
            <text:p>12,644</text:p>
          </table:table-cell>
          <table:table-cell office:value-type="float" office:value="0" calcext:value-type="float">
            <text:p>0</text:p>
          </table:table-cell>
          <table:table-cell office:value-type="float" office:value="3919" calcext:value-type="float">
            <text:p>3,91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817" calcext:value-type="float">
            <text:p>3,817</text:p>
          </table:table-cell>
          <table:table-cell office:value-type="float" office:value="0" calcext:value-type="float">
            <text:p>0</text:p>
          </table:table-cell>
          <table:table-cell office:value-type="float" office:value="82831" calcext:value-type="float">
            <text:p>82,831</text:p>
          </table:table-cell>
          <table:table-cell office:value-type="float" office:value="6538" calcext:value-type="float">
            <text:p>6,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72" calcext:value-type="float">
            <text:p>33,872</text:p>
          </table:table-cell>
          <table:table-cell office:value-type="float" office:value="3091" calcext:value-type="float">
            <text:p>3,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office:value-type="float" office:value="9891" calcext:value-type="float">
            <text:p>9,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55" calcext:value-type="float">
            <text:p>21,855</text:p>
          </table:table-cell>
          <table:table-cell office:value-type="float" office:value="20078" calcext:value-type="float">
            <text:p>20,0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118" calcext:value-type="float">
            <text:p>12,118</text:p>
          </table:table-cell>
          <table:table-cell office:value-type="float" office:value="10330" calcext:value-type="float">
            <text:p>10,330</text:p>
          </table:table-cell>
          <table:table-cell office:value-type="float" office:value="32165" calcext:value-type="float">
            <text:p>32,165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office:value-type="float" office:value="0" calcext:value-type="float">
            <text:p>0</text:p>
          </table:table-cell>
          <table:table-cell office:value-type="float" office:value="4242" calcext:value-type="float">
            <text:p>4,242</text:p>
          </table:table-cell>
          <table:table-cell office:value-type="float" office:value="30423" calcext:value-type="float">
            <text:p>30,423</text:p>
          </table:table-cell>
          <table:table-cell office:value-type="float" office:value="0" calcext:value-type="float">
            <text:p>0</text:p>
          </table:table-cell>
          <table:table-cell office:value-type="float" office:value="72331" calcext:value-type="float">
            <text:p>72,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70" calcext:value-type="float">
            <text:p>67,670</text:p>
          </table:table-cell>
          <table:table-cell office:value-type="float" office:value="8332" calcext:value-type="float">
            <text:p>8,332</text:p>
          </table:table-cell>
          <table:table-cell office:value-type="float" office:value="2396" calcext:value-type="float">
            <text:p>2,396</text:p>
          </table:table-cell>
          <table:table-cell office:value-type="float" office:value="0" calcext:value-type="float">
            <text:p>0</text:p>
          </table:table-cell>
          <table:table-cell office:value-type="float" office:value="6126" calcext:value-type="float">
            <text:p>6,1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17" calcext:value-type="float">
            <text:p>3,817</text:p>
          </table:table-cell>
          <table:table-cell office:value-type="float" office:value="147504" calcext:value-type="float">
            <text:p>147,504</text:p>
          </table:table-cell>
          <table:table-cell office:value-type="float" office:value="55969" calcext:value-type="float">
            <text:p>55,969</text:p>
          </table:table-cell>
          <table:table-cell office:value-type="float" office:value="128300" calcext:value-type="float">
            <text:p>128,300</text:p>
          </table:table-cell>
          <table:table-cell office:value-type="float" office:value="70927" calcext:value-type="float">
            <text:p>70,927</text:p>
          </table:table-cell>
          <table:table-cell office:value-type="float" office:value="35542" calcext:value-type="float">
            <text:p>35,542</text:p>
          </table:table-cell>
          <table:table-cell office:value-type="float" office:value="2396" calcext:value-type="float">
            <text:p>2,396</text:p>
          </table:table-cell>
          <table:table-cell office:value-type="float" office:value="0" calcext:value-type="float">
            <text:p>0</text:p>
          </table:table-cell>
          <table:table-cell office:value-type="float" office:value="144788" calcext:value-type="float">
            <text:p>144,788</text:p>
          </table:table-cell>
          <table:table-cell office:value-type="string" calcext:value-type="string">
            <text:p>Temporarily_sick_or_injur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Other_Inactive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8048.7601153" calcext:value-type="float">
            <text:p>10,438,049</text:p>
          </table:table-cell>
          <table:table-cell office:value-type="float" office:value="2629745436.83201" calcext:value-type="float">
            <text:p>2,629,745,437</text:p>
          </table:table-cell>
          <table:table-cell office:value-type="float" office:value="24443153.854915" calcext:value-type="float">
            <text:p>24,443,154</text:p>
          </table:table-cell>
          <table:table-cell office:value-type="float" office:value="8128514.82010294" calcext:value-type="float">
            <text:p>8,128,515</text:p>
          </table:table-cell>
          <table:table-cell office:value-type="float" office:value="246330429.171695" calcext:value-type="float">
            <text:p>246,330,429</text:p>
          </table:table-cell>
          <table:table-cell office:value-type="float" office:value="73851961.4717695" calcext:value-type="float">
            <text:p>73,851,961</text:p>
          </table:table-cell>
          <table:table-cell office:value-type="float" office:value="791014293.64267" calcext:value-type="float">
            <text:p>791,014,294</text:p>
          </table:table-cell>
          <table:table-cell office:value-type="float" office:value="10924887.9782563" calcext:value-type="float">
            <text:p>10,924,888</text:p>
          </table:table-cell>
          <table:table-cell office:value-type="float" office:value="0" calcext:value-type="float">
            <text:p>0</text:p>
          </table:table-cell>
          <table:table-cell office:value-type="float" office:value="67746462.5385736" calcext:value-type="float">
            <text:p>67,746,463</text:p>
          </table:table-cell>
          <table:table-cell office:value-type="float" office:value="0" calcext:value-type="float">
            <text:p>0</text:p>
          </table:table-cell>
          <table:table-cell office:value-type="float" office:value="62930406.4096225" calcext:value-type="float">
            <text:p>62,930,40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08960190.53604" calcext:value-type="float">
            <text:p>408,960,191</text:p>
          </table:table-cell>
          <table:table-cell office:value-type="float" office:value="0" calcext:value-type="float">
            <text:p>0</text:p>
          </table:table-cell>
          <table:table-cell office:value-type="float" office:value="1197636938.60486" calcext:value-type="float">
            <text:p>1,197,636,939</text:p>
          </table:table-cell>
          <table:table-cell office:value-type="float" office:value="5227473.65357143" calcext:value-type="float">
            <text:p>5,227,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9946215.821713" calcext:value-type="float">
            <text:p>889,946,216</text:p>
          </table:table-cell>
          <table:table-cell office:value-type="float" office:value="1372472638.21607" calcext:value-type="float">
            <text:p>1,372,472,638</text:p>
          </table:table-cell>
          <table:table-cell office:value-type="float" office:value="0" calcext:value-type="float">
            <text:p>0</text:p>
          </table:table-cell>
          <table:table-cell office:value-type="float" office:value="1378543.56164419" calcext:value-type="float">
            <text:p>1,378,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9373.81785714" calcext:value-type="float">
            <text:p>7,849,374</text:p>
          </table:table-cell>
          <table:table-cell office:value-type="float" office:value="1678135737.5625" calcext:value-type="float">
            <text:p>1,678,135,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597698.682143" calcext:value-type="float">
            <text:p>287,597,699</text:p>
          </table:table-cell>
          <table:table-cell office:value-type="float" office:value="136638110.046429" calcext:value-type="float">
            <text:p>136,638,110</text:p>
          </table:table-cell>
          <table:table-cell office:value-type="float" office:value="264786907.403571" calcext:value-type="float">
            <text:p>264,786,907</text:p>
          </table:table-cell>
          <table:table-cell office:value-type="float" office:value="80886548.325" calcext:value-type="float">
            <text:p>80,886,548</text:p>
          </table:table-cell>
          <table:table-cell office:value-type="float" office:value="0" calcext:value-type="float">
            <text:p>0</text:p>
          </table:table-cell>
          <table:table-cell office:value-type="float" office:value="635200.016581636" calcext:value-type="float">
            <text:p>635,200</text:p>
          </table:table-cell>
          <table:table-cell office:value-type="float" office:value="12707661.12" calcext:value-type="float">
            <text:p>12,707,661</text:p>
          </table:table-cell>
          <table:table-cell office:value-type="float" office:value="0" calcext:value-type="float">
            <text:p>0</text:p>
          </table:table-cell>
          <table:table-cell office:value-type="float" office:value="168041089.285714" calcext:value-type="float">
            <text:p>168,041,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43987.7714286" calcext:value-type="float">
            <text:p>32,043,988</text:p>
          </table:table-cell>
          <table:table-cell office:value-type="float" office:value="803654.357142857" calcext:value-type="float">
            <text:p>803,654</text:p>
          </table:table-cell>
          <table:table-cell office:value-type="float" office:value="5225035.30377668" calcext:value-type="float">
            <text:p>5,225,035</text:p>
          </table:table-cell>
          <table:table-cell office:value-type="float" office:value="0" calcext:value-type="float">
            <text:p>0</text:p>
          </table:table-cell>
          <table:table-cell office:value-type="float" office:value="116997290.637802" calcext:value-type="float">
            <text:p>116,997,291</text:p>
          </table:table-cell>
          <table:table-cell office:value-type="float" office:value="1733923126.13586" calcext:value-type="float">
            <text:p>1,733,923,126</text:p>
          </table:table-cell>
          <table:table-cell office:value-type="float" office:value="705259105.160599" calcext:value-type="float">
            <text:p>705,259,105</text:p>
          </table:table-cell>
          <table:table-cell office:value-type="float" office:value="545066667.028605" calcext:value-type="float">
            <text:p>545,066,667</text:p>
          </table:table-cell>
          <table:table-cell office:value-type="float" office:value="11737705.3498508" calcext:value-type="float">
            <text:p>11,737,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9704627.25962" calcext:value-type="float">
            <text:p>829,704,627</text:p>
          </table:table-cell>
          <table:table-cell office:value-type="float" office:value="0" calcext:value-type="float">
            <text:p>0</text:p>
          </table:table-cell>
          <table:table-cell office:value-type="float" office:value="5122196347.43906" calcext:value-type="float">
            <text:p>5,122,196,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698213.307969" calcext:value-type="float">
            <text:p>600,698,213</text:p>
          </table:table-cell>
          <table:table-cell office:value-type="float" office:value="151817524.360714" calcext:value-type="float">
            <text:p>151,817,524</text:p>
          </table:table-cell>
          <table:table-cell office:value-type="float" office:value="33167308.9285714" calcext:value-type="float">
            <text:p>33,167,309</text:p>
          </table:table-cell>
          <table:table-cell office:value-type="float" office:value="13677128.4" calcext:value-type="float">
            <text:p>13,677,128</text:p>
          </table:table-cell>
          <table:table-cell office:value-type="float" office:value="1497607.51551143" calcext:value-type="float">
            <text:p>1,497,6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5610503.831605" calcext:value-type="float">
            <text:p>385,610,504</text:p>
          </table:table-cell>
          <table:table-cell office:value-type="float" office:value="14804891052.8157" calcext:value-type="float">
            <text:p>14,804,891,053</text:p>
          </table:table-cell>
          <table:table-cell office:value-type="float" office:value="3942688521.57233" calcext:value-type="float">
            <text:p>3,942,688,522</text:p>
          </table:table-cell>
          <table:table-cell office:value-type="float" office:value="9698750391.24794" calcext:value-type="float">
            <text:p>9,698,750,391</text:p>
          </table:table-cell>
          <table:table-cell office:value-type="float" office:value="5106140661.5678" calcext:value-type="float">
            <text:p>5,106,140,662</text:p>
          </table:table-cell>
          <table:table-cell office:value-type="float" office:value="2469571504.2375" calcext:value-type="float">
            <text:p>2,469,571,504</text:p>
          </table:table-cell>
          <table:table-cell office:value-type="float" office:value="46844437.3285714" calcext:value-type="float">
            <text:p>46,844,437</text:p>
          </table:table-cell>
          <table:table-cell office:value-type="float" office:value="0" calcext:value-type="float">
            <text:p>0</text:p>
          </table:table-cell>
          <table:table-cell office:value-type="float" office:value="13198293923.6748" calcext:value-type="float">
            <text:p>13,198,293,924</text:p>
          </table:table-cell>
          <table:table-cell office:value-type="string" calcext:value-type="string">
            <text:p>Other_Inactiv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Other_Inactive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1" calcext:value-type="float">
            <text:p>14,571</text:p>
          </table:table-cell>
          <table:table-cell office:value-type="float" office:value="186998" calcext:value-type="float">
            <text:p>186,998</text:p>
          </table:table-cell>
          <table:table-cell office:value-type="float" office:value="87666" calcext:value-type="float">
            <text:p>87,666</text:p>
          </table:table-cell>
          <table:table-cell office:value-type="float" office:value="292434" calcext:value-type="float">
            <text:p>292,434</text:p>
          </table:table-cell>
          <table:table-cell office:value-type="float" office:value="64748" calcext:value-type="float">
            <text:p>64,748</text:p>
          </table:table-cell>
          <table:table-cell office:value-type="float" office:value="184531" calcext:value-type="float">
            <text:p>184,531</text:p>
          </table:table-cell>
          <table:table-cell office:value-type="float" office:value="73429" calcext:value-type="float">
            <text:p>73,429</text:p>
          </table:table-cell>
          <table:table-cell office:value-type="float" office:value="4621" calcext:value-type="float">
            <text:p>4,621</text:p>
          </table:table-cell>
          <table:table-cell office:value-type="float" office:value="0" calcext:value-type="float">
            <text:p>0</text:p>
          </table:table-cell>
          <table:table-cell office:value-type="float" office:value="297179" calcext:value-type="float">
            <text:p>297,179</text:p>
          </table:table-cell>
          <table:table-cell office:value-type="float" office:value="0" calcext:value-type="float">
            <text:p>0</text:p>
          </table:table-cell>
          <table:table-cell office:value-type="float" office:value="27738" calcext:value-type="float">
            <text:p>27,73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43913" calcext:value-type="float">
            <text:p>143,913</text:p>
          </table:table-cell>
          <table:table-cell office:value-type="float" office:value="0" calcext:value-type="float">
            <text:p>0</text:p>
          </table:table-cell>
          <table:table-cell office:value-type="float" office:value="747110" calcext:value-type="float">
            <text:p>747,110</text:p>
          </table:table-cell>
          <table:table-cell office:value-type="float" office:value="7329" calcext:value-type="float">
            <text:p>7,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527" calcext:value-type="float">
            <text:p>432,527</text:p>
          </table:table-cell>
          <table:table-cell office:value-type="float" office:value="129033" calcext:value-type="float">
            <text:p>129,033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9" calcext:value-type="float">
            <text:p>2,209</text:p>
          </table:table-cell>
          <table:table-cell office:value-type="float" office:value="419041" calcext:value-type="float">
            <text:p>419,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20" calcext:value-type="float">
            <text:p>66,620</text:p>
          </table:table-cell>
          <table:table-cell office:value-type="float" office:value="52030" calcext:value-type="float">
            <text:p>52,030</text:p>
          </table:table-cell>
          <table:table-cell office:value-type="float" office:value="68986" calcext:value-type="float">
            <text:p>68,986</text:p>
          </table:table-cell>
          <table:table-cell office:value-type="float" office:value="39914" calcext:value-type="float">
            <text:p>39,914</text:p>
          </table:table-cell>
          <table:table-cell office:value-type="float" office:value="0" calcext:value-type="float">
            <text:p>0</text:p>
          </table:table-cell>
          <table:table-cell office:value-type="float" office:value="10834" calcext:value-type="float">
            <text:p>10,834</text:p>
          </table:table-cell>
          <table:table-cell office:value-type="float" office:value="1412" calcext:value-type="float">
            <text:p>1,412</text:p>
          </table:table-cell>
          <table:table-cell office:value-type="float" office:value="0" calcext:value-type="float">
            <text:p>0</text:p>
          </table:table-cell>
          <table:table-cell office:value-type="float" office:value="3157" calcext:value-type="float">
            <text:p>3,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42" calcext:value-type="float">
            <text:p>7,242</text:p>
          </table:table-cell>
          <table:table-cell office:value-type="float" office:value="755" calcext:value-type="float">
            <text:p>755</text:p>
          </table:table-cell>
          <table:table-cell office:value-type="float" office:value="1823" calcext:value-type="float">
            <text:p>1,823</text:p>
          </table:table-cell>
          <table:table-cell office:value-type="float" office:value="0" calcext:value-type="float">
            <text:p>0</text:p>
          </table:table-cell>
          <table:table-cell office:value-type="float" office:value="36130" calcext:value-type="float">
            <text:p>36,130</text:p>
          </table:table-cell>
          <table:table-cell office:value-type="float" office:value="172440" calcext:value-type="float">
            <text:p>172,440</text:p>
          </table:table-cell>
          <table:table-cell office:value-type="float" office:value="115551" calcext:value-type="float">
            <text:p>115,551</text:p>
          </table:table-cell>
          <table:table-cell office:value-type="float" office:value="135924" calcext:value-type="float">
            <text:p>135,924</text:p>
          </table:table-cell>
          <table:table-cell office:value-type="float" office:value="3643" calcext:value-type="float">
            <text:p>3,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58" calcext:value-type="float">
            <text:p>156,058</text:p>
          </table:table-cell>
          <table:table-cell office:value-type="float" office:value="0" calcext:value-type="float">
            <text:p>0</text:p>
          </table:table-cell>
          <table:table-cell office:value-type="float" office:value="557060" calcext:value-type="float">
            <text:p>557,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4779" calcext:value-type="float">
            <text:p>464,779</text:p>
          </table:table-cell>
          <table:table-cell office:value-type="float" office:value="24933" calcext:value-type="float">
            <text:p>24,933</text:p>
          </table:table-cell>
          <table:table-cell office:value-type="float" office:value="9757" calcext:value-type="float">
            <text:p>9,757</text:p>
          </table:table-cell>
          <table:table-cell office:value-type="float" office:value="29553" calcext:value-type="float">
            <text:p>29,553</text:p>
          </table:table-cell>
          <table:table-cell office:value-type="float" office:value="3330" calcext:value-type="float">
            <text:p>3,3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8871" calcext:value-type="float">
            <text:p>138,871</text:p>
          </table:table-cell>
          <table:table-cell office:value-type="float" office:value="1426749" calcext:value-type="float">
            <text:p>1,426,749</text:p>
          </table:table-cell>
          <table:table-cell office:value-type="float" office:value="408170" calcext:value-type="float">
            <text:p>408,170</text:p>
          </table:table-cell>
          <table:table-cell office:value-type="float" office:value="975051" calcext:value-type="float">
            <text:p>975,051</text:p>
          </table:table-cell>
          <table:table-cell office:value-type="float" office:value="899074" calcext:value-type="float">
            <text:p>899,074</text:p>
          </table:table-cell>
          <table:table-cell office:value-type="float" office:value="495520" calcext:value-type="float">
            <text:p>495,520</text:p>
          </table:table-cell>
          <table:table-cell office:value-type="float" office:value="37041" calcext:value-type="float">
            <text:p>37,041</text:p>
          </table:table-cell>
          <table:table-cell office:value-type="float" office:value="0" calcext:value-type="float">
            <text:p>0</text:p>
          </table:table-cell>
          <table:table-cell office:value-type="float" office:value="1410065" calcext:value-type="float">
            <text:p>1,410,065</text:p>
          </table:table-cell>
          <table:table-cell office:value-type="string" calcext:value-type="string">
            <text:p>Other_Inactiv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issing_Tenure_Type - £p.a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string" calcext:value-type="string">
            <text:p>Missing_Tenure_Typ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issing_Tenure_Type - counts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string" calcext:value-type="string">
            <text:p>Missing_Tenure_Typ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Council_Rented - £p.a</text:p>
          </table:table-cell>
          <table:table-cell office:value-type="float" office:value="30717335574.34" calcext:value-type="float">
            <text:p>30,717,335,574</text:p>
          </table:table-cell>
          <table:table-cell office:value-type="float" office:value="1525411994.74319" calcext:value-type="float">
            <text:p>1,525,411,995</text:p>
          </table:table-cell>
          <table:table-cell office:value-type="float" office:value="16926184.1444755" calcext:value-type="float">
            <text:p>16,926,184</text:p>
          </table:table-cell>
          <table:table-cell office:value-type="float" office:value="1311405290.04061" calcext:value-type="float">
            <text:p>1,311,405,290</text:p>
          </table:table-cell>
          <table:table-cell office:value-type="float" office:value="446086.293331317" calcext:value-type="float">
            <text:p>446,086</text:p>
          </table:table-cell>
          <table:table-cell office:value-type="float" office:value="6320919.89178918" calcext:value-type="float">
            <text:p>6,320,920</text:p>
          </table:table-cell>
          <table:table-cell office:value-type="float" office:value="243646396.416358" calcext:value-type="float">
            <text:p>243,646,396</text:p>
          </table:table-cell>
          <table:table-cell office:value-type="float" office:value="17091988.3012512" calcext:value-type="float">
            <text:p>17,091,988</text:p>
          </table:table-cell>
          <table:table-cell office:value-type="float" office:value="42661897.5799131" calcext:value-type="float">
            <text:p>42,661,898</text:p>
          </table:table-cell>
          <table:table-cell office:value-type="float" office:value="6978723.62419094" calcext:value-type="float">
            <text:p>6,978,724</text:p>
          </table:table-cell>
          <table:table-cell office:value-type="float" office:value="17.9673918707441" calcext:value-type="float">
            <text:p>18</text:p>
          </table:table-cell>
          <table:table-cell office:value-type="float" office:value="172311810.350647" calcext:value-type="float">
            <text:p>172,311,810</text:p>
          </table:table-cell>
          <table:table-cell office:value-type="float" office:value="68189268.8166982" calcext:value-type="float">
            <text:p>68,189,269</text:p>
          </table:table-cell>
          <table:table-cell office:value-type="float" office:value="204026506.771281" calcext:value-type="float">
            <text:p>204,026,5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356696.2576418" calcext:value-type="float">
            <text:p>12,356,6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7057484.7297018" calcext:value-type="float">
            <text:p>37,057,485</text:p>
          </table:table-cell>
          <table:table-cell office:value-type="float" office:value="7796574.55277653" calcext:value-type="float">
            <text:p>7,796,575</text:p>
          </table:table-cell>
          <table:table-cell office:value-type="float" office:value="3357864682.56852" calcext:value-type="float">
            <text:p>3,357,864,683</text:p>
          </table:table-cell>
          <table:table-cell office:value-type="float" office:value="1669658999.63451" calcext:value-type="float">
            <text:p>1,669,659,000</text:p>
          </table:table-cell>
          <table:table-cell office:value-type="float" office:value="2841489720.32639" calcext:value-type="float">
            <text:p>2,841,489,720</text:p>
          </table:table-cell>
          <table:table-cell office:value-type="float" office:value="61745145.1628572" calcext:value-type="float">
            <text:p>61,745,145</text:p>
          </table:table-cell>
          <table:table-cell office:value-type="float" office:value="6004705.45158558" calcext:value-type="float">
            <text:p>6,004,705</text:p>
          </table:table-cell>
          <table:table-cell office:value-type="float" office:value="0" calcext:value-type="float">
            <text:p>0</text:p>
          </table:table-cell>
          <table:table-cell office:value-type="float" office:value="1660540047.21089" calcext:value-type="float">
            <text:p>1,660,540,047</text:p>
          </table:table-cell>
          <table:table-cell office:value-type="float" office:value="6032977769.76964" calcext:value-type="float">
            <text:p>6,032,977,770</text:p>
          </table:table-cell>
          <table:table-cell office:value-type="float" office:value="0" calcext:value-type="float">
            <text:p>0</text:p>
          </table:table-cell>
          <table:table-cell office:value-type="float" office:value="21254516.6852354" calcext:value-type="float">
            <text:p>21,254,517</text:p>
          </table:table-cell>
          <table:table-cell office:value-type="float" office:value="43643639.5575144" calcext:value-type="float">
            <text:p>43,643,640</text:p>
          </table:table-cell>
          <table:table-cell office:value-type="float" office:value="9572811.16071429" calcext:value-type="float">
            <text:p>9,572,811</text:p>
          </table:table-cell>
          <table:table-cell office:value-type="float" office:value="548685693.246429" calcext:value-type="float">
            <text:p>548,685,693</text:p>
          </table:table-cell>
          <table:table-cell office:value-type="float" office:value="995073168.321429" calcext:value-type="float">
            <text:p>995,073,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4483866.425" calcext:value-type="float">
            <text:p>1,964,483,866</text:p>
          </table:table-cell>
          <table:table-cell office:value-type="float" office:value="1013721904.54286" calcext:value-type="float">
            <text:p>1,013,721,905</text:p>
          </table:table-cell>
          <table:table-cell office:value-type="float" office:value="544487024.485714" calcext:value-type="float">
            <text:p>544,487,024</text:p>
          </table:table-cell>
          <table:table-cell office:value-type="float" office:value="191399494.671429" calcext:value-type="float">
            <text:p>191,399,495</text:p>
          </table:table-cell>
          <table:table-cell office:value-type="float" office:value="0" calcext:value-type="float">
            <text:p>0</text:p>
          </table:table-cell>
          <table:table-cell office:value-type="float" office:value="533380.457929944" calcext:value-type="float">
            <text:p>533,380</text:p>
          </table:table-cell>
          <table:table-cell office:value-type="float" office:value="0" calcext:value-type="float">
            <text:p>0</text:p>
          </table:table-cell>
          <table:table-cell office:value-type="float" office:value="214027838.357143" calcext:value-type="float">
            <text:p>214,027,838</text:p>
          </table:table-cell>
          <table:table-cell office:value-type="float" office:value="41019609.9642857" calcext:value-type="float">
            <text:p>41,019,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16664.2857143" calcext:value-type="float">
            <text:p>30,816,664</text:p>
          </table:table-cell>
          <table:table-cell office:value-type="float" office:value="0" calcext:value-type="float">
            <text:p>0</text:p>
          </table:table-cell>
          <table:table-cell office:value-type="float" office:value="23841092.364532" calcext:value-type="float">
            <text:p>23,841,092</text:p>
          </table:table-cell>
          <table:table-cell office:value-type="float" office:value="0" calcext:value-type="float">
            <text:p>0</text:p>
          </table:table-cell>
          <table:table-cell office:value-type="float" office:value="485873199.951316" calcext:value-type="float">
            <text:p>485,873,200</text:p>
          </table:table-cell>
          <table:table-cell office:value-type="float" office:value="2633167635.06427" calcext:value-type="float">
            <text:p>2,633,167,635</text:p>
          </table:table-cell>
          <table:table-cell office:value-type="float" office:value="2027338326.04566" calcext:value-type="float">
            <text:p>2,027,338,326</text:p>
          </table:table-cell>
          <table:table-cell office:value-type="float" office:value="310014243.285" calcext:value-type="float">
            <text:p>310,014,243</text:p>
          </table:table-cell>
          <table:table-cell office:value-type="float" office:value="817904694.967462" calcext:value-type="float">
            <text:p>817,904,695</text:p>
          </table:table-cell>
          <table:table-cell office:value-type="float" office:value="47010689.3470476" calcext:value-type="float">
            <text:p>47,010,689</text:p>
          </table:table-cell>
          <table:table-cell office:value-type="float" office:value="78274511.8697999" calcext:value-type="float">
            <text:p>78,274,512</text:p>
          </table:table-cell>
          <table:table-cell office:value-type="float" office:value="2996905410.11598" calcext:value-type="float">
            <text:p>2,996,905,410</text:p>
          </table:table-cell>
          <table:table-cell office:value-type="float" office:value="286620548.513452" calcext:value-type="float">
            <text:p>286,620,549</text:p>
          </table:table-cell>
          <table:table-cell office:value-type="float" office:value="10376370012.4782" calcext:value-type="float">
            <text:p>10,376,370,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6494499.61026" calcext:value-type="float">
            <text:p>1,386,494,500</text:p>
          </table:table-cell>
          <table:table-cell office:value-type="float" office:value="276452648.025" calcext:value-type="float">
            <text:p>276,452,648</text:p>
          </table:table-cell>
          <table:table-cell office:value-type="float" office:value="205787067.857143" calcext:value-type="float">
            <text:p>205,787,068</text:p>
          </table:table-cell>
          <table:table-cell office:value-type="float" office:value="12397023.6" calcext:value-type="float">
            <text:p>12,397,024</text:p>
          </table:table-cell>
          <table:table-cell office:value-type="float" office:value="57758376.6570634" calcext:value-type="float">
            <text:p>57,758,3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79850909.51299" calcext:value-type="float">
            <text:p>2,779,850,910</text:p>
          </table:table-cell>
          <table:table-cell office:value-type="float" office:value="3284096707.35234" calcext:value-type="float">
            <text:p>3,284,096,707</text:p>
          </table:table-cell>
          <table:table-cell office:value-type="float" office:value="35334447408.8942" calcext:value-type="float">
            <text:p>35,334,447,409</text:p>
          </table:table-cell>
          <table:table-cell office:value-type="float" office:value="9396488710.64655" calcext:value-type="float">
            <text:p>9,396,488,711</text:p>
          </table:table-cell>
          <table:table-cell office:value-type="float" office:value="21651760839.1056" calcext:value-type="float">
            <text:p>21,651,760,839</text:p>
          </table:table-cell>
          <table:table-cell office:value-type="float" office:value="13682686569.7885" calcext:value-type="float">
            <text:p>13,682,686,570</text:p>
          </table:table-cell>
          <table:table-cell office:value-type="float" office:value="5279820986.45357" calcext:value-type="float">
            <text:p>5,279,820,986</text:p>
          </table:table-cell>
          <table:table-cell office:value-type="float" office:value="218184091.457143" calcext:value-type="float">
            <text:p>218,184,091</text:p>
          </table:table-cell>
          <table:table-cell office:value-type="float" office:value="29902706.1883189" calcext:value-type="float">
            <text:p>29,902,706</text:p>
          </table:table-cell>
          <table:table-cell office:value-type="float" office:value="27465434006.3647" calcext:value-type="float">
            <text:p>27,465,434,006</text:p>
          </table:table-cell>
          <table:table-cell office:value-type="string" calcext:value-type="string">
            <text:p>Council_Rent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Council_Rented - counts</text:p>
          </table:table-cell>
          <table:table-cell office:value-type="float" office:value="1401735" calcext:value-type="float">
            <text:p>1,401,735</text:p>
          </table:table-cell>
          <table:table-cell office:value-type="float" office:value="97938" calcext:value-type="float">
            <text:p>97,938</text:p>
          </table:table-cell>
          <table:table-cell office:value-type="float" office:value="22113" calcext:value-type="float">
            <text:p>22,113</text:p>
          </table:table-cell>
          <table:table-cell office:value-type="float" office:value="298983" calcext:value-type="float">
            <text:p>298,983</text:p>
          </table:table-cell>
          <table:table-cell office:value-type="float" office:value="40124" calcext:value-type="float">
            <text:p>40,124</text:p>
          </table:table-cell>
          <table:table-cell office:value-type="float" office:value="421347" calcext:value-type="float">
            <text:p>421,347</text:p>
          </table:table-cell>
          <table:table-cell office:value-type="float" office:value="26860" calcext:value-type="float">
            <text:p>26,860</text:p>
          </table:table-cell>
          <table:table-cell office:value-type="float" office:value="178863" calcext:value-type="float">
            <text:p>178,863</text:p>
          </table:table-cell>
          <table:table-cell office:value-type="float" office:value="8979" calcext:value-type="float">
            <text:p>8,979</text:p>
          </table:table-cell>
          <table:table-cell office:value-type="float" office:value="558" calcext:value-type="float">
            <text:p>558</text:p>
          </table:table-cell>
          <table:table-cell office:value-type="float" office:value="1366" calcext:value-type="float">
            <text:p>1,366</text:p>
          </table:table-cell>
          <table:table-cell office:value-type="float" office:value="1954733" calcext:value-type="float">
            <text:p>1,954,733</text:p>
          </table:table-cell>
          <table:table-cell office:value-type="float" office:value="76398" calcext:value-type="float">
            <text:p>76,398</text:p>
          </table:table-cell>
          <table:table-cell office:value-type="float" office:value="69039" calcext:value-type="float">
            <text:p>69,0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16" calcext:value-type="float">
            <text:p>1,3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9552" calcext:value-type="float">
            <text:p>39,552</text:p>
          </table:table-cell>
          <table:table-cell office:value-type="float" office:value="15718" calcext:value-type="float">
            <text:p>15,718</text:p>
          </table:table-cell>
          <table:table-cell office:value-type="float" office:value="1197657" calcext:value-type="float">
            <text:p>1,197,657</text:p>
          </table:table-cell>
          <table:table-cell office:value-type="float" office:value="1100410" calcext:value-type="float">
            <text:p>1,100,410</text:p>
          </table:table-cell>
          <table:table-cell office:value-type="float" office:value="2259106" calcext:value-type="float">
            <text:p>2,259,106</text:p>
          </table:table-cell>
          <table:table-cell office:value-type="float" office:value="61711" calcext:value-type="float">
            <text:p>61,711</text:p>
          </table:table-cell>
          <table:table-cell office:value-type="float" office:value="5603" calcext:value-type="float">
            <text:p>5,603</text:p>
          </table:table-cell>
          <table:table-cell office:value-type="float" office:value="0" calcext:value-type="float">
            <text:p>0</text:p>
          </table:table-cell>
          <table:table-cell office:value-type="float" office:value="764737" calcext:value-type="float">
            <text:p>764,737</text:p>
          </table:table-cell>
          <table:table-cell office:value-type="float" office:value="682519" calcext:value-type="float">
            <text:p>682,519</text:p>
          </table:table-cell>
          <table:table-cell office:value-type="float" office:value="0" calcext:value-type="float">
            <text:p>0</text:p>
          </table:table-cell>
          <table:table-cell office:value-type="float" office:value="2067" calcext:value-type="float">
            <text:p>2,067</text:p>
          </table:table-cell>
          <table:table-cell office:value-type="float" office:value="13283" calcext:value-type="float">
            <text:p>13,283</text:p>
          </table:table-cell>
          <table:table-cell office:value-type="float" office:value="2258" calcext:value-type="float">
            <text:p>2,258</text:p>
          </table:table-cell>
          <table:table-cell office:value-type="float" office:value="118422" calcext:value-type="float">
            <text:p>118,422</text:p>
          </table:table-cell>
          <table:table-cell office:value-type="float" office:value="248476" calcext:value-type="float">
            <text:p>248,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960" calcext:value-type="float">
            <text:p>445,960</text:p>
          </table:table-cell>
          <table:table-cell office:value-type="float" office:value="347142" calcext:value-type="float">
            <text:p>347,142</text:p>
          </table:table-cell>
          <table:table-cell office:value-type="float" office:value="142834" calcext:value-type="float">
            <text:p>142,834</text:p>
          </table:table-cell>
          <table:table-cell office:value-type="float" office:value="84461" calcext:value-type="float">
            <text:p>84,461</text:p>
          </table:table-cell>
          <table:table-cell office:value-type="float" office:value="0" calcext:value-type="float">
            <text:p>0</text:p>
          </table:table-cell>
          <table:table-cell office:value-type="float" office:value="9078" calcext:value-type="float">
            <text:p>9,078</text:p>
          </table:table-cell>
          <table:table-cell office:value-type="float" office:value="0" calcext:value-type="float">
            <text:p>0</text:p>
          </table:table-cell>
          <table:table-cell office:value-type="float" office:value="9846" calcext:value-type="float">
            <text:p>9,846</text:p>
          </table:table-cell>
          <table:table-cell office:value-type="float" office:value="2543" calcext:value-type="float">
            <text:p>2,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6" calcext:value-type="float">
            <text:p>8,196</text:p>
          </table:table-cell>
          <table:table-cell office:value-type="float" office:value="0" calcext:value-type="float">
            <text:p>0</text:p>
          </table:table-cell>
          <table:table-cell office:value-type="float" office:value="4470" calcext:value-type="float">
            <text:p>4,470</text:p>
          </table:table-cell>
          <table:table-cell office:value-type="float" office:value="0" calcext:value-type="float">
            <text:p>0</text:p>
          </table:table-cell>
          <table:table-cell office:value-type="float" office:value="150010" calcext:value-type="float">
            <text:p>150,010</text:p>
          </table:table-cell>
          <table:table-cell office:value-type="float" office:value="262884" calcext:value-type="float">
            <text:p>262,884</text:p>
          </table:table-cell>
          <table:table-cell office:value-type="float" office:value="273254" calcext:value-type="float">
            <text:p>273,254</text:p>
          </table:table-cell>
          <table:table-cell office:value-type="float" office:value="67837" calcext:value-type="float">
            <text:p>67,837</text:p>
          </table:table-cell>
          <table:table-cell office:value-type="float" office:value="223444" calcext:value-type="float">
            <text:p>223,444</text:p>
          </table:table-cell>
          <table:table-cell office:value-type="float" office:value="78102" calcext:value-type="float">
            <text:p>78,102</text:p>
          </table:table-cell>
          <table:table-cell office:value-type="float" office:value="21117" calcext:value-type="float">
            <text:p>21,117</text:p>
          </table:table-cell>
          <table:table-cell office:value-type="float" office:value="723057" calcext:value-type="float">
            <text:p>723,057</text:p>
          </table:table-cell>
          <table:table-cell office:value-type="float" office:value="455994" calcext:value-type="float">
            <text:p>455,994</text:p>
          </table:table-cell>
          <table:table-cell office:value-type="float" office:value="980778" calcext:value-type="float">
            <text:p>980,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2231" calcext:value-type="float">
            <text:p>1,292,231</text:p>
          </table:table-cell>
          <table:table-cell office:value-type="float" office:value="41826" calcext:value-type="float">
            <text:p>41,826</text:p>
          </table:table-cell>
          <table:table-cell office:value-type="float" office:value="89473" calcext:value-type="float">
            <text:p>89,473</text:p>
          </table:table-cell>
          <table:table-cell office:value-type="float" office:value="26787" calcext:value-type="float">
            <text:p>26,787</text:p>
          </table:table-cell>
          <table:table-cell office:value-type="float" office:value="72391" calcext:value-type="float">
            <text:p>72,3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3852" calcext:value-type="float">
            <text:p>1,103,852</text:p>
          </table:table-cell>
          <table:table-cell office:value-type="float" office:value="1197657" calcext:value-type="float">
            <text:p>1,197,657</text:p>
          </table:table-cell>
          <table:table-cell office:value-type="float" office:value="3103577" calcext:value-type="float">
            <text:p>3,103,577</text:p>
          </table:table-cell>
          <table:table-cell office:value-type="float" office:value="1092659" calcext:value-type="float">
            <text:p>1,092,659</text:p>
          </table:table-cell>
          <table:table-cell office:value-type="float" office:value="2568126" calcext:value-type="float">
            <text:p>2,568,126</text:p>
          </table:table-cell>
          <table:table-cell office:value-type="float" office:value="1961433" calcext:value-type="float">
            <text:p>1,961,433</text:p>
          </table:table-cell>
          <table:table-cell office:value-type="float" office:value="907402" calcext:value-type="float">
            <text:p>907,402</text:p>
          </table:table-cell>
          <table:table-cell office:value-type="float" office:value="109458" calcext:value-type="float">
            <text:p>109,458</text:p>
          </table:table-cell>
          <table:table-cell office:value-type="float" office:value="39552" calcext:value-type="float">
            <text:p>39,552</text:p>
          </table:table-cell>
          <table:table-cell office:value-type="float" office:value="2904582" calcext:value-type="float">
            <text:p>2,904,582</text:p>
          </table:table-cell>
          <table:table-cell office:value-type="string" calcext:value-type="string">
            <text:p>Council_Rent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Housing_Association - £p.a</text:p>
          </table:table-cell>
          <table:table-cell office:value-type="float" office:value="31864080839.4885" calcext:value-type="float">
            <text:p>31,864,080,839</text:p>
          </table:table-cell>
          <table:table-cell office:value-type="float" office:value="2124523695.0058" calcext:value-type="float">
            <text:p>2,124,523,695</text:p>
          </table:table-cell>
          <table:table-cell office:value-type="float" office:value="1379748.52293634" calcext:value-type="float">
            <text:p>1,379,749</text:p>
          </table:table-cell>
          <table:table-cell office:value-type="float" office:value="2582252652.43292" calcext:value-type="float">
            <text:p>2,582,252,652</text:p>
          </table:table-cell>
          <table:table-cell office:value-type="float" office:value="9593665.73822524" calcext:value-type="float">
            <text:p>9,593,666</text:p>
          </table:table-cell>
          <table:table-cell office:value-type="float" office:value="6787148.42828738" calcext:value-type="float">
            <text:p>6,787,148</text:p>
          </table:table-cell>
          <table:table-cell office:value-type="float" office:value="33292040.1428352" calcext:value-type="float">
            <text:p>33,292,040</text:p>
          </table:table-cell>
          <table:table-cell office:value-type="float" office:value="15590379.0217049" calcext:value-type="float">
            <text:p>15,590,379</text:p>
          </table:table-cell>
          <table:table-cell office:value-type="float" office:value="1301225.14821245" calcext:value-type="float">
            <text:p>1,301,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294542.747517" calcext:value-type="float">
            <text:p>159,294,543</text:p>
          </table:table-cell>
          <table:table-cell office:value-type="float" office:value="18439998.4718004" calcext:value-type="float">
            <text:p>18,439,998</text:p>
          </table:table-cell>
          <table:table-cell office:value-type="float" office:value="130234846.157466" calcext:value-type="float">
            <text:p>130,234,8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06222.71428571" calcext:value-type="float">
            <text:p>5,806,2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299585.119036" calcext:value-type="float">
            <text:p>18,299,585</text:p>
          </table:table-cell>
          <table:table-cell office:value-type="float" office:value="5679863.5569308" calcext:value-type="float">
            <text:p>5,679,864</text:p>
          </table:table-cell>
          <table:table-cell office:value-type="float" office:value="3680854737.84248" calcext:value-type="float">
            <text:p>3,680,854,738</text:p>
          </table:table-cell>
          <table:table-cell office:value-type="float" office:value="1872692173.91637" calcext:value-type="float">
            <text:p>1,872,692,174</text:p>
          </table:table-cell>
          <table:table-cell office:value-type="float" office:value="3331251874.73125" calcext:value-type="float">
            <text:p>3,331,251,875</text:p>
          </table:table-cell>
          <table:table-cell office:value-type="float" office:value="44664414.1467857" calcext:value-type="float">
            <text:p>44,664,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3850150.00754" calcext:value-type="float">
            <text:p>1,523,850,150</text:p>
          </table:table-cell>
          <table:table-cell office:value-type="float" office:value="7744597788.0375" calcext:value-type="float">
            <text:p>7,744,597,788</text:p>
          </table:table-cell>
          <table:table-cell office:value-type="float" office:value="0" calcext:value-type="float">
            <text:p>0</text:p>
          </table:table-cell>
          <table:table-cell office:value-type="float" office:value="2561759.14285714" calcext:value-type="float">
            <text:p>2,561,759</text:p>
          </table:table-cell>
          <table:table-cell office:value-type="float" office:value="58222241.037827" calcext:value-type="float">
            <text:p>58,222,241</text:p>
          </table:table-cell>
          <table:table-cell office:value-type="float" office:value="4493879.46428571" calcext:value-type="float">
            <text:p>4,493,879</text:p>
          </table:table-cell>
          <table:table-cell office:value-type="float" office:value="546275121.514286" calcext:value-type="float">
            <text:p>546,275,122</text:p>
          </table:table-cell>
          <table:table-cell office:value-type="float" office:value="1173675017.83929" calcext:value-type="float">
            <text:p>1,173,675,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8981882.4375" calcext:value-type="float">
            <text:p>2,798,981,882</text:p>
          </table:table-cell>
          <table:table-cell office:value-type="float" office:value="1365436089.13929" calcext:value-type="float">
            <text:p>1,365,436,089</text:p>
          </table:table-cell>
          <table:table-cell office:value-type="float" office:value="717691454.742857" calcext:value-type="float">
            <text:p>717,691,455</text:p>
          </table:table-cell>
          <table:table-cell office:value-type="float" office:value="385512927.289286" calcext:value-type="float">
            <text:p>385,512,927</text:p>
          </table:table-cell>
          <table:table-cell office:value-type="float" office:value="0" calcext:value-type="float">
            <text:p>0</text:p>
          </table:table-cell>
          <table:table-cell office:value-type="float" office:value="312980.847651917" calcext:value-type="float">
            <text:p>312,981</text:p>
          </table:table-cell>
          <table:table-cell office:value-type="float" office:value="30104197.2" calcext:value-type="float">
            <text:p>30,104,197</text:p>
          </table:table-cell>
          <table:table-cell office:value-type="float" office:value="154344214.285714" calcext:value-type="float">
            <text:p>154,344,214</text:p>
          </table:table-cell>
          <table:table-cell office:value-type="float" office:value="88990553.5714286" calcext:value-type="float">
            <text:p>88,990,5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2552.27142857" calcext:value-type="float">
            <text:p>3,692,552</text:p>
          </table:table-cell>
          <table:table-cell office:value-type="float" office:value="32321844.8275862" calcext:value-type="float">
            <text:p>32,321,845</text:p>
          </table:table-cell>
          <table:table-cell office:value-type="float" office:value="0" calcext:value-type="float">
            <text:p>0</text:p>
          </table:table-cell>
          <table:table-cell office:value-type="float" office:value="454126779.646743" calcext:value-type="float">
            <text:p>454,126,780</text:p>
          </table:table-cell>
          <table:table-cell office:value-type="float" office:value="2807623945.05986" calcext:value-type="float">
            <text:p>2,807,623,945</text:p>
          </table:table-cell>
          <table:table-cell office:value-type="float" office:value="2706130364.48873" calcext:value-type="float">
            <text:p>2,706,130,364</text:p>
          </table:table-cell>
          <table:table-cell office:value-type="float" office:value="267507793.793729" calcext:value-type="float">
            <text:p>267,507,794</text:p>
          </table:table-cell>
          <table:table-cell office:value-type="float" office:value="787243820.944889" calcext:value-type="float">
            <text:p>787,243,821</text:p>
          </table:table-cell>
          <table:table-cell office:value-type="float" office:value="46964553.5576349" calcext:value-type="float">
            <text:p>46,964,554</text:p>
          </table:table-cell>
          <table:table-cell office:value-type="float" office:value="188803659.547859" calcext:value-type="float">
            <text:p>188,803,660</text:p>
          </table:table-cell>
          <table:table-cell office:value-type="float" office:value="4199850362.88886" calcext:value-type="float">
            <text:p>4,199,850,363</text:p>
          </table:table-cell>
          <table:table-cell office:value-type="float" office:value="232587078.763036" calcext:value-type="float">
            <text:p>232,587,079</text:p>
          </table:table-cell>
          <table:table-cell office:value-type="float" office:value="9586553468.07146" calcext:value-type="float">
            <text:p>9,586,553,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7570793.76673" calcext:value-type="float">
            <text:p>1,687,570,794</text:p>
          </table:table-cell>
          <table:table-cell office:value-type="float" office:value="683769372.342857" calcext:value-type="float">
            <text:p>683,769,372</text:p>
          </table:table-cell>
          <table:table-cell office:value-type="float" office:value="72019473.2142857" calcext:value-type="float">
            <text:p>72,019,473</text:p>
          </table:table-cell>
          <table:table-cell office:value-type="float" office:value="3732019.2" calcext:value-type="float">
            <text:p>3,732,019</text:p>
          </table:table-cell>
          <table:table-cell office:value-type="float" office:value="21879279.0993151" calcext:value-type="float">
            <text:p>21,879,2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81592177.89893" calcext:value-type="float">
            <text:p>2,981,592,178</text:p>
          </table:table-cell>
          <table:table-cell office:value-type="float" office:value="3678719762.34453" calcext:value-type="float">
            <text:p>3,678,719,762</text:p>
          </table:table-cell>
          <table:table-cell office:value-type="float" office:value="40377427418.0423" calcext:value-type="float">
            <text:p>40,377,427,418</text:p>
          </table:table-cell>
          <table:table-cell office:value-type="float" office:value="11458251279.9283" calcext:value-type="float">
            <text:p>11,458,251,280</text:p>
          </table:table-cell>
          <table:table-cell office:value-type="float" office:value="23036982093.7438" calcext:value-type="float">
            <text:p>23,036,982,094</text:p>
          </table:table-cell>
          <table:table-cell office:value-type="float" office:value="17340445324.2985" calcext:value-type="float">
            <text:p>17,340,445,324</text:p>
          </table:table-cell>
          <table:table-cell office:value-type="float" office:value="6995798391.62679" calcext:value-type="float">
            <text:p>6,995,798,392</text:p>
          </table:table-cell>
          <table:table-cell office:value-type="float" office:value="75751492.4142857" calcext:value-type="float">
            <text:p>75,751,492</text:p>
          </table:table-cell>
          <table:table-cell office:value-type="float" office:value="15986299.1173112" calcext:value-type="float">
            <text:p>15,986,299</text:p>
          </table:table-cell>
          <table:table-cell office:value-type="float" office:value="31492628631.5522" calcext:value-type="float">
            <text:p>31,492,628,632</text:p>
          </table:table-cell>
          <table:table-cell office:value-type="string" calcext:value-type="string">
            <text:p>Housing_Association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Housing_Association - counts</text:p>
          </table:table-cell>
          <table:table-cell office:value-type="float" office:value="1401138" calcext:value-type="float">
            <text:p>1,401,138</text:p>
          </table:table-cell>
          <table:table-cell office:value-type="float" office:value="137440" calcext:value-type="float">
            <text:p>137,440</text:p>
          </table:table-cell>
          <table:table-cell office:value-type="float" office:value="6815" calcext:value-type="float">
            <text:p>6,815</text:p>
          </table:table-cell>
          <table:table-cell office:value-type="float" office:value="470408" calcext:value-type="float">
            <text:p>470,408</text:p>
          </table:table-cell>
          <table:table-cell office:value-type="float" office:value="76260" calcext:value-type="float">
            <text:p>76,260</text:p>
          </table:table-cell>
          <table:table-cell office:value-type="float" office:value="351075" calcext:value-type="float">
            <text:p>351,075</text:p>
          </table:table-cell>
          <table:table-cell office:value-type="float" office:value="15425" calcext:value-type="float">
            <text:p>15,425</text:p>
          </table:table-cell>
          <table:table-cell office:value-type="float" office:value="131155" calcext:value-type="float">
            <text:p>131,155</text:p>
          </table:table-cell>
          <table:table-cell office:value-type="float" office:value="1668" calcext:value-type="float">
            <text:p>1,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9146" calcext:value-type="float">
            <text:p>1,789,146</text:p>
          </table:table-cell>
          <table:table-cell office:value-type="float" office:value="27235" calcext:value-type="float">
            <text:p>27,235</text:p>
          </table:table-cell>
          <table:table-cell office:value-type="float" office:value="48064" calcext:value-type="float">
            <text:p>48,0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318" calcext:value-type="float">
            <text:p>26,318</text:p>
          </table:table-cell>
          <table:table-cell office:value-type="float" office:value="4416" calcext:value-type="float">
            <text:p>4,416</text:p>
          </table:table-cell>
          <table:table-cell office:value-type="float" office:value="1304682" calcext:value-type="float">
            <text:p>1,304,682</text:p>
          </table:table-cell>
          <table:table-cell office:value-type="float" office:value="1172269" calcext:value-type="float">
            <text:p>1,172,269</text:p>
          </table:table-cell>
          <table:table-cell office:value-type="float" office:value="2424724" calcext:value-type="float">
            <text:p>2,424,724</text:p>
          </table:table-cell>
          <table:table-cell office:value-type="float" office:value="62186" calcext:value-type="float">
            <text:p>62,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280" calcext:value-type="float">
            <text:p>707,280</text:p>
          </table:table-cell>
          <table:table-cell office:value-type="float" office:value="876061" calcext:value-type="float">
            <text:p>876,061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,292</text:p>
          </table:table-cell>
          <table:table-cell office:value-type="float" office:value="14515" calcext:value-type="float">
            <text:p>14,515</text:p>
          </table:table-cell>
          <table:table-cell office:value-type="float" office:value="1060" calcext:value-type="float">
            <text:p>1,060</text:p>
          </table:table-cell>
          <table:table-cell office:value-type="float" office:value="118636" calcext:value-type="float">
            <text:p>118,636</text:p>
          </table:table-cell>
          <table:table-cell office:value-type="float" office:value="293074" calcext:value-type="float">
            <text:p>293,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7329" calcext:value-type="float">
            <text:p>647,329</text:p>
          </table:table-cell>
          <table:table-cell office:value-type="float" office:value="498803" calcext:value-type="float">
            <text:p>498,803</text:p>
          </table:table-cell>
          <table:table-cell office:value-type="float" office:value="183892" calcext:value-type="float">
            <text:p>183,892</text:p>
          </table:table-cell>
          <table:table-cell office:value-type="float" office:value="128713" calcext:value-type="float">
            <text:p>128,713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,361</text:p>
          </table:table-cell>
          <table:table-cell office:value-type="float" office:value="3345" calcext:value-type="float">
            <text:p>3,345</text:p>
          </table:table-cell>
          <table:table-cell office:value-type="float" office:value="5916" calcext:value-type="float">
            <text:p>5,916</text:p>
          </table:table-cell>
          <table:table-cell office:value-type="float" office:value="1137" calcext:value-type="float">
            <text:p>1,1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9" calcext:value-type="float">
            <text:p>3,469</text:p>
          </table:table-cell>
          <table:table-cell office:value-type="float" office:value="11277" calcext:value-type="float">
            <text:p>11,277</text:p>
          </table:table-cell>
          <table:table-cell office:value-type="float" office:value="0" calcext:value-type="float">
            <text:p>0</text:p>
          </table:table-cell>
          <table:table-cell office:value-type="float" office:value="107626" calcext:value-type="float">
            <text:p>107,626</text:p>
          </table:table-cell>
          <table:table-cell office:value-type="float" office:value="249417" calcext:value-type="float">
            <text:p>249,417</text:p>
          </table:table-cell>
          <table:table-cell office:value-type="float" office:value="389244" calcext:value-type="float">
            <text:p>389,244</text:p>
          </table:table-cell>
          <table:table-cell office:value-type="float" office:value="58713" calcext:value-type="float">
            <text:p>58,713</text:p>
          </table:table-cell>
          <table:table-cell office:value-type="float" office:value="215546" calcext:value-type="float">
            <text:p>215,546</text:p>
          </table:table-cell>
          <table:table-cell office:value-type="float" office:value="87030" calcext:value-type="float">
            <text:p>87,030</text:p>
          </table:table-cell>
          <table:table-cell office:value-type="float" office:value="51673" calcext:value-type="float">
            <text:p>51,673</text:p>
          </table:table-cell>
          <table:table-cell office:value-type="float" office:value="930304" calcext:value-type="float">
            <text:p>930,304</text:p>
          </table:table-cell>
          <table:table-cell office:value-type="float" office:value="352050" calcext:value-type="float">
            <text:p>352,050</text:p>
          </table:table-cell>
          <table:table-cell office:value-type="float" office:value="922224" calcext:value-type="float">
            <text:p>922,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8910" calcext:value-type="float">
            <text:p>1,428,910</text:p>
          </table:table-cell>
          <table:table-cell office:value-type="float" office:value="103145" calcext:value-type="float">
            <text:p>103,145</text:p>
          </table:table-cell>
          <table:table-cell office:value-type="float" office:value="26400" calcext:value-type="float">
            <text:p>26,400</text:p>
          </table:table-cell>
          <table:table-cell office:value-type="float" office:value="8064" calcext:value-type="float">
            <text:p>8,064</text:p>
          </table:table-cell>
          <table:table-cell office:value-type="float" office:value="26555" calcext:value-type="float">
            <text:p>26,5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5366" calcext:value-type="float">
            <text:p>1,105,366</text:p>
          </table:table-cell>
          <table:table-cell office:value-type="float" office:value="1304682" calcext:value-type="float">
            <text:p>1,304,682</text:p>
          </table:table-cell>
          <table:table-cell office:value-type="float" office:value="3285531" calcext:value-type="float">
            <text:p>3,285,531</text:p>
          </table:table-cell>
          <table:table-cell office:value-type="float" office:value="1245201" calcext:value-type="float">
            <text:p>1,245,201</text:p>
          </table:table-cell>
          <table:table-cell office:value-type="float" office:value="2539763" calcext:value-type="float">
            <text:p>2,539,763</text:p>
          </table:table-cell>
          <table:table-cell office:value-type="float" office:value="2329498" calcext:value-type="float">
            <text:p>2,329,498</text:p>
          </table:table-cell>
          <table:table-cell office:value-type="float" office:value="1182131" calcext:value-type="float">
            <text:p>1,182,131</text:p>
          </table:table-cell>
          <table:table-cell office:value-type="float" office:value="34464" calcext:value-type="float">
            <text:p>34,464</text:p>
          </table:table-cell>
          <table:table-cell office:value-type="float" office:value="26318" calcext:value-type="float">
            <text:p>26,318</text:p>
          </table:table-cell>
          <table:table-cell office:value-type="float" office:value="3115628" calcext:value-type="float">
            <text:p>3,115,628</text:p>
          </table:table-cell>
          <table:table-cell office:value-type="string" calcext:value-type="string">
            <text:p>Housing_Association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rivate_Rented_Unfurnished - £p.a</text:p>
          </table:table-cell>
          <table:table-cell office:value-type="float" office:value="139877216413.816" calcext:value-type="float">
            <text:p>139,877,216,414</text:p>
          </table:table-cell>
          <table:table-cell office:value-type="float" office:value="20168231533.8004" calcext:value-type="float">
            <text:p>20,168,231,534</text:p>
          </table:table-cell>
          <table:table-cell office:value-type="float" office:value="25483807.1151168" calcext:value-type="float">
            <text:p>25,483,807</text:p>
          </table:table-cell>
          <table:table-cell office:value-type="float" office:value="2813513962.37923" calcext:value-type="float">
            <text:p>2,813,513,962</text:p>
          </table:table-cell>
          <table:table-cell office:value-type="float" office:value="46440893.409891" calcext:value-type="float">
            <text:p>46,440,893</text:p>
          </table:table-cell>
          <table:table-cell office:value-type="float" office:value="18860167.0066368" calcext:value-type="float">
            <text:p>18,860,167</text:p>
          </table:table-cell>
          <table:table-cell office:value-type="float" office:value="565996237.487969" calcext:value-type="float">
            <text:p>565,996,237</text:p>
          </table:table-cell>
          <table:table-cell office:value-type="float" office:value="212038492.069702" calcext:value-type="float">
            <text:p>212,038,492</text:p>
          </table:table-cell>
          <table:table-cell office:value-type="float" office:value="144815595.126414" calcext:value-type="float">
            <text:p>144,815,595</text:p>
          </table:table-cell>
          <table:table-cell office:value-type="float" office:value="14347862.1411761" calcext:value-type="float">
            <text:p>14,347,862</text:p>
          </table:table-cell>
          <table:table-cell office:value-type="float" office:value="0" calcext:value-type="float">
            <text:p>0</text:p>
          </table:table-cell>
          <table:table-cell office:value-type="float" office:value="394009572.338921" calcext:value-type="float">
            <text:p>394,009,572</text:p>
          </table:table-cell>
          <table:table-cell office:value-type="float" office:value="74366136.3217838" calcext:value-type="float">
            <text:p>74,366,136</text:p>
          </table:table-cell>
          <table:table-cell office:value-type="float" office:value="957640673.565652" calcext:value-type="float">
            <text:p>957,640,674</text:p>
          </table:table-cell>
          <table:table-cell office:value-type="float" office:value="12133605" calcext:value-type="float">
            <text:p>12,133,605</text:p>
          </table:table-cell>
          <table:table-cell office:value-type="float" office:value="71118678.0821887" calcext:value-type="float">
            <text:p>71,118,6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50090810.716253" calcext:value-type="float">
            <text:p>150,090,811</text:p>
          </table:table-cell>
          <table:table-cell office:value-type="float" office:value="32658645.6635837" calcext:value-type="float">
            <text:p>32,658,646</text:p>
          </table:table-cell>
          <table:table-cell office:value-type="float" office:value="25391069661.4589" calcext:value-type="float">
            <text:p>25,391,069,661</text:p>
          </table:table-cell>
          <table:table-cell office:value-type="float" office:value="9643739123.27092" calcext:value-type="float">
            <text:p>9,643,739,123</text:p>
          </table:table-cell>
          <table:table-cell office:value-type="float" office:value="6365058260.40278" calcext:value-type="float">
            <text:p>6,365,058,260</text:p>
          </table:table-cell>
          <table:table-cell office:value-type="float" office:value="23720968.1892857" calcext:value-type="float">
            <text:p>23,720,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2851472.55196" calcext:value-type="float">
            <text:p>2,462,851,473</text:p>
          </table:table-cell>
          <table:table-cell office:value-type="float" office:value="4639871973.81964" calcext:value-type="float">
            <text:p>4,639,871,974</text:p>
          </table:table-cell>
          <table:table-cell office:value-type="float" office:value="0" calcext:value-type="float">
            <text:p>0</text:p>
          </table:table-cell>
          <table:table-cell office:value-type="float" office:value="6784643.83561143" calcext:value-type="float">
            <text:p>6,784,644</text:p>
          </table:table-cell>
          <table:table-cell office:value-type="float" office:value="21830626.3164995" calcext:value-type="float">
            <text:p>21,830,626</text:p>
          </table:table-cell>
          <table:table-cell office:value-type="float" office:value="0" calcext:value-type="float">
            <text:p>0</text:p>
          </table:table-cell>
          <table:table-cell office:value-type="float" office:value="175939148.319643" calcext:value-type="float">
            <text:p>175,939,148</text:p>
          </table:table-cell>
          <table:table-cell office:value-type="float" office:value="639010810.3125" calcext:value-type="float">
            <text:p>639,010,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8974519.05893" calcext:value-type="float">
            <text:p>1,168,974,519</text:p>
          </table:table-cell>
          <table:table-cell office:value-type="float" office:value="537544524.675" calcext:value-type="float">
            <text:p>537,544,525</text:p>
          </table:table-cell>
          <table:table-cell office:value-type="float" office:value="179863154.298214" calcext:value-type="float">
            <text:p>179,863,154</text:p>
          </table:table-cell>
          <table:table-cell office:value-type="float" office:value="105918847.5" calcext:value-type="float">
            <text:p>105,918,848</text:p>
          </table:table-cell>
          <table:table-cell office:value-type="float" office:value="0" calcext:value-type="float">
            <text:p>0</text:p>
          </table:table-cell>
          <table:table-cell office:value-type="float" office:value="410390.152196111" calcext:value-type="float">
            <text:p>410,390</text:p>
          </table:table-cell>
          <table:table-cell office:value-type="float" office:value="49111690.32" calcext:value-type="float">
            <text:p>49,111,690</text:p>
          </table:table-cell>
          <table:table-cell office:value-type="float" office:value="219726051.428571" calcext:value-type="float">
            <text:p>219,726,051</text:p>
          </table:table-cell>
          <table:table-cell office:value-type="float" office:value="133269289.285714" calcext:value-type="float">
            <text:p>133,269,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8230.7464286" calcext:value-type="float">
            <text:p>12,188,231</text:p>
          </table:table-cell>
          <table:table-cell office:value-type="float" office:value="7986660.85714286" calcext:value-type="float">
            <text:p>7,986,661</text:p>
          </table:table-cell>
          <table:table-cell office:value-type="float" office:value="0" calcext:value-type="float">
            <text:p>0</text:p>
          </table:table-cell>
          <table:table-cell office:value-type="float" office:value="21782916.6666667" calcext:value-type="float">
            <text:p>21,782,917</text:p>
          </table:table-cell>
          <table:table-cell office:value-type="float" office:value="0" calcext:value-type="float">
            <text:p>0</text:p>
          </table:table-cell>
          <table:table-cell office:value-type="float" office:value="613921836.695986" calcext:value-type="float">
            <text:p>613,921,837</text:p>
          </table:table-cell>
          <table:table-cell office:value-type="float" office:value="2097674754.64523" calcext:value-type="float">
            <text:p>2,097,674,755</text:p>
          </table:table-cell>
          <table:table-cell office:value-type="float" office:value="966216583.022133" calcext:value-type="float">
            <text:p>966,216,583</text:p>
          </table:table-cell>
          <table:table-cell office:value-type="float" office:value="204539306.025" calcext:value-type="float">
            <text:p>204,539,306</text:p>
          </table:table-cell>
          <table:table-cell office:value-type="float" office:value="269479555.904084" calcext:value-type="float">
            <text:p>269,479,556</text:p>
          </table:table-cell>
          <table:table-cell office:value-type="float" office:value="17981871.8576583" calcext:value-type="float">
            <text:p>17,981,872</text:p>
          </table:table-cell>
          <table:table-cell office:value-type="float" office:value="76487401.4608161" calcext:value-type="float">
            <text:p>76,487,401</text:p>
          </table:table-cell>
          <table:table-cell office:value-type="float" office:value="2852168637.69322" calcext:value-type="float">
            <text:p>2,852,168,638</text:p>
          </table:table-cell>
          <table:table-cell office:value-type="float" office:value="297444741.293819" calcext:value-type="float">
            <text:p>297,444,741</text:p>
          </table:table-cell>
          <table:table-cell office:value-type="float" office:value="12526346860.0743" calcext:value-type="float">
            <text:p>12,526,346,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9795639.077769" calcext:value-type="float">
            <text:p>879,795,639</text:p>
          </table:table-cell>
          <table:table-cell office:value-type="float" office:value="171786388.875" calcext:value-type="float">
            <text:p>171,786,389</text:p>
          </table:table-cell>
          <table:table-cell office:value-type="float" office:value="63126940.1785714" calcext:value-type="float">
            <text:p>63,126,940</text:p>
          </table:table-cell>
          <table:table-cell office:value-type="float" office:value="4739997.6" calcext:value-type="float">
            <text:p>4,739,9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921090983.2622" calcext:value-type="float">
            <text:p>15,921,090,983</text:p>
          </table:table-cell>
          <table:table-cell office:value-type="float" office:value="25266771470.946" calcext:value-type="float">
            <text:p>25,266,771,471</text:p>
          </table:table-cell>
          <table:table-cell office:value-type="float" office:value="31424775464.5483" calcext:value-type="float">
            <text:p>31,424,775,465</text:p>
          </table:table-cell>
          <table:table-cell office:value-type="float" office:value="7098469947.30414" calcext:value-type="float">
            <text:p>7,098,469,947</text:p>
          </table:table-cell>
          <table:table-cell office:value-type="float" office:value="20865184127.9286" calcext:value-type="float">
            <text:p>20,865,184,128</text:p>
          </table:table-cell>
          <table:table-cell office:value-type="float" office:value="10559591336.6197" calcext:value-type="float">
            <text:p>10,559,591,337</text:p>
          </table:table-cell>
          <table:table-cell office:value-type="float" office:value="2811991001.76429" calcext:value-type="float">
            <text:p>2,811,991,002</text:p>
          </table:table-cell>
          <table:table-cell office:value-type="float" office:value="67866937.7785714" calcext:value-type="float">
            <text:p>67,866,938</text:p>
          </table:table-cell>
          <table:table-cell office:value-type="float" office:value="121832970.919891" calcext:value-type="float">
            <text:p>121,832,971</text:p>
          </table:table-cell>
          <table:table-cell office:value-type="float" office:value="-9975091580.58428" calcext:value-type="float">
            <text:p>-9,975,091,581</text:p>
          </table:table-cell>
          <table:table-cell office:value-type="string" calcext:value-type="string">
            <text:p>Private_Rented_Unfurnish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rivate_Rented_Unfurnished - counts</text:p>
          </table:table-cell>
          <table:table-cell office:value-type="float" office:value="4347833" calcext:value-type="float">
            <text:p>4,347,833</text:p>
          </table:table-cell>
          <table:table-cell office:value-type="float" office:value="742614" calcext:value-type="float">
            <text:p>742,614</text:p>
          </table:table-cell>
          <table:table-cell office:value-type="float" office:value="35346" calcext:value-type="float">
            <text:p>35,346</text:p>
          </table:table-cell>
          <table:table-cell office:value-type="float" office:value="385996" calcext:value-type="float">
            <text:p>385,996</text:p>
          </table:table-cell>
          <table:table-cell office:value-type="float" office:value="198245" calcext:value-type="float">
            <text:p>198,245</text:p>
          </table:table-cell>
          <table:table-cell office:value-type="float" office:value="980232" calcext:value-type="float">
            <text:p>980,232</text:p>
          </table:table-cell>
          <table:table-cell office:value-type="float" office:value="159175" calcext:value-type="float">
            <text:p>159,175</text:p>
          </table:table-cell>
          <table:table-cell office:value-type="float" office:value="728000" calcext:value-type="float">
            <text:p>728,000</text:p>
          </table:table-cell>
          <table:table-cell office:value-type="float" office:value="33287" calcext:value-type="float">
            <text:p>33,287</text:p>
          </table:table-cell>
          <table:table-cell office:value-type="float" office:value="8784" calcext:value-type="float">
            <text:p>8,784</text:p>
          </table:table-cell>
          <table:table-cell office:value-type="float" office:value="0" calcext:value-type="float">
            <text:p>0</text:p>
          </table:table-cell>
          <table:table-cell office:value-type="float" office:value="3900926" calcext:value-type="float">
            <text:p>3,900,926</text:p>
          </table:table-cell>
          <table:table-cell office:value-type="float" office:value="17659" calcext:value-type="float">
            <text:p>17,659</text:p>
          </table:table-cell>
          <table:table-cell office:value-type="float" office:value="239543" calcext:value-type="float">
            <text:p>239,543</text:p>
          </table:table-cell>
          <table:table-cell office:value-type="float" office:value="1661" calcext:value-type="float">
            <text:p>1,661</text:p>
          </table:table-cell>
          <table:table-cell office:value-type="float" office:value="4738" calcext:value-type="float">
            <text:p>4,7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11951" calcext:value-type="float">
            <text:p>111,951</text:p>
          </table:table-cell>
          <table:table-cell office:value-type="float" office:value="23890" calcext:value-type="float">
            <text:p>23,890</text:p>
          </table:table-cell>
          <table:table-cell office:value-type="float" office:value="4473139" calcext:value-type="float">
            <text:p>4,473,139</text:p>
          </table:table-cell>
          <table:table-cell office:value-type="float" office:value="4358704" calcext:value-type="float">
            <text:p>4,358,704</text:p>
          </table:table-cell>
          <table:table-cell office:value-type="float" office:value="3993334" calcext:value-type="float">
            <text:p>3,993,334</text:p>
          </table:table-cell>
          <table:table-cell office:value-type="float" office:value="24056" calcext:value-type="float">
            <text:p>24,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9824" calcext:value-type="float">
            <text:p>1,299,824</text:p>
          </table:table-cell>
          <table:table-cell office:value-type="float" office:value="508545" calcext:value-type="float">
            <text:p>508,545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,260</text:p>
          </table:table-cell>
          <table:table-cell office:value-type="float" office:value="5456" calcext:value-type="float">
            <text:p>5,456</text:p>
          </table:table-cell>
          <table:table-cell office:value-type="float" office:value="0" calcext:value-type="float">
            <text:p>0</text:p>
          </table:table-cell>
          <table:table-cell office:value-type="float" office:value="39246" calcext:value-type="float">
            <text:p>39,246</text:p>
          </table:table-cell>
          <table:table-cell office:value-type="float" office:value="159565" calcext:value-type="float">
            <text:p>159,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85" calcext:value-type="float">
            <text:p>267,285</text:p>
          </table:table-cell>
          <table:table-cell office:value-type="float" office:value="206591" calcext:value-type="float">
            <text:p>206,591</text:p>
          </table:table-cell>
          <table:table-cell office:value-type="float" office:value="48936" calcext:value-type="float">
            <text:p>48,936</text:p>
          </table:table-cell>
          <table:table-cell office:value-type="float" office:value="40628" calcext:value-type="float">
            <text:p>40,628</text:p>
          </table:table-cell>
          <table:table-cell office:value-type="float" office:value="0" calcext:value-type="float">
            <text:p>0</text:p>
          </table:table-cell>
          <table:table-cell office:value-type="float" office:value="3539" calcext:value-type="float">
            <text:p>3,539</text:p>
          </table:table-cell>
          <table:table-cell office:value-type="float" office:value="5457" calcext:value-type="float">
            <text:p>5,457</text:p>
          </table:table-cell>
          <table:table-cell office:value-type="float" office:value="7979" calcext:value-type="float">
            <text:p>7,979</text:p>
          </table:table-cell>
          <table:table-cell office:value-type="float" office:value="4493" calcext:value-type="float">
            <text:p>4,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" calcext:value-type="float">
            <text:p>3,127</text:p>
          </table:table-cell>
          <table:table-cell office:value-type="float" office:value="1805" calcext:value-type="float">
            <text:p>1,805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,335</text:p>
          </table:table-cell>
          <table:table-cell office:value-type="float" office:value="0" calcext:value-type="float">
            <text:p>0</text:p>
          </table:table-cell>
          <table:table-cell office:value-type="float" office:value="201362" calcext:value-type="float">
            <text:p>201,362</text:p>
          </table:table-cell>
          <table:table-cell office:value-type="float" office:value="313420" calcext:value-type="float">
            <text:p>313,420</text:p>
          </table:table-cell>
          <table:table-cell office:value-type="float" office:value="154443" calcext:value-type="float">
            <text:p>154,443</text:p>
          </table:table-cell>
          <table:table-cell office:value-type="float" office:value="43545" calcext:value-type="float">
            <text:p>43,545</text:p>
          </table:table-cell>
          <table:table-cell office:value-type="float" office:value="82215" calcext:value-type="float">
            <text:p>82,215</text:p>
          </table:table-cell>
          <table:table-cell office:value-type="float" office:value="30067" calcext:value-type="float">
            <text:p>30,067</text:p>
          </table:table-cell>
          <table:table-cell office:value-type="float" office:value="17899" calcext:value-type="float">
            <text:p>17,899</text:p>
          </table:table-cell>
          <table:table-cell office:value-type="float" office:value="576900" calcext:value-type="float">
            <text:p>576,900</text:p>
          </table:table-cell>
          <table:table-cell office:value-type="float" office:value="480406" calcext:value-type="float">
            <text:p>480,406</text:p>
          </table:table-cell>
          <table:table-cell office:value-type="float" office:value="1186425" calcext:value-type="float">
            <text:p>1,186,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4986" calcext:value-type="float">
            <text:p>854,986</text:p>
          </table:table-cell>
          <table:table-cell office:value-type="float" office:value="25423" calcext:value-type="float">
            <text:p>25,423</text:p>
          </table:table-cell>
          <table:table-cell office:value-type="float" office:value="24117" calcext:value-type="float">
            <text:p>24,117</text:p>
          </table:table-cell>
          <table:table-cell office:value-type="float" office:value="10242" calcext:value-type="float">
            <text:p>10,2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63536" calcext:value-type="float">
            <text:p>3,963,536</text:p>
          </table:table-cell>
          <table:table-cell office:value-type="float" office:value="4469978" calcext:value-type="float">
            <text:p>4,469,978</text:p>
          </table:table-cell>
          <table:table-cell office:value-type="float" office:value="3593341" calcext:value-type="float">
            <text:p>3,593,341</text:p>
          </table:table-cell>
          <table:table-cell office:value-type="float" office:value="893059" calcext:value-type="float">
            <text:p>893,059</text:p>
          </table:table-cell>
          <table:table-cell office:value-type="float" office:value="2574609" calcext:value-type="float">
            <text:p>2,574,609</text:p>
          </table:table-cell>
          <table:table-cell office:value-type="float" office:value="2131655" calcext:value-type="float">
            <text:p>2,131,655</text:p>
          </table:table-cell>
          <table:table-cell office:value-type="float" office:value="509909" calcext:value-type="float">
            <text:p>509,909</text:p>
          </table:table-cell>
          <table:table-cell office:value-type="float" office:value="34359" calcext:value-type="float">
            <text:p>34,359</text:p>
          </table:table-cell>
          <table:table-cell office:value-type="float" office:value="111951" calcext:value-type="float">
            <text:p>111,951</text:p>
          </table:table-cell>
          <table:table-cell office:value-type="float" office:value="3105279" calcext:value-type="float">
            <text:p>3,105,279</text:p>
          </table:table-cell>
          <table:table-cell office:value-type="string" calcext:value-type="string">
            <text:p>Private_Rented_Unfurnish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rivate_Rented_Furnished - £p.a</text:p>
          </table:table-cell>
          <table:table-cell office:value-type="float" office:value="29623421501.8852" calcext:value-type="float">
            <text:p>29,623,421,502</text:p>
          </table:table-cell>
          <table:table-cell office:value-type="float" office:value="4422762740.5827" calcext:value-type="float">
            <text:p>4,422,762,741</text:p>
          </table:table-cell>
          <table:table-cell office:value-type="float" office:value="10505429.3146304" calcext:value-type="float">
            <text:p>10,505,429</text:p>
          </table:table-cell>
          <table:table-cell office:value-type="float" office:value="205002375.194109" calcext:value-type="float">
            <text:p>205,002,375</text:p>
          </table:table-cell>
          <table:table-cell office:value-type="float" office:value="415927.745291011" calcext:value-type="float">
            <text:p>415,928</text:p>
          </table:table-cell>
          <table:table-cell office:value-type="float" office:value="14141220.6551244" calcext:value-type="float">
            <text:p>14,141,221</text:p>
          </table:table-cell>
          <table:table-cell office:value-type="float" office:value="91835417.6613286" calcext:value-type="float">
            <text:p>91,835,418</text:p>
          </table:table-cell>
          <table:table-cell office:value-type="float" office:value="18901138.8883377" calcext:value-type="float">
            <text:p>18,901,139</text:p>
          </table:table-cell>
          <table:table-cell office:value-type="float" office:value="33088388.6121579" calcext:value-type="float">
            <text:p>33,088,389</text:p>
          </table:table-cell>
          <table:table-cell office:value-type="float" office:value="0" calcext:value-type="float">
            <text:p>0</text:p>
          </table:table-cell>
          <table:table-cell office:value-type="float" office:value="1265833.15453108" calcext:value-type="float">
            <text:p>1,265,833</text:p>
          </table:table-cell>
          <table:table-cell office:value-type="float" office:value="42474542.7502709" calcext:value-type="float">
            <text:p>42,474,543</text:p>
          </table:table-cell>
          <table:table-cell office:value-type="float" office:value="17297902.8191327" calcext:value-type="float">
            <text:p>17,297,903</text:p>
          </table:table-cell>
          <table:table-cell office:value-type="float" office:value="49208799.1318827" calcext:value-type="float">
            <text:p>49,208,79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768381.51399528" calcext:value-type="float">
            <text:p>4,768,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528548.623703" calcext:value-type="float">
            <text:p>389,528,549</text:p>
          </table:table-cell>
          <table:table-cell office:value-type="float" office:value="60087170.4335017" calcext:value-type="float">
            <text:p>60,087,170</text:p>
          </table:table-cell>
          <table:table-cell office:value-type="float" office:value="4992392910.66209" calcext:value-type="float">
            <text:p>4,992,392,911</text:p>
          </table:table-cell>
          <table:table-cell office:value-type="float" office:value="2179672170.40349" calcext:value-type="float">
            <text:p>2,179,672,170</text:p>
          </table:table-cell>
          <table:table-cell office:value-type="float" office:value="1289753130.00694" calcext:value-type="float">
            <text:p>1,289,753,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876307.782143" calcext:value-type="float">
            <text:p>236,876,308</text:p>
          </table:table-cell>
          <table:table-cell office:value-type="float" office:value="391818279.782143" calcext:value-type="float">
            <text:p>391,818,2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149855.75" calcext:value-type="float">
            <text:p>22,149,856</text:p>
          </table:table-cell>
          <table:table-cell office:value-type="float" office:value="4128851.22321429" calcext:value-type="float">
            <text:p>4,128,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920257.1410714" calcext:value-type="float">
            <text:p>84,920,257</text:p>
          </table:table-cell>
          <table:table-cell office:value-type="float" office:value="59917410.1607143" calcext:value-type="float">
            <text:p>59,917,410</text:p>
          </table:table-cell>
          <table:table-cell office:value-type="float" office:value="8141751.225" calcext:value-type="float">
            <text:p>8,141,751</text:p>
          </table:table-cell>
          <table:table-cell office:value-type="float" office:value="11549998.1142857" calcext:value-type="float">
            <text:p>11,549,99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3329626.5140448" calcext:value-type="float">
            <text:p>93,329,627</text:p>
          </table:table-cell>
          <table:table-cell office:value-type="float" office:value="178993171.516342" calcext:value-type="float">
            <text:p>178,993,172</text:p>
          </table:table-cell>
          <table:table-cell office:value-type="float" office:value="181112454.950589" calcext:value-type="float">
            <text:p>181,112,455</text:p>
          </table:table-cell>
          <table:table-cell office:value-type="float" office:value="62205548.2532161" calcext:value-type="float">
            <text:p>62,205,548</text:p>
          </table:table-cell>
          <table:table-cell office:value-type="float" office:value="23095178.4559618" calcext:value-type="float">
            <text:p>23,095,178</text:p>
          </table:table-cell>
          <table:table-cell office:value-type="float" office:value="0" calcext:value-type="float">
            <text:p>0</text:p>
          </table:table-cell>
          <table:table-cell office:value-type="float" office:value="40050267.7714286" calcext:value-type="float">
            <text:p>40,050,268</text:p>
          </table:table-cell>
          <table:table-cell office:value-type="float" office:value="928885063.514972" calcext:value-type="float">
            <text:p>928,885,064</text:p>
          </table:table-cell>
          <table:table-cell office:value-type="float" office:value="36159663.0913241" calcext:value-type="float">
            <text:p>36,159,663</text:p>
          </table:table-cell>
          <table:table-cell office:value-type="float" office:value="2002417080.42473" calcext:value-type="float">
            <text:p>2,002,417,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297096.857995" calcext:value-type="float">
            <text:p>244,297,097</text:p>
          </table:table-cell>
          <table:table-cell office:value-type="float" office:value="7027410" calcext:value-type="float">
            <text:p>7,027,410</text:p>
          </table:table-cell>
          <table:table-cell office:value-type="float" office:value="2345426.78571429" calcext:value-type="float">
            <text:p>2,345,4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407632622.49677" calcext:value-type="float">
            <text:p>3,407,632,622</text:p>
          </table:table-cell>
          <table:table-cell office:value-type="float" office:value="4975178676.99646" calcext:value-type="float">
            <text:p>4,975,178,677</text:p>
          </table:table-cell>
          <table:table-cell office:value-type="float" office:value="4619420699.31488" calcext:value-type="float">
            <text:p>4,619,420,699</text:p>
          </table:table-cell>
          <table:table-cell office:value-type="float" office:value="1507671310.97655" calcext:value-type="float">
            <text:p>1,507,671,311</text:p>
          </table:table-cell>
          <table:table-cell office:value-type="float" office:value="3792890578.13631" calcext:value-type="float">
            <text:p>3,792,890,578</text:p>
          </table:table-cell>
          <table:table-cell office:value-type="float" office:value="826530121.178572" calcext:value-type="float">
            <text:p>826,530,121</text:p>
          </table:table-cell>
          <table:table-cell office:value-type="float" office:value="190808123.614286" calcext:value-type="float">
            <text:p>190,808,124</text:p>
          </table:table-cell>
          <table:table-cell office:value-type="float" office:value="2345426.78571429" calcext:value-type="float">
            <text:p>2,345,427</text:p>
          </table:table-cell>
          <table:table-cell office:value-type="float" office:value="206525690.717305" calcext:value-type="float">
            <text:p>206,525,691</text:p>
          </table:table-cell>
          <table:table-cell office:value-type="float" office:value="-3842397511.75763" calcext:value-type="float">
            <text:p>-3,842,397,512</text:p>
          </table:table-cell>
          <table:table-cell office:value-type="string" calcext:value-type="string">
            <text:p>Private_Rented_Furnish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rivate_Rented_Furnished - counts</text:p>
          </table:table-cell>
          <table:table-cell office:value-type="float" office:value="862779" calcext:value-type="float">
            <text:p>862,779</text:p>
          </table:table-cell>
          <table:table-cell office:value-type="float" office:value="164452" calcext:value-type="float">
            <text:p>164,452</text:p>
          </table:table-cell>
          <table:table-cell office:value-type="float" office:value="21512" calcext:value-type="float">
            <text:p>21,512</text:p>
          </table:table-cell>
          <table:table-cell office:value-type="float" office:value="36645" calcext:value-type="float">
            <text:p>36,645</text:p>
          </table:table-cell>
          <table:table-cell office:value-type="float" office:value="7929" calcext:value-type="float">
            <text:p>7,929</text:p>
          </table:table-cell>
          <table:table-cell office:value-type="float" office:value="296172" calcext:value-type="float">
            <text:p>296,172</text:p>
          </table:table-cell>
          <table:table-cell office:value-type="float" office:value="47030" calcext:value-type="float">
            <text:p>47,030</text:p>
          </table:table-cell>
          <table:table-cell office:value-type="float" office:value="150820" calcext:value-type="float">
            <text:p>150,820</text:p>
          </table:table-cell>
          <table:table-cell office:value-type="float" office:value="4486" calcext:value-type="float">
            <text:p>4,486</text:p>
          </table:table-cell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,890</text:p>
          </table:table-cell>
          <table:table-cell office:value-type="float" office:value="524389" calcext:value-type="float">
            <text:p>524,389</text:p>
          </table:table-cell>
          <table:table-cell office:value-type="float" office:value="10866" calcext:value-type="float">
            <text:p>10,866</text:p>
          </table:table-cell>
          <table:table-cell office:value-type="float" office:value="13022" calcext:value-type="float">
            <text:p>13,0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04" calcext:value-type="float">
            <text:p>35,804</text:p>
          </table:table-cell>
          <table:table-cell office:value-type="float" office:value="19242" calcext:value-type="float">
            <text:p>19,242</text:p>
          </table:table-cell>
          <table:table-cell office:value-type="float" office:value="902547" calcext:value-type="float">
            <text:p>902,547</text:p>
          </table:table-cell>
          <table:table-cell office:value-type="float" office:value="891993" calcext:value-type="float">
            <text:p>891,993</text:p>
          </table:table-cell>
          <table:table-cell office:value-type="float" office:value="824143" calcext:value-type="float">
            <text:p>824,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097" calcext:value-type="float">
            <text:p>124,097</text:p>
          </table:table-cell>
          <table:table-cell office:value-type="float" office:value="41588" calcext:value-type="float">
            <text:p>41,5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72" calcext:value-type="float">
            <text:p>4,172</text:p>
          </table:table-cell>
          <table:table-cell office:value-type="float" office:value="1031" calcext:value-type="float">
            <text:p>1,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43" calcext:value-type="float">
            <text:p>22,643</text:p>
          </table:table-cell>
          <table:table-cell office:value-type="float" office:value="16866" calcext:value-type="float">
            <text:p>16,866</text:p>
          </table:table-cell>
          <table:table-cell office:value-type="float" office:value="2863" calcext:value-type="float">
            <text:p>2,863</text:p>
          </table:table-cell>
          <table:table-cell office:value-type="float" office:value="4309" calcext:value-type="float">
            <text:p>4,30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135" calcext:value-type="float">
            <text:p>31,135</text:p>
          </table:table-cell>
          <table:table-cell office:value-type="float" office:value="39263" calcext:value-type="float">
            <text:p>39,263</text:p>
          </table:table-cell>
          <table:table-cell office:value-type="float" office:value="19825" calcext:value-type="float">
            <text:p>19,825</text:p>
          </table:table-cell>
          <table:table-cell office:value-type="float" office:value="14532" calcext:value-type="float">
            <text:p>14,532</text:p>
          </table:table-cell>
          <table:table-cell office:value-type="float" office:value="7562" calcext:value-type="float">
            <text:p>7,562</text:p>
          </table:table-cell>
          <table:table-cell office:value-type="float" office:value="0" calcext:value-type="float">
            <text:p>0</text:p>
          </table:table-cell>
          <table:table-cell office:value-type="float" office:value="10937" calcext:value-type="float">
            <text:p>10,937</text:p>
          </table:table-cell>
          <table:table-cell office:value-type="float" office:value="162959" calcext:value-type="float">
            <text:p>162,959</text:p>
          </table:table-cell>
          <table:table-cell office:value-type="float" office:value="48390" calcext:value-type="float">
            <text:p>48,390</text:p>
          </table:table-cell>
          <table:table-cell office:value-type="float" office:value="222674" calcext:value-type="float">
            <text:p>222,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060" calcext:value-type="float">
            <text:p>224,060</text:p>
          </table:table-cell>
          <table:table-cell office:value-type="float" office:value="1040" calcext:value-type="float">
            <text:p>1,040</text:p>
          </table:table-cell>
          <table:table-cell office:value-type="float" office:value="1798" calcext:value-type="float">
            <text:p>1,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70690" calcext:value-type="float">
            <text:p>770,690</text:p>
          </table:table-cell>
          <table:table-cell office:value-type="float" office:value="902547" calcext:value-type="float">
            <text:p>902,547</text:p>
          </table:table-cell>
          <table:table-cell office:value-type="float" office:value="565291" calcext:value-type="float">
            <text:p>565,291</text:p>
          </table:table-cell>
          <table:table-cell office:value-type="float" office:value="206352" calcext:value-type="float">
            <text:p>206,352</text:p>
          </table:table-cell>
          <table:table-cell office:value-type="float" office:value="477416" calcext:value-type="float">
            <text:p>477,416</text:p>
          </table:table-cell>
          <table:table-cell office:value-type="float" office:value="184687" calcext:value-type="float">
            <text:p>184,687</text:p>
          </table:table-cell>
          <table:table-cell office:value-type="float" office:value="32856" calcext:value-type="float">
            <text:p>32,856</text:p>
          </table:table-cell>
          <table:table-cell office:value-type="float" office:value="1798" calcext:value-type="float">
            <text:p>1,798</text:p>
          </table:table-cell>
          <table:table-cell office:value-type="float" office:value="35804" calcext:value-type="float">
            <text:p>35,804</text:p>
          </table:table-cell>
          <table:table-cell office:value-type="float" office:value="505054" calcext:value-type="float">
            <text:p>505,054</text:p>
          </table:table-cell>
          <table:table-cell office:value-type="string" calcext:value-type="string">
            <text:p>Private_Rented_Furnish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ortgaged_Or_Shared - £p.a</text:p>
          </table:table-cell>
          <table:table-cell office:value-type="float" office:value="509444657525.867" calcext:value-type="float">
            <text:p>509,444,657,526</text:p>
          </table:table-cell>
          <table:table-cell office:value-type="float" office:value="46610726829.3305" calcext:value-type="float">
            <text:p>46,610,726,829</text:p>
          </table:table-cell>
          <table:table-cell office:value-type="float" office:value="72088823.4565885" calcext:value-type="float">
            <text:p>72,088,823</text:p>
          </table:table-cell>
          <table:table-cell office:value-type="float" office:value="7295705786.98371" calcext:value-type="float">
            <text:p>7,295,705,787</text:p>
          </table:table-cell>
          <table:table-cell office:value-type="float" office:value="103419737.684371" calcext:value-type="float">
            <text:p>103,419,738</text:p>
          </table:table-cell>
          <table:table-cell office:value-type="float" office:value="119431687.648241" calcext:value-type="float">
            <text:p>119,431,688</text:p>
          </table:table-cell>
          <table:table-cell office:value-type="float" office:value="1847927442.08427" calcext:value-type="float">
            <text:p>1,847,927,442</text:p>
          </table:table-cell>
          <table:table-cell office:value-type="float" office:value="539514499.140157" calcext:value-type="float">
            <text:p>539,514,499</text:p>
          </table:table-cell>
          <table:table-cell office:value-type="float" office:value="4911084665.94713" calcext:value-type="float">
            <text:p>4,911,084,666</text:p>
          </table:table-cell>
          <table:table-cell office:value-type="float" office:value="90134138.50573" calcext:value-type="float">
            <text:p>90,134,139</text:p>
          </table:table-cell>
          <table:table-cell office:value-type="float" office:value="707815.355613226" calcext:value-type="float">
            <text:p>707,815</text:p>
          </table:table-cell>
          <table:table-cell office:value-type="float" office:value="890704862.332308" calcext:value-type="float">
            <text:p>890,704,862</text:p>
          </table:table-cell>
          <table:table-cell office:value-type="float" office:value="800246266.874704" calcext:value-type="float">
            <text:p>800,246,267</text:p>
          </table:table-cell>
          <table:table-cell office:value-type="float" office:value="1332059462.63477" calcext:value-type="float">
            <text:p>1,332,059,463</text:p>
          </table:table-cell>
          <table:table-cell office:value-type="float" office:value="6868701.36986391" calcext:value-type="float">
            <text:p>6,868,701</text:p>
          </table:table-cell>
          <table:table-cell office:value-type="float" office:value="45256562.1428571" calcext:value-type="float">
            <text:p>45,256,562</text:p>
          </table:table-cell>
          <table:table-cell office:value-type="float" office:value="0" calcext:value-type="float">
            <text:p>0</text:p>
          </table:table-cell>
          <table:table-cell office:value-type="float" office:value="2038877.67857143" calcext:value-type="float">
            <text:p>2,038,878</text:p>
          </table:table-cell>
          <table:table-cell office:value-type="float" office:value="48840794.5019203" calcext:value-type="float">
            <text:p>48,840,795</text:p>
          </table:table-cell>
          <table:table-cell office:value-type="float" office:value="33359743.0921154" calcext:value-type="float">
            <text:p>33,359,7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3043.782028255" calcext:value-type="float">
            <text:p>753,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58636.84594" calcext:value-type="float">
            <text:p>1,609,458,637</text:p>
          </table:table-cell>
          <table:table-cell office:value-type="float" office:value="136733443.65624" calcext:value-type="float">
            <text:p>136,733,444</text:p>
          </table:table-cell>
          <table:table-cell office:value-type="float" office:value="108490932754.82" calcext:value-type="float">
            <text:p>108,490,932,755</text:p>
          </table:table-cell>
          <table:table-cell office:value-type="float" office:value="34722619799.2352" calcext:value-type="float">
            <text:p>34,722,619,799</text:p>
          </table:table-cell>
          <table:table-cell office:value-type="float" office:value="15250927226.3271" calcext:value-type="float">
            <text:p>15,250,927,226</text:p>
          </table:table-cell>
          <table:table-cell office:value-type="float" office:value="0" calcext:value-type="float">
            <text:p>0</text:p>
          </table:table-cell>
          <table:table-cell office:value-type="float" office:value="10495866.3238856" calcext:value-type="float">
            <text:p>10,495,866</text:p>
          </table:table-cell>
          <table:table-cell office:value-type="float" office:value="0" calcext:value-type="float">
            <text:p>0</text:p>
          </table:table-cell>
          <table:table-cell office:value-type="float" office:value="4234939091.97014" calcext:value-type="float">
            <text:p>4,234,939,092</text:p>
          </table:table-cell>
          <table:table-cell office:value-type="float" office:value="3871755859.88571" calcext:value-type="float">
            <text:p>3,871,755,860</text:p>
          </table:table-cell>
          <table:table-cell office:value-type="float" office:value="0" calcext:value-type="float">
            <text:p>0</text:p>
          </table:table-cell>
          <table:table-cell office:value-type="float" office:value="9173265.4016187" calcext:value-type="float">
            <text:p>9,173,265</text:p>
          </table:table-cell>
          <table:table-cell office:value-type="float" office:value="29367764.1647743" calcext:value-type="float">
            <text:p>29,367,764</text:p>
          </table:table-cell>
          <table:table-cell office:value-type="float" office:value="0" calcext:value-type="float">
            <text:p>0</text:p>
          </table:table-cell>
          <table:table-cell office:value-type="float" office:value="152350027.553571" calcext:value-type="float">
            <text:p>152,350,028</text:p>
          </table:table-cell>
          <table:table-cell office:value-type="float" office:value="592484143.473214" calcext:value-type="float">
            <text:p>592,484,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194025.99643" calcext:value-type="float">
            <text:p>1,452,194,026</text:p>
          </table:table-cell>
          <table:table-cell office:value-type="float" office:value="870228292.017857" calcext:value-type="float">
            <text:p>870,228,292</text:p>
          </table:table-cell>
          <table:table-cell office:value-type="float" office:value="399076491.257143" calcext:value-type="float">
            <text:p>399,076,491</text:p>
          </table:table-cell>
          <table:table-cell office:value-type="float" office:value="149620550.828571" calcext:value-type="float">
            <text:p>149,620,551</text:p>
          </table:table-cell>
          <table:table-cell office:value-type="float" office:value="0" calcext:value-type="float">
            <text:p>0</text:p>
          </table:table-cell>
          <table:table-cell office:value-type="float" office:value="1926075.59861726" calcext:value-type="float">
            <text:p>1,926,076</text:p>
          </table:table-cell>
          <table:table-cell office:value-type="float" office:value="9089757.6" calcext:value-type="float">
            <text:p>9,089,758</text:p>
          </table:table-cell>
          <table:table-cell office:value-type="float" office:value="42619457.1428571" calcext:value-type="float">
            <text:p>42,619,457</text:p>
          </table:table-cell>
          <table:table-cell office:value-type="float" office:value="7607635.71428571" calcext:value-type="float">
            <text:p>7,607,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89117.7142857" calcext:value-type="float">
            <text:p>32,389,118</text:p>
          </table:table-cell>
          <table:table-cell office:value-type="float" office:value="0" calcext:value-type="float">
            <text:p>0</text:p>
          </table:table-cell>
          <table:table-cell office:value-type="float" office:value="64699815.3002463" calcext:value-type="float">
            <text:p>64,699,815</text:p>
          </table:table-cell>
          <table:table-cell office:value-type="float" office:value="0" calcext:value-type="float">
            <text:p>0</text:p>
          </table:table-cell>
          <table:table-cell office:value-type="float" office:value="963899058.628662" calcext:value-type="float">
            <text:p>963,899,059</text:p>
          </table:table-cell>
          <table:table-cell office:value-type="float" office:value="1773463346.29241" calcext:value-type="float">
            <text:p>1,773,463,346</text:p>
          </table:table-cell>
          <table:table-cell office:value-type="float" office:value="500072799.848463" calcext:value-type="float">
            <text:p>500,072,800</text:p>
          </table:table-cell>
          <table:table-cell office:value-type="float" office:value="92591120.946105" calcext:value-type="float">
            <text:p>92,591,121</text:p>
          </table:table-cell>
          <table:table-cell office:value-type="float" office:value="149116715.818527" calcext:value-type="float">
            <text:p>149,116,716</text:p>
          </table:table-cell>
          <table:table-cell office:value-type="float" office:value="14648820.0447934" calcext:value-type="float">
            <text:p>14,648,820</text:p>
          </table:table-cell>
          <table:table-cell office:value-type="float" office:value="30624837.9673469" calcext:value-type="float">
            <text:p>30,624,838</text:p>
          </table:table-cell>
          <table:table-cell office:value-type="float" office:value="0" calcext:value-type="float">
            <text:p>0</text:p>
          </table:table-cell>
          <table:table-cell office:value-type="float" office:value="372853140.053348" calcext:value-type="float">
            <text:p>372,853,140</text:p>
          </table:table-cell>
          <table:table-cell office:value-type="float" office:value="3475573872.64333" calcext:value-type="float">
            <text:p>3,475,573,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09575.885955" calcext:value-type="float">
            <text:p>344,609,576</text:p>
          </table:table-cell>
          <table:table-cell office:value-type="float" office:value="476424158.421429" calcext:value-type="float">
            <text:p>476,424,158</text:p>
          </table:table-cell>
          <table:table-cell office:value-type="float" office:value="83096983.9285714" calcext:value-type="float">
            <text:p>83,096,984</text:p>
          </table:table-cell>
          <table:table-cell office:value-type="float" office:value="6071473.2" calcext:value-type="float">
            <text:p>6,071,4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3396574173.7878" calcext:value-type="float">
            <text:p>63,396,574,174</text:p>
          </table:table-cell>
          <table:table-cell office:value-type="float" office:value="108025687146.888" calcext:value-type="float">
            <text:p>108,025,687,147</text:p>
          </table:table-cell>
          <table:table-cell office:value-type="float" office:value="20202567275.2983" calcext:value-type="float">
            <text:p>20,202,567,275</text:p>
          </table:table-cell>
          <table:table-cell office:value-type="float" office:value="3524416699.5463" calcext:value-type="float">
            <text:p>3,524,416,700</text:p>
          </table:table-cell>
          <table:table-cell office:value-type="float" office:value="7800550272.05751" calcext:value-type="float">
            <text:p>7,800,550,272</text:p>
          </table:table-cell>
          <table:table-cell office:value-type="float" office:value="12402017003.2407" calcext:value-type="float">
            <text:p>12,402,017,003</text:p>
          </table:table-cell>
          <table:table-cell office:value-type="float" office:value="3622025004.32679" calcext:value-type="float">
            <text:p>3,622,025,004</text:p>
          </table:table-cell>
          <table:table-cell office:value-type="float" office:value="89168457.1285714" calcext:value-type="float">
            <text:p>89,168,457</text:p>
          </table:table-cell>
          <table:table-cell office:value-type="float" office:value="1164128053.66812" calcext:value-type="float">
            <text:p>1,164,128,054</text:p>
          </table:table-cell>
          <table:table-cell office:value-type="float" office:value="-138261912505.084" calcext:value-type="float">
            <text:p>-138,261,912,505</text:p>
          </table:table-cell>
          <table:table-cell office:value-type="string" calcext:value-type="string">
            <text:p>Mortgaged_Or_Shar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ortgaged_Or_Shared - counts</text:p>
          </table:table-cell>
          <table:table-cell office:value-type="float" office:value="12146250" calcext:value-type="float">
            <text:p>12,146,250</text:p>
          </table:table-cell>
          <table:table-cell office:value-type="float" office:value="1497828" calcext:value-type="float">
            <text:p>1,497,828</text:p>
          </table:table-cell>
          <table:table-cell office:value-type="float" office:value="81930" calcext:value-type="float">
            <text:p>81,930</text:p>
          </table:table-cell>
          <table:table-cell office:value-type="float" office:value="571904" calcext:value-type="float">
            <text:p>571,904</text:p>
          </table:table-cell>
          <table:table-cell office:value-type="float" office:value="684483" calcext:value-type="float">
            <text:p>684,483</text:p>
          </table:table-cell>
          <table:table-cell office:value-type="float" office:value="3251810" calcext:value-type="float">
            <text:p>3,251,810</text:p>
          </table:table-cell>
          <table:table-cell office:value-type="float" office:value="599295" calcext:value-type="float">
            <text:p>599,295</text:p>
          </table:table-cell>
          <table:table-cell office:value-type="float" office:value="1941197" calcext:value-type="float">
            <text:p>1,941,197</text:p>
          </table:table-cell>
          <table:table-cell office:value-type="float" office:value="582281" calcext:value-type="float">
            <text:p>582,281</text:p>
          </table:table-cell>
          <table:table-cell office:value-type="float" office:value="35799" calcext:value-type="float">
            <text:p>35,799</text:p>
          </table:table-cell>
          <table:table-cell office:value-type="float" office:value="1616" calcext:value-type="float">
            <text:p>1,616</text:p>
          </table:table-cell>
          <table:table-cell office:value-type="float" office:value="11028954" calcext:value-type="float">
            <text:p>11,028,954</text:p>
          </table:table-cell>
          <table:table-cell office:value-type="float" office:value="85798" calcext:value-type="float">
            <text:p>85,798</text:p>
          </table:table-cell>
          <table:table-cell office:value-type="float" office:value="236162" calcext:value-type="float">
            <text:p>236,162</text:p>
          </table:table-cell>
          <table:table-cell office:value-type="float" office:value="1144" calcext:value-type="float">
            <text:p>1,144</text:p>
          </table:table-cell>
          <table:table-cell office:value-type="float" office:value="5102" calcext:value-type="float">
            <text:p>5,102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2424" calcext:value-type="float">
            <text:p>2,424</text:p>
          </table:table-cell>
          <table:table-cell office:value-type="float" office:value="7035" calcext:value-type="float">
            <text:p>7,0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1" calcext:value-type="float">
            <text:p>1,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636" calcext:value-type="float">
            <text:p>612,636</text:p>
          </table:table-cell>
          <table:table-cell office:value-type="float" office:value="89041" calcext:value-type="float">
            <text:p>89,041</text:p>
          </table:table-cell>
          <table:table-cell office:value-type="float" office:value="12252733" calcext:value-type="float">
            <text:p>12,252,733</text:p>
          </table:table-cell>
          <table:table-cell office:value-type="float" office:value="12036550" calcext:value-type="float">
            <text:p>12,036,550</text:p>
          </table:table-cell>
          <table:table-cell office:value-type="float" office:value="7836359" calcext:value-type="float">
            <text:p>7,836,359</text:p>
          </table:table-cell>
          <table:table-cell office:value-type="float" office:value="0" calcext:value-type="float">
            <text:p>0</text:p>
          </table:table-cell>
          <table:table-cell office:value-type="float" office:value="4074" calcext:value-type="float">
            <text:p>4,074</text:p>
          </table:table-cell>
          <table:table-cell office:value-type="float" office:value="0" calcext:value-type="float">
            <text:p>0</text:p>
          </table:table-cell>
          <table:table-cell office:value-type="float" office:value="2280055" calcext:value-type="float">
            <text:p>2,280,055</text:p>
          </table:table-cell>
          <table:table-cell office:value-type="float" office:value="415754" calcext:value-type="float">
            <text:p>415,754</text:p>
          </table:table-cell>
          <table:table-cell office:value-type="float" office:value="0" calcext:value-type="float">
            <text:p>0</text:p>
          </table:table-cell>
          <table:table-cell office:value-type="float" office:value="4112" calcext:value-type="float">
            <text:p>4,112</text:p>
          </table:table-cell>
          <table:table-cell office:value-type="float" office:value="5380" calcext:value-type="float">
            <text:p>5,380</text:p>
          </table:table-cell>
          <table:table-cell office:value-type="float" office:value="0" calcext:value-type="float">
            <text:p>0</text:p>
          </table:table-cell>
          <table:table-cell office:value-type="float" office:value="32130" calcext:value-type="float">
            <text:p>32,130</text:p>
          </table:table-cell>
          <table:table-cell office:value-type="float" office:value="147947" calcext:value-type="float">
            <text:p>147,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190" calcext:value-type="float">
            <text:p>331,190</text:p>
          </table:table-cell>
          <table:table-cell office:value-type="float" office:value="300879" calcext:value-type="float">
            <text:p>300,879</text:p>
          </table:table-cell>
          <table:table-cell office:value-type="float" office:value="112892" calcext:value-type="float">
            <text:p>112,892</text:p>
          </table:table-cell>
          <table:table-cell office:value-type="float" office:value="75293" calcext:value-type="float">
            <text:p>75,293</text:p>
          </table:table-cell>
          <table:table-cell office:value-type="float" office:value="0" calcext:value-type="float">
            <text:p>0</text:p>
          </table:table-cell>
          <table:table-cell office:value-type="float" office:value="21145" calcext:value-type="float">
            <text:p>21,145</text:p>
          </table:table-cell>
          <table:table-cell office:value-type="float" office:value="1010" calcext:value-type="float">
            <text:p>1,010</text:p>
          </table:table-cell>
          <table:table-cell office:value-type="float" office:value="2554" calcext:value-type="float">
            <text:p>2,554</text:p>
          </table:table-cell>
          <table:table-cell office:value-type="float" office:value="1458" calcext:value-type="float">
            <text:p>1,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20" calcext:value-type="float">
            <text:p>7,320</text:p>
          </table:table-cell>
          <table:table-cell office:value-type="float" office:value="0" calcext:value-type="float">
            <text:p>0</text:p>
          </table:table-cell>
          <table:table-cell office:value-type="float" office:value="9299" calcext:value-type="float">
            <text:p>9,299</text:p>
          </table:table-cell>
          <table:table-cell office:value-type="float" office:value="0" calcext:value-type="float">
            <text:p>0</text:p>
          </table:table-cell>
          <table:table-cell office:value-type="float" office:value="251837" calcext:value-type="float">
            <text:p>251,837</text:p>
          </table:table-cell>
          <table:table-cell office:value-type="float" office:value="267069" calcext:value-type="float">
            <text:p>267,069</text:p>
          </table:table-cell>
          <table:table-cell office:value-type="float" office:value="70132" calcext:value-type="float">
            <text:p>70,132</text:p>
          </table:table-cell>
          <table:table-cell office:value-type="float" office:value="24402" calcext:value-type="float">
            <text:p>24,402</text:p>
          </table:table-cell>
          <table:table-cell office:value-type="float" office:value="47739" calcext:value-type="float">
            <text:p>47,739</text:p>
          </table:table-cell>
          <table:table-cell office:value-type="float" office:value="26158" calcext:value-type="float">
            <text:p>26,158</text:p>
          </table:table-cell>
          <table:table-cell office:value-type="float" office:value="10681" calcext:value-type="float">
            <text:p>10,681</text:p>
          </table:table-cell>
          <table:table-cell office:value-type="float" office:value="0" calcext:value-type="float">
            <text:p>0</text:p>
          </table:table-cell>
          <table:table-cell office:value-type="float" office:value="668657" calcext:value-type="float">
            <text:p>668,657</text:p>
          </table:table-cell>
          <table:table-cell office:value-type="float" office:value="642890" calcext:value-type="float">
            <text:p>642,8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736" calcext:value-type="float">
            <text:p>301,736</text:p>
          </table:table-cell>
          <table:table-cell office:value-type="float" office:value="70866" calcext:value-type="float">
            <text:p>70,866</text:p>
          </table:table-cell>
          <table:table-cell office:value-type="float" office:value="39929" calcext:value-type="float">
            <text:p>39,929</text:p>
          </table:table-cell>
          <table:table-cell office:value-type="float" office:value="13119" calcext:value-type="float">
            <text:p>13,1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218347" calcext:value-type="float">
            <text:p>11,218,347</text:p>
          </table:table-cell>
          <table:table-cell office:value-type="float" office:value="12247739" calcext:value-type="float">
            <text:p>12,247,739</text:p>
          </table:table-cell>
          <table:table-cell office:value-type="float" office:value="4449531" calcext:value-type="float">
            <text:p>4,449,531</text:p>
          </table:table-cell>
          <table:table-cell office:value-type="float" office:value="620515" calcext:value-type="float">
            <text:p>620,515</text:p>
          </table:table-cell>
          <table:table-cell office:value-type="float" office:value="2008115" calcext:value-type="float">
            <text:p>2,008,115</text:p>
          </table:table-cell>
          <table:table-cell office:value-type="float" office:value="3132872" calcext:value-type="float">
            <text:p>3,132,872</text:p>
          </table:table-cell>
          <table:table-cell office:value-type="float" office:value="596855" calcext:value-type="float">
            <text:p>596,855</text:p>
          </table:table-cell>
          <table:table-cell office:value-type="float" office:value="53048" calcext:value-type="float">
            <text:p>53,048</text:p>
          </table:table-cell>
          <table:table-cell office:value-type="float" office:value="616755" calcext:value-type="float">
            <text:p>616,755</text:p>
          </table:table-cell>
          <table:table-cell office:value-type="float" office:value="3099965" calcext:value-type="float">
            <text:p>3,099,965</text:p>
          </table:table-cell>
          <table:table-cell office:value-type="string" calcext:value-type="string">
            <text:p>Mortgaged_Or_Shar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Owned_outright - £p.a</text:p>
          </table:table-cell>
          <table:table-cell office:value-type="float" office:value="171927522131.864" calcext:value-type="float">
            <text:p>171,927,522,132</text:p>
          </table:table-cell>
          <table:table-cell office:value-type="float" office:value="26916877654.2719" calcext:value-type="float">
            <text:p>26,916,877,654</text:p>
          </table:table-cell>
          <table:table-cell office:value-type="float" office:value="164227914.934329" calcext:value-type="float">
            <text:p>164,227,915</text:p>
          </table:table-cell>
          <table:table-cell office:value-type="float" office:value="98284722625.9617" calcext:value-type="float">
            <text:p>98,284,722,626</text:p>
          </table:table-cell>
          <table:table-cell office:value-type="float" office:value="557016535.566162" calcext:value-type="float">
            <text:p>557,016,536</text:p>
          </table:table-cell>
          <table:table-cell office:value-type="float" office:value="321543070.074019" calcext:value-type="float">
            <text:p>321,543,070</text:p>
          </table:table-cell>
          <table:table-cell office:value-type="float" office:value="4300169507.42706" calcext:value-type="float">
            <text:p>4,300,169,507</text:p>
          </table:table-cell>
          <table:table-cell office:value-type="float" office:value="2121147309.44072" calcext:value-type="float">
            <text:p>2,121,147,309</text:p>
          </table:table-cell>
          <table:table-cell office:value-type="float" office:value="7066641384.47668" calcext:value-type="float">
            <text:p>7,066,641,384</text:p>
          </table:table-cell>
          <table:table-cell office:value-type="float" office:value="19933908.6718476" calcext:value-type="float">
            <text:p>19,933,909</text:p>
          </table:table-cell>
          <table:table-cell office:value-type="float" office:value="47929850.4119607" calcext:value-type="float">
            <text:p>47,929,850</text:p>
          </table:table-cell>
          <table:table-cell office:value-type="float" office:value="2584364483.22738" calcext:value-type="float">
            <text:p>2,584,364,483</text:p>
          </table:table-cell>
          <table:table-cell office:value-type="float" office:value="1001680926.74153" calcext:value-type="float">
            <text:p>1,001,680,927</text:p>
          </table:table-cell>
          <table:table-cell office:value-type="float" office:value="476430385.855584" calcext:value-type="float">
            <text:p>476,430,386</text:p>
          </table:table-cell>
          <table:table-cell office:value-type="float" office:value="1501177.5" calcext:value-type="float">
            <text:p>1,501,178</text:p>
          </table:table-cell>
          <table:table-cell office:value-type="float" office:value="0" calcext:value-type="float">
            <text:p>0</text:p>
          </table:table-cell>
          <table:table-cell office:value-type="float" office:value="12787402.5" calcext:value-type="float">
            <text:p>12,787,403</text:p>
          </table:table-cell>
          <table:table-cell office:value-type="float" office:value="0" calcext:value-type="float">
            <text:p>0</text:p>
          </table:table-cell>
          <table:table-cell office:value-type="float" office:value="92720354.7717936" calcext:value-type="float">
            <text:p>92,720,355</text:p>
          </table:table-cell>
          <table:table-cell office:value-type="float" office:value="8769576.01172931" calcext:value-type="float">
            <text:p>8,769,576</text:p>
          </table:table-cell>
          <table:table-cell office:value-type="float" office:value="34598081.0958885" calcext:value-type="float">
            <text:p>34,598,081</text:p>
          </table:table-cell>
          <table:table-cell office:value-type="float" office:value="4459702.5" calcext:value-type="float">
            <text:p>4,459,7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94393.4658425" calcext:value-type="float">
            <text:p>10,694,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380265.69043" calcext:value-type="float">
            <text:p>1,914,380,266</text:p>
          </table:table-cell>
          <table:table-cell office:value-type="float" office:value="154650031.869299" calcext:value-type="float">
            <text:p>154,650,032</text:p>
          </table:table-cell>
          <table:table-cell office:value-type="float" office:value="50584916918.8786" calcext:value-type="float">
            <text:p>50,584,916,919</text:p>
          </table:table-cell>
          <table:table-cell office:value-type="float" office:value="10921740445.8671" calcext:value-type="float">
            <text:p>10,921,740,446</text:p>
          </table:table-cell>
          <table:table-cell office:value-type="float" office:value="18671338796.2278" calcext:value-type="float">
            <text:p>18,671,338,796</text:p>
          </table:table-cell>
          <table:table-cell office:value-type="float" office:value="6779947.90714286" calcext:value-type="float">
            <text:p>6,779,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9315383.237932" calcext:value-type="float">
            <text:p>889,315,383</text:p>
          </table:table-cell>
          <table:table-cell office:value-type="float" office:value="76490428409.3357" calcext:value-type="float">
            <text:p>76,490,428,409</text:p>
          </table:table-cell>
          <table:table-cell office:value-type="float" office:value="0" calcext:value-type="float">
            <text:p>0</text:p>
          </table:table-cell>
          <table:table-cell office:value-type="float" office:value="141913770.61225" calcext:value-type="float">
            <text:p>141,913,771</text:p>
          </table:table-cell>
          <table:table-cell office:value-type="float" office:value="419925576.066543" calcext:value-type="float">
            <text:p>419,925,576</text:p>
          </table:table-cell>
          <table:table-cell office:value-type="float" office:value="21312087.0428571" calcext:value-type="float">
            <text:p>21,312,087</text:p>
          </table:table-cell>
          <table:table-cell office:value-type="float" office:value="2165832197.13214" calcext:value-type="float">
            <text:p>2,165,832,197</text:p>
          </table:table-cell>
          <table:table-cell office:value-type="float" office:value="1942013782.95536" calcext:value-type="float">
            <text:p>1,942,013,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9921330.66964" calcext:value-type="float">
            <text:p>2,439,921,331</text:p>
          </table:table-cell>
          <table:table-cell office:value-type="float" office:value="1309394967.65357" calcext:value-type="float">
            <text:p>1,309,394,968</text:p>
          </table:table-cell>
          <table:table-cell office:value-type="float" office:value="679323914.592857" calcext:value-type="float">
            <text:p>679,323,915</text:p>
          </table:table-cell>
          <table:table-cell office:value-type="float" office:value="600152538.525" calcext:value-type="float">
            <text:p>600,152,539</text:p>
          </table:table-cell>
          <table:table-cell office:value-type="float" office:value="0" calcext:value-type="float">
            <text:p>0</text:p>
          </table:table-cell>
          <table:table-cell office:value-type="float" office:value="1140056.26618423" calcext:value-type="float">
            <text:p>1,140,056</text:p>
          </table:table-cell>
          <table:table-cell office:value-type="float" office:value="32372136.72" calcext:value-type="float">
            <text:p>32,372,137</text:p>
          </table:table-cell>
          <table:table-cell office:value-type="float" office:value="0" calcext:value-type="float">
            <text:p>0</text:p>
          </table:table-cell>
          <table:table-cell office:value-type="float" office:value="79050535.7142857" calcext:value-type="float">
            <text:p>79,050,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03181.1428572" calcext:value-type="float">
            <text:p>44,203,181</text:p>
          </table:table-cell>
          <table:table-cell office:value-type="float" office:value="1841486.14285714" calcext:value-type="float">
            <text:p>1,841,486</text:p>
          </table:table-cell>
          <table:table-cell office:value-type="float" office:value="103688470.220115" calcext:value-type="float">
            <text:p>103,688,470</text:p>
          </table:table-cell>
          <table:table-cell office:value-type="float" office:value="0" calcext:value-type="float">
            <text:p>0</text:p>
          </table:table-cell>
          <table:table-cell office:value-type="float" office:value="758574804.101948" calcext:value-type="float">
            <text:p>758,574,804</text:p>
          </table:table-cell>
          <table:table-cell office:value-type="float" office:value="646573363.120375" calcext:value-type="float">
            <text:p>646,573,363</text:p>
          </table:table-cell>
          <table:table-cell office:value-type="float" office:value="1069487001.53902" calcext:value-type="float">
            <text:p>1,069,487,002</text:p>
          </table:table-cell>
          <table:table-cell office:value-type="float" office:value="228373890.41455" calcext:value-type="float">
            <text:p>228,373,890</text:p>
          </table:table-cell>
          <table:table-cell office:value-type="float" office:value="1312403575.12863" calcext:value-type="float">
            <text:p>1,312,403,575</text:p>
          </table:table-cell>
          <table:table-cell office:value-type="float" office:value="203784004.817438" calcext:value-type="float">
            <text:p>203,784,005</text:p>
          </table:table-cell>
          <table:table-cell office:value-type="float" office:value="58417527.2911656" calcext:value-type="float">
            <text:p>58,417,527</text:p>
          </table:table-cell>
          <table:table-cell office:value-type="float" office:value="0" calcext:value-type="float">
            <text:p>0</text:p>
          </table:table-cell>
          <table:table-cell office:value-type="float" office:value="49498963.8596021" calcext:value-type="float">
            <text:p>49,498,964</text:p>
          </table:table-cell>
          <table:table-cell office:value-type="float" office:value="3138776613.07356" calcext:value-type="float">
            <text:p>3,138,776,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1945249.03955" calcext:value-type="float">
            <text:p>2,121,945,249</text:p>
          </table:table-cell>
          <table:table-cell office:value-type="float" office:value="789673651.585714" calcext:value-type="float">
            <text:p>789,673,652</text:p>
          </table:table-cell>
          <table:table-cell office:value-type="float" office:value="17556784.8214286" calcext:value-type="float">
            <text:p>17,556,785</text:p>
          </table:table-cell>
          <table:table-cell office:value-type="float" office:value="17802064.8" calcext:value-type="float">
            <text:p>17,802,0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697466378.2658" calcext:value-type="float">
            <text:p>19,697,466,378</text:p>
          </table:table-cell>
          <table:table-cell office:value-type="float" office:value="49508460276.0349" calcext:value-type="float">
            <text:p>49,508,460,276</text:p>
          </table:table-cell>
          <table:table-cell office:value-type="float" office:value="97774697317.6232" calcext:value-type="float">
            <text:p>97,774,697,318</text:p>
          </table:table-cell>
          <table:table-cell office:value-type="float" office:value="4277614166.41313" calcext:value-type="float">
            <text:p>4,277,614,166</text:p>
          </table:table-cell>
          <table:table-cell office:value-type="float" office:value="9605391777.20727" calcext:value-type="float">
            <text:p>9,605,391,777</text:p>
          </table:table-cell>
          <table:table-cell office:value-type="float" office:value="88169305540.4159" calcext:value-type="float">
            <text:p>88,169,305,540</text:p>
          </table:table-cell>
          <table:table-cell office:value-type="float" office:value="9175752883.37143" calcext:value-type="float">
            <text:p>9,175,752,883</text:p>
          </table:table-cell>
          <table:table-cell office:value-type="float" office:value="35358849.6214286" calcext:value-type="float">
            <text:p>35,358,850</text:p>
          </table:table-cell>
          <table:table-cell office:value-type="float" office:value="1091048216.20247" calcext:value-type="float">
            <text:p>1,091,048,216</text:p>
          </table:table-cell>
          <table:table-cell office:value-type="float" office:value="17596701156.6497" calcext:value-type="float">
            <text:p>17,596,701,157</text:p>
          </table:table-cell>
          <table:table-cell office:value-type="string" calcext:value-type="string">
            <text:p>Owned_outright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Owned_outright - counts</text:p>
          </table:table-cell>
          <table:table-cell office:value-type="float" office:value="5307821" calcext:value-type="float">
            <text:p>5,307,821</text:p>
          </table:table-cell>
          <table:table-cell office:value-type="float" office:value="1100624" calcext:value-type="float">
            <text:p>1,100,624</text:p>
          </table:table-cell>
          <table:table-cell office:value-type="float" office:value="71072" calcext:value-type="float">
            <text:p>71,072</text:p>
          </table:table-cell>
          <table:table-cell office:value-type="float" office:value="7519895" calcext:value-type="float">
            <text:p>7,519,895</text:p>
          </table:table-cell>
          <table:table-cell office:value-type="float" office:value="2496428" calcext:value-type="float">
            <text:p>2,496,428</text:p>
          </table:table-cell>
          <table:table-cell office:value-type="float" office:value="4372737" calcext:value-type="float">
            <text:p>4,372,737</text:p>
          </table:table-cell>
          <table:table-cell office:value-type="float" office:value="1596325" calcext:value-type="float">
            <text:p>1,596,325</text:p>
          </table:table-cell>
          <table:table-cell office:value-type="float" office:value="3796000" calcext:value-type="float">
            <text:p>3,796,000</text:p>
          </table:table-cell>
          <table:table-cell office:value-type="float" office:value="806522" calcext:value-type="float">
            <text:p>806,522</text:p>
          </table:table-cell>
          <table:table-cell office:value-type="float" office:value="33068" calcext:value-type="float">
            <text:p>33,068</text:p>
          </table:table-cell>
          <table:table-cell office:value-type="float" office:value="36008" calcext:value-type="float">
            <text:p>36,008</text:p>
          </table:table-cell>
          <table:table-cell office:value-type="float" office:value="6860886" calcext:value-type="float">
            <text:p>6,860,886</text:p>
          </table:table-cell>
          <table:table-cell office:value-type="float" office:value="97250" calcext:value-type="float">
            <text:p>97,250</text:p>
          </table:table-cell>
          <table:table-cell office:value-type="float" office:value="103592" calcext:value-type="float">
            <text:p>103,592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,167</text:p>
          </table:table-cell>
          <table:table-cell office:value-type="float" office:value="0" calcext:value-type="float">
            <text:p>0</text:p>
          </table:table-cell>
          <table:table-cell office:value-type="float" office:value="4890" calcext:value-type="float">
            <text:p>4,890</text:p>
          </table:table-cell>
          <table:table-cell office:value-type="float" office:value="2839" calcext:value-type="float">
            <text:p>2,839</text:p>
          </table:table-cell>
          <table:table-cell office:value-type="float" office:value="2058" calcext:value-type="float">
            <text:p>2,058</text:p>
          </table:table-cell>
          <table:table-cell office:value-type="float" office:value="1155" calcext:value-type="float">
            <text:p>1,1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9" calcext:value-type="float">
            <text:p>2,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415" calcext:value-type="float">
            <text:p>460,415</text:p>
          </table:table-cell>
          <table:table-cell office:value-type="float" office:value="67482" calcext:value-type="float">
            <text:p>67,482</text:p>
          </table:table-cell>
          <table:table-cell office:value-type="float" office:value="9953625" calcext:value-type="float">
            <text:p>9,953,625</text:p>
          </table:table-cell>
          <table:table-cell office:value-type="float" office:value="4840704" calcext:value-type="float">
            <text:p>4,840,704</text:p>
          </table:table-cell>
          <table:table-cell office:value-type="float" office:value="9672467" calcext:value-type="float">
            <text:p>9,672,467</text:p>
          </table:table-cell>
          <table:table-cell office:value-type="float" office:value="2220" calcext:value-type="float">
            <text:p>2,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218" calcext:value-type="float">
            <text:p>511,218</text:p>
          </table:table-cell>
          <table:table-cell office:value-type="float" office:value="8667358" calcext:value-type="float">
            <text:p>8,667,358</text:p>
          </table:table-cell>
          <table:table-cell office:value-type="float" office:value="0" calcext:value-type="float">
            <text:p>0</text:p>
          </table:table-cell>
          <table:table-cell office:value-type="float" office:value="17313" calcext:value-type="float">
            <text:p>17,313</text:p>
          </table:table-cell>
          <table:table-cell office:value-type="float" office:value="63413" calcext:value-type="float">
            <text:p>63,413</text:p>
          </table:table-cell>
          <table:table-cell office:value-type="float" office:value="4292" calcext:value-type="float">
            <text:p>4,292</text:p>
          </table:table-cell>
          <table:table-cell office:value-type="float" office:value="474729" calcext:value-type="float">
            <text:p>474,729</text:p>
          </table:table-cell>
          <table:table-cell office:value-type="float" office:value="484933" calcext:value-type="float">
            <text:p>484,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501" calcext:value-type="float">
            <text:p>544,501</text:p>
          </table:table-cell>
          <table:table-cell office:value-type="float" office:value="441561" calcext:value-type="float">
            <text:p>441,561</text:p>
          </table:table-cell>
          <table:table-cell office:value-type="float" office:value="200585" calcext:value-type="float">
            <text:p>200,585</text:p>
          </table:table-cell>
          <table:table-cell office:value-type="float" office:value="189448" calcext:value-type="float">
            <text:p>189,448</text:p>
          </table:table-cell>
          <table:table-cell office:value-type="float" office:value="0" calcext:value-type="float">
            <text:p>0</text:p>
          </table:table-cell>
          <table:table-cell office:value-type="float" office:value="9695" calcext:value-type="float">
            <text:p>9,695</text:p>
          </table:table-cell>
          <table:table-cell office:value-type="float" office:value="3597" calcext:value-type="float">
            <text:p>3,59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,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90" calcext:value-type="float">
            <text:p>9,990</text:p>
          </table:table-cell>
          <table:table-cell office:value-type="float" office:value="1730" calcext:value-type="float">
            <text:p>1,730</text:p>
          </table:table-cell>
          <table:table-cell office:value-type="float" office:value="24338" calcext:value-type="float">
            <text:p>24,338</text:p>
          </table:table-cell>
          <table:table-cell office:value-type="float" office:value="0" calcext:value-type="float">
            <text:p>0</text:p>
          </table:table-cell>
          <table:table-cell office:value-type="float" office:value="247388" calcext:value-type="float">
            <text:p>247,388</text:p>
          </table:table-cell>
          <table:table-cell office:value-type="float" office:value="103016" calcext:value-type="float">
            <text:p>103,016</text:p>
          </table:table-cell>
          <table:table-cell office:value-type="float" office:value="149912" calcext:value-type="float">
            <text:p>149,912</text:p>
          </table:table-cell>
          <table:table-cell office:value-type="float" office:value="43153" calcext:value-type="float">
            <text:p>43,153</text:p>
          </table:table-cell>
          <table:table-cell office:value-type="float" office:value="432967" calcext:value-type="float">
            <text:p>432,967</text:p>
          </table:table-cell>
          <table:table-cell office:value-type="float" office:value="359179" calcext:value-type="float">
            <text:p>359,179</text:p>
          </table:table-cell>
          <table:table-cell office:value-type="float" office:value="13543" calcext:value-type="float">
            <text:p>13,543</text:p>
          </table:table-cell>
          <table:table-cell office:value-type="float" office:value="0" calcext:value-type="float">
            <text:p>0</text:p>
          </table:table-cell>
          <table:table-cell office:value-type="float" office:value="84998" calcext:value-type="float">
            <text:p>84,998</text:p>
          </table:table-cell>
          <table:table-cell office:value-type="float" office:value="544754" calcext:value-type="float">
            <text:p>544,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4849" calcext:value-type="float">
            <text:p>1,904,849</text:p>
          </table:table-cell>
          <table:table-cell office:value-type="float" office:value="117912" calcext:value-type="float">
            <text:p>117,912</text:p>
          </table:table-cell>
          <table:table-cell office:value-type="float" office:value="7629" calcext:value-type="float">
            <text:p>7,629</text:p>
          </table:table-cell>
          <table:table-cell office:value-type="float" office:value="38466" calcext:value-type="float">
            <text:p>38,4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18176" calcext:value-type="float">
            <text:p>4,618,176</text:p>
          </table:table-cell>
          <table:table-cell office:value-type="float" office:value="9877189" calcext:value-type="float">
            <text:p>9,877,189</text:p>
          </table:table-cell>
          <table:table-cell office:value-type="float" office:value="10565789" calcext:value-type="float">
            <text:p>10,565,789</text:p>
          </table:table-cell>
          <table:table-cell office:value-type="float" office:value="1179097" calcext:value-type="float">
            <text:p>1,179,097</text:p>
          </table:table-cell>
          <table:table-cell office:value-type="float" office:value="2821368" calcext:value-type="float">
            <text:p>2,821,368</text:p>
          </table:table-cell>
          <table:table-cell office:value-type="float" office:value="9850166" calcext:value-type="float">
            <text:p>9,850,166</text:p>
          </table:table-cell>
          <table:table-cell office:value-type="float" office:value="1729935" calcext:value-type="float">
            <text:p>1,729,935</text:p>
          </table:table-cell>
          <table:table-cell office:value-type="float" office:value="46095" calcext:value-type="float">
            <text:p>46,095</text:p>
          </table:table-cell>
          <table:table-cell office:value-type="float" office:value="460415" calcext:value-type="float">
            <text:p>460,415</text:p>
          </table:table-cell>
          <table:table-cell office:value-type="float" office:value="9772278" calcext:value-type="float">
            <text:p>9,772,278</text:p>
          </table:table-cell>
          <table:table-cell office:value-type="string" calcext:value-type="string">
            <text:p>Owned_outright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nt_free - £p.a</text:p>
          </table:table-cell>
          <table:table-cell office:value-type="float" office:value="6020415773.8479" calcext:value-type="float">
            <text:p>6,020,415,774</text:p>
          </table:table-cell>
          <table:table-cell office:value-type="float" office:value="387196242.760894" calcext:value-type="float">
            <text:p>387,196,243</text:p>
          </table:table-cell>
          <table:table-cell office:value-type="float" office:value="387572.872056515" calcext:value-type="float">
            <text:p>387,573</text:p>
          </table:table-cell>
          <table:table-cell office:value-type="float" office:value="455695739.008443" calcext:value-type="float">
            <text:p>455,695,739</text:p>
          </table:table-cell>
          <table:table-cell office:value-type="float" office:value="7394200.78261567" calcext:value-type="float">
            <text:p>7,394,201</text:p>
          </table:table-cell>
          <table:table-cell office:value-type="float" office:value="1702727.16549482" calcext:value-type="float">
            <text:p>1,702,727</text:p>
          </table:table-cell>
          <table:table-cell office:value-type="float" office:value="26049066.1819267" calcext:value-type="float">
            <text:p>26,049,066</text:p>
          </table:table-cell>
          <table:table-cell office:value-type="float" office:value="8456094.67089125" calcext:value-type="float">
            <text:p>8,456,095</text:p>
          </table:table-cell>
          <table:table-cell office:value-type="float" office:value="192845374.650463" calcext:value-type="float">
            <text:p>192,845,375</text:p>
          </table:table-cell>
          <table:table-cell office:value-type="float" office:value="0" calcext:value-type="float">
            <text:p>0</text:p>
          </table:table-cell>
          <table:table-cell office:value-type="float" office:value="869877.039757343" calcext:value-type="float">
            <text:p>869,877</text:p>
          </table:table-cell>
          <table:table-cell office:value-type="float" office:value="46272571.0876396" calcext:value-type="float">
            <text:p>46,272,571</text:p>
          </table:table-cell>
          <table:table-cell office:value-type="float" office:value="2589214.24445108" calcext:value-type="float">
            <text:p>2,589,214</text:p>
          </table:table-cell>
          <table:table-cell office:value-type="float" office:value="33466565.1338922" calcext:value-type="float">
            <text:p>33,466,5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1076.96306839" calcext:value-type="float">
            <text:p>2,241,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616835.4905669" calcext:value-type="float">
            <text:p>70,616,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68214.3277727" calcext:value-type="float">
            <text:p>40,368,214</text:p>
          </table:table-cell>
          <table:table-cell office:value-type="float" office:value="0" calcext:value-type="float">
            <text:p>0</text:p>
          </table:table-cell>
          <table:table-cell office:value-type="float" office:value="877596060.497635" calcext:value-type="float">
            <text:p>877,596,060</text:p>
          </table:table-cell>
          <table:table-cell office:value-type="float" office:value="405693243.333079" calcext:value-type="float">
            <text:p>405,693,243</text:p>
          </table:table-cell>
          <table:table-cell office:value-type="float" office:value="428659036.631944" calcext:value-type="float">
            <text:p>428,659,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26774.3678571" calcext:value-type="float">
            <text:p>63,626,774</text:p>
          </table:table-cell>
          <table:table-cell office:value-type="float" office:value="831652222.816071" calcext:value-type="float">
            <text:p>831,652,2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72033.9535714" calcext:value-type="float">
            <text:p>18,672,034</text:p>
          </table:table-cell>
          <table:table-cell office:value-type="float" office:value="40055062.9821429" calcext:value-type="float">
            <text:p>40,055,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58456.8642857" calcext:value-type="float">
            <text:p>70,258,457</text:p>
          </table:table-cell>
          <table:table-cell office:value-type="float" office:value="20468349.1071429" calcext:value-type="float">
            <text:p>20,468,349</text:p>
          </table:table-cell>
          <table:table-cell office:value-type="float" office:value="10949827.1410714" calcext:value-type="float">
            <text:p>10,949,827</text:p>
          </table:table-cell>
          <table:table-cell office:value-type="float" office:value="3915845.25" calcext:value-type="float">
            <text:p>3,915,8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274455.1677823" calcext:value-type="float">
            <text:p>32,274,455</text:p>
          </table:table-cell>
          <table:table-cell office:value-type="float" office:value="11734.0642464734" calcext:value-type="float">
            <text:p>11,734</text:p>
          </table:table-cell>
          <table:table-cell office:value-type="float" office:value="66871407.5196429" calcext:value-type="float">
            <text:p>66,871,408</text:p>
          </table:table-cell>
          <table:table-cell office:value-type="float" office:value="3022099.37142857" calcext:value-type="float">
            <text:p>3,022,099</text:p>
          </table:table-cell>
          <table:table-cell office:value-type="float" office:value="52872349.5622806" calcext:value-type="float">
            <text:p>52,872,350</text:p>
          </table:table-cell>
          <table:table-cell office:value-type="float" office:value="2568416.14402847" calcext:value-type="float">
            <text:p>2,568,416</text:p>
          </table:table-cell>
          <table:table-cell office:value-type="float" office:value="9726753.6" calcext:value-type="float">
            <text:p>9,726,754</text:p>
          </table:table-cell>
          <table:table-cell office:value-type="float" office:value="0" calcext:value-type="float">
            <text:p>0</text:p>
          </table:table-cell>
          <table:table-cell office:value-type="float" office:value="3362238.94286939" calcext:value-type="float">
            <text:p>3,362,239</text:p>
          </table:table-cell>
          <table:table-cell office:value-type="float" office:value="173530885.809518" calcext:value-type="float">
            <text:p>173,530,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50302.180871" calcext:value-type="float">
            <text:p>79,950,302</text:p>
          </table:table-cell>
          <table:table-cell office:value-type="float" office:value="0" calcext:value-type="float">
            <text:p>0</text:p>
          </table:table-cell>
          <table:table-cell office:value-type="float" office:value="9503022.32142857" calcext:value-type="float">
            <text:p>9,503,022</text:p>
          </table:table-cell>
          <table:table-cell office:value-type="float" office:value="627094" calcext:value-type="float">
            <text:p>627,0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91782418.960224" calcext:value-type="float">
            <text:p>691,782,419</text:p>
          </table:table-cell>
          <table:table-cell office:value-type="float" office:value="863899761.555368" calcext:value-type="float">
            <text:p>863,899,762</text:p>
          </table:table-cell>
          <table:table-cell office:value-type="float" office:value="1493919331.16624" calcext:value-type="float">
            <text:p>1,493,919,331</text:p>
          </table:table-cell>
          <table:table-cell office:value-type="float" office:value="167347215.429409" calcext:value-type="float">
            <text:p>167,347,215</text:p>
          </table:table-cell>
          <table:table-cell office:value-type="float" office:value="433693664.684097" calcext:value-type="float">
            <text:p>433,693,665</text:p>
          </table:table-cell>
          <table:table-cell office:value-type="float" office:value="1060225666.48214" calcext:value-type="float">
            <text:p>1,060,225,666</text:p>
          </table:table-cell>
          <table:table-cell office:value-type="float" office:value="164946669.298214" calcext:value-type="float">
            <text:p>164,946,669</text:p>
          </table:table-cell>
          <table:table-cell office:value-type="float" office:value="10130116.3214286" calcext:value-type="float">
            <text:p>10,130,116</text:p>
          </table:table-cell>
          <table:table-cell office:value-type="float" office:value="73990033.2122264" calcext:value-type="float">
            <text:p>73,990,033</text:p>
          </table:table-cell>
          <table:table-cell office:value-type="float" office:value="-218029009.296419" calcext:value-type="float">
            <text:p>-218,029,009</text:p>
          </table:table-cell>
          <table:table-cell office:value-type="string" calcext:value-type="string">
            <text:p>Rent_fre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nt_free - counts</text:p>
          </table:table-cell>
          <table:table-cell office:value-type="float" office:value="190753" calcext:value-type="float">
            <text:p>190,753</text:p>
          </table:table-cell>
          <table:table-cell office:value-type="float" office:value="35931" calcext:value-type="float">
            <text:p>35,931</text:p>
          </table:table-cell>
          <table:table-cell office:value-type="float" office:value="2774" calcext:value-type="float">
            <text:p>2,774</text:p>
          </table:table-cell>
          <table:table-cell office:value-type="float" office:value="48959" calcext:value-type="float">
            <text:p>48,959</text:p>
          </table:table-cell>
          <table:table-cell office:value-type="float" office:value="31947" calcext:value-type="float">
            <text:p>31,947</text:p>
          </table:table-cell>
          <table:table-cell office:value-type="float" office:value="100349" calcext:value-type="float">
            <text:p>100,349</text:p>
          </table:table-cell>
          <table:table-cell office:value-type="float" office:value="12655" calcext:value-type="float">
            <text:p>12,655</text:p>
          </table:table-cell>
          <table:table-cell office:value-type="float" office:value="69252" calcext:value-type="float">
            <text:p>69,252</text:p>
          </table:table-cell>
          <table:table-cell office:value-type="float" office:value="29631" calcext:value-type="float">
            <text:p>29,631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,986</text:p>
          </table:table-cell>
          <table:table-cell office:value-type="float" office:value="144028" calcext:value-type="float">
            <text:p>144,028</text:p>
          </table:table-cell>
          <table:table-cell office:value-type="float" office:value="3115" calcext:value-type="float">
            <text:p>3,115</text:p>
          </table:table-cell>
          <table:table-cell office:value-type="float" office:value="4824" calcext:value-type="float">
            <text:p>4,8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15" calcext:value-type="float">
            <text:p>3,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5" calcext:value-type="float">
            <text:p>3,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9" calcext:value-type="float">
            <text:p>17,119</text:p>
          </table:table-cell>
          <table:table-cell office:value-type="float" office:value="0" calcext:value-type="float">
            <text:p>0</text:p>
          </table:table-cell>
          <table:table-cell office:value-type="float" office:value="220920" calcext:value-type="float">
            <text:p>220,920</text:p>
          </table:table-cell>
          <table:table-cell office:value-type="float" office:value="178861" calcext:value-type="float">
            <text:p>178,861</text:p>
          </table:table-cell>
          <table:table-cell office:value-type="float" office:value="241474" calcext:value-type="float">
            <text:p>241,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700" calcext:value-type="float">
            <text:p>38,700</text:p>
          </table:table-cell>
          <table:table-cell office:value-type="float" office:value="98514" calcext:value-type="float">
            <text:p>98,5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61" calcext:value-type="float">
            <text:p>4,561</text:p>
          </table:table-cell>
          <table:table-cell office:value-type="float" office:value="10002" calcext:value-type="float">
            <text:p>1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36" calcext:value-type="float">
            <text:p>15,936</text:p>
          </table:table-cell>
          <table:table-cell office:value-type="float" office:value="5525" calcext:value-type="float">
            <text:p>5,525</text:p>
          </table:table-cell>
          <table:table-cell office:value-type="float" office:value="2412" calcext:value-type="float">
            <text:p>2,412</text:p>
          </table:table-cell>
          <table:table-cell office:value-type="float" office:value="1057" calcext:value-type="float">
            <text:p>1,0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94" calcext:value-type="float">
            <text:p>7,594</text:p>
          </table:table-cell>
          <table:table-cell office:value-type="float" office:value="1607" calcext:value-type="float">
            <text:p>1,607</text:p>
          </table:table-cell>
          <table:table-cell office:value-type="float" office:value="7558" calcext:value-type="float">
            <text:p>7,558</text:p>
          </table:table-cell>
          <table:table-cell office:value-type="float" office:value="683" calcext:value-type="float">
            <text:p>683</text:p>
          </table:table-cell>
          <table:table-cell office:value-type="float" office:value="22093" calcext:value-type="float">
            <text:p>22,093</text:p>
          </table:table-cell>
          <table:table-cell office:value-type="float" office:value="3805" calcext:value-type="float">
            <text:p>3,805</text:p>
          </table:table-cell>
          <table:table-cell office:value-type="float" office:value="2774" calcext:value-type="float">
            <text:p>2,774</text:p>
          </table:table-cell>
          <table:table-cell office:value-type="float" office:value="0" calcext:value-type="float">
            <text:p>0</text:p>
          </table:table-cell>
          <table:table-cell office:value-type="float" office:value="6653" calcext:value-type="float">
            <text:p>6,653</text:p>
          </table:table-cell>
          <table:table-cell office:value-type="float" office:value="28293" calcext:value-type="float">
            <text:p>28,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114" calcext:value-type="float">
            <text:p>68,114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,457</text:p>
          </table:table-cell>
          <table:table-cell office:value-type="float" office:value="1355" calcext:value-type="float">
            <text:p>1,3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8569" calcext:value-type="float">
            <text:p>178,569</text:p>
          </table:table-cell>
          <table:table-cell office:value-type="float" office:value="220920" calcext:value-type="float">
            <text:p>220,920</text:p>
          </table:table-cell>
          <table:table-cell office:value-type="float" office:value="197743" calcext:value-type="float">
            <text:p>197,743</text:p>
          </table:table-cell>
          <table:table-cell office:value-type="float" office:value="43534" calcext:value-type="float">
            <text:p>43,534</text:p>
          </table:table-cell>
          <table:table-cell office:value-type="float" office:value="101016" calcext:value-type="float">
            <text:p>101,016</text:p>
          </table:table-cell>
          <table:table-cell office:value-type="float" office:value="152061" calcext:value-type="float">
            <text:p>152,061</text:p>
          </table:table-cell>
          <table:table-cell office:value-type="float" office:value="31822" calcext:value-type="float">
            <text:p>31,822</text:p>
          </table:table-cell>
          <table:table-cell office:value-type="float" office:value="2812" calcext:value-type="float">
            <text:p>2,812</text:p>
          </table:table-cell>
          <table:table-cell office:value-type="float" office:value="17119" calcext:value-type="float">
            <text:p>17,119</text:p>
          </table:table-cell>
          <table:table-cell office:value-type="float" office:value="168568" calcext:value-type="float">
            <text:p>168,568</text:p>
          </table:table-cell>
          <table:table-cell office:value-type="string" calcext:value-type="string">
            <text:p>Rent_fre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Squats - £p.a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string" calcext:value-type="string">
            <text:p>Squats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Squats - counts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string" calcext:value-type="string">
            <text:p>Squats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0-4 - £p.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41176085.109859" calcext:value-type="float">
            <text:p>341,176,085</text:p>
          </table:table-cell>
          <table:table-cell office:value-type="float" office:value="653076.624605901" calcext:value-type="float">
            <text:p>653,077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17525848.441934" calcext:value-type="float">
            <text:p>117,525,84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17525848.441934" calcext:value-type="float">
            <text:p>117,525,848</text:p>
          </table:table-cell>
          <table:table-cell office:value-type="float" office:value="0" calcext:value-type="float">
            <text:p>0</text:p>
          </table:table-cell>
          <table:table-cell office:value-type="float" office:value="117525848.441934" calcext:value-type="float">
            <text:p>117,525,8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25848.441934" calcext:value-type="float">
            <text:p>117,525,848</text:p>
          </table:table-cell>
          <table:table-cell office:value-type="string" calcext:value-type="string">
            <text:p>0-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0-4 - cou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748582" calcext:value-type="float">
            <text:p>3,748,582</text:p>
          </table:table-cell>
          <table:table-cell office:value-type="float" office:value="1293" calcext:value-type="float">
            <text:p>1,29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220598" calcext:value-type="float">
            <text:p>220,59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20598" calcext:value-type="float">
            <text:p>220,598</text:p>
          </table:table-cell>
          <table:table-cell office:value-type="float" office:value="0" calcext:value-type="float">
            <text:p>0</text:p>
          </table:table-cell>
          <table:table-cell office:value-type="float" office:value="220598" calcext:value-type="float">
            <text:p>220,5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598" calcext:value-type="float">
            <text:p>220,598</text:p>
          </table:table-cell>
          <table:table-cell office:value-type="string" calcext:value-type="string">
            <text:p>0-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-9 - £p.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53068259.891801" calcext:value-type="float">
            <text:p>353,068,260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750618148.898524" calcext:value-type="float">
            <text:p>750,618,14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750618148.898524" calcext:value-type="float">
            <text:p>750,618,149</text:p>
          </table:table-cell>
          <table:table-cell office:value-type="float" office:value="0" calcext:value-type="float">
            <text:p>0</text:p>
          </table:table-cell>
          <table:table-cell office:value-type="float" office:value="750618148.898524" calcext:value-type="float">
            <text:p>750,618,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0618148.898524" calcext:value-type="float">
            <text:p>750,618,149</text:p>
          </table:table-cell>
          <table:table-cell office:value-type="string" calcext:value-type="string">
            <text:p>5-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-9 - cou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78967" calcext:value-type="float">
            <text:p>3,978,967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245674" calcext:value-type="float">
            <text:p>1,245,67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45674" calcext:value-type="float">
            <text:p>1,245,674</text:p>
          </table:table-cell>
          <table:table-cell office:value-type="float" office:value="0" calcext:value-type="float">
            <text:p>0</text:p>
          </table:table-cell>
          <table:table-cell office:value-type="float" office:value="1245674" calcext:value-type="float">
            <text:p>1,245,6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5674" calcext:value-type="float">
            <text:p>1,245,674</text:p>
          </table:table-cell>
          <table:table-cell office:value-type="string" calcext:value-type="string">
            <text:p>5-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10-14 - £p.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23205804.806821" calcext:value-type="float">
            <text:p>323,205,805</text:p>
          </table:table-cell>
          <table:table-cell office:value-type="float" office:value="34465285.1694777" calcext:value-type="float">
            <text:p>34,465,285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330550245.108619" calcext:value-type="float">
            <text:p>330,550,24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30550245.108619" calcext:value-type="float">
            <text:p>330,550,245</text:p>
          </table:table-cell>
          <table:table-cell office:value-type="float" office:value="0" calcext:value-type="float">
            <text:p>0</text:p>
          </table:table-cell>
          <table:table-cell office:value-type="float" office:value="330550245.108619" calcext:value-type="float">
            <text:p>330,550,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550245.108619" calcext:value-type="float">
            <text:p>330,550,245</text:p>
          </table:table-cell>
          <table:table-cell office:value-type="string" calcext:value-type="string">
            <text:p>10-1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10-14 - cou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07314" calcext:value-type="float">
            <text:p>3,907,314</text:p>
          </table:table-cell>
          <table:table-cell office:value-type="float" office:value="12999" calcext:value-type="float">
            <text:p>12,999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507995" calcext:value-type="float">
            <text:p>507,99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07995" calcext:value-type="float">
            <text:p>507,995</text:p>
          </table:table-cell>
          <table:table-cell office:value-type="float" office:value="0" calcext:value-type="float">
            <text:p>0</text:p>
          </table:table-cell>
          <table:table-cell office:value-type="float" office:value="507995" calcext:value-type="float">
            <text:p>507,9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995" calcext:value-type="float">
            <text:p>507,995</text:p>
          </table:table-cell>
          <table:table-cell office:value-type="string" calcext:value-type="string">
            <text:p>10-1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15-19 - £p.a</text:p>
          </table:table-cell>
          <table:table-cell office:value-type="float" office:value="7023027497.48541" calcext:value-type="float">
            <text:p>7,023,027,497</text:p>
          </table:table-cell>
          <table:table-cell office:value-type="float" office:value="684495158.842888" calcext:value-type="float">
            <text:p>684,495,159</text:p>
          </table:table-cell>
          <table:table-cell office:value-type="float" office:value="3758567.28396869" calcext:value-type="float">
            <text:p>3,758,567</text:p>
          </table:table-cell>
          <table:table-cell office:value-type="float" office:value="14679396.6170871" calcext:value-type="float">
            <text:p>14,679,397</text:p>
          </table:table-cell>
          <table:table-cell office:value-type="float" office:value="90040.8899466291" calcext:value-type="float">
            <text:p>90,041</text:p>
          </table:table-cell>
          <table:table-cell office:value-type="float" office:value="8326901.53686166" calcext:value-type="float">
            <text:p>8,326,902</text:p>
          </table:table-cell>
          <table:table-cell office:value-type="float" office:value="0" calcext:value-type="float">
            <text:p>0</text:p>
          </table:table-cell>
          <table:table-cell office:value-type="float" office:value="1733069.12464091" calcext:value-type="float">
            <text:p>1,733,069</text:p>
          </table:table-cell>
          <table:table-cell office:value-type="float" office:value="144012640.150312" calcext:value-type="float">
            <text:p>144,012,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88551.826746" calcext:value-type="float">
            <text:p>180,588,552</text:p>
          </table:table-cell>
          <table:table-cell office:value-type="float" office:value="205963948.032369" calcext:value-type="float">
            <text:p>205,963,94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22654771.456184" calcext:value-type="float">
            <text:p>522,654,771</text:p>
          </table:table-cell>
          <table:table-cell office:value-type="float" office:value="288957432.116961" calcext:value-type="float">
            <text:p>288,957,432</text:p>
          </table:table-cell>
          <table:table-cell office:value-type="float" office:value="100991175.256944" calcext:value-type="float">
            <text:p>100,991,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06322.8571429" calcext:value-type="float">
            <text:p>37,706,3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85014.125" calcext:value-type="float">
            <text:p>17,885,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99346.751786" calcext:value-type="float">
            <text:p>133,299,347</text:p>
          </table:table-cell>
          <table:table-cell office:value-type="float" office:value="74685052.0607143" calcext:value-type="float">
            <text:p>74,685,05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1759645.8328661" calcext:value-type="float">
            <text:p>21,759,646</text:p>
          </table:table-cell>
          <table:table-cell office:value-type="float" office:value="24789805" calcext:value-type="float">
            <text:p>24,789,805</text:p>
          </table:table-cell>
          <table:table-cell office:value-type="float" office:value="211768621.007143" calcext:value-type="float">
            <text:p>211,768,621</text:p>
          </table:table-cell>
          <table:table-cell office:value-type="float" office:value="55478260.8" calcext:value-type="float">
            <text:p>55,478,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18620" calcext:value-type="float">
            <text:p>154,018,620</text:p>
          </table:table-cell>
          <table:table-cell office:value-type="float" office:value="86946562.2100733" calcext:value-type="float">
            <text:p>86,946,562</text:p>
          </table:table-cell>
          <table:table-cell office:value-type="float" office:value="79832132.0683717" calcext:value-type="float">
            <text:p>79,832,132</text:p>
          </table:table-cell>
          <table:table-cell office:value-type="float" office:value="924454069.06071" calcext:value-type="float">
            <text:p>924,454,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7704.4166667" calcext:value-type="float">
            <text:p>35,217,7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22654771.456184" calcext:value-type="float">
            <text:p>522,654,771</text:p>
          </table:table-cell>
          <table:table-cell office:value-type="float" office:value="1857841156.19047" calcext:value-type="float">
            <text:p>1,857,841,156</text:p>
          </table:table-cell>
          <table:table-cell office:value-type="float" office:value="554761514.850082" calcext:value-type="float">
            <text:p>554,761,515</text:p>
          </table:table-cell>
          <table:table-cell office:value-type="float" office:value="1594265420.39583" calcext:value-type="float">
            <text:p>1,594,265,420</text:p>
          </table:table-cell>
          <table:table-cell office:value-type="float" office:value="263575735.794643" calcext:value-type="float">
            <text:p>263,575,736</text:p>
          </table:table-cell>
          <table:table-cell office:value-type="float" office:value="225869412.9375" calcext:value-type="float">
            <text:p>225,869,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5237777.360384" calcext:value-type="float">
            <text:p>945,237,777</text:p>
          </table:table-cell>
          <table:table-cell office:value-type="string" calcext:value-type="string">
            <text:p>15-1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15-19 - counts</text:p>
          </table:table-cell>
          <table:table-cell office:value-type="float" office:value="469122" calcext:value-type="float">
            <text:p>469,122</text:p>
          </table:table-cell>
          <table:table-cell office:value-type="float" office:value="30218" calcext:value-type="float">
            <text:p>30,218</text:p>
          </table:table-cell>
          <table:table-cell office:value-type="float" office:value="20600" calcext:value-type="float">
            <text:p>20,600</text:p>
          </table:table-cell>
          <table:table-cell office:value-type="float" office:value="6718" calcext:value-type="float">
            <text:p>6,718</text:p>
          </table:table-cell>
          <table:table-cell office:value-type="float" office:value="14734" calcext:value-type="float">
            <text:p>14,734</text:p>
          </table:table-cell>
          <table:table-cell office:value-type="float" office:value="111656" calcext:value-type="float">
            <text:p>111,656</text:p>
          </table:table-cell>
          <table:table-cell office:value-type="float" office:value="0" calcext:value-type="float">
            <text:p>0</text:p>
          </table:table-cell>
          <table:table-cell office:value-type="float" office:value="36368" calcext:value-type="float">
            <text:p>36,368</text:p>
          </table:table-cell>
          <table:table-cell office:value-type="float" office:value="6427" calcext:value-type="float">
            <text:p>6,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1622" calcext:value-type="float">
            <text:p>2,391,622</text:p>
          </table:table-cell>
          <table:table-cell office:value-type="float" office:value="205927" calcext:value-type="float">
            <text:p>205,92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68496" calcext:value-type="float">
            <text:p>268,496</text:p>
          </table:table-cell>
          <table:table-cell office:value-type="float" office:value="267520" calcext:value-type="float">
            <text:p>267,520</text:p>
          </table:table-cell>
          <table:table-cell office:value-type="float" office:value="79661" calcext:value-type="float">
            <text:p>79,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10" calcext:value-type="float">
            <text:p>30,1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66" calcext:value-type="float">
            <text:p>4,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4" calcext:value-type="float">
            <text:p>28,184</text:p>
          </table:table-cell>
          <table:table-cell office:value-type="float" office:value="25938" calcext:value-type="float">
            <text:p>25,9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898" calcext:value-type="float">
            <text:p>9,898</text:p>
          </table:table-cell>
          <table:table-cell office:value-type="float" office:value="7663" calcext:value-type="float">
            <text:p>7,663</text:p>
          </table:table-cell>
          <table:table-cell office:value-type="float" office:value="35807" calcext:value-type="float">
            <text:p>35,807</text:p>
          </table:table-cell>
          <table:table-cell office:value-type="float" office:value="15822" calcext:value-type="float">
            <text:p>15,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25" calcext:value-type="float">
            <text:p>43,925</text:p>
          </table:table-cell>
          <table:table-cell office:value-type="float" office:value="18793" calcext:value-type="float">
            <text:p>18,793</text:p>
          </table:table-cell>
          <table:table-cell office:value-type="float" office:value="122881" calcext:value-type="float">
            <text:p>122,881</text:p>
          </table:table-cell>
          <table:table-cell office:value-type="float" office:value="214193" calcext:value-type="float">
            <text:p>214,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10" calcext:value-type="float">
            <text:p>32,6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68496" calcext:value-type="float">
            <text:p>268,496</text:p>
          </table:table-cell>
          <table:table-cell office:value-type="float" office:value="476409" calcext:value-type="float">
            <text:p>476,409</text:p>
          </table:table-cell>
          <table:table-cell office:value-type="float" office:value="120976" calcext:value-type="float">
            <text:p>120,976</text:p>
          </table:table-cell>
          <table:table-cell office:value-type="float" office:value="458050" calcext:value-type="float">
            <text:p>458,050</text:p>
          </table:table-cell>
          <table:table-cell office:value-type="float" office:value="62760" calcext:value-type="float">
            <text:p>62,760</text:p>
          </table:table-cell>
          <table:table-cell office:value-type="float" office:value="32650" calcext:value-type="float">
            <text:p>32,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112" calcext:value-type="float">
            <text:p>471,112</text:p>
          </table:table-cell>
          <table:table-cell office:value-type="string" calcext:value-type="string">
            <text:p>15-1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-24 - £p.a</text:p>
          </table:table-cell>
          <table:table-cell office:value-type="float" office:value="50518062511.252" calcext:value-type="float">
            <text:p>50,518,062,511</text:p>
          </table:table-cell>
          <table:table-cell office:value-type="float" office:value="1739919491.03458" calcext:value-type="float">
            <text:p>1,739,919,491</text:p>
          </table:table-cell>
          <table:table-cell office:value-type="float" office:value="3600960.02303498" calcext:value-type="float">
            <text:p>3,600,960</text:p>
          </table:table-cell>
          <table:table-cell office:value-type="float" office:value="83855388.726559" calcext:value-type="float">
            <text:p>83,855,389</text:p>
          </table:table-cell>
          <table:table-cell office:value-type="float" office:value="2299006.93645796" calcext:value-type="float">
            <text:p>2,299,007</text:p>
          </table:table-cell>
          <table:table-cell office:value-type="float" office:value="6481781.0957463" calcext:value-type="float">
            <text:p>6,481,781</text:p>
          </table:table-cell>
          <table:table-cell office:value-type="float" office:value="20290710.5333021" calcext:value-type="float">
            <text:p>20,290,711</text:p>
          </table:table-cell>
          <table:table-cell office:value-type="float" office:value="39226152.6951323" calcext:value-type="float">
            <text:p>39,226,153</text:p>
          </table:table-cell>
          <table:table-cell office:value-type="float" office:value="41283351.7842876" calcext:value-type="float">
            <text:p>41,283,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72309.401963" calcext:value-type="float">
            <text:p>144,872,30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18392.0079825" calcext:value-type="float">
            <text:p>10,018,392</text:p>
          </table:table-cell>
          <table:table-cell office:value-type="float" office:value="0" calcext:value-type="float">
            <text:p>0</text:p>
          </table:table-cell>
          <table:table-cell office:value-type="float" office:value="5729997305.41329" calcext:value-type="float">
            <text:p>5,729,997,305</text:p>
          </table:table-cell>
          <table:table-cell office:value-type="float" office:value="2858375954.12495" calcext:value-type="float">
            <text:p>2,858,375,954</text:p>
          </table:table-cell>
          <table:table-cell office:value-type="float" office:value="964537337.947917" calcext:value-type="float">
            <text:p>964,537,338</text:p>
          </table:table-cell>
          <table:table-cell office:value-type="float" office:value="3076448.57142857" calcext:value-type="float">
            <text:p>3,076,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027095.378571" calcext:value-type="float">
            <text:p>330,027,0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7061291.571429" calcext:value-type="float">
            <text:p>127,061,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961473.95" calcext:value-type="float">
            <text:p>607,961,474</text:p>
          </table:table-cell>
          <table:table-cell office:value-type="float" office:value="314155260.985714" calcext:value-type="float">
            <text:p>314,155,2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3547702.642857" calcext:value-type="float">
            <text:p>173,547,7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03471.2" calcext:value-type="float">
            <text:p>20,803,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446456.847368" calcext:value-type="float">
            <text:p>214,446,457</text:p>
          </table:table-cell>
          <table:table-cell office:value-type="float" office:value="298496843.675173" calcext:value-type="float">
            <text:p>298,496,844</text:p>
          </table:table-cell>
          <table:table-cell office:value-type="float" office:value="447805537.328572" calcext:value-type="float">
            <text:p>447,805,537</text:p>
          </table:table-cell>
          <table:table-cell office:value-type="float" office:value="359085351.199286" calcext:value-type="float">
            <text:p>359,085,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60073.7209263" calcext:value-type="float">
            <text:p>87,060,074</text:p>
          </table:table-cell>
          <table:table-cell office:value-type="float" office:value="833433902.840249" calcext:value-type="float">
            <text:p>833,433,903</text:p>
          </table:table-cell>
          <table:table-cell office:value-type="float" office:value="0" calcext:value-type="float">
            <text:p>0</text:p>
          </table:table-cell>
          <table:table-cell office:value-type="float" office:value="3173511535.93253" calcext:value-type="float">
            <text:p>3,173,511,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280519.639335" calcext:value-type="float">
            <text:p>251,280,520</text:p>
          </table:table-cell>
          <table:table-cell office:value-type="float" office:value="63309914.775" calcext:value-type="float">
            <text:p>63,309,915</text:p>
          </table:table-cell>
          <table:table-cell office:value-type="float" office:value="40476222.3214286" calcext:value-type="float">
            <text:p>40,476,222</text:p>
          </table:table-cell>
          <table:table-cell office:value-type="float" office:value="2098335.2" calcext:value-type="float">
            <text:p>2,098,335</text:p>
          </table:table-cell>
          <table:table-cell office:value-type="float" office:value="13926423.2895215" calcext:value-type="float">
            <text:p>13,926,4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74736570.03243" calcext:value-type="float">
            <text:p>3,874,736,570</text:p>
          </table:table-cell>
          <table:table-cell office:value-type="float" office:value="5695160792.77221" calcext:value-type="float">
            <text:p>5,695,160,793</text:p>
          </table:table-cell>
          <table:table-cell office:value-type="float" office:value="7358487412.49796" calcext:value-type="float">
            <text:p>7,358,487,412</text:p>
          </table:table-cell>
          <table:table-cell office:value-type="float" office:value="2240328165.61157" calcext:value-type="float">
            <text:p>2,240,328,166</text:p>
          </table:table-cell>
          <table:table-cell office:value-type="float" office:value="5705596443.50486" calcext:value-type="float">
            <text:p>5,705,596,444</text:p>
          </table:table-cell>
          <table:table-cell office:value-type="float" office:value="1652890968.99309" calcext:value-type="float">
            <text:p>1,652,890,969</text:p>
          </table:table-cell>
          <table:table-cell office:value-type="float" office:value="1051276361.70714" calcext:value-type="float">
            <text:p>1,051,276,362</text:p>
          </table:table-cell>
          <table:table-cell office:value-type="float" office:value="42574557.5214286" calcext:value-type="float">
            <text:p>42,574,558</text:p>
          </table:table-cell>
          <table:table-cell office:value-type="float" office:value="6678928.00532167" calcext:value-type="float">
            <text:p>6,678,928</text:p>
          </table:table-cell>
          <table:table-cell office:value-type="float" office:value="-2194423184.98821" calcext:value-type="float">
            <text:p>-2,194,423,185</text:p>
          </table:table-cell>
          <table:table-cell office:value-type="string" calcext:value-type="string">
            <text:p>20-2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-24 - counts</text:p>
          </table:table-cell>
          <table:table-cell office:value-type="float" office:value="2152435" calcext:value-type="float">
            <text:p>2,152,435</text:p>
          </table:table-cell>
          <table:table-cell office:value-type="float" office:value="93416" calcext:value-type="float">
            <text:p>93,416</text:p>
          </table:table-cell>
          <table:table-cell office:value-type="float" office:value="18671" calcext:value-type="float">
            <text:p>18,671</text:p>
          </table:table-cell>
          <table:table-cell office:value-type="float" office:value="11457" calcext:value-type="float">
            <text:p>11,457</text:p>
          </table:table-cell>
          <table:table-cell office:value-type="float" office:value="9717" calcext:value-type="float">
            <text:p>9,717</text:p>
          </table:table-cell>
          <table:table-cell office:value-type="float" office:value="501918" calcext:value-type="float">
            <text:p>501,918</text:p>
          </table:table-cell>
          <table:table-cell office:value-type="float" office:value="45043" calcext:value-type="float">
            <text:p>45,043</text:p>
          </table:table-cell>
          <table:table-cell office:value-type="float" office:value="243149" calcext:value-type="float">
            <text:p>243,149</text:p>
          </table:table-cell>
          <table:table-cell office:value-type="float" office:value="7924" calcext:value-type="float">
            <text:p>7,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98" calcext:value-type="float">
            <text:p>582,49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8276" calcext:value-type="float">
            <text:p>8,276</text:p>
          </table:table-cell>
          <table:table-cell office:value-type="float" office:value="0" calcext:value-type="float">
            <text:p>0</text:p>
          </table:table-cell>
          <table:table-cell office:value-type="float" office:value="1860240" calcext:value-type="float">
            <text:p>1,860,240</text:p>
          </table:table-cell>
          <table:table-cell office:value-type="float" office:value="1855780" calcext:value-type="float">
            <text:p>1,855,780</text:p>
          </table:table-cell>
          <table:table-cell office:value-type="float" office:value="674897" calcext:value-type="float">
            <text:p>674,897</text:p>
          </table:table-cell>
          <table:table-cell office:value-type="float" office:value="2948" calcext:value-type="float">
            <text:p>2,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865" calcext:value-type="float">
            <text:p>201,8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728" calcext:value-type="float">
            <text:p>31,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06" calcext:value-type="float">
            <text:p>126,406</text:p>
          </table:table-cell>
          <table:table-cell office:value-type="float" office:value="114082" calcext:value-type="float">
            <text:p>114,0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53" calcext:value-type="float">
            <text:p>8,5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33" calcext:value-type="float">
            <text:p>5,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324" calcext:value-type="float">
            <text:p>59,324</text:p>
          </table:table-cell>
          <table:table-cell office:value-type="float" office:value="51194" calcext:value-type="float">
            <text:p>51,194</text:p>
          </table:table-cell>
          <table:table-cell office:value-type="float" office:value="74007" calcext:value-type="float">
            <text:p>74,007</text:p>
          </table:table-cell>
          <table:table-cell office:value-type="float" office:value="85028" calcext:value-type="float">
            <text:p>85,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98" calcext:value-type="float">
            <text:p>29,198</text:p>
          </table:table-cell>
          <table:table-cell office:value-type="float" office:value="156297" calcext:value-type="float">
            <text:p>156,297</text:p>
          </table:table-cell>
          <table:table-cell office:value-type="float" office:value="0" calcext:value-type="float">
            <text:p>0</text:p>
          </table:table-cell>
          <table:table-cell office:value-type="float" office:value="553716" calcext:value-type="float">
            <text:p>553,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667" calcext:value-type="float">
            <text:p>242,667</text:p>
          </table:table-cell>
          <table:table-cell office:value-type="float" office:value="10843" calcext:value-type="float">
            <text:p>10,843</text:p>
          </table:table-cell>
          <table:table-cell office:value-type="float" office:value="17413" calcext:value-type="float">
            <text:p>17,413</text:p>
          </table:table-cell>
          <table:table-cell office:value-type="float" office:value="4534" calcext:value-type="float">
            <text:p>4,534</text:p>
          </table:table-cell>
          <table:table-cell office:value-type="float" office:value="21507" calcext:value-type="float">
            <text:p>21,5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0619" calcext:value-type="float">
            <text:p>1,410,619</text:p>
          </table:table-cell>
          <table:table-cell office:value-type="float" office:value="1860240" calcext:value-type="float">
            <text:p>1,860,240</text:p>
          </table:table-cell>
          <table:table-cell office:value-type="float" office:value="1073340" calcext:value-type="float">
            <text:p>1,073,340</text:p>
          </table:table-cell>
          <table:table-cell office:value-type="float" office:value="368459" calcext:value-type="float">
            <text:p>368,459</text:p>
          </table:table-cell>
          <table:table-cell office:value-type="float" office:value="933157" calcext:value-type="float">
            <text:p>933,157</text:p>
          </table:table-cell>
          <table:table-cell office:value-type="float" office:value="373872" calcext:value-type="float">
            <text:p>373,872</text:p>
          </table:table-cell>
          <table:table-cell office:value-type="float" office:value="160696" calcext:value-type="float">
            <text:p>160,696</text:p>
          </table:table-cell>
          <table:table-cell office:value-type="float" office:value="21947" calcext:value-type="float">
            <text:p>21,947</text:p>
          </table:table-cell>
          <table:table-cell office:value-type="float" office:value="8276" calcext:value-type="float">
            <text:p>8,276</text:p>
          </table:table-cell>
          <table:table-cell office:value-type="float" office:value="1005228" calcext:value-type="float">
            <text:p>1,005,228</text:p>
          </table:table-cell>
          <table:table-cell office:value-type="string" calcext:value-type="string">
            <text:p>20-2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5-29 - £p.a</text:p>
          </table:table-cell>
          <table:table-cell office:value-type="float" office:value="103128078681.745" calcext:value-type="float">
            <text:p>103,128,078,682</text:p>
          </table:table-cell>
          <table:table-cell office:value-type="float" office:value="4237921580.717" calcext:value-type="float">
            <text:p>4,237,921,581</text:p>
          </table:table-cell>
          <table:table-cell office:value-type="float" office:value="23982498.3161865" calcext:value-type="float">
            <text:p>23,982,498</text:p>
          </table:table-cell>
          <table:table-cell office:value-type="float" office:value="31622570.6945384" calcext:value-type="float">
            <text:p>31,622,571</text:p>
          </table:table-cell>
          <table:table-cell office:value-type="float" office:value="11857849.6406105" calcext:value-type="float">
            <text:p>11,857,850</text:p>
          </table:table-cell>
          <table:table-cell office:value-type="float" office:value="15829036.4263116" calcext:value-type="float">
            <text:p>15,829,036</text:p>
          </table:table-cell>
          <table:table-cell office:value-type="float" office:value="299658005.859397" calcext:value-type="float">
            <text:p>299,658,006</text:p>
          </table:table-cell>
          <table:table-cell office:value-type="float" office:value="204378530.893876" calcext:value-type="float">
            <text:p>204,378,531</text:p>
          </table:table-cell>
          <table:table-cell office:value-type="float" office:value="74290393.4109286" calcext:value-type="float">
            <text:p>74,290,393</text:p>
          </table:table-cell>
          <table:table-cell office:value-type="float" office:value="1302728.1746197" calcext:value-type="float">
            <text:p>1,302,728</text:p>
          </table:table-cell>
          <table:table-cell office:value-type="float" office:value="1265833.15453108" calcext:value-type="float">
            <text:p>1,265,833</text:p>
          </table:table-cell>
          <table:table-cell office:value-type="float" office:value="43113794.3577069" calcext:value-type="float">
            <text:p>43,113,794</text:p>
          </table:table-cell>
          <table:table-cell office:value-type="float" office:value="0" calcext:value-type="float">
            <text:p>0</text:p>
          </table:table-cell>
          <table:table-cell office:value-type="float" office:value="194900243.212876" calcext:value-type="float">
            <text:p>194,900,24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07069534.481427" calcext:value-type="float">
            <text:p>507,069,534</text:p>
          </table:table-cell>
          <table:table-cell office:value-type="float" office:value="30001745.2960997" calcext:value-type="float">
            <text:p>30,001,745</text:p>
          </table:table-cell>
          <table:table-cell office:value-type="float" office:value="14904568951.5848" calcext:value-type="float">
            <text:p>14,904,568,952</text:p>
          </table:table-cell>
          <table:table-cell office:value-type="float" office:value="7125040415.9315" calcext:value-type="float">
            <text:p>7,125,040,416</text:p>
          </table:table-cell>
          <table:table-cell office:value-type="float" office:value="2729542567.80694" calcext:value-type="float">
            <text:p>2,729,542,568</text:p>
          </table:table-cell>
          <table:table-cell office:value-type="float" office:value="5778714.17142857" calcext:value-type="float">
            <text:p>5,778,714</text:p>
          </table:table-cell>
          <table:table-cell office:value-type="float" office:value="6004705.45158558" calcext:value-type="float">
            <text:p>6,004,705</text:p>
          </table:table-cell>
          <table:table-cell office:value-type="float" office:value="0" calcext:value-type="float">
            <text:p>0</text:p>
          </table:table-cell>
          <table:table-cell office:value-type="float" office:value="1056869052.98436" calcext:value-type="float">
            <text:p>1,056,869,0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375683.267857" calcext:value-type="float">
            <text:p>190,375,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8644242.855357" calcext:value-type="float">
            <text:p>538,644,243</text:p>
          </table:table-cell>
          <table:table-cell office:value-type="float" office:value="216543335.978571" calcext:value-type="float">
            <text:p>216,543,336</text:p>
          </table:table-cell>
          <table:table-cell office:value-type="float" office:value="33657174.4017857" calcext:value-type="float">
            <text:p>33,657,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855.213731049" calcext:value-type="float">
            <text:p>348,855</text:p>
          </table:table-cell>
          <table:table-cell office:value-type="float" office:value="0" calcext:value-type="float">
            <text:p>0</text:p>
          </table:table-cell>
          <table:table-cell office:value-type="float" office:value="219726051.428571" calcext:value-type="float">
            <text:p>219,726,0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292824.868754" calcext:value-type="float">
            <text:p>192,292,825</text:p>
          </table:table-cell>
          <table:table-cell office:value-type="float" office:value="598994895.473375" calcext:value-type="float">
            <text:p>598,994,895</text:p>
          </table:table-cell>
          <table:table-cell office:value-type="float" office:value="312005143.810714" calcext:value-type="float">
            <text:p>312,005,144</text:p>
          </table:table-cell>
          <table:table-cell office:value-type="float" office:value="247910147.119286" calcext:value-type="float">
            <text:p>247,910,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5589.6653571" calcext:value-type="float">
            <text:p>22,385,590</text:p>
          </table:table-cell>
          <table:table-cell office:value-type="float" office:value="495020122.998645" calcext:value-type="float">
            <text:p>495,020,123</text:p>
          </table:table-cell>
          <table:table-cell office:value-type="float" office:value="0" calcext:value-type="float">
            <text:p>0</text:p>
          </table:table-cell>
          <table:table-cell office:value-type="float" office:value="4065316378.77474" calcext:value-type="float">
            <text:p>4,065,316,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756948.624409" calcext:value-type="float">
            <text:p>219,756,949</text:p>
          </table:table-cell>
          <table:table-cell office:value-type="float" office:value="82247725.5" calcext:value-type="float">
            <text:p>82,247,726</text:p>
          </table:table-cell>
          <table:table-cell office:value-type="float" office:value="48882190.1785714" calcext:value-type="float">
            <text:p>48,882,190</text:p>
          </table:table-cell>
          <table:table-cell office:value-type="float" office:value="505377.6" calcext:value-type="float">
            <text:p>505,378</text:p>
          </table:table-cell>
          <table:table-cell office:value-type="float" office:value="5067079.97088463" calcext:value-type="float">
            <text:p>5,067,0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924008836.1437" calcext:value-type="float">
            <text:p>11,924,008,836</text:p>
          </table:table-cell>
          <table:table-cell office:value-type="float" office:value="14814268509.5779" calcext:value-type="float">
            <text:p>14,814,268,510</text:p>
          </table:table-cell>
          <table:table-cell office:value-type="float" office:value="8546548820.71497" calcext:value-type="float">
            <text:p>8,546,548,821</text:p>
          </table:table-cell>
          <table:table-cell office:value-type="float" office:value="1868608723.93613" calcext:value-type="float">
            <text:p>1,868,608,724</text:p>
          </table:table-cell>
          <table:table-cell office:value-type="float" office:value="6202564241.51386" calcext:value-type="float">
            <text:p>6,202,564,242</text:p>
          </table:table-cell>
          <table:table-cell office:value-type="float" office:value="2343984579.20112" calcext:value-type="float">
            <text:p>2,343,984,579</text:p>
          </table:table-cell>
          <table:table-cell office:value-type="float" office:value="979725814.103571" calcext:value-type="float">
            <text:p>979,725,814</text:p>
          </table:table-cell>
          <table:table-cell office:value-type="float" office:value="49387567.7785714" calcext:value-type="float">
            <text:p>49,387,568</text:p>
          </table:table-cell>
          <table:table-cell office:value-type="float" office:value="264829397.864186" calcext:value-type="float">
            <text:p>264,829,398</text:p>
          </table:table-cell>
          <table:table-cell office:value-type="float" office:value="-16212603114.6083" calcext:value-type="float">
            <text:p>-16,212,603,115</text:p>
          </table:table-cell>
          <table:table-cell office:value-type="string" calcext:value-type="string">
            <text:p>25-2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5-29 - counts</text:p>
          </table:table-cell>
          <table:table-cell office:value-type="float" office:value="3198285" calcext:value-type="float">
            <text:p>3,198,285</text:p>
          </table:table-cell>
          <table:table-cell office:value-type="float" office:value="213093" calcext:value-type="float">
            <text:p>213,093</text:p>
          </table:table-cell>
          <table:table-cell office:value-type="float" office:value="29118" calcext:value-type="float">
            <text:p>29,118</text:p>
          </table:table-cell>
          <table:table-cell office:value-type="float" office:value="13621" calcext:value-type="float">
            <text:p>13,621</text:p>
          </table:table-cell>
          <table:table-cell office:value-type="float" office:value="85655" calcext:value-type="float">
            <text:p>85,655</text:p>
          </table:table-cell>
          <table:table-cell office:value-type="float" office:value="788673" calcext:value-type="float">
            <text:p>788,673</text:p>
          </table:table-cell>
          <table:table-cell office:value-type="float" office:value="75468" calcext:value-type="float">
            <text:p>75,468</text:p>
          </table:table-cell>
          <table:table-cell office:value-type="float" office:value="522345" calcext:value-type="float">
            <text:p>522,345</text:p>
          </table:table-cell>
          <table:table-cell office:value-type="float" office:value="13199" calcext:value-type="float">
            <text:p>13,199</text:p>
          </table:table-cell>
          <table:table-cell office:value-type="float" office:value="1204" calcext:value-type="float">
            <text:p>1,204</text:p>
          </table:table-cell>
          <table:table-cell office:value-type="float" office:value="2890" calcext:value-type="float">
            <text:p>2,890</text:p>
          </table:table-cell>
          <table:table-cell office:value-type="float" office:value="955965" calcext:value-type="float">
            <text:p>955,965</text:p>
          </table:table-cell>
          <table:table-cell office:value-type="float" office:value="0" calcext:value-type="float">
            <text:p>0</text:p>
          </table:table-cell>
          <table:table-cell office:value-type="float" office:value="55650" calcext:value-type="float">
            <text:p>55,65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72245" calcext:value-type="float">
            <text:p>72,245</text:p>
          </table:table-cell>
          <table:table-cell office:value-type="float" office:value="20161" calcext:value-type="float">
            <text:p>20,161</text:p>
          </table:table-cell>
          <table:table-cell office:value-type="float" office:value="2966526" calcext:value-type="float">
            <text:p>2,966,526</text:p>
          </table:table-cell>
          <table:table-cell office:value-type="float" office:value="3031622" calcext:value-type="float">
            <text:p>3,031,622</text:p>
          </table:table-cell>
          <table:table-cell office:value-type="float" office:value="1717395" calcext:value-type="float">
            <text:p>1,717,395</text:p>
          </table:table-cell>
          <table:table-cell office:value-type="float" office:value="11920" calcext:value-type="float">
            <text:p>11,920</text:p>
          </table:table-cell>
          <table:table-cell office:value-type="float" office:value="5603" calcext:value-type="float">
            <text:p>5,603</text:p>
          </table:table-cell>
          <table:table-cell office:value-type="float" office:value="0" calcext:value-type="float">
            <text:p>0</text:p>
          </table:table-cell>
          <table:table-cell office:value-type="float" office:value="584961" calcext:value-type="float">
            <text:p>584,9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538" calcext:value-type="float">
            <text:p>47,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83" calcext:value-type="float">
            <text:p>110,683</text:p>
          </table:table-cell>
          <table:table-cell office:value-type="float" office:value="89412" calcext:value-type="float">
            <text:p>89,412</text:p>
          </table:table-cell>
          <table:table-cell office:value-type="float" office:value="8919" calcext:value-type="float">
            <text:p>8,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8" calcext:value-type="float">
            <text:p>6,068</text:p>
          </table:table-cell>
          <table:table-cell office:value-type="float" office:value="0" calcext:value-type="float">
            <text:p>0</text:p>
          </table:table-cell>
          <table:table-cell office:value-type="float" office:value="7979" calcext:value-type="float">
            <text:p>7,9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4569" calcext:value-type="float">
            <text:p>64,569</text:p>
          </table:table-cell>
          <table:table-cell office:value-type="float" office:value="102443" calcext:value-type="float">
            <text:p>102,443</text:p>
          </table:table-cell>
          <table:table-cell office:value-type="float" office:value="48499" calcext:value-type="float">
            <text:p>48,499</text:p>
          </table:table-cell>
          <table:table-cell office:value-type="float" office:value="49587" calcext:value-type="float">
            <text:p>49,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1" calcext:value-type="float">
            <text:p>4,011</text:p>
          </table:table-cell>
          <table:table-cell office:value-type="float" office:value="104237" calcext:value-type="float">
            <text:p>104,237</text:p>
          </table:table-cell>
          <table:table-cell office:value-type="float" office:value="0" calcext:value-type="float">
            <text:p>0</text:p>
          </table:table-cell>
          <table:table-cell office:value-type="float" office:value="497786" calcext:value-type="float">
            <text:p>497,7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361" calcext:value-type="float">
            <text:p>201,361</text:p>
          </table:table-cell>
          <table:table-cell office:value-type="float" office:value="12172" calcext:value-type="float">
            <text:p>12,172</text:p>
          </table:table-cell>
          <table:table-cell office:value-type="float" office:value="20817" calcext:value-type="float">
            <text:p>20,817</text:p>
          </table:table-cell>
          <table:table-cell office:value-type="float" office:value="1092" calcext:value-type="float">
            <text:p>1,092</text:p>
          </table:table-cell>
          <table:table-cell office:value-type="float" office:value="4820" calcext:value-type="float">
            <text:p>4,8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9675" calcext:value-type="float">
            <text:p>3,009,675</text:p>
          </table:table-cell>
          <table:table-cell office:value-type="float" office:value="2966526" calcext:value-type="float">
            <text:p>2,966,526</text:p>
          </table:table-cell>
          <table:table-cell office:value-type="float" office:value="1148811" calcext:value-type="float">
            <text:p>1,148,811</text:p>
          </table:table-cell>
          <table:table-cell office:value-type="float" office:value="252435" calcext:value-type="float">
            <text:p>252,435</text:p>
          </table:table-cell>
          <table:table-cell office:value-type="float" office:value="755153" calcext:value-type="float">
            <text:p>755,153</text:p>
          </table:table-cell>
          <table:table-cell office:value-type="float" office:value="703467" calcext:value-type="float">
            <text:p>703,467</text:p>
          </table:table-cell>
          <table:table-cell office:value-type="float" office:value="163823" calcext:value-type="float">
            <text:p>163,823</text:p>
          </table:table-cell>
          <table:table-cell office:value-type="float" office:value="20817" calcext:value-type="float">
            <text:p>20,817</text:p>
          </table:table-cell>
          <table:table-cell office:value-type="float" office:value="72245" calcext:value-type="float">
            <text:p>72,245</text:p>
          </table:table-cell>
          <table:table-cell office:value-type="float" office:value="956704" calcext:value-type="float">
            <text:p>956,704</text:p>
          </table:table-cell>
          <table:table-cell office:value-type="string" calcext:value-type="string">
            <text:p>25-2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30-34 - £p.a</text:p>
          </table:table-cell>
          <table:table-cell office:value-type="float" office:value="116699424019.85" calcext:value-type="float">
            <text:p>116,699,424,020</text:p>
          </table:table-cell>
          <table:table-cell office:value-type="float" office:value="9723857778.27129" calcext:value-type="float">
            <text:p>9,723,857,778</text:p>
          </table:table-cell>
          <table:table-cell office:value-type="float" office:value="4339716.30863135" calcext:value-type="float">
            <text:p>4,339,716</text:p>
          </table:table-cell>
          <table:table-cell office:value-type="float" office:value="24448918.6155601" calcext:value-type="float">
            <text:p>24,448,919</text:p>
          </table:table-cell>
          <table:table-cell office:value-type="float" office:value="31132678.9981985" calcext:value-type="float">
            <text:p>31,132,679</text:p>
          </table:table-cell>
          <table:table-cell office:value-type="float" office:value="15773172.0926494" calcext:value-type="float">
            <text:p>15,773,172</text:p>
          </table:table-cell>
          <table:table-cell office:value-type="float" office:value="237702061.166369" calcext:value-type="float">
            <text:p>237,702,061</text:p>
          </table:table-cell>
          <table:table-cell office:value-type="float" office:value="108800640.013795" calcext:value-type="float">
            <text:p>108,800,640</text:p>
          </table:table-cell>
          <table:table-cell office:value-type="float" office:value="297621433.872516" calcext:value-type="float">
            <text:p>297,621,434</text:p>
          </table:table-cell>
          <table:table-cell office:value-type="float" office:value="4046099.64600801" calcext:value-type="float">
            <text:p>4,046,100</text:p>
          </table:table-cell>
          <table:table-cell office:value-type="float" office:value="0" calcext:value-type="float">
            <text:p>0</text:p>
          </table:table-cell>
          <table:table-cell office:value-type="float" office:value="61541445.998008" calcext:value-type="float">
            <text:p>61,541,446</text:p>
          </table:table-cell>
          <table:table-cell office:value-type="float" office:value="2868500.27531185" calcext:value-type="float">
            <text:p>2,868,500</text:p>
          </table:table-cell>
          <table:table-cell office:value-type="float" office:value="230434558.875107" calcext:value-type="float">
            <text:p>230,434,559</text:p>
          </table:table-cell>
          <table:table-cell office:value-type="float" office:value="12133605" calcext:value-type="float">
            <text:p>12,133,605</text:p>
          </table:table-cell>
          <table:table-cell office:value-type="float" office:value="45256562.1428571" calcext:value-type="float">
            <text:p>45,256,5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53043.782028255" calcext:value-type="float">
            <text:p>753,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458107.963393" calcext:value-type="float">
            <text:p>186,458,108</text:p>
          </table:table-cell>
          <table:table-cell office:value-type="float" office:value="40145581.895013" calcext:value-type="float">
            <text:p>40,145,582</text:p>
          </table:table-cell>
          <table:table-cell office:value-type="float" office:value="20283958115.2889" calcext:value-type="float">
            <text:p>20,283,958,115</text:p>
          </table:table-cell>
          <table:table-cell office:value-type="float" office:value="8283435228.7569" calcext:value-type="float">
            <text:p>8,283,435,229</text:p>
          </table:table-cell>
          <table:table-cell office:value-type="float" office:value="3574181756.71528" calcext:value-type="float">
            <text:p>3,574,181,757</text:p>
          </table:table-cell>
          <table:table-cell office:value-type="float" office:value="11231312.2714286" calcext:value-type="float">
            <text:p>11,231,312</text:p>
          </table:table-cell>
          <table:table-cell office:value-type="float" office:value="10495866.3238856" calcext:value-type="float">
            <text:p>10,495,866</text:p>
          </table:table-cell>
          <table:table-cell office:value-type="float" office:value="0" calcext:value-type="float">
            <text:p>0</text:p>
          </table:table-cell>
          <table:table-cell office:value-type="float" office:value="2229544101.81228" calcext:value-type="float">
            <text:p>2,229,544,1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9023332.741072" calcext:value-type="float">
            <text:p>459,023,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285771.225" calcext:value-type="float">
            <text:p>573,285,771</text:p>
          </table:table-cell>
          <table:table-cell office:value-type="float" office:value="240764237.496429" calcext:value-type="float">
            <text:p>240,764,237</text:p>
          </table:table-cell>
          <table:table-cell office:value-type="float" office:value="283931008.719643" calcext:value-type="float">
            <text:p>283,931,009</text:p>
          </table:table-cell>
          <table:table-cell office:value-type="float" office:value="94651380.6964286" calcext:value-type="float">
            <text:p>94,651,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05645.12" calcext:value-type="float">
            <text:p>88,305,645</text:p>
          </table:table-cell>
          <table:table-cell office:value-type="float" office:value="154344214.285714" calcext:value-type="float">
            <text:p>154,344,214</text:p>
          </table:table-cell>
          <table:table-cell office:value-type="float" office:value="22611009.9642857" calcext:value-type="float">
            <text:p>22,611,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13193.0857143" calcext:value-type="float">
            <text:p>10,013,193</text:p>
          </table:table-cell>
          <table:table-cell office:value-type="float" office:value="0" calcext:value-type="float">
            <text:p>0</text:p>
          </table:table-cell>
          <table:table-cell office:value-type="float" office:value="21782916.6666667" calcext:value-type="float">
            <text:p>21,782,917</text:p>
          </table:table-cell>
          <table:table-cell office:value-type="float" office:value="0" calcext:value-type="float">
            <text:p>0</text:p>
          </table:table-cell>
          <table:table-cell office:value-type="float" office:value="253951737.091889" calcext:value-type="float">
            <text:p>253,951,737</text:p>
          </table:table-cell>
          <table:table-cell office:value-type="float" office:value="2483022363.07779" calcext:value-type="float">
            <text:p>2,483,022,363</text:p>
          </table:table-cell>
          <table:table-cell office:value-type="float" office:value="508086206.433771" calcext:value-type="float">
            <text:p>508,086,206</text:p>
          </table:table-cell>
          <table:table-cell office:value-type="float" office:value="176360517.080034" calcext:value-type="float">
            <text:p>176,360,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09826.6381493" calcext:value-type="float">
            <text:p>37,909,827</text:p>
          </table:table-cell>
          <table:table-cell office:value-type="float" office:value="455599608.442927" calcext:value-type="float">
            <text:p>455,599,608</text:p>
          </table:table-cell>
          <table:table-cell office:value-type="float" office:value="0" calcext:value-type="float">
            <text:p>0</text:p>
          </table:table-cell>
          <table:table-cell office:value-type="float" office:value="5375107494.31761" calcext:value-type="float">
            <text:p>5,375,107,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338069.303468" calcext:value-type="float">
            <text:p>314,338,069</text:p>
          </table:table-cell>
          <table:table-cell office:value-type="float" office:value="197058036.375" calcext:value-type="float">
            <text:p>197,058,036</text:p>
          </table:table-cell>
          <table:table-cell office:value-type="float" office:value="108158351.785714" calcext:value-type="float">
            <text:p>108,158,352</text:p>
          </table:table-cell>
          <table:table-cell office:value-type="float" office:value="1642940" calcext:value-type="float">
            <text:p>1,642,940</text:p>
          </table:table-cell>
          <table:table-cell office:value-type="float" office:value="11520115.7117754" calcext:value-type="float">
            <text:p>11,520,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00989245.2329" calcext:value-type="float">
            <text:p>14,100,989,245</text:p>
          </table:table-cell>
          <table:table-cell office:value-type="float" office:value="20237968109.5767" calcext:value-type="float">
            <text:p>20,237,968,110</text:p>
          </table:table-cell>
          <table:table-cell office:value-type="float" office:value="14101012078.0714" calcext:value-type="float">
            <text:p>14,101,012,078</text:p>
          </table:table-cell>
          <table:table-cell office:value-type="float" office:value="3914930258.76456" calcext:value-type="float">
            <text:p>3,914,930,259</text:p>
          </table:table-cell>
          <table:table-cell office:value-type="float" office:value="9712534174.17134" calcext:value-type="float">
            <text:p>9,712,534,174</text:p>
          </table:table-cell>
          <table:table-cell office:value-type="float" office:value="4388477903.90001" calcext:value-type="float">
            <text:p>4,388,477,904</text:p>
          </table:table-cell>
          <table:table-cell office:value-type="float" office:value="1653298670.87857" calcext:value-type="float">
            <text:p>1,653,298,671</text:p>
          </table:table-cell>
          <table:table-cell office:value-type="float" office:value="109801291.785714" calcext:value-type="float">
            <text:p>109,801,292</text:p>
          </table:table-cell>
          <table:table-cell office:value-type="float" office:value="151069126.572271" calcext:value-type="float">
            <text:p>151,069,127</text:p>
          </table:table-cell>
          <table:table-cell office:value-type="float" office:value="-18040563022.6898" calcext:value-type="float">
            <text:p>-18,040,563,023</text:p>
          </table:table-cell>
          <table:table-cell office:value-type="string" calcext:value-type="string">
            <text:p>30-3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30-34 - counts</text:p>
          </table:table-cell>
          <table:table-cell office:value-type="float" office:value="3192959" calcext:value-type="float">
            <text:p>3,192,959</text:p>
          </table:table-cell>
          <table:table-cell office:value-type="float" office:value="397100" calcext:value-type="float">
            <text:p>397,100</text:p>
          </table:table-cell>
          <table:table-cell office:value-type="float" office:value="24727" calcext:value-type="float">
            <text:p>24,727</text:p>
          </table:table-cell>
          <table:table-cell office:value-type="float" office:value="11019" calcext:value-type="float">
            <text:p>11,019</text:p>
          </table:table-cell>
          <table:table-cell office:value-type="float" office:value="129644" calcext:value-type="float">
            <text:p>129,644</text:p>
          </table:table-cell>
          <table:table-cell office:value-type="float" office:value="801866" calcext:value-type="float">
            <text:p>801,866</text:p>
          </table:table-cell>
          <table:table-cell office:value-type="float" office:value="102838" calcext:value-type="float">
            <text:p>102,838</text:p>
          </table:table-cell>
          <table:table-cell office:value-type="float" office:value="531409" calcext:value-type="float">
            <text:p>531,409</text:p>
          </table:table-cell>
          <table:table-cell office:value-type="float" office:value="51548" calcext:value-type="float">
            <text:p>51,548</text:p>
          </table:table-cell>
          <table:table-cell office:value-type="float" office:value="3586" calcext:value-type="float">
            <text:p>3,586</text:p>
          </table:table-cell>
          <table:table-cell office:value-type="float" office:value="0" calcext:value-type="float">
            <text:p>0</text:p>
          </table:table-cell>
          <table:table-cell office:value-type="float" office:value="989341" calcext:value-type="float">
            <text:p>989,341</text:p>
          </table:table-cell>
          <table:table-cell office:value-type="float" office:value="3570" calcext:value-type="float">
            <text:p>3,570</text:p>
          </table:table-cell>
          <table:table-cell office:value-type="float" office:value="86794" calcext:value-type="float">
            <text:p>86,794</text:p>
          </table:table-cell>
          <table:table-cell office:value-type="float" office:value="1661" calcext:value-type="float">
            <text:p>1,661</text:p>
          </table:table-cell>
          <table:table-cell office:value-type="float" office:value="5102" calcext:value-type="float">
            <text:p>5,1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71" calcext:value-type="float">
            <text:p>1,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41" calcext:value-type="float">
            <text:p>83,441</text:p>
          </table:table-cell>
          <table:table-cell office:value-type="float" office:value="23785" calcext:value-type="float">
            <text:p>23,785</text:p>
          </table:table-cell>
          <table:table-cell office:value-type="float" office:value="3115224" calcext:value-type="float">
            <text:p>3,115,224</text:p>
          </table:table-cell>
          <table:table-cell office:value-type="float" office:value="3144458" calcext:value-type="float">
            <text:p>3,144,458</text:p>
          </table:table-cell>
          <table:table-cell office:value-type="float" office:value="2163302" calcext:value-type="float">
            <text:p>2,163,302</text:p>
          </table:table-cell>
          <table:table-cell office:value-type="float" office:value="13061" calcext:value-type="float">
            <text:p>13,061</text:p>
          </table:table-cell>
          <table:table-cell office:value-type="float" office:value="4074" calcext:value-type="float">
            <text:p>4,074</text:p>
          </table:table-cell>
          <table:table-cell office:value-type="float" office:value="0" calcext:value-type="float">
            <text:p>0</text:p>
          </table:table-cell>
          <table:table-cell office:value-type="float" office:value="1071662" calcext:value-type="float">
            <text:p>1,071,6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4621" calcext:value-type="float">
            <text:p>114,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144" calcext:value-type="float">
            <text:p>130,144</text:p>
          </table:table-cell>
          <table:table-cell office:value-type="float" office:value="88220" calcext:value-type="float">
            <text:p>88,220</text:p>
          </table:table-cell>
          <table:table-cell office:value-type="float" office:value="70518" calcext:value-type="float">
            <text:p>70,518</text:p>
          </table:table-cell>
          <table:table-cell office:value-type="float" office:value="49006" calcext:value-type="float">
            <text:p>49,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12" calcext:value-type="float">
            <text:p>9,812</text:p>
          </table:table-cell>
          <table:table-cell office:value-type="float" office:value="5916" calcext:value-type="float">
            <text:p>5,916</text:p>
          </table:table-cell>
          <table:table-cell office:value-type="float" office:value="1367" calcext:value-type="float">
            <text:p>1,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3" calcext:value-type="float">
            <text:p>2,263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,335</text:p>
          </table:table-cell>
          <table:table-cell office:value-type="float" office:value="0" calcext:value-type="float">
            <text:p>0</text:p>
          </table:table-cell>
          <table:table-cell office:value-type="float" office:value="87568" calcext:value-type="float">
            <text:p>87,568</text:p>
          </table:table-cell>
          <table:table-cell office:value-type="float" office:value="258591" calcext:value-type="float">
            <text:p>258,591</text:p>
          </table:table-cell>
          <table:table-cell office:value-type="float" office:value="74364" calcext:value-type="float">
            <text:p>74,364</text:p>
          </table:table-cell>
          <table:table-cell office:value-type="float" office:value="41477" calcext:value-type="float">
            <text:p>41,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1" calcext:value-type="float">
            <text:p>7,961</text:p>
          </table:table-cell>
          <table:table-cell office:value-type="float" office:value="109847" calcext:value-type="float">
            <text:p>109,847</text:p>
          </table:table-cell>
          <table:table-cell office:value-type="float" office:value="0" calcext:value-type="float">
            <text:p>0</text:p>
          </table:table-cell>
          <table:table-cell office:value-type="float" office:value="521146" calcext:value-type="float">
            <text:p>521,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723" calcext:value-type="float">
            <text:p>294,723</text:p>
          </table:table-cell>
          <table:table-cell office:value-type="float" office:value="29163" calcext:value-type="float">
            <text:p>29,163</text:p>
          </table:table-cell>
          <table:table-cell office:value-type="float" office:value="45089" calcext:value-type="float">
            <text:p>45,089</text:p>
          </table:table-cell>
          <table:table-cell office:value-type="float" office:value="3550" calcext:value-type="float">
            <text:p>3,550</text:p>
          </table:table-cell>
          <table:table-cell office:value-type="float" office:value="12184" calcext:value-type="float">
            <text:p>12,1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2217" calcext:value-type="float">
            <text:p>3,002,217</text:p>
          </table:table-cell>
          <table:table-cell office:value-type="float" office:value="3115224" calcext:value-type="float">
            <text:p>3,115,224</text:p>
          </table:table-cell>
          <table:table-cell office:value-type="float" office:value="1569875" calcext:value-type="float">
            <text:p>1,569,875</text:p>
          </table:table-cell>
          <table:table-cell office:value-type="float" office:value="381954" calcext:value-type="float">
            <text:p>381,954</text:p>
          </table:table-cell>
          <table:table-cell office:value-type="float" office:value="918889" calcext:value-type="float">
            <text:p>918,889</text:p>
          </table:table-cell>
          <table:table-cell office:value-type="float" office:value="1223890" calcext:value-type="float">
            <text:p>1,223,890</text:p>
          </table:table-cell>
          <table:table-cell office:value-type="float" office:value="262085" calcext:value-type="float">
            <text:p>262,085</text:p>
          </table:table-cell>
          <table:table-cell office:value-type="float" office:value="45089" calcext:value-type="float">
            <text:p>45,089</text:p>
          </table:table-cell>
          <table:table-cell office:value-type="float" office:value="83441" calcext:value-type="float">
            <text:p>83,441</text:p>
          </table:table-cell>
          <table:table-cell office:value-type="float" office:value="1196215" calcext:value-type="float">
            <text:p>1,196,215</text:p>
          </table:table-cell>
          <table:table-cell office:value-type="string" calcext:value-type="string">
            <text:p>30-3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35-39 - £p.a</text:p>
          </table:table-cell>
          <table:table-cell office:value-type="float" office:value="131883602863.181" calcext:value-type="float">
            <text:p>131,883,602,863</text:p>
          </table:table-cell>
          <table:table-cell office:value-type="float" office:value="15055125937.4539" calcext:value-type="float">
            <text:p>15,055,125,937</text:p>
          </table:table-cell>
          <table:table-cell office:value-type="float" office:value="10869684.5786548" calcext:value-type="float">
            <text:p>10,869,685</text:p>
          </table:table-cell>
          <table:table-cell office:value-type="float" office:value="56344881.898369" calcext:value-type="float">
            <text:p>56,344,882</text:p>
          </table:table-cell>
          <table:table-cell office:value-type="float" office:value="19114664.2081225" calcext:value-type="float">
            <text:p>19,114,664</text:p>
          </table:table-cell>
          <table:table-cell office:value-type="float" office:value="40340927.6143324" calcext:value-type="float">
            <text:p>40,340,928</text:p>
          </table:table-cell>
          <table:table-cell office:value-type="float" office:value="694799267.389121" calcext:value-type="float">
            <text:p>694,799,267</text:p>
          </table:table-cell>
          <table:table-cell office:value-type="float" office:value="142883423.272584" calcext:value-type="float">
            <text:p>142,883,423</text:p>
          </table:table-cell>
          <table:table-cell office:value-type="float" office:value="527675422.477908" calcext:value-type="float">
            <text:p>527,675,422</text:p>
          </table:table-cell>
          <table:table-cell office:value-type="float" office:value="4531701.39437704" calcext:value-type="float">
            <text:p>4,531,701</text:p>
          </table:table-cell>
          <table:table-cell office:value-type="float" office:value="0" calcext:value-type="float">
            <text:p>0</text:p>
          </table:table-cell>
          <table:table-cell office:value-type="float" office:value="83236082.4605145" calcext:value-type="float">
            <text:p>83,236,082</text:p>
          </table:table-cell>
          <table:table-cell office:value-type="float" office:value="2589214.24445108" calcext:value-type="float">
            <text:p>2,589,214</text:p>
          </table:table-cell>
          <table:table-cell office:value-type="float" office:value="504755950.438587" calcext:value-type="float">
            <text:p>504,755,9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1076.96306839" calcext:value-type="float">
            <text:p>2,241,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8381.51399528" calcext:value-type="float">
            <text:p>4,768,382</text:p>
          </table:table-cell>
          <table:table-cell office:value-type="float" office:value="70616835.4905669" calcext:value-type="float">
            <text:p>70,616,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335241.884189" calcext:value-type="float">
            <text:p>338,335,242</text:p>
          </table:table-cell>
          <table:table-cell office:value-type="float" office:value="85526308.7823288" calcext:value-type="float">
            <text:p>85,526,309</text:p>
          </table:table-cell>
          <table:table-cell office:value-type="float" office:value="28319498668.8695" calcext:value-type="float">
            <text:p>28,319,498,669</text:p>
          </table:table-cell>
          <table:table-cell office:value-type="float" office:value="9142457480.25039" calcext:value-type="float">
            <text:p>9,142,457,480</text:p>
          </table:table-cell>
          <table:table-cell office:value-type="float" office:value="4103977325.44792" calcext:value-type="float">
            <text:p>4,103,977,325</text:p>
          </table:table-cell>
          <table:table-cell office:value-type="float" office:value="9575626.19464286" calcext:value-type="float">
            <text:p>9,575,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9483043.84982" calcext:value-type="float">
            <text:p>2,579,483,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8543.56164419" calcext:value-type="float">
            <text:p>1,378,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3563665.723214" calcext:value-type="float">
            <text:p>503,563,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546058.733929" calcext:value-type="float">
            <text:p>419,546,059</text:p>
          </table:table-cell>
          <table:table-cell office:value-type="float" office:value="139703799.396429" calcext:value-type="float">
            <text:p>139,703,799</text:p>
          </table:table-cell>
          <table:table-cell office:value-type="float" office:value="369354160.323214" calcext:value-type="float">
            <text:p>369,354,160</text:p>
          </table:table-cell>
          <table:table-cell office:value-type="float" office:value="121580788.371429" calcext:value-type="float">
            <text:p>121,580,788</text:p>
          </table:table-cell>
          <table:table-cell office:value-type="float" office:value="0" calcext:value-type="float">
            <text:p>0</text:p>
          </table:table-cell>
          <table:table-cell office:value-type="float" office:value="142347.644890916" calcext:value-type="float">
            <text:p>142,348</text:p>
          </table:table-cell>
          <table:table-cell office:value-type="float" office:value="32372136.72" calcext:value-type="float">
            <text:p>32,372,137</text:p>
          </table:table-cell>
          <table:table-cell office:value-type="float" office:value="26611071.4285714" calcext:value-type="float">
            <text:p>26,611,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88230.7464286" calcext:value-type="float">
            <text:p>12,188,231</text:p>
          </table:table-cell>
          <table:table-cell office:value-type="float" office:value="5150400.68571429" calcext:value-type="float">
            <text:p>5,150,401</text:p>
          </table:table-cell>
          <table:table-cell office:value-type="float" office:value="0" calcext:value-type="float">
            <text:p>0</text:p>
          </table:table-cell>
          <table:table-cell office:value-type="float" office:value="17847665.8456486" calcext:value-type="float">
            <text:p>17,847,666</text:p>
          </table:table-cell>
          <table:table-cell office:value-type="float" office:value="0" calcext:value-type="float">
            <text:p>0</text:p>
          </table:table-cell>
          <table:table-cell office:value-type="float" office:value="367199768.017179" calcext:value-type="float">
            <text:p>367,199,768</text:p>
          </table:table-cell>
          <table:table-cell office:value-type="float" office:value="1954958512.98999" calcext:value-type="float">
            <text:p>1,954,958,513</text:p>
          </table:table-cell>
          <table:table-cell office:value-type="float" office:value="530885614.323209" calcext:value-type="float">
            <text:p>530,885,614</text:p>
          </table:table-cell>
          <table:table-cell office:value-type="float" office:value="52194809.4" calcext:value-type="float">
            <text:p>52,194,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48948.1765545" calcext:value-type="float">
            <text:p>27,348,948</text:p>
          </table:table-cell>
          <table:table-cell office:value-type="float" office:value="664693134.258942" calcext:value-type="float">
            <text:p>664,693,134</text:p>
          </table:table-cell>
          <table:table-cell office:value-type="float" office:value="0" calcext:value-type="float">
            <text:p>0</text:p>
          </table:table-cell>
          <table:table-cell office:value-type="float" office:value="5377040224.81474" calcext:value-type="float">
            <text:p>5,377,040,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635584.759531" calcext:value-type="float">
            <text:p>308,635,585</text:p>
          </table:table-cell>
          <table:table-cell office:value-type="float" office:value="128540788.875" calcext:value-type="float">
            <text:p>128,540,789</text:p>
          </table:table-cell>
          <table:table-cell office:value-type="float" office:value="105415063.392857" calcext:value-type="float">
            <text:p>105,415,063</text:p>
          </table:table-cell>
          <table:table-cell office:value-type="float" office:value="2347321.6" calcext:value-type="float">
            <text:p>2,347,322</text:p>
          </table:table-cell>
          <table:table-cell office:value-type="float" office:value="6901113.92226298" calcext:value-type="float">
            <text:p>6,901,1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53965416.2578" calcext:value-type="float">
            <text:p>16,653,965,416</text:p>
          </table:table-cell>
          <table:table-cell office:value-type="float" office:value="28181543200.5603" calcext:value-type="float">
            <text:p>28,181,543,201</text:p>
          </table:table-cell>
          <table:table-cell office:value-type="float" office:value="13755082797.5612" calcext:value-type="float">
            <text:p>13,755,082,798</text:p>
          </table:table-cell>
          <table:table-cell office:value-type="float" office:value="3597280787.16587" calcext:value-type="float">
            <text:p>3,597,280,787</text:p>
          </table:table-cell>
          <table:table-cell office:value-type="float" office:value="9388371660.133" calcext:value-type="float">
            <text:p>9,388,371,660</text:p>
          </table:table-cell>
          <table:table-cell office:value-type="float" office:value="4366711137.42819" calcext:value-type="float">
            <text:p>4,366,711,137</text:p>
          </table:table-cell>
          <table:table-cell office:value-type="float" office:value="1556095794.14821" calcext:value-type="float">
            <text:p>1,556,095,794</text:p>
          </table:table-cell>
          <table:table-cell office:value-type="float" office:value="107762384.992857" calcext:value-type="float">
            <text:p>107,762,385</text:p>
          </table:table-cell>
          <table:table-cell office:value-type="float" office:value="329652257.438057" calcext:value-type="float">
            <text:p>329,652,257</text:p>
          </table:table-cell>
          <table:table-cell office:value-type="float" office:value="-27810850677.0066" calcext:value-type="float">
            <text:p>-27,810,850,677</text:p>
          </table:table-cell>
          <table:table-cell office:value-type="string" calcext:value-type="string">
            <text:p>35-3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35-39 - counts</text:p>
          </table:table-cell>
          <table:table-cell office:value-type="float" office:value="3101212" calcext:value-type="float">
            <text:p>3,101,212</text:p>
          </table:table-cell>
          <table:table-cell office:value-type="float" office:value="447620" calcext:value-type="float">
            <text:p>447,620</text:p>
          </table:table-cell>
          <table:table-cell office:value-type="float" office:value="19597" calcext:value-type="float">
            <text:p>19,597</text:p>
          </table:table-cell>
          <table:table-cell office:value-type="float" office:value="5805" calcext:value-type="float">
            <text:p>5,805</text:p>
          </table:table-cell>
          <table:table-cell office:value-type="float" office:value="145197" calcext:value-type="float">
            <text:p>145,197</text:p>
          </table:table-cell>
          <table:table-cell office:value-type="float" office:value="813539" calcext:value-type="float">
            <text:p>813,539</text:p>
          </table:table-cell>
          <table:table-cell office:value-type="float" office:value="145052" calcext:value-type="float">
            <text:p>145,052</text:p>
          </table:table-cell>
          <table:table-cell office:value-type="float" office:value="533359" calcext:value-type="float">
            <text:p>533,359</text:p>
          </table:table-cell>
          <table:table-cell office:value-type="float" office:value="89189" calcext:value-type="float">
            <text:p>89,189</text:p>
          </table:table-cell>
          <table:table-cell office:value-type="float" office:value="3053" calcext:value-type="float">
            <text:p>3,053</text:p>
          </table:table-cell>
          <table:table-cell office:value-type="float" office:value="0" calcext:value-type="float">
            <text:p>0</text:p>
          </table:table-cell>
          <table:table-cell office:value-type="float" office:value="892806" calcext:value-type="float">
            <text:p>892,806</text:p>
          </table:table-cell>
          <table:table-cell office:value-type="float" office:value="3115" calcext:value-type="float">
            <text:p>3,115</text:p>
          </table:table-cell>
          <table:table-cell office:value-type="float" office:value="116747" calcext:value-type="float">
            <text:p>116,7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15" calcext:value-type="float">
            <text:p>3,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3115" calcext:value-type="float">
            <text:p>3,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13" calcext:value-type="float">
            <text:p>139,013</text:p>
          </table:table-cell>
          <table:table-cell office:value-type="float" office:value="30347" calcext:value-type="float">
            <text:p>30,347</text:p>
          </table:table-cell>
          <table:table-cell office:value-type="float" office:value="3107372" calcext:value-type="float">
            <text:p>3,107,372</text:p>
          </table:table-cell>
          <table:table-cell office:value-type="float" office:value="3133481" calcext:value-type="float">
            <text:p>3,133,481</text:p>
          </table:table-cell>
          <table:table-cell office:value-type="float" office:value="2324087" calcext:value-type="float">
            <text:p>2,324,087</text:p>
          </table:table-cell>
          <table:table-cell office:value-type="float" office:value="6836" calcext:value-type="float">
            <text:p>6,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0293" calcext:value-type="float">
            <text:p>1,190,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743" calcext:value-type="float">
            <text:p>125,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753" calcext:value-type="float">
            <text:p>95,753</text:p>
          </table:table-cell>
          <table:table-cell office:value-type="float" office:value="50896" calcext:value-type="float">
            <text:p>50,896</text:p>
          </table:table-cell>
          <table:table-cell office:value-type="float" office:value="104463" calcext:value-type="float">
            <text:p>104,463</text:p>
          </table:table-cell>
          <table:table-cell office:value-type="float" office:value="61872" calcext:value-type="float">
            <text:p>61,872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,238</text:p>
          </table:table-cell>
          <table:table-cell office:value-type="float" office:value="3597" calcext:value-type="float">
            <text:p>3,597</text:p>
          </table:table-cell>
          <table:table-cell office:value-type="float" office:value="1020" calcext:value-type="float">
            <text:p>1,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7" calcext:value-type="float">
            <text:p>3,127</text:p>
          </table:table-cell>
          <table:table-cell office:value-type="float" office:value="1164" calcext:value-type="float">
            <text:p>1,164</text:p>
          </table:table-cell>
          <table:table-cell office:value-type="float" office:value="0" calcext:value-type="float">
            <text:p>0</text:p>
          </table:table-cell>
          <table:table-cell office:value-type="float" office:value="6227" calcext:value-type="float">
            <text:p>6,227</text:p>
          </table:table-cell>
          <table:table-cell office:value-type="float" office:value="0" calcext:value-type="float">
            <text:p>0</text:p>
          </table:table-cell>
          <table:table-cell office:value-type="float" office:value="133164" calcext:value-type="float">
            <text:p>133,164</text:p>
          </table:table-cell>
          <table:table-cell office:value-type="float" office:value="240473" calcext:value-type="float">
            <text:p>240,473</text:p>
          </table:table-cell>
          <table:table-cell office:value-type="float" office:value="83246" calcext:value-type="float">
            <text:p>83,246</text:p>
          </table:table-cell>
          <table:table-cell office:value-type="float" office:value="8877" calcext:value-type="float">
            <text:p>8,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6" calcext:value-type="float">
            <text:p>7,576</text:p>
          </table:table-cell>
          <table:table-cell office:value-type="float" office:value="139953" calcext:value-type="float">
            <text:p>139,953</text:p>
          </table:table-cell>
          <table:table-cell office:value-type="float" office:value="0" calcext:value-type="float">
            <text:p>0</text:p>
          </table:table-cell>
          <table:table-cell office:value-type="float" office:value="479737" calcext:value-type="float">
            <text:p>479,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965" calcext:value-type="float">
            <text:p>300,965</text:p>
          </table:table-cell>
          <table:table-cell office:value-type="float" office:value="19023" calcext:value-type="float">
            <text:p>19,023</text:p>
          </table:table-cell>
          <table:table-cell office:value-type="float" office:value="44268" calcext:value-type="float">
            <text:p>44,268</text:p>
          </table:table-cell>
          <table:table-cell office:value-type="float" office:value="5072" calcext:value-type="float">
            <text:p>5,072</text:p>
          </table:table-cell>
          <table:table-cell office:value-type="float" office:value="8196" calcext:value-type="float">
            <text:p>8,1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39892" calcext:value-type="float">
            <text:p>2,939,892</text:p>
          </table:table-cell>
          <table:table-cell office:value-type="float" office:value="3103808" calcext:value-type="float">
            <text:p>3,103,808</text:p>
          </table:table-cell>
          <table:table-cell office:value-type="float" office:value="1608366" calcext:value-type="float">
            <text:p>1,608,366</text:p>
          </table:table-cell>
          <table:table-cell office:value-type="float" office:value="379396" calcext:value-type="float">
            <text:p>379,396</text:p>
          </table:table-cell>
          <table:table-cell office:value-type="float" office:value="872947" calcext:value-type="float">
            <text:p>872,947</text:p>
          </table:table-cell>
          <table:table-cell office:value-type="float" office:value="1335791" calcext:value-type="float">
            <text:p>1,335,791</text:p>
          </table:table-cell>
          <table:table-cell office:value-type="float" office:value="289735" calcext:value-type="float">
            <text:p>289,735</text:p>
          </table:table-cell>
          <table:table-cell office:value-type="float" office:value="47180" calcext:value-type="float">
            <text:p>47,180</text:p>
          </table:table-cell>
          <table:table-cell office:value-type="float" office:value="139013" calcext:value-type="float">
            <text:p>139,013</text:p>
          </table:table-cell>
          <table:table-cell office:value-type="float" office:value="1148015" calcext:value-type="float">
            <text:p>1,148,015</text:p>
          </table:table-cell>
          <table:table-cell office:value-type="string" calcext:value-type="string">
            <text:p>35-3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40-44 - £p.a</text:p>
          </table:table-cell>
          <table:table-cell office:value-type="float" office:value="125603857666.761" calcext:value-type="float">
            <text:p>125,603,857,667</text:p>
          </table:table-cell>
          <table:table-cell office:value-type="float" office:value="13875539745.9539" calcext:value-type="float">
            <text:p>13,875,539,746</text:p>
          </table:table-cell>
          <table:table-cell office:value-type="float" office:value="11899155.0840243" calcext:value-type="float">
            <text:p>11,899,155</text:p>
          </table:table-cell>
          <table:table-cell office:value-type="float" office:value="366274227.248839" calcext:value-type="float">
            <text:p>366,274,227</text:p>
          </table:table-cell>
          <table:table-cell office:value-type="float" office:value="33380005.5322802" calcext:value-type="float">
            <text:p>33,380,006</text:p>
          </table:table-cell>
          <table:table-cell office:value-type="float" office:value="19741199.7063853" calcext:value-type="float">
            <text:p>19,741,200</text:p>
          </table:table-cell>
          <table:table-cell office:value-type="float" office:value="887447239.076625" calcext:value-type="float">
            <text:p>887,447,239</text:p>
          </table:table-cell>
          <table:table-cell office:value-type="float" office:value="146066568.295107" calcext:value-type="float">
            <text:p>146,066,568</text:p>
          </table:table-cell>
          <table:table-cell office:value-type="float" office:value="1202742509.37637" calcext:value-type="float">
            <text:p>1,202,742,509</text:p>
          </table:table-cell>
          <table:table-cell office:value-type="float" office:value="14447979.2854748" calcext:value-type="float">
            <text:p>14,447,979</text:p>
          </table:table-cell>
          <table:table-cell office:value-type="float" office:value="906755.957384477" calcext:value-type="float">
            <text:p>906,756</text:p>
          </table:table-cell>
          <table:table-cell office:value-type="float" office:value="107531702.202036" calcext:value-type="float">
            <text:p>107,531,702</text:p>
          </table:table-cell>
          <table:table-cell office:value-type="float" office:value="115685505.329107" calcext:value-type="float">
            <text:p>115,685,505</text:p>
          </table:table-cell>
          <table:table-cell office:value-type="float" office:value="721262916.15852" calcext:value-type="float">
            <text:p>721,262,916</text:p>
          </table:table-cell>
          <table:table-cell office:value-type="float" office:value="6868701.36986391" calcext:value-type="float">
            <text:p>6,868,7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99932.81814107" calcext:value-type="float">
            <text:p>8,799,9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99925688.331111" calcext:value-type="float">
            <text:p>899,925,688</text:p>
          </table:table-cell>
          <table:table-cell office:value-type="float" office:value="51713853.8612815" calcext:value-type="float">
            <text:p>51,713,854</text:p>
          </table:table-cell>
          <table:table-cell office:value-type="float" office:value="28149902807.5564" calcext:value-type="float">
            <text:p>28,149,902,808</text:p>
          </table:table-cell>
          <table:table-cell office:value-type="float" office:value="8522006056.33964" calcext:value-type="float">
            <text:p>8,522,006,056</text:p>
          </table:table-cell>
          <table:table-cell office:value-type="float" office:value="4191175485.67847" calcext:value-type="float">
            <text:p>4,191,175,486</text:p>
          </table:table-cell>
          <table:table-cell office:value-type="float" office:value="24548331.4457143" calcext:value-type="float">
            <text:p>24,548,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9186759.78717" calcext:value-type="float">
            <text:p>2,169,186,7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78245.71428571" calcext:value-type="float">
            <text:p>1,778,246</text:p>
          </table:table-cell>
          <table:table-cell office:value-type="float" office:value="396333675.080357" calcext:value-type="float">
            <text:p>396,333,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786016.080357" calcext:value-type="float">
            <text:p>533,786,016</text:p>
          </table:table-cell>
          <table:table-cell office:value-type="float" office:value="290375284.05" calcext:value-type="float">
            <text:p>290,375,284</text:p>
          </table:table-cell>
          <table:table-cell office:value-type="float" office:value="210711196.167857" calcext:value-type="float">
            <text:p>210,711,196</text:p>
          </table:table-cell>
          <table:table-cell office:value-type="float" office:value="65710536.0535714" calcext:value-type="float">
            <text:p>65,710,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88521.4285714" calcext:value-type="float">
            <text:p>56,488,5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9898.5714286" calcext:value-type="float">
            <text:p>12,499,899</text:p>
          </table:table-cell>
          <table:table-cell office:value-type="float" office:value="0" calcext:value-type="float">
            <text:p>0</text:p>
          </table:table-cell>
          <table:table-cell office:value-type="float" office:value="28514515.1755337" calcext:value-type="float">
            <text:p>28,514,515</text:p>
          </table:table-cell>
          <table:table-cell office:value-type="float" office:value="0" calcext:value-type="float">
            <text:p>0</text:p>
          </table:table-cell>
          <table:table-cell office:value-type="float" office:value="427471675.681526" calcext:value-type="float">
            <text:p>427,471,676</text:p>
          </table:table-cell>
          <table:table-cell office:value-type="float" office:value="1921036048.51076" calcext:value-type="float">
            <text:p>1,921,036,049</text:p>
          </table:table-cell>
          <table:table-cell office:value-type="float" office:value="561143150.581551" calcext:value-type="float">
            <text:p>561,143,151</text:p>
          </table:table-cell>
          <table:table-cell office:value-type="float" office:value="30642611.8744433" calcext:value-type="float">
            <text:p>30,642,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16638.084978" calcext:value-type="float">
            <text:p>56,016,638</text:p>
          </table:table-cell>
          <table:table-cell office:value-type="float" office:value="817138226.041707" calcext:value-type="float">
            <text:p>817,138,226</text:p>
          </table:table-cell>
          <table:table-cell office:value-type="float" office:value="0" calcext:value-type="float">
            <text:p>0</text:p>
          </table:table-cell>
          <table:table-cell office:value-type="float" office:value="5015684603.60898" calcext:value-type="float">
            <text:p>5,015,684,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367645.239693" calcext:value-type="float">
            <text:p>351,367,645</text:p>
          </table:table-cell>
          <table:table-cell office:value-type="float" office:value="234319641.267857" calcext:value-type="float">
            <text:p>234,319,641</text:p>
          </table:table-cell>
          <table:table-cell office:value-type="float" office:value="67828229.4642857" calcext:value-type="float">
            <text:p>67,828,229</text:p>
          </table:table-cell>
          <table:table-cell office:value-type="float" office:value="954293.6" calcext:value-type="float">
            <text:p>954,294</text:p>
          </table:table-cell>
          <table:table-cell office:value-type="float" office:value="2826881.30425992" calcext:value-type="float">
            <text:p>2,826,8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989739504.2897" calcext:value-type="float">
            <text:p>15,989,739,504</text:p>
          </table:table-cell>
          <table:table-cell office:value-type="float" office:value="27937724055.4911" calcext:value-type="float">
            <text:p>27,937,724,055</text:p>
          </table:table-cell>
          <table:table-cell office:value-type="float" office:value="13251814293.3692" calcext:value-type="float">
            <text:p>13,251,814,293</text:p>
          </table:table-cell>
          <table:table-cell office:value-type="float" office:value="3813448350.77497" calcext:value-type="float">
            <text:p>3,813,448,351</text:p>
          </table:table-cell>
          <table:table-cell office:value-type="float" office:value="9248328829.08792" calcext:value-type="float">
            <text:p>9,248,328,829</text:p>
          </table:table-cell>
          <table:table-cell office:value-type="float" office:value="4003485464.28125" calcext:value-type="float">
            <text:p>4,003,485,464</text:p>
          </table:table-cell>
          <table:table-cell office:value-type="float" office:value="1499649246.74643" calcext:value-type="float">
            <text:p>1,499,649,247</text:p>
          </table:table-cell>
          <table:table-cell office:value-type="float" office:value="68782523.0642857" calcext:value-type="float">
            <text:p>68,782,523</text:p>
          </table:table-cell>
          <table:table-cell office:value-type="float" office:value="423242931.574593" calcext:value-type="float">
            <text:p>423,242,932</text:p>
          </table:table-cell>
          <table:table-cell office:value-type="float" office:value="-27611270056.2054" calcext:value-type="float">
            <text:p>-27,611,270,056</text:p>
          </table:table-cell>
          <table:table-cell office:value-type="string" calcext:value-type="string">
            <text:p>40-4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40-44 - counts</text:p>
          </table:table-cell>
          <table:table-cell office:value-type="float" office:value="2850015" calcext:value-type="float">
            <text:p>2,850,015</text:p>
          </table:table-cell>
          <table:table-cell office:value-type="float" office:value="457741" calcext:value-type="float">
            <text:p>457,741</text:p>
          </table:table-cell>
          <table:table-cell office:value-type="float" office:value="24605" calcext:value-type="float">
            <text:p>24,605</text:p>
          </table:table-cell>
          <table:table-cell office:value-type="float" office:value="28971" calcext:value-type="float">
            <text:p>28,971</text:p>
          </table:table-cell>
          <table:table-cell office:value-type="float" office:value="160252" calcext:value-type="float">
            <text:p>160,252</text:p>
          </table:table-cell>
          <table:table-cell office:value-type="float" office:value="695688" calcext:value-type="float">
            <text:p>695,688</text:p>
          </table:table-cell>
          <table:table-cell office:value-type="float" office:value="123601" calcext:value-type="float">
            <text:p>123,601</text:p>
          </table:table-cell>
          <table:table-cell office:value-type="float" office:value="496693" calcext:value-type="float">
            <text:p>496,693</text:p>
          </table:table-cell>
          <table:table-cell office:value-type="float" office:value="129496" calcext:value-type="float">
            <text:p>129,496</text:p>
          </table:table-cell>
          <table:table-cell office:value-type="float" office:value="13508" calcext:value-type="float">
            <text:p>13,508</text:p>
          </table:table-cell>
          <table:table-cell office:value-type="float" office:value="2697" calcext:value-type="float">
            <text:p>2,697</text:p>
          </table:table-cell>
          <table:table-cell office:value-type="float" office:value="958614" calcext:value-type="float">
            <text:p>958,614</text:p>
          </table:table-cell>
          <table:table-cell office:value-type="float" office:value="3578" calcext:value-type="float">
            <text:p>3,578</text:p>
          </table:table-cell>
          <table:table-cell office:value-type="float" office:value="139076" calcext:value-type="float">
            <text:p>139,076</text:p>
          </table:table-cell>
          <table:table-cell office:value-type="float" office:value="1144" calcext:value-type="float">
            <text:p>1,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5" calcext:value-type="float">
            <text:p>2,9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7709" calcext:value-type="float">
            <text:p>157,709</text:p>
          </table:table-cell>
          <table:table-cell office:value-type="float" office:value="24729" calcext:value-type="float">
            <text:p>24,729</text:p>
          </table:table-cell>
          <table:table-cell office:value-type="float" office:value="2870890" calcext:value-type="float">
            <text:p>2,870,890</text:p>
          </table:table-cell>
          <table:table-cell office:value-type="float" office:value="2924289" calcext:value-type="float">
            <text:p>2,924,289</text:p>
          </table:table-cell>
          <table:table-cell office:value-type="float" office:value="2264589" calcext:value-type="float">
            <text:p>2,264,589</text:p>
          </table:table-cell>
          <table:table-cell office:value-type="float" office:value="26137" calcext:value-type="float">
            <text:p>26,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249" calcext:value-type="float">
            <text:p>1,103,2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98967" calcext:value-type="float">
            <text:p>98,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551" calcext:value-type="float">
            <text:p>118,551</text:p>
          </table:table-cell>
          <table:table-cell office:value-type="float" office:value="105273" calcext:value-type="float">
            <text:p>105,273</text:p>
          </table:table-cell>
          <table:table-cell office:value-type="float" office:value="61065" calcext:value-type="float">
            <text:p>61,065</text:p>
          </table:table-cell>
          <table:table-cell office:value-type="float" office:value="40076" calcext:value-type="float">
            <text:p>40,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7" calcext:value-type="float">
            <text:p>2,8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5" calcext:value-type="float">
            <text:p>2,825</text:p>
          </table:table-cell>
          <table:table-cell office:value-type="float" office:value="0" calcext:value-type="float">
            <text:p>0</text:p>
          </table:table-cell>
          <table:table-cell office:value-type="float" office:value="4512" calcext:value-type="float">
            <text:p>4,512</text:p>
          </table:table-cell>
          <table:table-cell office:value-type="float" office:value="0" calcext:value-type="float">
            <text:p>0</text:p>
          </table:table-cell>
          <table:table-cell office:value-type="float" office:value="111724" calcext:value-type="float">
            <text:p>111,724</text:p>
          </table:table-cell>
          <table:table-cell office:value-type="float" office:value="231511" calcext:value-type="float">
            <text:p>231,511</text:p>
          </table:table-cell>
          <table:table-cell office:value-type="float" office:value="95129" calcext:value-type="float">
            <text:p>95,129</text:p>
          </table:table-cell>
          <table:table-cell office:value-type="float" office:value="6967" calcext:value-type="float">
            <text:p>6,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79" calcext:value-type="float">
            <text:p>8,979</text:p>
          </table:table-cell>
          <table:table-cell office:value-type="float" office:value="154220" calcext:value-type="float">
            <text:p>154,220</text:p>
          </table:table-cell>
          <table:table-cell office:value-type="float" office:value="0" calcext:value-type="float">
            <text:p>0</text:p>
          </table:table-cell>
          <table:table-cell office:value-type="float" office:value="484865" calcext:value-type="float">
            <text:p>484,8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8068" calcext:value-type="float">
            <text:p>338,068</text:p>
          </table:table-cell>
          <table:table-cell office:value-type="float" office:value="35190" calcext:value-type="float">
            <text:p>35,190</text:p>
          </table:table-cell>
          <table:table-cell office:value-type="float" office:value="22246" calcext:value-type="float">
            <text:p>22,246</text:p>
          </table:table-cell>
          <table:table-cell office:value-type="float" office:value="2062" calcext:value-type="float">
            <text:p>2,062</text:p>
          </table:table-cell>
          <table:table-cell office:value-type="float" office:value="3203" calcext:value-type="float">
            <text:p>3,2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26517" calcext:value-type="float">
            <text:p>2,726,517</text:p>
          </table:table-cell>
          <table:table-cell office:value-type="float" office:value="2870046" calcext:value-type="float">
            <text:p>2,870,046</text:p>
          </table:table-cell>
          <table:table-cell office:value-type="float" office:value="1575914" calcext:value-type="float">
            <text:p>1,575,914</text:p>
          </table:table-cell>
          <table:table-cell office:value-type="float" office:value="383324" calcext:value-type="float">
            <text:p>383,324</text:p>
          </table:table-cell>
          <table:table-cell office:value-type="float" office:value="881263" calcext:value-type="float">
            <text:p>881,263</text:p>
          </table:table-cell>
          <table:table-cell office:value-type="float" office:value="1247857" calcext:value-type="float">
            <text:p>1,247,857</text:p>
          </table:table-cell>
          <table:table-cell office:value-type="float" office:value="257970" calcext:value-type="float">
            <text:p>257,970</text:p>
          </table:table-cell>
          <table:table-cell office:value-type="float" office:value="24308" calcext:value-type="float">
            <text:p>24,308</text:p>
          </table:table-cell>
          <table:table-cell office:value-type="float" office:value="157709" calcext:value-type="float">
            <text:p>157,709</text:p>
          </table:table-cell>
          <table:table-cell office:value-type="float" office:value="1065527" calcext:value-type="float">
            <text:p>1,065,527</text:p>
          </table:table-cell>
          <table:table-cell office:value-type="string" calcext:value-type="string">
            <text:p>40-4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45-49 - £p.a</text:p>
          </table:table-cell>
          <table:table-cell office:value-type="float" office:value="115538525491.52" calcext:value-type="float">
            <text:p>115,538,525,492</text:p>
          </table:table-cell>
          <table:table-cell office:value-type="float" office:value="14521938486.8647" calcext:value-type="float">
            <text:p>14,521,938,487</text:p>
          </table:table-cell>
          <table:table-cell office:value-type="float" office:value="29052847.2542028" calcext:value-type="float">
            <text:p>29,052,847</text:p>
          </table:table-cell>
          <table:table-cell office:value-type="float" office:value="249831013.648589" calcext:value-type="float">
            <text:p>249,831,014</text:p>
          </table:table-cell>
          <table:table-cell office:value-type="float" office:value="26022401.3996929" calcext:value-type="float">
            <text:p>26,022,401</text:p>
          </table:table-cell>
          <table:table-cell office:value-type="float" office:value="16335965.4442802" calcext:value-type="float">
            <text:p>16,335,965</text:p>
          </table:table-cell>
          <table:table-cell office:value-type="float" office:value="464690379.035953" calcext:value-type="float">
            <text:p>464,690,379</text:p>
          </table:table-cell>
          <table:table-cell office:value-type="float" office:value="116085830.419678" calcext:value-type="float">
            <text:p>116,085,830</text:p>
          </table:table-cell>
          <table:table-cell office:value-type="float" office:value="1106765312.13087" calcext:value-type="float">
            <text:p>1,106,765,312</text:p>
          </table:table-cell>
          <table:table-cell office:value-type="float" office:value="7189247.06276598" calcext:value-type="float">
            <text:p>7,189,247</text:p>
          </table:table-cell>
          <table:table-cell office:value-type="float" office:value="0" calcext:value-type="float">
            <text:p>0</text:p>
          </table:table-cell>
          <table:table-cell office:value-type="float" office:value="328251183.514682" calcext:value-type="float">
            <text:p>328,251,184</text:p>
          </table:table-cell>
          <table:table-cell office:value-type="float" office:value="0" calcext:value-type="float">
            <text:p>0</text:p>
          </table:table-cell>
          <table:table-cell office:value-type="float" office:value="672380719.62622" calcext:value-type="float">
            <text:p>672,380,720</text:p>
          </table:table-cell>
          <table:table-cell office:value-type="float" office:value="0" calcext:value-type="float">
            <text:p>0</text:p>
          </table:table-cell>
          <table:table-cell office:value-type="float" office:value="71118678.0821887" calcext:value-type="float">
            <text:p>71,118,6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95358782.277158" calcext:value-type="float">
            <text:p>395,358,782</text:p>
          </table:table-cell>
          <table:table-cell office:value-type="float" office:value="10571989.6074972" calcext:value-type="float">
            <text:p>10,571,990</text:p>
          </table:table-cell>
          <table:table-cell office:value-type="float" office:value="25853174041.8927" calcext:value-type="float">
            <text:p>25,853,174,042</text:p>
          </table:table-cell>
          <table:table-cell office:value-type="float" office:value="7769487190.70642" calcext:value-type="float">
            <text:p>7,769,487,191</text:p>
          </table:table-cell>
          <table:table-cell office:value-type="float" office:value="4303895384.91736" calcext:value-type="float">
            <text:p>4,303,895,385</text:p>
          </table:table-cell>
          <table:table-cell office:value-type="float" office:value="23449309.3275" calcext:value-type="float">
            <text:p>23,449,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085684.14217" calcext:value-type="float">
            <text:p>1,700,085,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5492.29452094" calcext:value-type="float">
            <text:p>2,545,492</text:p>
          </table:table-cell>
          <table:table-cell office:value-type="float" office:value="3972718.3275" calcext:value-type="float">
            <text:p>3,972,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262663.6875" calcext:value-type="float">
            <text:p>465,262,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4813260.892857" calcext:value-type="float">
            <text:p>924,813,261</text:p>
          </table:table-cell>
          <table:table-cell office:value-type="float" office:value="516853174.789286" calcext:value-type="float">
            <text:p>516,853,175</text:p>
          </table:table-cell>
          <table:table-cell office:value-type="float" office:value="216991403.807143" calcext:value-type="float">
            <text:p>216,991,404</text:p>
          </table:table-cell>
          <table:table-cell office:value-type="float" office:value="33683094.1071429" calcext:value-type="float">
            <text:p>33,683,094</text:p>
          </table:table-cell>
          <table:table-cell office:value-type="float" office:value="0" calcext:value-type="float">
            <text:p>0</text:p>
          </table:table-cell>
          <table:table-cell office:value-type="float" office:value="277566.40934303" calcext:value-type="float">
            <text:p>277,5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906991.1428571" calcext:value-type="float">
            <text:p>10,906,991</text:p>
          </table:table-cell>
          <table:table-cell office:value-type="float" office:value="0" calcext:value-type="float">
            <text:p>0</text:p>
          </table:table-cell>
          <table:table-cell office:value-type="float" office:value="31052597.4953612" calcext:value-type="float">
            <text:p>31,052,597</text:p>
          </table:table-cell>
          <table:table-cell office:value-type="float" office:value="0" calcext:value-type="float">
            <text:p>0</text:p>
          </table:table-cell>
          <table:table-cell office:value-type="float" office:value="569496010.843336" calcext:value-type="float">
            <text:p>569,496,011</text:p>
          </table:table-cell>
          <table:table-cell office:value-type="float" office:value="1914046144.85403" calcext:value-type="float">
            <text:p>1,914,046,145</text:p>
          </table:table-cell>
          <table:table-cell office:value-type="float" office:value="840847747.369138" calcext:value-type="float">
            <text:p>840,847,747</text:p>
          </table:table-cell>
          <table:table-cell office:value-type="float" office:value="31060615.2825" calcext:value-type="float">
            <text:p>31,060,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6066.9049919" calcext:value-type="float">
            <text:p>14,436,067</text:p>
          </table:table-cell>
          <table:table-cell office:value-type="float" office:value="695240091.086245" calcext:value-type="float">
            <text:p>695,240,091</text:p>
          </table:table-cell>
          <table:table-cell office:value-type="float" office:value="0" calcext:value-type="float">
            <text:p>0</text:p>
          </table:table-cell>
          <table:table-cell office:value-type="float" office:value="5161727362.31464" calcext:value-type="float">
            <text:p>5,161,727,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5311637.509776" calcext:value-type="float">
            <text:p>445,311,638</text:p>
          </table:table-cell>
          <table:table-cell office:value-type="float" office:value="155625725.217857" calcext:value-type="float">
            <text:p>155,625,725</text:p>
          </table:table-cell>
          <table:table-cell office:value-type="float" office:value="44970101.7857143" calcext:value-type="float">
            <text:p>44,970,102</text:p>
          </table:table-cell>
          <table:table-cell office:value-type="float" office:value="5339786.4" calcext:value-type="float">
            <text:p>5,339,786</text:p>
          </table:table-cell>
          <table:table-cell office:value-type="float" office:value="9656967.80822562" calcext:value-type="float">
            <text:p>9,656,9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447147370.7644" calcext:value-type="float">
            <text:p>14,447,147,371</text:p>
          </table:table-cell>
          <table:table-cell office:value-type="float" office:value="25668344064.4718" calcext:value-type="float">
            <text:p>25,668,344,064</text:p>
          </table:table-cell>
          <table:table-cell office:value-type="float" office:value="13794202904.4721" calcext:value-type="float">
            <text:p>13,794,202,904</text:p>
          </table:table-cell>
          <table:table-cell office:value-type="float" office:value="4065126676.34024" calcext:value-type="float">
            <text:p>4,065,126,676</text:p>
          </table:table-cell>
          <table:table-cell office:value-type="float" office:value="9717135777.95037" calcext:value-type="float">
            <text:p>9,717,135,778</text:p>
          </table:table-cell>
          <table:table-cell office:value-type="float" office:value="4077067126.52177" calcext:value-type="float">
            <text:p>4,077,067,127</text:p>
          </table:table-cell>
          <table:table-cell office:value-type="float" office:value="2162943383.68393" calcext:value-type="float">
            <text:p>2,162,943,384</text:p>
          </table:table-cell>
          <table:table-cell office:value-type="float" office:value="50309888.1857143" calcext:value-type="float">
            <text:p>50,309,888</text:p>
          </table:table-cell>
          <table:table-cell office:value-type="float" office:value="270620514.58977" calcext:value-type="float">
            <text:p>270,620,515</text:p>
          </table:table-cell>
          <table:table-cell office:value-type="float" office:value="-24132353713.0444" calcext:value-type="float">
            <text:p>-24,132,353,713</text:p>
          </table:table-cell>
          <table:table-cell office:value-type="string" calcext:value-type="string">
            <text:p>45-4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45-49 - counts</text:p>
          </table:table-cell>
          <table:table-cell office:value-type="float" office:value="2821843" calcext:value-type="float">
            <text:p>2,821,843</text:p>
          </table:table-cell>
          <table:table-cell office:value-type="float" office:value="426124" calcext:value-type="float">
            <text:p>426,124</text:p>
          </table:table-cell>
          <table:table-cell office:value-type="float" office:value="7164" calcext:value-type="float">
            <text:p>7,164</text:p>
          </table:table-cell>
          <table:table-cell office:value-type="float" office:value="32932" calcext:value-type="float">
            <text:p>32,932</text:p>
          </table:table-cell>
          <table:table-cell office:value-type="float" office:value="160041" calcext:value-type="float">
            <text:p>160,041</text:p>
          </table:table-cell>
          <table:table-cell office:value-type="float" office:value="679602" calcext:value-type="float">
            <text:p>679,602</text:p>
          </table:table-cell>
          <table:table-cell office:value-type="float" office:value="140695" calcext:value-type="float">
            <text:p>140,695</text:p>
          </table:table-cell>
          <table:table-cell office:value-type="float" office:value="399998" calcext:value-type="float">
            <text:p>399,998</text:p>
          </table:table-cell>
          <table:table-cell office:value-type="float" office:value="148948" calcext:value-type="float">
            <text:p>148,948</text:p>
          </table:table-cell>
          <table:table-cell office:value-type="float" office:value="10206" calcext:value-type="float">
            <text:p>10,206</text:p>
          </table:table-cell>
          <table:table-cell office:value-type="float" office:value="0" calcext:value-type="float">
            <text:p>0</text:p>
          </table:table-cell>
          <table:table-cell office:value-type="float" office:value="792156" calcext:value-type="float">
            <text:p>792,156</text:p>
          </table:table-cell>
          <table:table-cell office:value-type="float" office:value="0" calcext:value-type="float">
            <text:p>0</text:p>
          </table:table-cell>
          <table:table-cell office:value-type="float" office:value="125574" calcext:value-type="float">
            <text:p>125,574</text:p>
          </table:table-cell>
          <table:table-cell office:value-type="float" office:value="0" calcext:value-type="float">
            <text:p>0</text:p>
          </table:table-cell>
          <table:table-cell office:value-type="float" office:value="4738" calcext:value-type="float">
            <text:p>4,7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58755" calcext:value-type="float">
            <text:p>158,755</text:p>
          </table:table-cell>
          <table:table-cell office:value-type="float" office:value="17152" calcext:value-type="float">
            <text:p>17,152</text:p>
          </table:table-cell>
          <table:table-cell office:value-type="float" office:value="2739144" calcext:value-type="float">
            <text:p>2,739,144</text:p>
          </table:table-cell>
          <table:table-cell office:value-type="float" office:value="2785074" calcext:value-type="float">
            <text:p>2,785,074</text:p>
          </table:table-cell>
          <table:table-cell office:value-type="float" office:value="2407271" calcext:value-type="float">
            <text:p>2,407,271</text:p>
          </table:table-cell>
          <table:table-cell office:value-type="float" office:value="19695" calcext:value-type="float">
            <text:p>19,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035" calcext:value-type="float">
            <text:p>920,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5" calcext:value-type="float">
            <text:p>1,375</text:p>
          </table:table-cell>
          <table:table-cell office:value-type="float" office:value="2171" calcext:value-type="float">
            <text:p>2,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179" calcext:value-type="float">
            <text:p>116,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019" calcext:value-type="float">
            <text:p>213,019</text:p>
          </table:table-cell>
          <table:table-cell office:value-type="float" office:value="170706" calcext:value-type="float">
            <text:p>170,706</text:p>
          </table:table-cell>
          <table:table-cell office:value-type="float" office:value="55593" calcext:value-type="float">
            <text:p>55,593</text:p>
          </table:table-cell>
          <table:table-cell office:value-type="float" office:value="17558" calcext:value-type="float">
            <text:p>17,558</text:p>
          </table:table-cell>
          <table:table-cell office:value-type="float" office:value="0" calcext:value-type="float">
            <text:p>0</text:p>
          </table:table-cell>
          <table:table-cell office:value-type="float" office:value="4828" calcext:value-type="float">
            <text:p>4,8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65" calcext:value-type="float">
            <text:p>2,465</text:p>
          </table:table-cell>
          <table:table-cell office:value-type="float" office:value="0" calcext:value-type="float">
            <text:p>0</text:p>
          </table:table-cell>
          <table:table-cell office:value-type="float" office:value="4426" calcext:value-type="float">
            <text:p>4,426</text:p>
          </table:table-cell>
          <table:table-cell office:value-type="float" office:value="0" calcext:value-type="float">
            <text:p>0</text:p>
          </table:table-cell>
          <table:table-cell office:value-type="float" office:value="138107" calcext:value-type="float">
            <text:p>138,107</text:p>
          </table:table-cell>
          <table:table-cell office:value-type="float" office:value="205816" calcext:value-type="float">
            <text:p>205,816</text:p>
          </table:table-cell>
          <table:table-cell office:value-type="float" office:value="119671" calcext:value-type="float">
            <text:p>119,671</text:p>
          </table:table-cell>
          <table:table-cell office:value-type="float" office:value="5852" calcext:value-type="float">
            <text:p>5,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2" calcext:value-type="float">
            <text:p>6,492</text:p>
          </table:table-cell>
          <table:table-cell office:value-type="float" office:value="174948" calcext:value-type="float">
            <text:p>174,948</text:p>
          </table:table-cell>
          <table:table-cell office:value-type="float" office:value="0" calcext:value-type="float">
            <text:p>0</text:p>
          </table:table-cell>
          <table:table-cell office:value-type="float" office:value="501449" calcext:value-type="float">
            <text:p>501,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258" calcext:value-type="float">
            <text:p>407,258</text:p>
          </table:table-cell>
          <table:table-cell office:value-type="float" office:value="24984" calcext:value-type="float">
            <text:p>24,984</text:p>
          </table:table-cell>
          <table:table-cell office:value-type="float" office:value="20531" calcext:value-type="float">
            <text:p>20,531</text:p>
          </table:table-cell>
          <table:table-cell office:value-type="float" office:value="11538" calcext:value-type="float">
            <text:p>11,538</text:p>
          </table:table-cell>
          <table:table-cell office:value-type="float" office:value="12217" calcext:value-type="float">
            <text:p>12,2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65042" calcext:value-type="float">
            <text:p>2,665,042</text:p>
          </table:table-cell>
          <table:table-cell office:value-type="float" office:value="2736605" calcext:value-type="float">
            <text:p>2,736,605</text:p>
          </table:table-cell>
          <table:table-cell office:value-type="float" office:value="1543785" calcext:value-type="float">
            <text:p>1,543,785</text:p>
          </table:table-cell>
          <table:table-cell office:value-type="float" office:value="404844" calcext:value-type="float">
            <text:p>404,844</text:p>
          </table:table-cell>
          <table:table-cell office:value-type="float" office:value="915738" calcext:value-type="float">
            <text:p>915,738</text:p>
          </table:table-cell>
          <table:table-cell office:value-type="float" office:value="1176282" calcext:value-type="float">
            <text:p>1,176,282</text:p>
          </table:table-cell>
          <table:table-cell office:value-type="float" office:value="374476" calcext:value-type="float">
            <text:p>374,476</text:p>
          </table:table-cell>
          <table:table-cell office:value-type="float" office:value="32069" calcext:value-type="float">
            <text:p>32,069</text:p>
          </table:table-cell>
          <table:table-cell office:value-type="float" office:value="158755" calcext:value-type="float">
            <text:p>158,755</text:p>
          </table:table-cell>
          <table:table-cell office:value-type="float" office:value="1119851" calcext:value-type="float">
            <text:p>1,119,851</text:p>
          </table:table-cell>
          <table:table-cell office:value-type="string" calcext:value-type="string">
            <text:p>45-4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0-54 - £p.a</text:p>
          </table:table-cell>
          <table:table-cell office:value-type="float" office:value="108385184603.154" calcext:value-type="float">
            <text:p>108,385,184,603</text:p>
          </table:table-cell>
          <table:table-cell office:value-type="float" office:value="11155485807.9312" calcext:value-type="float">
            <text:p>11,155,485,808</text:p>
          </table:table-cell>
          <table:table-cell office:value-type="float" office:value="6467178.09926093" calcext:value-type="float">
            <text:p>6,467,178</text:p>
          </table:table-cell>
          <table:table-cell office:value-type="float" office:value="1608307664.98819" calcext:value-type="float">
            <text:p>1,608,307,665</text:p>
          </table:table-cell>
          <table:table-cell office:value-type="float" office:value="56060174.2974076" calcext:value-type="float">
            <text:p>56,060,174</text:p>
          </table:table-cell>
          <table:table-cell office:value-type="float" office:value="29372133.4365681" calcext:value-type="float">
            <text:p>29,372,133</text:p>
          </table:table-cell>
          <table:table-cell office:value-type="float" office:value="420114580.041555" calcext:value-type="float">
            <text:p>420,114,580</text:p>
          </table:table-cell>
          <table:table-cell office:value-type="float" office:value="157837433.550539" calcext:value-type="float">
            <text:p>157,837,434</text:p>
          </table:table-cell>
          <table:table-cell office:value-type="float" office:value="1747124740.66283" calcext:value-type="float">
            <text:p>1,747,124,741</text:p>
          </table:table-cell>
          <table:table-cell office:value-type="float" office:value="1933791.0298951" calcext:value-type="float">
            <text:p>1,933,791</text:p>
          </table:table-cell>
          <table:table-cell office:value-type="float" office:value="538035.398858297" calcext:value-type="float">
            <text:p>538,035</text:p>
          </table:table-cell>
          <table:table-cell office:value-type="float" office:value="237213316.063291" calcext:value-type="float">
            <text:p>237,213,316</text:p>
          </table:table-cell>
          <table:table-cell office:value-type="float" office:value="291078748.811596" calcext:value-type="float">
            <text:p>291,078,749</text:p>
          </table:table-cell>
          <table:table-cell office:value-type="float" office:value="375155542.77751" calcext:value-type="float">
            <text:p>375,155,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8877.67857143" calcext:value-type="float">
            <text:p>2,038,878</text:p>
          </table:table-cell>
          <table:table-cell office:value-type="float" office:value="114384833.831844" calcext:value-type="float">
            <text:p>114,384,834</text:p>
          </table:table-cell>
          <table:table-cell office:value-type="float" office:value="17383336.8055839" calcext:value-type="float">
            <text:p>17,383,337</text:p>
          </table:table-cell>
          <table:table-cell office:value-type="float" office:value="34598081.0958885" calcext:value-type="float">
            <text:p>34,598,0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3626464.500907" calcext:value-type="float">
            <text:p>733,626,465</text:p>
          </table:table-cell>
          <table:table-cell office:value-type="float" office:value="50350722.4187346" calcext:value-type="float">
            <text:p>50,350,722</text:p>
          </table:table-cell>
          <table:table-cell office:value-type="float" office:value="22099075182.6671" calcext:value-type="float">
            <text:p>22,099,075,183</text:p>
          </table:table-cell>
          <table:table-cell office:value-type="float" office:value="7246205592.95028" calcext:value-type="float">
            <text:p>7,246,205,593</text:p>
          </table:table-cell>
          <table:table-cell office:value-type="float" office:value="4511670084.67361" calcext:value-type="float">
            <text:p>4,511,670,085</text:p>
          </table:table-cell>
          <table:table-cell office:value-type="float" office:value="25439064.5335714" calcext:value-type="float">
            <text:p>25,439,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458846.041791" calcext:value-type="float">
            <text:p>635,458,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87204.4642857" calcext:value-type="float">
            <text:p>17,387,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921614.598214" calcext:value-type="float">
            <text:p>426,921,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5927325.63036" calcext:value-type="float">
            <text:p>1,315,927,326</text:p>
          </table:table-cell>
          <table:table-cell office:value-type="float" office:value="673667214.792857" calcext:value-type="float">
            <text:p>673,667,215</text:p>
          </table:table-cell>
          <table:table-cell office:value-type="float" office:value="195940034.823214" calcext:value-type="float">
            <text:p>195,940,035</text:p>
          </table:table-cell>
          <table:table-cell office:value-type="float" office:value="95707255.8321429" calcext:value-type="float">
            <text:p>95,707,256</text:p>
          </table:table-cell>
          <table:table-cell office:value-type="float" office:value="0" calcext:value-type="float">
            <text:p>0</text:p>
          </table:table-cell>
          <table:table-cell office:value-type="float" office:value="1132398.45316802" calcext:value-type="float">
            <text:p>1,132,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103610.714286" calcext:value-type="float">
            <text:p>128,103,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55598.4" calcext:value-type="float">
            <text:p>18,955,598</text:p>
          </table:table-cell>
          <table:table-cell office:value-type="float" office:value="0" calcext:value-type="float">
            <text:p>0</text:p>
          </table:table-cell>
          <table:table-cell office:value-type="float" office:value="41666882.3844828" calcext:value-type="float">
            <text:p>41,666,882</text:p>
          </table:table-cell>
          <table:table-cell office:value-type="float" office:value="0" calcext:value-type="float">
            <text:p>0</text:p>
          </table:table-cell>
          <table:table-cell office:value-type="float" office:value="415206299.906272" calcext:value-type="float">
            <text:p>415,206,300</text:p>
          </table:table-cell>
          <table:table-cell office:value-type="float" office:value="677183165.616034" calcext:value-type="float">
            <text:p>677,183,166</text:p>
          </table:table-cell>
          <table:table-cell office:value-type="float" office:value="1020612331.57931" calcext:value-type="float">
            <text:p>1,020,612,332</text:p>
          </table:table-cell>
          <table:table-cell office:value-type="float" office:value="5730042" calcext:value-type="float">
            <text:p>5,730,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15622.4688187" calcext:value-type="float">
            <text:p>16,615,622</text:p>
          </table:table-cell>
          <table:table-cell office:value-type="float" office:value="547696729.807989" calcext:value-type="float">
            <text:p>547,696,730</text:p>
          </table:table-cell>
          <table:table-cell office:value-type="float" office:value="0" calcext:value-type="float">
            <text:p>0</text:p>
          </table:table-cell>
          <table:table-cell office:value-type="float" office:value="3755872966.3024" calcext:value-type="float">
            <text:p>3,755,872,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058290.651705" calcext:value-type="float">
            <text:p>433,058,291</text:p>
          </table:table-cell>
          <table:table-cell office:value-type="float" office:value="435113256.364286" calcext:value-type="float">
            <text:p>435,113,256</text:p>
          </table:table-cell>
          <table:table-cell office:value-type="float" office:value="29938759.8214286" calcext:value-type="float">
            <text:p>29,938,760</text:p>
          </table:table-cell>
          <table:table-cell office:value-type="float" office:value="2214498" calcext:value-type="float">
            <text:p>2,214,498</text:p>
          </table:table-cell>
          <table:table-cell office:value-type="float" office:value="10165618.9129059" calcext:value-type="float">
            <text:p>10,165,6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312241483.1853" calcext:value-type="float">
            <text:p>13,312,241,483</text:p>
          </table:table-cell>
          <table:table-cell office:value-type="float" office:value="21982960176.8487" calcext:value-type="float">
            <text:p>21,982,960,177</text:p>
          </table:table-cell>
          <table:table-cell office:value-type="float" office:value="10900275567.5659" calcext:value-type="float">
            <text:p>10,900,275,568</text:p>
          </table:table-cell>
          <table:table-cell office:value-type="float" office:value="2683044191.37842" calcext:value-type="float">
            <text:p>2,683,044,191</text:p>
          </table:table-cell>
          <table:table-cell office:value-type="float" office:value="6901914208.15395" calcext:value-type="float">
            <text:p>6,901,914,208</text:p>
          </table:table-cell>
          <table:table-cell office:value-type="float" office:value="3998361359.41199" calcext:value-type="float">
            <text:p>3,998,361,359</text:p>
          </table:table-cell>
          <table:table-cell office:value-type="float" office:value="2710377943.67679" calcext:value-type="float">
            <text:p>2,710,377,944</text:p>
          </table:table-cell>
          <table:table-cell office:value-type="float" office:value="32153257.8214286" calcext:value-type="float">
            <text:p>32,153,258</text:p>
          </table:table-cell>
          <table:table-cell office:value-type="float" office:value="445529572.329418" calcext:value-type="float">
            <text:p>445,529,572</text:p>
          </table:table-cell>
          <table:table-cell office:value-type="float" office:value="-22956675292.725" calcext:value-type="float">
            <text:p>-22,956,675,293</text:p>
          </table:table-cell>
          <table:table-cell office:value-type="string" calcext:value-type="string">
            <text:p>50-5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0-54 - counts</text:p>
          </table:table-cell>
          <table:table-cell office:value-type="float" office:value="2798769" calcext:value-type="float">
            <text:p>2,798,769</text:p>
          </table:table-cell>
          <table:table-cell office:value-type="float" office:value="476915" calcext:value-type="float">
            <text:p>476,915</text:p>
          </table:table-cell>
          <table:table-cell office:value-type="float" office:value="5565" calcext:value-type="float">
            <text:p>5,565</text:p>
          </table:table-cell>
          <table:table-cell office:value-type="float" office:value="118115" calcext:value-type="float">
            <text:p>118,115</text:p>
          </table:table-cell>
          <table:table-cell office:value-type="float" office:value="250391" calcext:value-type="float">
            <text:p>250,391</text:p>
          </table:table-cell>
          <table:table-cell office:value-type="float" office:value="768907" calcext:value-type="float">
            <text:p>768,907</text:p>
          </table:table-cell>
          <table:table-cell office:value-type="float" office:value="203514" calcext:value-type="float">
            <text:p>203,514</text:p>
          </table:table-cell>
          <table:table-cell office:value-type="float" office:value="465189" calcext:value-type="float">
            <text:p>465,189</text:p>
          </table:table-cell>
          <table:table-cell office:value-type="float" office:value="203891" calcext:value-type="float">
            <text:p>203,891</text:p>
          </table:table-cell>
          <table:table-cell office:value-type="float" office:value="5362" calcext:value-type="float">
            <text:p>5,362</text:p>
          </table:table-cell>
          <table:table-cell office:value-type="float" office:value="1246" calcext:value-type="float">
            <text:p>1,246</text:p>
          </table:table-cell>
          <table:table-cell office:value-type="float" office:value="998600" calcext:value-type="float">
            <text:p>998,600</text:p>
          </table:table-cell>
          <table:table-cell office:value-type="float" office:value="8408" calcext:value-type="float">
            <text:p>8,408</text:p>
          </table:table-cell>
          <table:table-cell office:value-type="float" office:value="84781" calcext:value-type="float">
            <text:p>84,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5430" calcext:value-type="float">
            <text:p>5,430</text:p>
          </table:table-cell>
          <table:table-cell office:value-type="float" office:value="2604" calcext:value-type="float">
            <text:p>2,604</text:p>
          </table:table-cell>
          <table:table-cell office:value-type="float" office:value="2058" calcext:value-type="float">
            <text:p>2,0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8864" calcext:value-type="float">
            <text:p>238,864</text:p>
          </table:table-cell>
          <table:table-cell office:value-type="float" office:value="29865" calcext:value-type="float">
            <text:p>29,865</text:p>
          </table:table-cell>
          <table:table-cell office:value-type="float" office:value="2825071" calcext:value-type="float">
            <text:p>2,825,071</text:p>
          </table:table-cell>
          <table:table-cell office:value-type="float" office:value="2866405" calcext:value-type="float">
            <text:p>2,866,405</text:p>
          </table:table-cell>
          <table:table-cell office:value-type="float" office:value="2471128" calcext:value-type="float">
            <text:p>2,471,128</text:p>
          </table:table-cell>
          <table:table-cell office:value-type="float" office:value="27388" calcext:value-type="float">
            <text:p>27,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949" calcext:value-type="float">
            <text:p>420,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3" calcext:value-type="float">
            <text:p>4,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605" calcext:value-type="float">
            <text:p>106,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286" calcext:value-type="float">
            <text:p>306,286</text:p>
          </table:table-cell>
          <table:table-cell office:value-type="float" office:value="236612" calcext:value-type="float">
            <text:p>236,612</text:p>
          </table:table-cell>
          <table:table-cell office:value-type="float" office:value="51900" calcext:value-type="float">
            <text:p>51,900</text:p>
          </table:table-cell>
          <table:table-cell office:value-type="float" office:value="33938" calcext:value-type="float">
            <text:p>33,938</text:p>
          </table:table-cell>
          <table:table-cell office:value-type="float" office:value="0" calcext:value-type="float">
            <text:p>0</text:p>
          </table:table-cell>
          <table:table-cell office:value-type="float" office:value="8781" calcext:value-type="float">
            <text:p>8,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" calcext:value-type="float">
            <text:p>4,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84" calcext:value-type="float">
            <text:p>4,284</text:p>
          </table:table-cell>
          <table:table-cell office:value-type="float" office:value="0" calcext:value-type="float">
            <text:p>0</text:p>
          </table:table-cell>
          <table:table-cell office:value-type="float" office:value="9344" calcext:value-type="float">
            <text:p>9,344</text:p>
          </table:table-cell>
          <table:table-cell office:value-type="float" office:value="0" calcext:value-type="float">
            <text:p>0</text:p>
          </table:table-cell>
          <table:table-cell office:value-type="float" office:value="109226" calcext:value-type="float">
            <text:p>109,226</text:p>
          </table:table-cell>
          <table:table-cell office:value-type="float" office:value="96405" calcext:value-type="float">
            <text:p>96,405</text:p>
          </table:table-cell>
          <table:table-cell office:value-type="float" office:value="133221" calcext:value-type="float">
            <text:p>133,221</text:p>
          </table:table-cell>
          <table:table-cell office:value-type="float" office:value="1295" calcext:value-type="float">
            <text:p>1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6" calcext:value-type="float">
            <text:p>5,556</text:p>
          </table:table-cell>
          <table:table-cell office:value-type="float" office:value="115282" calcext:value-type="float">
            <text:p>115,282</text:p>
          </table:table-cell>
          <table:table-cell office:value-type="float" office:value="0" calcext:value-type="float">
            <text:p>0</text:p>
          </table:table-cell>
          <table:table-cell office:value-type="float" office:value="390945" calcext:value-type="float">
            <text:p>390,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267" calcext:value-type="float">
            <text:p>364,267</text:p>
          </table:table-cell>
          <table:table-cell office:value-type="float" office:value="64726" calcext:value-type="float">
            <text:p>64,726</text:p>
          </table:table-cell>
          <table:table-cell office:value-type="float" office:value="16176" calcext:value-type="float">
            <text:p>16,176</text:p>
          </table:table-cell>
          <table:table-cell office:value-type="float" office:value="4785" calcext:value-type="float">
            <text:p>4,785</text:p>
          </table:table-cell>
          <table:table-cell office:value-type="float" office:value="12152" calcext:value-type="float">
            <text:p>12,1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78224" calcext:value-type="float">
            <text:p>2,678,224</text:p>
          </table:table-cell>
          <table:table-cell office:value-type="float" office:value="2814593" calcext:value-type="float">
            <text:p>2,814,593</text:p>
          </table:table-cell>
          <table:table-cell office:value-type="float" office:value="1193458" calcext:value-type="float">
            <text:p>1,193,458</text:p>
          </table:table-cell>
          <table:table-cell office:value-type="float" office:value="326090" calcext:value-type="float">
            <text:p>326,090</text:p>
          </table:table-cell>
          <table:table-cell office:value-type="float" office:value="733458" calcext:value-type="float">
            <text:p>733,458</text:p>
          </table:table-cell>
          <table:table-cell office:value-type="float" office:value="843656" calcext:value-type="float">
            <text:p>843,656</text:p>
          </table:table-cell>
          <table:table-cell office:value-type="float" office:value="448445" calcext:value-type="float">
            <text:p>448,445</text:p>
          </table:table-cell>
          <table:table-cell office:value-type="float" office:value="20961" calcext:value-type="float">
            <text:p>20,961</text:p>
          </table:table-cell>
          <table:table-cell office:value-type="float" office:value="238864" calcext:value-type="float">
            <text:p>238,864</text:p>
          </table:table-cell>
          <table:table-cell office:value-type="float" office:value="958634" calcext:value-type="float">
            <text:p>958,634</text:p>
          </table:table-cell>
          <table:table-cell office:value-type="string" calcext:value-type="string">
            <text:p>50-5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5-59 - £p.a</text:p>
          </table:table-cell>
          <table:table-cell office:value-type="float" office:value="94769843306.247" calcext:value-type="float">
            <text:p>94,769,843,306</text:p>
          </table:table-cell>
          <table:table-cell office:value-type="float" office:value="13246548655.2104" calcext:value-type="float">
            <text:p>13,246,548,655</text:p>
          </table:table-cell>
          <table:table-cell office:value-type="float" office:value="97227804.8210408" calcext:value-type="float">
            <text:p>97,227,805</text:p>
          </table:table-cell>
          <table:table-cell office:value-type="float" office:value="6184989526.50917" calcext:value-type="float">
            <text:p>6,184,989,527</text:p>
          </table:table-cell>
          <table:table-cell office:value-type="float" office:value="89285522.3781488" calcext:value-type="float">
            <text:p>89,285,522</text:p>
          </table:table-cell>
          <table:table-cell office:value-type="float" office:value="60748262.8155571" calcext:value-type="float">
            <text:p>60,748,263</text:p>
          </table:table-cell>
          <table:table-cell office:value-type="float" office:value="769344872.172683" calcext:value-type="float">
            <text:p>769,344,872</text:p>
          </table:table-cell>
          <table:table-cell office:value-type="float" office:value="344029087.311472" calcext:value-type="float">
            <text:p>344,029,087</text:p>
          </table:table-cell>
          <table:table-cell office:value-type="float" office:value="2117068105.73464" calcext:value-type="float">
            <text:p>2,117,068,106</text:p>
          </table:table-cell>
          <table:table-cell office:value-type="float" office:value="2837318.22078858" calcext:value-type="float">
            <text:p>2,837,318</text:p>
          </table:table-cell>
          <table:table-cell office:value-type="float" office:value="724364.824894718" calcext:value-type="float">
            <text:p>724,365</text:p>
          </table:table-cell>
          <table:table-cell office:value-type="float" office:value="517314620.288706" calcext:value-type="float">
            <text:p>517,314,620</text:p>
          </table:table-cell>
          <table:table-cell office:value-type="float" office:value="155569924.978582" calcext:value-type="float">
            <text:p>155,569,925</text:p>
          </table:table-cell>
          <table:table-cell office:value-type="float" office:value="272238398.127175" calcext:value-type="float">
            <text:p>272,238,3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940183.6365058" calcext:value-type="float">
            <text:p>25,940,184</text:p>
          </table:table-cell>
          <table:table-cell office:value-type="float" office:value="0" calcext:value-type="float">
            <text:p>0</text:p>
          </table:table-cell>
          <table:table-cell office:value-type="float" office:value="4459702.5" calcext:value-type="float">
            <text:p>4,459,7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4847540.437433" calcext:value-type="float">
            <text:p>624,847,540</text:p>
          </table:table-cell>
          <table:table-cell office:value-type="float" office:value="72842047.2795556" calcext:value-type="float">
            <text:p>72,842,047</text:p>
          </table:table-cell>
          <table:table-cell office:value-type="float" office:value="18941906936.6777" calcext:value-type="float">
            <text:p>18,941,906,937</text:p>
          </table:table-cell>
          <table:table-cell office:value-type="float" office:value="6511729104.9811" calcext:value-type="float">
            <text:p>6,511,729,105</text:p>
          </table:table-cell>
          <table:table-cell office:value-type="float" office:value="5009536887.55208" calcext:value-type="float">
            <text:p>5,009,536,888</text:p>
          </table:table-cell>
          <table:table-cell office:value-type="float" office:value="14443790.9003571" calcext:value-type="float">
            <text:p>14,443,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580902.164443" calcext:value-type="float">
            <text:p>236,580,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43814.2550611" calcext:value-type="float">
            <text:p>17,043,814</text:p>
          </table:table-cell>
          <table:table-cell office:value-type="float" office:value="1445789.58903877" calcext:value-type="float">
            <text:p>1,445,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838055.017857" calcext:value-type="float">
            <text:p>692,838,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3391720.25714" calcext:value-type="float">
            <text:p>1,733,391,720</text:p>
          </table:table-cell>
          <table:table-cell office:value-type="float" office:value="929128569.632143" calcext:value-type="float">
            <text:p>929,128,570</text:p>
          </table:table-cell>
          <table:table-cell office:value-type="float" office:value="142174546.066071" calcext:value-type="float">
            <text:p>142,174,546</text:p>
          </table:table-cell>
          <table:table-cell office:value-type="float" office:value="73309797.1071429" calcext:value-type="float">
            <text:p>73,309,797</text:p>
          </table:table-cell>
          <table:table-cell office:value-type="float" office:value="0" calcext:value-type="float">
            <text:p>0</text:p>
          </table:table-cell>
          <table:table-cell office:value-type="float" office:value="1189248.70181958" calcext:value-type="float">
            <text:p>1,189,2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14120.22857143" calcext:value-type="float">
            <text:p>4,814,120</text:p>
          </table:table-cell>
          <table:table-cell office:value-type="float" office:value="0" calcext:value-type="float">
            <text:p>0</text:p>
          </table:table-cell>
          <table:table-cell office:value-type="float" office:value="51753751.8771347" calcext:value-type="float">
            <text:p>51,753,752</text:p>
          </table:table-cell>
          <table:table-cell office:value-type="float" office:value="0" calcext:value-type="float">
            <text:p>0</text:p>
          </table:table-cell>
          <table:table-cell office:value-type="float" office:value="369935606.007455" calcext:value-type="float">
            <text:p>369,935,606</text:p>
          </table:table-cell>
          <table:table-cell office:value-type="float" office:value="209163370.783756" calcext:value-type="float">
            <text:p>209,163,371</text:p>
          </table:table-cell>
          <table:table-cell office:value-type="float" office:value="1264060130.88518" calcext:value-type="float">
            <text:p>1,264,060,131</text:p>
          </table:table-cell>
          <table:table-cell office:value-type="float" office:value="79024226.5662441" calcext:value-type="float">
            <text:p>79,024,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5813.5836913" calcext:value-type="float">
            <text:p>22,085,814</text:p>
          </table:table-cell>
          <table:table-cell office:value-type="float" office:value="650321551.180637" calcext:value-type="float">
            <text:p>650,321,551</text:p>
          </table:table-cell>
          <table:table-cell office:value-type="float" office:value="0" calcext:value-type="float">
            <text:p>0</text:p>
          </table:table-cell>
          <table:table-cell office:value-type="float" office:value="4326762290.04741" calcext:value-type="float">
            <text:p>4,326,762,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169865.805276" calcext:value-type="float">
            <text:p>639,169,866</text:p>
          </table:table-cell>
          <table:table-cell office:value-type="float" office:value="444956681.25" calcext:value-type="float">
            <text:p>444,956,681</text:p>
          </table:table-cell>
          <table:table-cell office:value-type="float" office:value="5821824.10714286" calcext:value-type="float">
            <text:p>5,821,824</text:p>
          </table:table-cell>
          <table:table-cell office:value-type="float" office:value="8941758.8" calcext:value-type="float">
            <text:p>8,941,759</text:p>
          </table:table-cell>
          <table:table-cell office:value-type="float" office:value="5622537.26862232" calcext:value-type="float">
            <text:p>5,622,5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225888178.3577" calcext:value-type="float">
            <text:p>11,225,888,178</text:p>
          </table:table-cell>
          <table:table-cell office:value-type="float" office:value="18740873372.273" calcext:value-type="float">
            <text:p>18,740,873,372</text:p>
          </table:table-cell>
          <table:table-cell office:value-type="float" office:value="11909535971.1818" calcext:value-type="float">
            <text:p>11,909,535,971</text:p>
          </table:table-cell>
          <table:table-cell office:value-type="float" office:value="2594590699.00696" calcext:value-type="float">
            <text:p>2,594,590,699</text:p>
          </table:table-cell>
          <table:table-cell office:value-type="float" office:value="7566344678.96679" calcext:value-type="float">
            <text:p>7,566,344,679</text:p>
          </table:table-cell>
          <table:table-cell office:value-type="float" office:value="4343191292.21505" calcext:value-type="float">
            <text:p>4,343,191,292</text:p>
          </table:table-cell>
          <table:table-cell office:value-type="float" office:value="3579784446.88036" calcext:value-type="float">
            <text:p>3,579,784,447</text:p>
          </table:table-cell>
          <table:table-cell office:value-type="float" office:value="14763582.9071429" calcext:value-type="float">
            <text:p>14,763,583</text:p>
          </table:table-cell>
          <table:table-cell office:value-type="float" office:value="465126391.811326" calcext:value-type="float">
            <text:p>465,126,392</text:p>
          </table:table-cell>
          <table:table-cell office:value-type="float" office:value="-18553636958.0291" calcext:value-type="float">
            <text:p>-18,553,636,958</text:p>
          </table:table-cell>
          <table:table-cell office:value-type="string" calcext:value-type="string">
            <text:p>55-5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5-59 - counts</text:p>
          </table:table-cell>
          <table:table-cell office:value-type="float" office:value="2755995" calcext:value-type="float">
            <text:p>2,755,995</text:p>
          </table:table-cell>
          <table:table-cell office:value-type="float" office:value="544712" calcext:value-type="float">
            <text:p>544,712</text:p>
          </table:table-cell>
          <table:table-cell office:value-type="float" office:value="30467" calcext:value-type="float">
            <text:p>30,467</text:p>
          </table:table-cell>
          <table:table-cell office:value-type="float" office:value="447130" calcext:value-type="float">
            <text:p>447,130</text:p>
          </table:table-cell>
          <table:table-cell office:value-type="float" office:value="382932" calcext:value-type="float">
            <text:p>382,932</text:p>
          </table:table-cell>
          <table:table-cell office:value-type="float" office:value="950905" calcext:value-type="float">
            <text:p>950,905</text:p>
          </table:table-cell>
          <table:table-cell office:value-type="float" office:value="297145" calcext:value-type="float">
            <text:p>297,145</text:p>
          </table:table-cell>
          <table:table-cell office:value-type="float" office:value="666567" calcext:value-type="float">
            <text:p>666,567</text:p>
          </table:table-cell>
          <table:table-cell office:value-type="float" office:value="213611" calcext:value-type="float">
            <text:p>213,611</text:p>
          </table:table-cell>
          <table:table-cell office:value-type="float" office:value="6789" calcext:value-type="float">
            <text:p>6,789</text:p>
          </table:table-cell>
          <table:table-cell office:value-type="float" office:value="2315" calcext:value-type="float">
            <text:p>2,315</text:p>
          </table:table-cell>
          <table:table-cell office:value-type="float" office:value="1330578" calcext:value-type="float">
            <text:p>1,330,578</text:p>
          </table:table-cell>
          <table:table-cell office:value-type="float" office:value="8944" calcext:value-type="float">
            <text:p>8,944</text:p>
          </table:table-cell>
          <table:table-cell office:value-type="float" office:value="60432" calcext:value-type="float">
            <text:p>60,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22" calcext:value-type="float">
            <text:p>4,622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,1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141" calcext:value-type="float">
            <text:p>273,141</text:p>
          </table:table-cell>
          <table:table-cell office:value-type="float" office:value="42380" calcext:value-type="float">
            <text:p>42,380</text:p>
          </table:table-cell>
          <table:table-cell office:value-type="float" office:value="2893710" calcext:value-type="float">
            <text:p>2,893,710</text:p>
          </table:table-cell>
          <table:table-cell office:value-type="float" office:value="2761399" calcext:value-type="float">
            <text:p>2,761,399</text:p>
          </table:table-cell>
          <table:table-cell office:value-type="float" office:value="2800339" calcext:value-type="float">
            <text:p>2,800,339</text:p>
          </table:table-cell>
          <table:table-cell office:value-type="float" office:value="23612" calcext:value-type="float">
            <text:p>23,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728" calcext:value-type="float">
            <text:p>148,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5" calcext:value-type="float">
            <text:p>4,115</text:p>
          </table:table-cell>
          <table:table-cell office:value-type="float" office:value="1204" calcext:value-type="float">
            <text:p>1,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06" calcext:value-type="float">
            <text:p>173,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861" calcext:value-type="float">
            <text:p>407,861</text:p>
          </table:table-cell>
          <table:table-cell office:value-type="float" office:value="323255" calcext:value-type="float">
            <text:p>323,255</text:p>
          </table:table-cell>
          <table:table-cell office:value-type="float" office:value="34954" calcext:value-type="float">
            <text:p>34,954</text:p>
          </table:table-cell>
          <table:table-cell office:value-type="float" office:value="27596" calcext:value-type="float">
            <text:p>27,596</text:p>
          </table:table-cell>
          <table:table-cell office:value-type="float" office:value="0" calcext:value-type="float">
            <text:p>0</text:p>
          </table:table-cell>
          <table:table-cell office:value-type="float" office:value="14276" calcext:value-type="float">
            <text:p>14,2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88" calcext:value-type="float">
            <text:p>1,088</text:p>
          </table:table-cell>
          <table:table-cell office:value-type="float" office:value="0" calcext:value-type="float">
            <text:p>0</text:p>
          </table:table-cell>
          <table:table-cell office:value-type="float" office:value="9304" calcext:value-type="float">
            <text:p>9,304</text:p>
          </table:table-cell>
          <table:table-cell office:value-type="float" office:value="0" calcext:value-type="float">
            <text:p>0</text:p>
          </table:table-cell>
          <table:table-cell office:value-type="float" office:value="114321" calcext:value-type="float">
            <text:p>114,321</text:p>
          </table:table-cell>
          <table:table-cell office:value-type="float" office:value="32104" calcext:value-type="float">
            <text:p>32,104</text:p>
          </table:table-cell>
          <table:table-cell office:value-type="float" office:value="177042" calcext:value-type="float">
            <text:p>177,042</text:p>
          </table:table-cell>
          <table:table-cell office:value-type="float" office:value="17366" calcext:value-type="float">
            <text:p>17,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9" calcext:value-type="float">
            <text:p>5,669</text:p>
          </table:table-cell>
          <table:table-cell office:value-type="float" office:value="149534" calcext:value-type="float">
            <text:p>149,534</text:p>
          </table:table-cell>
          <table:table-cell office:value-type="float" office:value="0" calcext:value-type="float">
            <text:p>0</text:p>
          </table:table-cell>
          <table:table-cell office:value-type="float" office:value="462159" calcext:value-type="float">
            <text:p>462,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462" calcext:value-type="float">
            <text:p>544,462</text:p>
          </table:table-cell>
          <table:table-cell office:value-type="float" office:value="65850" calcext:value-type="float">
            <text:p>65,850</text:p>
          </table:table-cell>
          <table:table-cell office:value-type="float" office:value="2772" calcext:value-type="float">
            <text:p>2,772</text:p>
          </table:table-cell>
          <table:table-cell office:value-type="float" office:value="19321" calcext:value-type="float">
            <text:p>19,321</text:p>
          </table:table-cell>
          <table:table-cell office:value-type="float" office:value="8268" calcext:value-type="float">
            <text:p>8,2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74963" calcext:value-type="float">
            <text:p>2,574,963</text:p>
          </table:table-cell>
          <table:table-cell office:value-type="float" office:value="2877112" calcext:value-type="float">
            <text:p>2,877,112</text:p>
          </table:table-cell>
          <table:table-cell office:value-type="float" office:value="1205432" calcext:value-type="float">
            <text:p>1,205,432</text:p>
          </table:table-cell>
          <table:table-cell office:value-type="float" office:value="355053" calcext:value-type="float">
            <text:p>355,053</text:p>
          </table:table-cell>
          <table:table-cell office:value-type="float" office:value="840583" calcext:value-type="float">
            <text:p>840,583</text:p>
          </table:table-cell>
          <table:table-cell office:value-type="float" office:value="796023" calcext:value-type="float">
            <text:p>796,023</text:p>
          </table:table-cell>
          <table:table-cell office:value-type="float" office:value="605140" calcext:value-type="float">
            <text:p>605,140</text:p>
          </table:table-cell>
          <table:table-cell office:value-type="float" office:value="22093" calcext:value-type="float">
            <text:p>22,09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1034032" calcext:value-type="float">
            <text:p>1,034,032</text:p>
          </table:table-cell>
          <table:table-cell office:value-type="string" calcext:value-type="string">
            <text:p>55-5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60-64 - £p.a</text:p>
          </table:table-cell>
          <table:table-cell office:value-type="float" office:value="48177023595.6423" calcext:value-type="float">
            <text:p>48,177,023,596</text:p>
          </table:table-cell>
          <table:table-cell office:value-type="float" office:value="10072708274.2656" calcext:value-type="float">
            <text:p>10,072,708,274</text:p>
          </table:table-cell>
          <table:table-cell office:value-type="float" office:value="37476193.3498343" calcext:value-type="float">
            <text:p>37,476,193</text:p>
          </table:table-cell>
          <table:table-cell office:value-type="float" office:value="16925706555.0444" calcext:value-type="float">
            <text:p>16,925,706,555</text:p>
          </table:table-cell>
          <table:table-cell office:value-type="float" office:value="105109626.435525" calcext:value-type="float">
            <text:p>105,109,626</text:p>
          </table:table-cell>
          <table:table-cell office:value-type="float" office:value="79908980.5603547" calcext:value-type="float">
            <text:p>79,908,981</text:p>
          </table:table-cell>
          <table:table-cell office:value-type="float" office:value="1044498819.56419" calcext:value-type="float">
            <text:p>1,044,498,820</text:p>
          </table:table-cell>
          <table:table-cell office:value-type="float" office:value="248391999.691415" calcext:value-type="float">
            <text:p>248,392,000</text:p>
          </table:table-cell>
          <table:table-cell office:value-type="float" office:value="1755641739.68368" calcext:value-type="float">
            <text:p>1,755,641,740</text:p>
          </table:table-cell>
          <table:table-cell office:value-type="float" office:value="63232281.5485395" calcext:value-type="float">
            <text:p>63,232,282</text:p>
          </table:table-cell>
          <table:table-cell office:value-type="float" office:value="2796551.15501759" calcext:value-type="float">
            <text:p>2,796,551</text:p>
          </table:table-cell>
          <table:table-cell office:value-type="float" office:value="292689865.465991" calcext:value-type="float">
            <text:p>292,689,865</text:p>
          </table:table-cell>
          <table:table-cell office:value-type="float" office:value="255794155.963115" calcext:value-type="float">
            <text:p>255,794,156</text:p>
          </table:table-cell>
          <table:table-cell office:value-type="float" office:value="82321892.7797624" calcext:value-type="float">
            <text:p>82,321,8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06222.71428571" calcext:value-type="float">
            <text:p>5,806,2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31703.52093929" calcext:value-type="float">
            <text:p>9,931,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7181794.857621" calcext:value-type="float">
            <text:p>347,181,795</text:p>
          </table:table-cell>
          <table:table-cell office:value-type="float" office:value="48946438.0393636" calcext:value-type="float">
            <text:p>48,946,438</text:p>
          </table:table-cell>
          <table:table-cell office:value-type="float" office:value="11493489008.2755" calcext:value-type="float">
            <text:p>11,493,489,008</text:p>
          </table:table-cell>
          <table:table-cell office:value-type="float" office:value="3268954136.55431" calcext:value-type="float">
            <text:p>3,268,954,137</text:p>
          </table:table-cell>
          <table:table-cell office:value-type="float" office:value="4402710960.63333" calcext:value-type="float">
            <text:p>4,402,710,961</text:p>
          </table:table-cell>
          <table:table-cell office:value-type="float" office:value="7085943.92142857" calcext:value-type="float">
            <text:p>7,085,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75889.9571429" calcext:value-type="float">
            <text:p>70,375,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21582.2986711" calcext:value-type="float">
            <text:p>76,021,582</text:p>
          </table:table-cell>
          <table:table-cell office:value-type="float" office:value="12090477.7352818" calcext:value-type="float">
            <text:p>12,090,478</text:p>
          </table:table-cell>
          <table:table-cell office:value-type="float" office:value="0" calcext:value-type="float">
            <text:p>0</text:p>
          </table:table-cell>
          <table:table-cell office:value-type="float" office:value="5689718.4" calcext:value-type="float">
            <text:p>5,689,718</text:p>
          </table:table-cell>
          <table:table-cell office:value-type="float" office:value="590593922.544643" calcext:value-type="float">
            <text:p>590,593,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3296988.88571" calcext:value-type="float">
            <text:p>1,483,296,989</text:p>
          </table:table-cell>
          <table:table-cell office:value-type="float" office:value="832819193.957143" calcext:value-type="float">
            <text:p>832,819,194</text:p>
          </table:table-cell>
          <table:table-cell office:value-type="float" office:value="87160296.2571429" calcext:value-type="float">
            <text:p>87,160,296</text:p>
          </table:table-cell>
          <table:table-cell office:value-type="float" office:value="69304251.675" calcext:value-type="float">
            <text:p>69,304,252</text:p>
          </table:table-cell>
          <table:table-cell office:value-type="float" office:value="0" calcext:value-type="float">
            <text:p>0</text:p>
          </table:table-cell>
          <table:table-cell office:value-type="float" office:value="225646.886079004" calcext:value-type="float">
            <text:p>225,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41089.285714" calcext:value-type="float">
            <text:p>168,041,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51950.6857143" calcext:value-type="float">
            <text:p>32,251,951</text:p>
          </table:table-cell>
          <table:table-cell office:value-type="float" office:value="0" calcext:value-type="float">
            <text:p>0</text:p>
          </table:table-cell>
          <table:table-cell office:value-type="float" office:value="53715809.9343186" calcext:value-type="float">
            <text:p>53,715,810</text:p>
          </table:table-cell>
          <table:table-cell office:value-type="float" office:value="0" calcext:value-type="float">
            <text:p>0</text:p>
          </table:table-cell>
          <table:table-cell office:value-type="float" office:value="365737275.75833" calcext:value-type="float">
            <text:p>365,737,276</text:p>
          </table:table-cell>
          <table:table-cell office:value-type="float" office:value="55816799.781828" calcext:value-type="float">
            <text:p>55,816,800</text:p>
          </table:table-cell>
          <table:table-cell office:value-type="float" office:value="762685832.455604" calcext:value-type="float">
            <text:p>762,685,832</text:p>
          </table:table-cell>
          <table:table-cell office:value-type="float" office:value="62554477.6007349" calcext:value-type="float">
            <text:p>62,554,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659.6390001" calcext:value-type="float">
            <text:p>17,464,660</text:p>
          </table:table-cell>
          <table:table-cell office:value-type="float" office:value="573024513.393044" calcext:value-type="float">
            <text:p>573,024,513</text:p>
          </table:table-cell>
          <table:table-cell office:value-type="float" office:value="0" calcext:value-type="float">
            <text:p>0</text:p>
          </table:table-cell>
          <table:table-cell office:value-type="float" office:value="3406087495.64583" calcext:value-type="float">
            <text:p>3,406,087,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7048582.285042" calcext:value-type="float">
            <text:p>587,048,582</text:p>
          </table:table-cell>
          <table:table-cell office:value-type="float" office:value="561631958.625" calcext:value-type="float">
            <text:p>561,631,959</text:p>
          </table:table-cell>
          <table:table-cell office:value-type="float" office:value="567441.964285714" calcext:value-type="float">
            <text:p>567,442</text:p>
          </table:table-cell>
          <table:table-cell office:value-type="float" office:value="6428754.8" calcext:value-type="float">
            <text:p>6,428,755</text:p>
          </table:table-cell>
          <table:table-cell office:value-type="float" office:value="8152370.78698396" calcext:value-type="float">
            <text:p>8,152,3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17894969.95683" calcext:value-type="float">
            <text:p>5,417,894,970</text:p>
          </table:table-cell>
          <table:table-cell office:value-type="float" office:value="11297573657.5777" calcext:value-type="float">
            <text:p>11,297,573,658</text:p>
          </table:table-cell>
          <table:table-cell office:value-type="float" office:value="9888786981.23825" calcext:value-type="float">
            <text:p>9,888,786,981</text:p>
          </table:table-cell>
          <table:table-cell office:value-type="float" office:value="1837283558.62854" calcext:value-type="float">
            <text:p>1,837,283,559</text:p>
          </table:table-cell>
          <table:table-cell office:value-type="float" office:value="5830987078.5237" calcext:value-type="float">
            <text:p>5,830,987,079</text:p>
          </table:table-cell>
          <table:table-cell office:value-type="float" office:value="4057799902.71455" calcext:value-type="float">
            <text:p>4,057,799,903</text:p>
          </table:table-cell>
          <table:table-cell office:value-type="float" office:value="3075293126.51964" calcext:value-type="float">
            <text:p>3,075,293,127</text:p>
          </table:table-cell>
          <table:table-cell office:value-type="float" office:value="6996196.76428572" calcext:value-type="float">
            <text:p>6,996,197</text:p>
          </table:table-cell>
          <table:table-cell office:value-type="float" office:value="264085488.597989" calcext:value-type="float">
            <text:p>264,085,489</text:p>
          </table:table-cell>
          <table:table-cell office:value-type="float" office:value="-9276367124.22487" calcext:value-type="float">
            <text:p>-9,276,367,124</text:p>
          </table:table-cell>
          <table:table-cell office:value-type="string" calcext:value-type="string">
            <text:p>60-6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60-64 - counts</text:p>
          </table:table-cell>
          <table:table-cell office:value-type="float" office:value="1626270" calcext:value-type="float">
            <text:p>1,626,270</text:p>
          </table:table-cell>
          <table:table-cell office:value-type="float" office:value="365391" calcext:value-type="float">
            <text:p>365,391</text:p>
          </table:table-cell>
          <table:table-cell office:value-type="float" office:value="27292" calcext:value-type="float">
            <text:p>27,292</text:p>
          </table:table-cell>
          <table:table-cell office:value-type="float" office:value="1271784" calcext:value-type="float">
            <text:p>1,271,784</text:p>
          </table:table-cell>
          <table:table-cell office:value-type="float" office:value="462514" calcext:value-type="float">
            <text:p>462,514</text:p>
          </table:table-cell>
          <table:table-cell office:value-type="float" office:value="802652" calcext:value-type="float">
            <text:p>802,652</text:p>
          </table:table-cell>
          <table:table-cell office:value-type="float" office:value="295408" calcext:value-type="float">
            <text:p>295,408</text:p>
          </table:table-cell>
          <table:table-cell office:value-type="float" office:value="684979" calcext:value-type="float">
            <text:p>684,979</text:p>
          </table:table-cell>
          <table:table-cell office:value-type="float" office:value="199365" calcext:value-type="float">
            <text:p>199,365</text:p>
          </table:table-cell>
          <table:table-cell office:value-type="float" office:value="5571" calcext:value-type="float">
            <text:p>5,571</text:p>
          </table:table-cell>
          <table:table-cell office:value-type="float" office:value="6456" calcext:value-type="float">
            <text:p>6,456</text:p>
          </table:table-cell>
          <table:table-cell office:value-type="float" office:value="1072093" calcext:value-type="float">
            <text:p>1,072,093</text:p>
          </table:table-cell>
          <table:table-cell office:value-type="float" office:value="5368" calcext:value-type="float">
            <text:p>5,368</text:p>
          </table:table-cell>
          <table:table-cell office:value-type="float" office:value="18522" calcext:value-type="float">
            <text:p>18,5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36" calcext:value-type="float">
            <text:p>2,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007" calcext:value-type="float">
            <text:p>127,007</text:p>
          </table:table-cell>
          <table:table-cell office:value-type="float" office:value="23392" calcext:value-type="float">
            <text:p>23,392</text:p>
          </table:table-cell>
          <table:table-cell office:value-type="float" office:value="2011306" calcext:value-type="float">
            <text:p>2,011,306</text:p>
          </table:table-cell>
          <table:table-cell office:value-type="float" office:value="1607347" calcext:value-type="float">
            <text:p>1,607,347</text:p>
          </table:table-cell>
          <table:table-cell office:value-type="float" office:value="2376159" calcext:value-type="float">
            <text:p>2,376,159</text:p>
          </table:table-cell>
          <table:table-cell office:value-type="float" office:value="9463" calcext:value-type="float">
            <text:p>9,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20" calcext:value-type="float">
            <text:p>35,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4" calcext:value-type="float">
            <text:p>4,684</text:p>
          </table:table-cell>
          <table:table-cell office:value-type="float" office:value="3710" calcext:value-type="float">
            <text:p>3,710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,217</text:p>
          </table:table-cell>
          <table:table-cell office:value-type="float" office:value="147475" calcext:value-type="float">
            <text:p>147,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578" calcext:value-type="float">
            <text:p>335,578</text:p>
          </table:table-cell>
          <table:table-cell office:value-type="float" office:value="283978" calcext:value-type="float">
            <text:p>283,978</text:p>
          </table:table-cell>
          <table:table-cell office:value-type="float" office:value="26333" calcext:value-type="float">
            <text:p>26,333</text:p>
          </table:table-cell>
          <table:table-cell office:value-type="float" office:value="26180" calcext:value-type="float">
            <text:p>26,180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,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7" calcext:value-type="float">
            <text:p>3,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9" calcext:value-type="float">
            <text:p>7,289</text:p>
          </table:table-cell>
          <table:table-cell office:value-type="float" office:value="0" calcext:value-type="float">
            <text:p>0</text:p>
          </table:table-cell>
          <table:table-cell office:value-type="float" office:value="15571" calcext:value-type="float">
            <text:p>15,571</text:p>
          </table:table-cell>
          <table:table-cell office:value-type="float" office:value="0" calcext:value-type="float">
            <text:p>0</text:p>
          </table:table-cell>
          <table:table-cell office:value-type="float" office:value="90358" calcext:value-type="float">
            <text:p>90,358</text:p>
          </table:table-cell>
          <table:table-cell office:value-type="float" office:value="10476" calcext:value-type="float">
            <text:p>10,476</text:p>
          </table:table-cell>
          <table:table-cell office:value-type="float" office:value="131397" calcext:value-type="float">
            <text:p>131,397</text:p>
          </table:table-cell>
          <table:table-cell office:value-type="float" office:value="14390" calcext:value-type="float">
            <text:p>14,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0" calcext:value-type="float">
            <text:p>4,420</text:p>
          </table:table-cell>
          <table:table-cell office:value-type="float" office:value="115314" calcext:value-type="float">
            <text:p>115,314</text:p>
          </table:table-cell>
          <table:table-cell office:value-type="float" office:value="0" calcext:value-type="float">
            <text:p>0</text:p>
          </table:table-cell>
          <table:table-cell office:value-type="float" office:value="352497" calcext:value-type="float">
            <text:p>352,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5996" calcext:value-type="float">
            <text:p>465,996</text:p>
          </table:table-cell>
          <table:table-cell office:value-type="float" office:value="83117" calcext:value-type="float">
            <text:p>83,117</text:p>
          </table:table-cell>
          <table:table-cell office:value-type="float" office:value="435" calcext:value-type="float">
            <text:p>435</text:p>
          </table:table-cell>
          <table:table-cell office:value-type="float" office:value="13891" calcext:value-type="float">
            <text:p>13,891</text:p>
          </table:table-cell>
          <table:table-cell office:value-type="float" office:value="8120" calcext:value-type="float">
            <text:p>8,1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39896" calcext:value-type="float">
            <text:p>1,439,896</text:p>
          </table:table-cell>
          <table:table-cell office:value-type="float" office:value="2002500" calcext:value-type="float">
            <text:p>2,002,500</text:p>
          </table:table-cell>
          <table:table-cell office:value-type="float" office:value="935217" calcext:value-type="float">
            <text:p>935,217</text:p>
          </table:table-cell>
          <table:table-cell office:value-type="float" office:value="252141" calcext:value-type="float">
            <text:p>252,141</text:p>
          </table:table-cell>
          <table:table-cell office:value-type="float" office:value="627796" calcext:value-type="float">
            <text:p>627,796</text:p>
          </table:table-cell>
          <table:table-cell office:value-type="float" office:value="582992" calcext:value-type="float">
            <text:p>582,992</text:p>
          </table:table-cell>
          <table:table-cell office:value-type="float" office:value="511283" calcext:value-type="float">
            <text:p>511,283</text:p>
          </table:table-cell>
          <table:table-cell office:value-type="float" office:value="14326" calcext:value-type="float">
            <text:p>14,326</text:p>
          </table:table-cell>
          <table:table-cell office:value-type="float" office:value="127007" calcext:value-type="float">
            <text:p>127,007</text:p>
          </table:table-cell>
          <table:table-cell office:value-type="float" office:value="874446" calcext:value-type="float">
            <text:p>874,446</text:p>
          </table:table-cell>
          <table:table-cell office:value-type="string" calcext:value-type="string">
            <text:p>60-6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65-69 - £p.a</text:p>
          </table:table-cell>
          <table:table-cell office:value-type="float" office:value="14651045079.6996" calcext:value-type="float">
            <text:p>14,651,045,080</text:p>
          </table:table-cell>
          <table:table-cell office:value-type="float" office:value="3911154525.15738" calcext:value-type="float">
            <text:p>3,911,154,525</text:p>
          </table:table-cell>
          <table:table-cell office:value-type="float" office:value="11319871.6721922" calcext:value-type="float">
            <text:p>11,319,872</text:p>
          </table:table-cell>
          <table:table-cell office:value-type="float" office:value="23079360194.8494" calcext:value-type="float">
            <text:p>23,079,360,195</text:p>
          </table:table-cell>
          <table:table-cell office:value-type="float" office:value="91489957.978595" calcext:value-type="float">
            <text:p>91,489,958</text:p>
          </table:table-cell>
          <table:table-cell office:value-type="float" office:value="48211026.9400054" calcext:value-type="float">
            <text:p>48,211,027</text:p>
          </table:table-cell>
          <table:table-cell office:value-type="float" office:value="759457874.223994" calcext:value-type="float">
            <text:p>759,457,874</text:p>
          </table:table-cell>
          <table:table-cell office:value-type="float" office:value="422452982.654134" calcext:value-type="float">
            <text:p>422,452,983</text:p>
          </table:table-cell>
          <table:table-cell office:value-type="float" office:value="1163942412.42129" calcext:value-type="float">
            <text:p>1,163,942,412</text:p>
          </table:table-cell>
          <table:table-cell office:value-type="float" office:value="15389937.4027606" calcext:value-type="float">
            <text:p>15,389,937</text:p>
          </table:table-cell>
          <table:table-cell office:value-type="float" office:value="15026365.7958817" calcext:value-type="float">
            <text:p>15,026,366</text:p>
          </table:table-cell>
          <table:table-cell office:value-type="float" office:value="346724319.351508" calcext:value-type="float">
            <text:p>346,724,319</text:p>
          </table:table-cell>
          <table:table-cell office:value-type="float" office:value="358449813.715052" calcext:value-type="float">
            <text:p>358,449,814</text:p>
          </table:table-cell>
          <table:table-cell office:value-type="float" office:value="45591893.3113876" calcext:value-type="float">
            <text:p>45,591,8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96386.9158429" calcext:value-type="float">
            <text:p>24,896,3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689.944903185" calcext:value-type="float">
            <text:p>762,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361999.311607" calcext:value-type="float">
            <text:p>116,361,999</text:p>
          </table:table-cell>
          <table:table-cell office:value-type="float" office:value="7507042.55245801" calcext:value-type="float">
            <text:p>7,507,043</text:p>
          </table:table-cell>
          <table:table-cell office:value-type="float" office:value="8516385518.94509" calcext:value-type="float">
            <text:p>8,516,385,519</text:p>
          </table:table-cell>
          <table:table-cell office:value-type="float" office:value="399167362.948167" calcext:value-type="float">
            <text:p>399,167,363</text:p>
          </table:table-cell>
          <table:table-cell office:value-type="float" office:value="3721113121.39236" calcext:value-type="float">
            <text:p>3,721,113,121</text:p>
          </table:table-cell>
          <table:table-cell office:value-type="float" office:value="5063199.85714286" calcext:value-type="float">
            <text:p>5,063,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3969.075" calcext:value-type="float">
            <text:p>10,503,969</text:p>
          </table:table-cell>
          <table:table-cell office:value-type="float" office:value="27515176326.7554" calcext:value-type="float">
            <text:p>27,515,176,327</text:p>
          </table:table-cell>
          <table:table-cell office:value-type="float" office:value="0" calcext:value-type="float">
            <text:p>0</text:p>
          </table:table-cell>
          <table:table-cell office:value-type="float" office:value="16732064.5970155" calcext:value-type="float">
            <text:p>16,732,065</text:p>
          </table:table-cell>
          <table:table-cell office:value-type="float" office:value="23911002.1804604" calcext:value-type="float">
            <text:p>23,911,002</text:p>
          </table:table-cell>
          <table:table-cell office:value-type="float" office:value="0" calcext:value-type="float">
            <text:p>0</text:p>
          </table:table-cell>
          <table:table-cell office:value-type="float" office:value="250311700.307143" calcext:value-type="float">
            <text:p>250,311,700</text:p>
          </table:table-cell>
          <table:table-cell office:value-type="float" office:value="443837490.026786" calcext:value-type="float">
            <text:p>443,837,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6545630.51964" calcext:value-type="float">
            <text:p>1,246,545,631</text:p>
          </table:table-cell>
          <table:table-cell office:value-type="float" office:value="676415449.714286" calcext:value-type="float">
            <text:p>676,415,450</text:p>
          </table:table-cell>
          <table:table-cell office:value-type="float" office:value="87239620.7303571" calcext:value-type="float">
            <text:p>87,239,621</text:p>
          </table:table-cell>
          <table:table-cell office:value-type="float" office:value="87074707.7464286" calcext:value-type="float">
            <text:p>87,074,7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81914.2857143" calcext:value-type="float">
            <text:p>31,181,9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2230.9" calcext:value-type="float">
            <text:p>4,612,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44361.5168608" calcext:value-type="float">
            <text:p>75,444,362</text:p>
          </table:table-cell>
          <table:table-cell office:value-type="float" office:value="0" calcext:value-type="float">
            <text:p>0</text:p>
          </table:table-cell>
          <table:table-cell office:value-type="float" office:value="748367340.056341" calcext:value-type="float">
            <text:p>748,367,340</text:p>
          </table:table-cell>
          <table:table-cell office:value-type="float" office:value="11403776.5897154" calcext:value-type="float">
            <text:p>11,403,777</text:p>
          </table:table-cell>
          <table:table-cell office:value-type="float" office:value="386212761.26626" calcext:value-type="float">
            <text:p>386,212,761</text:p>
          </table:table-cell>
          <table:table-cell office:value-type="float" office:value="0" calcext:value-type="float">
            <text:p>0</text:p>
          </table:table-cell>
          <table:table-cell office:value-type="float" office:value="20807052.1706413" calcext:value-type="float">
            <text:p>20,807,052</text:p>
          </table:table-cell>
          <table:table-cell office:value-type="float" office:value="1253568953.41709" calcext:value-type="float">
            <text:p>1,253,568,953</text:p>
          </table:table-cell>
          <table:table-cell office:value-type="float" office:value="0" calcext:value-type="float">
            <text:p>0</text:p>
          </table:table-cell>
          <table:table-cell office:value-type="float" office:value="698004371.755565" calcext:value-type="float">
            <text:p>698,004,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490728.332922" calcext:value-type="float">
            <text:p>592,490,728</text:p>
          </table:table-cell>
          <table:table-cell office:value-type="float" office:value="102329901" calcext:value-type="float">
            <text:p>102,329,901</text:p>
          </table:table-cell>
          <table:table-cell office:value-type="float" office:value="0" calcext:value-type="float">
            <text:p>0</text:p>
          </table:table-cell>
          <table:table-cell office:value-type="float" office:value="3910197.2" calcext:value-type="float">
            <text:p>3,910,197</text:p>
          </table:table-cell>
          <table:table-cell office:value-type="float" office:value="1284154.17207792" calcext:value-type="float">
            <text:p>1,284,1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0107832.62633" calcext:value-type="float">
            <text:p>1,660,107,833</text:p>
          </table:table-cell>
          <table:table-cell office:value-type="float" office:value="8322171616.49097" calcext:value-type="float">
            <text:p>8,322,171,616</text:p>
          </table:table-cell>
          <table:table-cell office:value-type="float" office:value="34287365704.3157" calcext:value-type="float">
            <text:p>34,287,365,704</text:p>
          </table:table-cell>
          <table:table-cell office:value-type="float" office:value="2495804245.0169" calcext:value-type="float">
            <text:p>2,495,804,245</text:p>
          </table:table-cell>
          <table:table-cell office:value-type="float" office:value="3786299345.10539" calcext:value-type="float">
            <text:p>3,786,299,345</text:p>
          </table:table-cell>
          <table:table-cell office:value-type="float" office:value="30501066359.2103" calcext:value-type="float">
            <text:p>30,501,066,359</text:p>
          </table:table-cell>
          <table:table-cell office:value-type="float" office:value="2795334796.24464" calcext:value-type="float">
            <text:p>2,795,334,796</text:p>
          </table:table-cell>
          <table:table-cell office:value-type="float" office:value="3910197.2" calcext:value-type="float">
            <text:p>3,910,197</text:p>
          </table:table-cell>
          <table:table-cell office:value-type="float" office:value="82579361.24271" calcext:value-type="float">
            <text:p>82,579,361</text:p>
          </table:table-cell>
          <table:table-cell office:value-type="float" office:value="21650699701.03" calcext:value-type="float">
            <text:p>21,650,699,701</text:p>
          </table:table-cell>
          <table:table-cell office:value-type="string" calcext:value-type="string">
            <text:p>65-6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65-69 - counts</text:p>
          </table:table-cell>
          <table:table-cell office:value-type="float" office:value="508643" calcext:value-type="float">
            <text:p>508,643</text:p>
          </table:table-cell>
          <table:table-cell office:value-type="float" office:value="179929" calcext:value-type="float">
            <text:p>179,929</text:p>
          </table:table-cell>
          <table:table-cell office:value-type="float" office:value="16769" calcext:value-type="float">
            <text:p>16,769</text:p>
          </table:table-cell>
          <table:table-cell office:value-type="float" office:value="1819949" calcext:value-type="float">
            <text:p>1,819,949</text:p>
          </table:table-cell>
          <table:table-cell office:value-type="float" office:value="424920" calcext:value-type="float">
            <text:p>424,920</text:p>
          </table:table-cell>
          <table:table-cell office:value-type="float" office:value="786535" calcext:value-type="float">
            <text:p>786,535</text:p>
          </table:table-cell>
          <table:table-cell office:value-type="float" office:value="285335" calcext:value-type="float">
            <text:p>285,335</text:p>
          </table:table-cell>
          <table:table-cell office:value-type="float" office:value="673870" calcext:value-type="float">
            <text:p>673,870</text:p>
          </table:table-cell>
          <table:table-cell office:value-type="float" office:value="143272" calcext:value-type="float">
            <text:p>143,272</text:p>
          </table:table-cell>
          <table:table-cell office:value-type="float" office:value="10948" calcext:value-type="float">
            <text:p>10,948</text:p>
          </table:table-cell>
          <table:table-cell office:value-type="float" office:value="6351" calcext:value-type="float">
            <text:p>6,351</text:p>
          </table:table-cell>
          <table:table-cell office:value-type="float" office:value="1016274" calcext:value-type="float">
            <text:p>1,016,274</text:p>
          </table:table-cell>
          <table:table-cell office:value-type="float" office:value="20298" calcext:value-type="float">
            <text:p>20,298</text:p>
          </table:table-cell>
          <table:table-cell office:value-type="float" office:value="8251" calcext:value-type="float">
            <text:p>8,2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6" calcext:value-type="float">
            <text:p>1,2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44" calcext:value-type="float">
            <text:p>45,344</text:p>
          </table:table-cell>
          <table:table-cell office:value-type="float" office:value="7978" calcext:value-type="float">
            <text:p>7,978</text:p>
          </table:table-cell>
          <table:table-cell office:value-type="float" office:value="1817623" calcext:value-type="float">
            <text:p>1,817,623</text:p>
          </table:table-cell>
          <table:table-cell office:value-type="float" office:value="202116" calcext:value-type="float">
            <text:p>202,116</text:p>
          </table:table-cell>
          <table:table-cell office:value-type="float" office:value="2064172" calcext:value-type="float">
            <text:p>2,064,172</text:p>
          </table:table-cell>
          <table:table-cell office:value-type="float" office:value="2895" calcext:value-type="float">
            <text:p>2,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2" calcext:value-type="float">
            <text:p>6,772</text:p>
          </table:table-cell>
          <table:table-cell office:value-type="float" office:value="2586839" calcext:value-type="float">
            <text:p>2,586,839</text:p>
          </table:table-cell>
          <table:table-cell office:value-type="float" office:value="0" calcext:value-type="float">
            <text:p>0</text:p>
          </table:table-cell>
          <table:table-cell office:value-type="float" office:value="6074" calcext:value-type="float">
            <text:p>6,074</text:p>
          </table:table-cell>
          <table:table-cell office:value-type="float" office:value="7091" calcext:value-type="float">
            <text:p>7,091</text:p>
          </table:table-cell>
          <table:table-cell office:value-type="float" office:value="0" calcext:value-type="float">
            <text:p>0</text:p>
          </table:table-cell>
          <table:table-cell office:value-type="float" office:value="50056" calcext:value-type="float">
            <text:p>50,056</text:p>
          </table:table-cell>
          <table:table-cell office:value-type="float" office:value="110829" calcext:value-type="float">
            <text:p>110,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575" calcext:value-type="float">
            <text:p>290,575</text:p>
          </table:table-cell>
          <table:table-cell office:value-type="float" office:value="232355" calcext:value-type="float">
            <text:p>232,355</text:p>
          </table:table-cell>
          <table:table-cell office:value-type="float" office:value="26408" calcext:value-type="float">
            <text:p>26,408</text:p>
          </table:table-cell>
          <table:table-cell office:value-type="float" office:value="31660" calcext:value-type="float">
            <text:p>31,6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8" calcext:value-type="float">
            <text:p>2,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3" calcext:value-type="float">
            <text:p>4,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7" calcext:value-type="float">
            <text:p>26,937</text:p>
          </table:table-cell>
          <table:table-cell office:value-type="float" office:value="0" calcext:value-type="float">
            <text:p>0</text:p>
          </table:table-cell>
          <table:table-cell office:value-type="float" office:value="69868" calcext:value-type="float">
            <text:p>69,868</text:p>
          </table:table-cell>
          <table:table-cell office:value-type="float" office:value="3021" calcext:value-type="float">
            <text:p>3,021</text:p>
          </table:table-cell>
          <table:table-cell office:value-type="float" office:value="108741" calcext:value-type="float">
            <text:p>108,741</text:p>
          </table:table-cell>
          <table:table-cell office:value-type="float" office:value="0" calcext:value-type="float">
            <text:p>0</text:p>
          </table:table-cell>
          <table:table-cell office:value-type="float" office:value="3986" calcext:value-type="float">
            <text:p>3,986</text:p>
          </table:table-cell>
          <table:table-cell office:value-type="float" office:value="263803" calcext:value-type="float">
            <text:p>263,803</text:p>
          </table:table-cell>
          <table:table-cell office:value-type="float" office:value="0" calcext:value-type="float">
            <text:p>0</text:p>
          </table:table-cell>
          <table:table-cell office:value-type="float" office:value="69545" calcext:value-type="float">
            <text:p>69,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667" calcext:value-type="float">
            <text:p>509,667</text:p>
          </table:table-cell>
          <table:table-cell office:value-type="float" office:value="15144" calcext:value-type="float">
            <text:p>15,144</text:p>
          </table:table-cell>
          <table:table-cell office:value-type="float" office:value="0" calcext:value-type="float">
            <text:p>0</text:p>
          </table:table-cell>
          <table:table-cell office:value-type="float" office:value="8449" calcext:value-type="float">
            <text:p>8,449</text:p>
          </table:table-cell>
          <table:table-cell office:value-type="float" office:value="913" calcext:value-type="float">
            <text:p>9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4220" calcext:value-type="float">
            <text:p>394,220</text:p>
          </table:table-cell>
          <table:table-cell office:value-type="float" office:value="1811257" calcext:value-type="float">
            <text:p>1,811,257</text:p>
          </table:table-cell>
          <table:table-cell office:value-type="float" office:value="2752429" calcext:value-type="float">
            <text:p>2,752,429</text:p>
          </table:table-cell>
          <table:table-cell office:value-type="float" office:value="352852" calcext:value-type="float">
            <text:p>352,852</text:p>
          </table:table-cell>
          <table:table-cell office:value-type="float" office:value="564493" calcext:value-type="float">
            <text:p>564,493</text:p>
          </table:table-cell>
          <table:table-cell office:value-type="float" office:value="2692282" calcext:value-type="float">
            <text:p>2,692,282</text:p>
          </table:table-cell>
          <table:table-cell office:value-type="float" office:value="486556" calcext:value-type="float">
            <text:p>486,556</text:p>
          </table:table-cell>
          <table:table-cell office:value-type="float" office:value="8449" calcext:value-type="float">
            <text:p>8,449</text:p>
          </table:table-cell>
          <table:table-cell office:value-type="float" office:value="45344" calcext:value-type="float">
            <text:p>45,344</text:p>
          </table:table-cell>
          <table:table-cell office:value-type="float" office:value="2586216" calcext:value-type="float">
            <text:p>2,586,216</text:p>
          </table:table-cell>
          <table:table-cell office:value-type="string" calcext:value-type="string">
            <text:p>65-6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70-74 - £p.a</text:p>
          </table:table-cell>
          <table:table-cell office:value-type="float" office:value="2466288199.3409" calcext:value-type="float">
            <text:p>2,466,288,199</text:p>
          </table:table-cell>
          <table:table-cell office:value-type="float" office:value="2957474131.07067" calcext:value-type="float">
            <text:p>2,957,474,131</text:p>
          </table:table-cell>
          <table:table-cell office:value-type="float" office:value="6786733.41461675" calcext:value-type="float">
            <text:p>6,786,733</text:p>
          </table:table-cell>
          <table:table-cell office:value-type="float" office:value="23152477114.7665" calcext:value-type="float">
            <text:p>23,152,477,115</text:p>
          </table:table-cell>
          <table:table-cell office:value-type="float" office:value="98998380.7280696" calcext:value-type="float">
            <text:p>98,998,381</text:p>
          </table:table-cell>
          <table:table-cell office:value-type="float" office:value="56892192.8380316" calcext:value-type="float">
            <text:p>56,892,193</text:p>
          </table:table-cell>
          <table:table-cell office:value-type="float" office:value="475725546.914012" calcext:value-type="float">
            <text:p>475,725,547</text:p>
          </table:table-cell>
          <table:table-cell office:value-type="float" office:value="467354270.112559" calcext:value-type="float">
            <text:p>467,354,270</text:p>
          </table:table-cell>
          <table:table-cell office:value-type="float" office:value="1331732235.00635" calcext:value-type="float">
            <text:p>1,331,732,235</text:p>
          </table:table-cell>
          <table:table-cell office:value-type="float" office:value="3149629.28873189" calcext:value-type="float">
            <text:p>3,149,629</text:p>
          </table:table-cell>
          <table:table-cell office:value-type="float" office:value="5132428.3133614" calcext:value-type="float">
            <text:p>5,132,428</text:p>
          </table:table-cell>
          <table:table-cell office:value-type="float" office:value="576223676.138574" calcext:value-type="float">
            <text:p>576,223,676</text:p>
          </table:table-cell>
          <table:table-cell office:value-type="float" office:value="153895708.157325" calcext:value-type="float">
            <text:p>153,895,708</text:p>
          </table:table-cell>
          <table:table-cell office:value-type="float" office:value="57674066.1325174" calcext:value-type="float">
            <text:p>57,674,06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803143450.97316" calcext:value-type="float">
            <text:p>5,803,143,451</text:p>
          </table:table-cell>
          <table:table-cell office:value-type="float" office:value="0" calcext:value-type="float">
            <text:p>0</text:p>
          </table:table-cell>
          <table:table-cell office:value-type="float" office:value="3813677279.53194" calcext:value-type="float">
            <text:p>3,813,677,280</text:p>
          </table:table-cell>
          <table:table-cell office:value-type="float" office:value="3536454.85714286" calcext:value-type="float">
            <text:p>3,536,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36981.65" calcext:value-type="float">
            <text:p>12,436,982</text:p>
          </table:table-cell>
          <table:table-cell office:value-type="float" office:value="27987693739.8696" calcext:value-type="float">
            <text:p>27,987,693,740</text:p>
          </table:table-cell>
          <table:table-cell office:value-type="float" office:value="0" calcext:value-type="float">
            <text:p>0</text:p>
          </table:table-cell>
          <table:table-cell office:value-type="float" office:value="33168199.6390124" calcext:value-type="float">
            <text:p>33,168,200</text:p>
          </table:table-cell>
          <table:table-cell office:value-type="float" office:value="54279783.7443103" calcext:value-type="float">
            <text:p>54,279,784</text:p>
          </table:table-cell>
          <table:table-cell office:value-type="float" office:value="0" calcext:value-type="float">
            <text:p>0</text:p>
          </table:table-cell>
          <table:table-cell office:value-type="float" office:value="663207970.580357" calcext:value-type="float">
            <text:p>663,207,971</text:p>
          </table:table-cell>
          <table:table-cell office:value-type="float" office:value="405916935" calcext:value-type="float">
            <text:p>405,916,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116652.103571" calcext:value-type="float">
            <text:p>466,116,652</text:p>
          </table:table-cell>
          <table:table-cell office:value-type="float" office:value="271600964.442857" calcext:value-type="float">
            <text:p>271,600,964</text:p>
          </table:table-cell>
          <table:table-cell office:value-type="float" office:value="252441512.191071" calcext:value-type="float">
            <text:p>252,441,512</text:p>
          </table:table-cell>
          <table:table-cell office:value-type="float" office:value="217707862.553571" calcext:value-type="float">
            <text:p>217,707,863</text:p>
          </table:table-cell>
          <table:table-cell office:value-type="float" office:value="0" calcext:value-type="float">
            <text:p>0</text:p>
          </table:table-cell>
          <table:table-cell office:value-type="float" office:value="255814.048586914" calcext:value-type="float">
            <text:p>255,8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002987.3515321" calcext:value-type="float">
            <text:p>62,002,987</text:p>
          </table:table-cell>
          <table:table-cell office:value-type="float" office:value="0" calcext:value-type="float">
            <text:p>0</text:p>
          </table:table-cell>
          <table:table-cell office:value-type="float" office:value="140616349.264598" calcext:value-type="float">
            <text:p>140,616,349</text:p>
          </table:table-cell>
          <table:table-cell office:value-type="float" office:value="56809166.5767857" calcext:value-type="float">
            <text:p>56,809,167</text:p>
          </table:table-cell>
          <table:table-cell office:value-type="float" office:value="953559146.797582" calcext:value-type="float">
            <text:p>953,559,147</text:p>
          </table:table-cell>
          <table:table-cell office:value-type="float" office:value="77474809.5822436" calcext:value-type="float">
            <text:p>77,474,810</text:p>
          </table:table-cell>
          <table:table-cell office:value-type="float" office:value="6236048.45530697" calcext:value-type="float">
            <text:p>6,236,048</text:p>
          </table:table-cell>
          <table:table-cell office:value-type="float" office:value="1527534287.15308" calcext:value-type="float">
            <text:p>1,527,534,2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5084702.442794" calcext:value-type="float">
            <text:p>775,084,702</text:p>
          </table:table-cell>
          <table:table-cell office:value-type="float" office:value="0" calcext:value-type="float">
            <text:p>0</text:p>
          </table:table-cell>
          <table:table-cell office:value-type="float" office:value="1377514.28571429" calcext:value-type="float">
            <text:p>1,377,514</text:p>
          </table:table-cell>
          <table:table-cell office:value-type="float" office:value="4272106.8" calcext:value-type="float">
            <text:p>4,272,107</text:p>
          </table:table-cell>
          <table:table-cell office:value-type="float" office:value="910705.19340888" calcext:value-type="float">
            <text:p>910,7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4607176.105304" calcext:value-type="float">
            <text:p>234,607,176</text:p>
          </table:table-cell>
          <table:table-cell office:value-type="float" office:value="5620202596.13113" calcext:value-type="float">
            <text:p>5,620,202,596</text:p>
          </table:table-cell>
          <table:table-cell office:value-type="float" office:value="33970704239.726" calcext:value-type="float">
            <text:p>33,970,704,240</text:p>
          </table:table-cell>
          <table:table-cell office:value-type="float" office:value="2824232795.18113" calcext:value-type="float">
            <text:p>2,824,232,795</text:p>
          </table:table-cell>
          <table:table-cell office:value-type="float" office:value="3600695011.90963" calcext:value-type="float">
            <text:p>3,600,695,012</text:p>
          </table:table-cell>
          <table:table-cell office:value-type="float" office:value="30370009227.8164" calcext:value-type="float">
            <text:p>30,370,009,228</text:p>
          </table:table-cell>
          <table:table-cell office:value-type="float" office:value="2281264003.67143" calcext:value-type="float">
            <text:p>2,281,264,004</text:p>
          </table:table-cell>
          <table:table-cell office:value-type="float" office:value="5649621.08571429" calcext:value-type="float">
            <text:p>5,649,621</text:p>
          </table:table-cell>
          <table:table-cell office:value-type="float" office:value="0" calcext:value-type="float">
            <text:p>0</text:p>
          </table:table-cell>
          <table:table-cell office:value-type="float" office:value="24353883509.2209" calcext:value-type="float">
            <text:p>24,353,883,509</text:p>
          </table:table-cell>
          <table:table-cell office:value-type="string" calcext:value-type="string">
            <text:p>70-7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70-74 - counts</text:p>
          </table:table-cell>
          <table:table-cell office:value-type="float" office:value="128000" calcext:value-type="float">
            <text:p>128,000</text:p>
          </table:table-cell>
          <table:table-cell office:value-type="float" office:value="91713" calcext:value-type="float">
            <text:p>91,713</text:p>
          </table:table-cell>
          <table:table-cell office:value-type="float" office:value="6529" calcext:value-type="float">
            <text:p>6,529</text:p>
          </table:table-cell>
          <table:table-cell office:value-type="float" office:value="2003347" calcext:value-type="float">
            <text:p>2,003,347</text:p>
          </table:table-cell>
          <table:table-cell office:value-type="float" office:value="535284" calcext:value-type="float">
            <text:p>535,284</text:p>
          </table:table-cell>
          <table:table-cell office:value-type="float" office:value="772674" calcext:value-type="float">
            <text:p>772,674</text:p>
          </table:table-cell>
          <table:table-cell office:value-type="float" office:value="253097" calcext:value-type="float">
            <text:p>253,097</text:p>
          </table:table-cell>
          <table:table-cell office:value-type="float" office:value="716128" calcext:value-type="float">
            <text:p>716,128</text:p>
          </table:table-cell>
          <table:table-cell office:value-type="float" office:value="118660" calcext:value-type="float">
            <text:p>118,660</text:p>
          </table:table-cell>
          <table:table-cell office:value-type="float" office:value="11216" calcext:value-type="float">
            <text:p>11,216</text:p>
          </table:table-cell>
          <table:table-cell office:value-type="float" office:value="9062" calcext:value-type="float">
            <text:p>9,062</text:p>
          </table:table-cell>
          <table:table-cell office:value-type="float" office:value="1006285" calcext:value-type="float">
            <text:p>1,006,285</text:p>
          </table:table-cell>
          <table:table-cell office:value-type="float" office:value="15844" calcext:value-type="float">
            <text:p>15,844</text:p>
          </table:table-cell>
          <table:table-cell office:value-type="float" office:value="14244" calcext:value-type="float">
            <text:p>14,24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488967" calcext:value-type="float">
            <text:p>1,488,967</text:p>
          </table:table-cell>
          <table:table-cell office:value-type="float" office:value="0" calcext:value-type="float">
            <text:p>0</text:p>
          </table:table-cell>
          <table:table-cell office:value-type="float" office:value="2095729" calcext:value-type="float">
            <text:p>2,095,729</text:p>
          </table:table-cell>
          <table:table-cell office:value-type="float" office:value="3005" calcext:value-type="float">
            <text:p>3,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0" calcext:value-type="float">
            <text:p>8,780</text:p>
          </table:table-cell>
          <table:table-cell office:value-type="float" office:value="3243545" calcext:value-type="float">
            <text:p>3,243,545</text:p>
          </table:table-cell>
          <table:table-cell office:value-type="float" office:value="0" calcext:value-type="float">
            <text:p>0</text:p>
          </table:table-cell>
          <table:table-cell office:value-type="float" office:value="4910" calcext:value-type="float">
            <text:p>4,910</text:p>
          </table:table-cell>
          <table:table-cell office:value-type="float" office:value="12875" calcext:value-type="float">
            <text:p>12,875</text:p>
          </table:table-cell>
          <table:table-cell office:value-type="float" office:value="0" calcext:value-type="float">
            <text:p>0</text:p>
          </table:table-cell>
          <table:table-cell office:value-type="float" office:value="135659" calcext:value-type="float">
            <text:p>135,659</text:p>
          </table:table-cell>
          <table:table-cell office:value-type="float" office:value="101360" calcext:value-type="float">
            <text:p>101,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926" calcext:value-type="float">
            <text:p>110,926</text:p>
          </table:table-cell>
          <table:table-cell office:value-type="float" office:value="96640" calcext:value-type="float">
            <text:p>96,640</text:p>
          </table:table-cell>
          <table:table-cell office:value-type="float" office:value="68663" calcext:value-type="float">
            <text:p>68,663</text:p>
          </table:table-cell>
          <table:table-cell office:value-type="float" office:value="64303" calcext:value-type="float">
            <text:p>64,303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,2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301" calcext:value-type="float">
            <text:p>24,301</text:p>
          </table:table-cell>
          <table:table-cell office:value-type="float" office:value="0" calcext:value-type="float">
            <text:p>0</text:p>
          </table:table-cell>
          <table:table-cell office:value-type="float" office:value="12689" calcext:value-type="float">
            <text:p>12,689</text:p>
          </table:table-cell>
          <table:table-cell office:value-type="float" office:value="3183" calcext:value-type="float">
            <text:p>3,183</text:p>
          </table:table-cell>
          <table:table-cell office:value-type="float" office:value="288868" calcext:value-type="float">
            <text:p>288,868</text:p>
          </table:table-cell>
          <table:table-cell office:value-type="float" office:value="150584" calcext:value-type="float">
            <text:p>150,584</text:p>
          </table:table-cell>
          <table:table-cell office:value-type="float" office:value="851" calcext:value-type="float">
            <text:p>851</text:p>
          </table:table-cell>
          <table:table-cell office:value-type="float" office:value="331440" calcext:value-type="float">
            <text:p>331,4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7529" calcext:value-type="float">
            <text:p>727,529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,056</text:p>
          </table:table-cell>
          <table:table-cell office:value-type="float" office:value="9231" calcext:value-type="float">
            <text:p>9,231</text:p>
          </table:table-cell>
          <table:table-cell office:value-type="float" office:value="1869" calcext:value-type="float">
            <text:p>1,8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413" calcext:value-type="float">
            <text:p>85,413</text:p>
          </table:table-cell>
          <table:table-cell office:value-type="float" office:value="1475208" calcext:value-type="float">
            <text:p>1,475,208</text:p>
          </table:table-cell>
          <table:table-cell office:value-type="float" office:value="3243545" calcext:value-type="float">
            <text:p>3,243,545</text:p>
          </table:table-cell>
          <table:table-cell office:value-type="float" office:value="559288" calcext:value-type="float">
            <text:p>559,288</text:p>
          </table:table-cell>
          <table:table-cell office:value-type="float" office:value="804732" calcext:value-type="float">
            <text:p>804,732</text:p>
          </table:table-cell>
          <table:table-cell office:value-type="float" office:value="3243545" calcext:value-type="float">
            <text:p>3,243,545</text:p>
          </table:table-cell>
          <table:table-cell office:value-type="float" office:value="420081" calcext:value-type="float">
            <text:p>420,081</text:p>
          </table:table-cell>
          <table:table-cell office:value-type="float" office:value="10287" calcext:value-type="float">
            <text:p>10,287</text:p>
          </table:table-cell>
          <table:table-cell office:value-type="float" office:value="0" calcext:value-type="float">
            <text:p>0</text:p>
          </table:table-cell>
          <table:table-cell office:value-type="float" office:value="3072818" calcext:value-type="float">
            <text:p>3,072,818</text:p>
          </table:table-cell>
          <table:table-cell office:value-type="string" calcext:value-type="string">
            <text:p>70-7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75-79 - £p.a</text:p>
          </table:table-cell>
          <table:table-cell office:value-type="float" office:value="476211790.240172" calcext:value-type="float">
            <text:p>476,211,790</text:p>
          </table:table-cell>
          <table:table-cell office:value-type="float" office:value="763788614.971638" calcext:value-type="float">
            <text:p>763,788,615</text:p>
          </table:table-cell>
          <table:table-cell office:value-type="float" office:value="6873940.60279114" calcext:value-type="float">
            <text:p>6,873,941</text:p>
          </table:table-cell>
          <table:table-cell office:value-type="float" office:value="17751617834.1115" calcext:value-type="float">
            <text:p>17,751,617,834</text:p>
          </table:table-cell>
          <table:table-cell office:value-type="float" office:value="85814030.7541566" calcext:value-type="float">
            <text:p>85,814,031</text:p>
          </table:table-cell>
          <table:table-cell office:value-type="float" office:value="36960995.9319122" calcext:value-type="float">
            <text:p>36,960,996</text:p>
          </table:table-cell>
          <table:table-cell office:value-type="float" office:value="251932761.643851" calcext:value-type="float">
            <text:p>251,932,762</text:p>
          </table:table-cell>
          <table:table-cell office:value-type="float" office:value="245857878.684808" calcext:value-type="float">
            <text:p>245,857,879</text:p>
          </table:table-cell>
          <table:table-cell office:value-type="float" office:value="380688854.225845" calcext:value-type="float">
            <text:p>380,688,854</text:p>
          </table:table-cell>
          <table:table-cell office:value-type="float" office:value="11256925.5972729" calcext:value-type="float">
            <text:p>11,256,926</text:p>
          </table:table-cell>
          <table:table-cell office:value-type="float" office:value="3842905.43196439" calcext:value-type="float">
            <text:p>3,842,905</text:p>
          </table:table-cell>
          <table:table-cell office:value-type="float" office:value="155187582.659491" calcext:value-type="float">
            <text:p>155,187,583</text:p>
          </table:table-cell>
          <table:table-cell office:value-type="float" office:value="118353751.76716" calcext:value-type="float">
            <text:p>118,353,752</text:p>
          </table:table-cell>
          <table:table-cell office:value-type="float" office:value="18122922.3307302" calcext:value-type="float">
            <text:p>18,122,922</text:p>
          </table:table-cell>
          <table:table-cell office:value-type="float" office:value="1501177.5" calcext:value-type="float">
            <text:p>1,501,17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005945667.46512" calcext:value-type="float">
            <text:p>3,005,945,667</text:p>
          </table:table-cell>
          <table:table-cell office:value-type="float" office:value="0" calcext:value-type="float">
            <text:p>0</text:p>
          </table:table-cell>
          <table:table-cell office:value-type="float" office:value="2863582705.88958" calcext:value-type="float">
            <text:p>2,863,582,706</text:p>
          </table:table-cell>
          <table:table-cell office:value-type="float" office:value="2214980.35714286" calcext:value-type="float">
            <text:p>2,214,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0577.42857143" calcext:value-type="float">
            <text:p>3,740,577</text:p>
          </table:table-cell>
          <table:table-cell office:value-type="float" office:value="19650347928.2786" calcext:value-type="float">
            <text:p>19,650,347,928</text:p>
          </table:table-cell>
          <table:table-cell office:value-type="float" office:value="0" calcext:value-type="float">
            <text:p>0</text:p>
          </table:table-cell>
          <table:table-cell office:value-type="float" office:value="2580958.56986185" calcext:value-type="float">
            <text:p>2,580,959</text:p>
          </table:table-cell>
          <table:table-cell office:value-type="float" office:value="125624942.925797" calcext:value-type="float">
            <text:p>125,624,943</text:p>
          </table:table-cell>
          <table:table-cell office:value-type="float" office:value="10286702.7214286" calcext:value-type="float">
            <text:p>10,286,703</text:p>
          </table:table-cell>
          <table:table-cell office:value-type="float" office:value="809230388.871429" calcext:value-type="float">
            <text:p>809,230,389</text:p>
          </table:table-cell>
          <table:table-cell office:value-type="float" office:value="286704865.928571" calcext:value-type="float">
            <text:p>286,704,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9850.70714286" calcext:value-type="float">
            <text:p>3,119,851</text:p>
          </table:table-cell>
          <table:table-cell office:value-type="float" office:value="0" calcext:value-type="float">
            <text:p>0</text:p>
          </table:table-cell>
          <table:table-cell office:value-type="float" office:value="381326520.492857" calcext:value-type="float">
            <text:p>381,326,520</text:p>
          </table:table-cell>
          <table:table-cell office:value-type="float" office:value="376400080.671429" calcext:value-type="float">
            <text:p>376,400,081</text:p>
          </table:table-cell>
          <table:table-cell office:value-type="float" office:value="0" calcext:value-type="float">
            <text:p>0</text:p>
          </table:table-cell>
          <table:table-cell office:value-type="float" office:value="751005.964960945" calcext:value-type="float">
            <text:p>751,0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1807.514285714" calcext:value-type="float">
            <text:p>921,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21195.9233717" calcext:value-type="float">
            <text:p>49,421,196</text:p>
          </table:table-cell>
          <table:table-cell office:value-type="float" office:value="0" calcext:value-type="float">
            <text:p>0</text:p>
          </table:table-cell>
          <table:table-cell office:value-type="float" office:value="59537179.2082541" calcext:value-type="float">
            <text:p>59,537,179</text:p>
          </table:table-cell>
          <table:table-cell office:value-type="float" office:value="0" calcext:value-type="float">
            <text:p>0</text:p>
          </table:table-cell>
          <table:table-cell office:value-type="float" office:value="858555201.605947" calcext:value-type="float">
            <text:p>858,555,202</text:p>
          </table:table-cell>
          <table:table-cell office:value-type="float" office:value="87266408.3541291" calcext:value-type="float">
            <text:p>87,266,408</text:p>
          </table:table-cell>
          <table:table-cell office:value-type="float" office:value="0" calcext:value-type="float">
            <text:p>0</text:p>
          </table:table-cell>
          <table:table-cell office:value-type="float" office:value="1027054453.42003" calcext:value-type="float">
            <text:p>1,027,054,4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5544636.593955" calcext:value-type="float">
            <text:p>705,544,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017.6" calcext:value-type="float">
            <text:p>3,421,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500484.1880457" calcext:value-type="float">
            <text:p>27,500,484</text:p>
          </table:table-cell>
          <table:table-cell office:value-type="float" office:value="2972645372.16625" calcext:value-type="float">
            <text:p>2,972,645,372</text:p>
          </table:table-cell>
          <table:table-cell office:value-type="float" office:value="24441835722.7806" calcext:value-type="float">
            <text:p>24,441,835,723</text:p>
          </table:table-cell>
          <table:table-cell office:value-type="float" office:value="2081834438.51173" calcext:value-type="float">
            <text:p>2,081,834,439</text:p>
          </table:table-cell>
          <table:table-cell office:value-type="float" office:value="2787379075.10569" calcext:value-type="float">
            <text:p>2,787,379,075</text:p>
          </table:table-cell>
          <table:table-cell office:value-type="float" office:value="21654456647.6749" calcext:value-type="float">
            <text:p>21,654,456,648</text:p>
          </table:table-cell>
          <table:table-cell office:value-type="float" office:value="1870489426.99286" calcext:value-type="float">
            <text:p>1,870,489,427</text:p>
          </table:table-cell>
          <table:table-cell office:value-type="float" office:value="3421017.6" calcext:value-type="float">
            <text:p>3,421,018</text:p>
          </table:table-cell>
          <table:table-cell office:value-type="float" office:value="0" calcext:value-type="float">
            <text:p>0</text:p>
          </table:table-cell>
          <table:table-cell office:value-type="float" office:value="18572307349.4259" calcext:value-type="float">
            <text:p>18,572,307,349</text:p>
          </table:table-cell>
          <table:table-cell office:value-type="string" calcext:value-type="string">
            <text:p>75-7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75-79 - counts</text:p>
          </table:table-cell>
          <table:table-cell office:value-type="float" office:value="35693" calcext:value-type="float">
            <text:p>35,693</text:p>
          </table:table-cell>
          <table:table-cell office:value-type="float" office:value="37481" calcext:value-type="float">
            <text:p>37,481</text:p>
          </table:table-cell>
          <table:table-cell office:value-type="float" office:value="8740" calcext:value-type="float">
            <text:p>8,740</text:p>
          </table:table-cell>
          <table:table-cell office:value-type="float" office:value="1545909" calcext:value-type="float">
            <text:p>1,545,909</text:p>
          </table:table-cell>
          <table:table-cell office:value-type="float" office:value="374927" calcext:value-type="float">
            <text:p>374,927</text:p>
          </table:table-cell>
          <table:table-cell office:value-type="float" office:value="562346" calcext:value-type="float">
            <text:p>562,346</text:p>
          </table:table-cell>
          <table:table-cell office:value-type="float" office:value="191937" calcext:value-type="float">
            <text:p>191,937</text:p>
          </table:table-cell>
          <table:table-cell office:value-type="float" office:value="473492" calcext:value-type="float">
            <text:p>473,492</text:p>
          </table:table-cell>
          <table:table-cell office:value-type="float" office:value="72929" calcext:value-type="float">
            <text:p>72,929</text:p>
          </table:table-cell>
          <table:table-cell office:value-type="float" office:value="5368" calcext:value-type="float">
            <text:p>5,368</text:p>
          </table:table-cell>
          <table:table-cell office:value-type="float" office:value="4680" calcext:value-type="float">
            <text:p>4,680</text:p>
          </table:table-cell>
          <table:table-cell office:value-type="float" office:value="672108" calcext:value-type="float">
            <text:p>672,108</text:p>
          </table:table-cell>
          <table:table-cell office:value-type="float" office:value="13510" calcext:value-type="float">
            <text:p>13,510</text:p>
          </table:table-cell>
          <table:table-cell office:value-type="float" office:value="3515" calcext:value-type="float">
            <text:p>3,515</text:p>
          </table:table-cell>
          <table:table-cell office:value-type="float" office:value="822" calcext:value-type="float">
            <text:p>82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90929" calcext:value-type="float">
            <text:p>990,929</text:p>
          </table:table-cell>
          <table:table-cell office:value-type="float" office:value="0" calcext:value-type="float">
            <text:p>0</text:p>
          </table:table-cell>
          <table:table-cell office:value-type="float" office:value="1592731" calcext:value-type="float">
            <text:p>1,592,731</text:p>
          </table:table-cell>
          <table:table-cell office:value-type="float" office:value="1415" calcext:value-type="float">
            <text:p>1,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" calcext:value-type="float">
            <text:p>2,987</text:p>
          </table:table-cell>
          <table:table-cell office:value-type="float" office:value="2410999" calcext:value-type="float">
            <text:p>2,410,999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,166</text:p>
          </table:table-cell>
          <table:table-cell office:value-type="float" office:value="22858" calcext:value-type="float">
            <text:p>22,858</text:p>
          </table:table-cell>
          <table:table-cell office:value-type="float" office:value="1976" calcext:value-type="float">
            <text:p>1,976</text:p>
          </table:table-cell>
          <table:table-cell office:value-type="float" office:value="176978" calcext:value-type="float">
            <text:p>176,978</text:p>
          </table:table-cell>
          <table:table-cell office:value-type="float" office:value="71592" calcext:value-type="float">
            <text:p>71,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109156" calcext:value-type="float">
            <text:p>109,156</text:p>
          </table:table-cell>
          <table:table-cell office:value-type="float" office:value="110907" calcext:value-type="float">
            <text:p>110,907</text:p>
          </table:table-cell>
          <table:table-cell office:value-type="float" office:value="0" calcext:value-type="float">
            <text:p>0</text:p>
          </table:table-cell>
          <table:table-cell office:value-type="float" office:value="3741" calcext:value-type="float">
            <text:p>3,7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40" calcext:value-type="float">
            <text:p>20,640</text:p>
          </table:table-cell>
          <table:table-cell office:value-type="float" office:value="0" calcext:value-type="float">
            <text:p>0</text:p>
          </table:table-cell>
          <table:table-cell office:value-type="float" office:value="4461" calcext:value-type="float">
            <text:p>4,461</text:p>
          </table:table-cell>
          <table:table-cell office:value-type="float" office:value="0" calcext:value-type="float">
            <text:p>0</text:p>
          </table:table-cell>
          <table:table-cell office:value-type="float" office:value="243978" calcext:value-type="float">
            <text:p>243,978</text:p>
          </table:table-cell>
          <table:table-cell office:value-type="float" office:value="146383" calcext:value-type="float">
            <text:p>146,383</text:p>
          </table:table-cell>
          <table:table-cell office:value-type="float" office:value="0" calcext:value-type="float">
            <text:p>0</text:p>
          </table:table-cell>
          <table:table-cell office:value-type="float" office:value="248491" calcext:value-type="float">
            <text:p>248,4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4626" calcext:value-type="float">
            <text:p>654,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92" calcext:value-type="float">
            <text:p>7,3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991" calcext:value-type="float">
            <text:p>24,991</text:p>
          </table:table-cell>
          <table:table-cell office:value-type="float" office:value="981699" calcext:value-type="float">
            <text:p>981,699</text:p>
          </table:table-cell>
          <table:table-cell office:value-type="float" office:value="2410999" calcext:value-type="float">
            <text:p>2,410,999</text:p>
          </table:table-cell>
          <table:table-cell office:value-type="float" office:value="455590" calcext:value-type="float">
            <text:p>455,590</text:p>
          </table:table-cell>
          <table:table-cell office:value-type="float" office:value="703197" calcext:value-type="float">
            <text:p>703,197</text:p>
          </table:table-cell>
          <table:table-cell office:value-type="float" office:value="2410999" calcext:value-type="float">
            <text:p>2,410,999</text:p>
          </table:table-cell>
          <table:table-cell office:value-type="float" office:value="377339" calcext:value-type="float">
            <text:p>377,339</text:p>
          </table:table-cell>
          <table:table-cell office:value-type="float" office:value="7392" calcext:value-type="float">
            <text:p>7,392</text:p>
          </table:table-cell>
          <table:table-cell office:value-type="float" office:value="0" calcext:value-type="float">
            <text:p>0</text:p>
          </table:table-cell>
          <table:table-cell office:value-type="float" office:value="2294421" calcext:value-type="float">
            <text:p>2,294,421</text:p>
          </table:table-cell>
          <table:table-cell office:value-type="string" calcext:value-type="string">
            <text:p>75-7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80 and above - £p.a</text:p>
          </table:table-cell>
          <table:table-cell office:value-type="float" office:value="154474454.991347" calcext:value-type="float">
            <text:p>154,474,455</text:p>
          </table:table-cell>
          <table:table-cell office:value-type="float" office:value="209772502.750203" calcext:value-type="float">
            <text:p>209,772,503</text:p>
          </table:table-cell>
          <table:table-cell office:value-type="float" office:value="37344329.5516931" calcext:value-type="float">
            <text:p>37,344,330</text:p>
          </table:table-cell>
          <table:table-cell office:value-type="float" office:value="23418783144.2819" calcext:value-type="float">
            <text:p>23,418,783,144</text:p>
          </table:table-cell>
          <table:table-cell office:value-type="float" office:value="74072707.042676" calcext:value-type="float">
            <text:p>74,072,707</text:p>
          </table:table-cell>
          <table:table-cell office:value-type="float" office:value="53864364.4305973" calcext:value-type="float">
            <text:p>53,864,364</text:p>
          </table:table-cell>
          <table:table-cell office:value-type="float" office:value="783253989.780697" calcext:value-type="float">
            <text:p>783,253,990</text:p>
          </table:table-cell>
          <table:table-cell office:value-type="float" office:value="287642034.813026" calcext:value-type="float">
            <text:p>287,642,035</text:p>
          </table:table-cell>
          <table:table-cell office:value-type="float" office:value="501849380.60314" calcext:value-type="float">
            <text:p>501,849,381</text:p>
          </table:table-cell>
          <table:table-cell office:value-type="float" office:value="2076994.29171068" calcext:value-type="float">
            <text:p>2,076,994</text:p>
          </table:table-cell>
          <table:table-cell office:value-type="float" office:value="20540153.8973606" calcext:value-type="float">
            <text:p>20,540,154</text:p>
          </table:table-cell>
          <table:table-cell office:value-type="float" office:value="197493785.296987" calcext:value-type="float">
            <text:p>197,493,785</text:p>
          </table:table-cell>
          <table:table-cell office:value-type="float" office:value="287442081.221948" calcext:value-type="float">
            <text:p>287,442,081</text:p>
          </table:table-cell>
          <table:table-cell office:value-type="float" office:value="8228135.48013937" calcext:value-type="float">
            <text:p>8,228,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87402.5" calcext:value-type="float">
            <text:p>12,787,403</text:p>
          </table:table-cell>
          <table:table-cell office:value-type="float" office:value="0" calcext:value-type="float">
            <text:p>0</text:p>
          </table:table-cell>
          <table:table-cell office:value-type="float" office:value="2279928.52602735" calcext:value-type="float">
            <text:p>2,279,929</text:p>
          </table:table-cell>
          <table:table-cell office:value-type="float" office:value="2362562.10125571" calcext:value-type="float">
            <text:p>2,362,5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751927299.66285" calcext:value-type="float">
            <text:p>3,751,927,300</text:p>
          </table:table-cell>
          <table:table-cell office:value-type="float" office:value="0" calcext:value-type="float">
            <text:p>0</text:p>
          </table:table-cell>
          <table:table-cell office:value-type="float" office:value="3887885971.21042" calcext:value-type="float">
            <text:p>3,887,885,971</text:p>
          </table:table-cell>
          <table:table-cell office:value-type="float" office:value="1467298.99714286" calcext:value-type="float">
            <text:p>1,467,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49884308.5429" calcext:value-type="float">
            <text:p>24,849,884,309</text:p>
          </table:table-cell>
          <table:table-cell office:value-type="float" office:value="0" calcext:value-type="float">
            <text:p>0</text:p>
          </table:table-cell>
          <table:table-cell office:value-type="float" office:value="32217300.4617857" calcext:value-type="float">
            <text:p>32,217,300</text:p>
          </table:table-cell>
          <table:table-cell office:value-type="float" office:value="334277928.176485" calcext:value-type="float">
            <text:p>334,277,928</text:p>
          </table:table-cell>
          <table:table-cell office:value-type="float" office:value="25092074.9464286" calcext:value-type="float">
            <text:p>25,092,075</text:p>
          </table:table-cell>
          <table:table-cell office:value-type="float" office:value="1899686053.59643" calcext:value-type="float">
            <text:p>1,899,686,054</text:p>
          </table:table-cell>
          <table:table-cell office:value-type="float" office:value="380122627.794643" calcext:value-type="float">
            <text:p>380,122,6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606143.7625" calcext:value-type="float">
            <text:p>278,606,144</text:p>
          </table:table-cell>
          <table:table-cell office:value-type="float" office:value="212940447.364286" calcext:value-type="float">
            <text:p>212,940,4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633915.0597431" calcext:value-type="float">
            <text:p>17,633,915</text:p>
          </table:table-cell>
          <table:table-cell office:value-type="float" office:value="0" calcext:value-type="float">
            <text:p>0</text:p>
          </table:table-cell>
          <table:table-cell office:value-type="float" office:value="108807753.110868" calcext:value-type="float">
            <text:p>108,807,753</text:p>
          </table:table-cell>
          <table:table-cell office:value-type="float" office:value="0" calcext:value-type="float">
            <text:p>0</text:p>
          </table:table-cell>
          <table:table-cell office:value-type="float" office:value="1213788781.11204" calcext:value-type="float">
            <text:p>1,213,788,781</text:p>
          </table:table-cell>
          <table:table-cell office:value-type="float" office:value="168217137.832228" calcext:value-type="float">
            <text:p>168,217,138</text:p>
          </table:table-cell>
          <table:table-cell office:value-type="float" office:value="0" calcext:value-type="float">
            <text:p>0</text:p>
          </table:table-cell>
          <table:table-cell office:value-type="float" office:value="1350537337.96238" calcext:value-type="float">
            <text:p>1,350,537,3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6358240.81455" calcext:value-type="float">
            <text:p>1,086,358,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3284.8" calcext:value-type="float">
            <text:p>3,293,285</text:p>
          </table:table-cell>
          <table:table-cell office:value-type="float" office:value="3603687.41544944" calcext:value-type="float">
            <text:p>3,603,6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62597.04427135" calcext:value-type="float">
            <text:p>7,162,597</text:p>
          </table:table-cell>
          <table:table-cell office:value-type="float" office:value="3608723506.72413" calcext:value-type="float">
            <text:p>3,608,723,507</text:p>
          </table:table-cell>
          <table:table-cell office:value-type="float" office:value="31965067022.7527" calcext:value-type="float">
            <text:p>31,965,067,023</text:p>
          </table:table-cell>
          <table:table-cell office:value-type="float" office:value="2858984925.07727" calcext:value-type="float">
            <text:p>2,858,984,925</text:p>
          </table:table-cell>
          <table:table-cell office:value-type="float" office:value="3945343165.89182" calcext:value-type="float">
            <text:p>3,945,343,166</text:p>
          </table:table-cell>
          <table:table-cell office:value-type="float" office:value="28019723856.8609" calcext:value-type="float">
            <text:p>28,019,723,857</text:p>
          </table:table-cell>
          <table:table-cell office:value-type="float" office:value="2799740632.26429" calcext:value-type="float">
            <text:p>2,799,740,632</text:p>
          </table:table-cell>
          <table:table-cell office:value-type="float" office:value="3293284.8" calcext:value-type="float">
            <text:p>3,293,285</text:p>
          </table:table-cell>
          <table:table-cell office:value-type="float" office:value="0" calcext:value-type="float">
            <text:p>0</text:p>
          </table:table-cell>
          <table:table-cell office:value-type="float" office:value="24325253751.8794" calcext:value-type="float">
            <text:p>24,325,253,752</text:p>
          </table:table-cell>
          <table:table-cell office:value-type="string" calcext:value-type="string">
            <text:p>80 and abov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80 and above - counts</text:p>
          </table:table-cell>
          <table:table-cell office:value-type="float" office:value="19068" calcext:value-type="float">
            <text:p>19,068</text:p>
          </table:table-cell>
          <table:table-cell office:value-type="float" office:value="15374" calcext:value-type="float">
            <text:p>15,374</text:p>
          </table:table-cell>
          <table:table-cell office:value-type="float" office:value="1718" calcext:value-type="float">
            <text:p>1,718</text:p>
          </table:table-cell>
          <table:table-cell office:value-type="float" office:value="2016033" calcext:value-type="float">
            <text:p>2,016,033</text:p>
          </table:table-cell>
          <table:table-cell office:value-type="float" office:value="399208" calcext:value-type="float">
            <text:p>399,208</text:p>
          </table:table-cell>
          <table:table-cell office:value-type="float" office:value="736761" calcext:value-type="float">
            <text:p>736,761</text:p>
          </table:table-cell>
          <table:table-cell office:value-type="float" office:value="297632" calcext:value-type="float">
            <text:p>297,632</text:p>
          </table:table-cell>
          <table:table-cell office:value-type="float" office:value="551741" calcext:value-type="float">
            <text:p>551,741</text:p>
          </table:table-cell>
          <table:table-cell office:value-type="float" office:value="68395" calcext:value-type="float">
            <text:p>68,395</text:p>
          </table:table-cell>
          <table:table-cell office:value-type="float" office:value="1398" calcext:value-type="float">
            <text:p>1,398</text:p>
          </table:table-cell>
          <table:table-cell office:value-type="float" office:value="8169" calcext:value-type="float">
            <text:p>8,169</text:p>
          </table:table-cell>
          <table:table-cell office:value-type="float" office:value="909259" calcext:value-type="float">
            <text:p>909,259</text:p>
          </table:table-cell>
          <table:table-cell office:value-type="float" office:value="15467" calcext:value-type="float">
            <text:p>15,467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" calcext:value-type="float">
            <text:p>1,167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979" calcext:value-type="float">
            <text:p>9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49805" calcext:value-type="float">
            <text:p>1,349,805</text:p>
          </table:table-cell>
          <table:table-cell office:value-type="float" office:value="0" calcext:value-type="float">
            <text:p>0</text:p>
          </table:table-cell>
          <table:table-cell office:value-type="float" office:value="2220147" calcext:value-type="float">
            <text:p>2,220,147</text:p>
          </table:table-cell>
          <table:table-cell office:value-type="float" office:value="1798" calcext:value-type="float">
            <text:p>1,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8956" calcext:value-type="float">
            <text:p>3,048,956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,900</text:p>
          </table:table-cell>
          <table:table-cell office:value-type="float" office:value="47695" calcext:value-type="float">
            <text:p>47,695</text:p>
          </table:table-cell>
          <table:table-cell office:value-type="float" office:value="5634" calcext:value-type="float">
            <text:p>5,634</text:p>
          </table:table-cell>
          <table:table-cell office:value-type="float" office:value="427418" calcext:value-type="float">
            <text:p>427,418</text:p>
          </table:table-cell>
          <table:table-cell office:value-type="float" office:value="94919" calcext:value-type="float">
            <text:p>94,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442" calcext:value-type="float">
            <text:p>76,442</text:p>
          </table:table-cell>
          <table:table-cell office:value-type="float" office:value="60813" calcext:value-type="float">
            <text:p>60,8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815" calcext:value-type="float">
            <text:p>6,815</text:p>
          </table:table-cell>
          <table:table-cell office:value-type="float" office:value="0" calcext:value-type="float">
            <text:p>0</text:p>
          </table:table-cell>
          <table:table-cell office:value-type="float" office:value="4967" calcext:value-type="float">
            <text:p>4,967</text:p>
          </table:table-cell>
          <table:table-cell office:value-type="float" office:value="0" calcext:value-type="float">
            <text:p>0</text:p>
          </table:table-cell>
          <table:table-cell office:value-type="float" office:value="389979" calcext:value-type="float">
            <text:p>389,979</text:p>
          </table:table-cell>
          <table:table-cell office:value-type="float" office:value="287374" calcext:value-type="float">
            <text:p>287,374</text:p>
          </table:table-cell>
          <table:table-cell office:value-type="float" office:value="0" calcext:value-type="float">
            <text:p>0</text:p>
          </table:table-cell>
          <table:table-cell office:value-type="float" office:value="311061" calcext:value-type="float">
            <text:p>311,0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0687" calcext:value-type="float">
            <text:p>990,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6" calcext:value-type="float">
            <text:p>7,116</text:p>
          </table:table-cell>
          <table:table-cell office:value-type="float" office:value="5497" calcext:value-type="float">
            <text:p>5,4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67" calcext:value-type="float">
            <text:p>6,867</text:p>
          </table:table-cell>
          <table:table-cell office:value-type="float" office:value="1337398" calcext:value-type="float">
            <text:p>1,337,398</text:p>
          </table:table-cell>
          <table:table-cell office:value-type="float" office:value="3048956" calcext:value-type="float">
            <text:p>3,048,956</text:p>
          </table:table-cell>
          <table:table-cell office:value-type="float" office:value="688015" calcext:value-type="float">
            <text:p>688,015</text:p>
          </table:table-cell>
          <table:table-cell office:value-type="float" office:value="1106690" calcext:value-type="float">
            <text:p>1,106,690</text:p>
          </table:table-cell>
          <table:table-cell office:value-type="float" office:value="3048956" calcext:value-type="float">
            <text:p>3,048,956</text:p>
          </table:table-cell>
          <table:table-cell office:value-type="float" office:value="600631" calcext:value-type="float">
            <text:p>600,631</text:p>
          </table:table-cell>
          <table:table-cell office:value-type="float" office:value="7116" calcext:value-type="float">
            <text:p>7,116</text:p>
          </table:table-cell>
          <table:table-cell office:value-type="float" office:value="0" calcext:value-type="float">
            <text:p>0</text:p>
          </table:table-cell>
          <table:table-cell office:value-type="float" office:value="2913868" calcext:value-type="float">
            <text:p>2,913,868</text:p>
          </table:table-cell>
          <table:table-cell office:value-type="string" calcext:value-type="string">
            <text:p>80 and above - counts</text:p>
          </table:table-cell>
          <table:table-cell table:number-columns-repeated="92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ll Sans" svg:font-family="'Gill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Gill Sans" fo:font-family="'Gill Sans'" style:font-style-name="Regular" style:font-family-generic="swiss" style:font-pitch="variable" fo:font-size="11pt"/>
    </style:style>
    <style:style style:name="Heading" style:family="table-cell" style:parent-style-name="Default">
      <style:text-properties fo:color="#4b1f6f" fo:font-size="22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0T20:49:35.828100322</dc:date>
    <dc:creator>Graham Stark</dc:creator>
    <meta:editing-duration>PT5H40M51S</meta:editing-duration>
    <meta:editing-cycles>9</meta:editing-cycles>
    <meta:generator>LibreOffice/7.3.7.2$Linux_X86_64 LibreOffice_project/30$Build-2</meta:generator>
    <meta:document-statistic meta:table-count="1" meta:cell-count="7901" meta:object-count="0"/>
  </office:meta>
</office:document-meta>
</file>